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458in" table:align="left"/>
    </style:style>
    <style:style style:name="Table1.A" style:family="table-column">
      <style:table-column-properties style:column-width="1.3479in"/>
    </style:style>
    <style:style style:name="Table1.B" style:family="table-column">
      <style:table-column-properties style:column-width="2.3278in"/>
    </style:style>
    <style:style style:name="Table1.C" style:family="table-column">
      <style:table-column-properties style:column-width="2.9701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1431in"/>
    </style:style>
    <style:style style:name="Table2.B" style:family="table-column">
      <style:table-column-properties style:column-width="5.55in"/>
    </style:style>
    <style:style style:name="Table2.A1" style:family="table-cell">
      <style:table-cell-properties style:vertical-align="middle" fo:padding="0.0194in" fo:border="none"/>
    </style:style>
    <style:style style:name="Table3" style:family="table">
      <style:table-properties style:width="3.6167in" table:align="left"/>
    </style:style>
    <style:style style:name="Table3.A" style:family="table-column">
      <style:table-column-properties style:column-width="0.584in"/>
    </style:style>
    <style:style style:name="Table3.B" style:family="table-column">
      <style:table-column-properties style:column-width="1.5007in"/>
    </style:style>
    <style:style style:name="Table3.C" style:family="table-column">
      <style:table-column-properties style:column-width="1.531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7646in"/>
    </style:style>
    <style:style style:name="Table4.B" style:family="table-column">
      <style:table-column-properties style:column-width="2.7333in"/>
    </style:style>
    <style:style style:name="Table4.C" style:family="table-column">
      <style:table-column-properties style:column-width="2.1951in"/>
    </style:style>
    <style:style style:name="Table4.A1" style:family="table-cell">
      <style:table-cell-properties style:vertical-align="middle" fo:padding="0.0194in" fo:border="none"/>
    </style:style>
    <style:style style:name="Table5" style:family="table">
      <style:table-properties style:width="5.3479in" table:align="left"/>
    </style:style>
    <style:style style:name="Table5.A" style:family="table-column">
      <style:table-column-properties style:column-width="0.4389in"/>
    </style:style>
    <style:style style:name="Table5.B" style:family="table-column">
      <style:table-column-properties style:column-width="1.2257in"/>
    </style:style>
    <style:style style:name="Table5.C" style:family="table-column">
      <style:table-column-properties style:column-width="1.625in"/>
    </style:style>
    <style:style style:name="Table5.D" style:family="table-column">
      <style:table-column-properties style:column-width="2.0583in"/>
    </style:style>
    <style:style style:name="Table5.A1" style:family="table-cell">
      <style:table-cell-properties style:vertical-align="middle" fo:padding="0.0194in" fo:border="none"/>
    </style:style>
    <style:style style:name="Table6" style:family="table">
      <style:table-properties style:width="5.534in" table:align="left"/>
    </style:style>
    <style:style style:name="Table6.A" style:family="table-column">
      <style:table-column-properties style:column-width="1.2833in"/>
    </style:style>
    <style:style style:name="Table6.B" style:family="table-column">
      <style:table-column-properties style:column-width="2.7792in"/>
    </style:style>
    <style:style style:name="Table6.C" style:family="table-column">
      <style:table-column-properties style:column-width="1.4715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1.5076in"/>
    </style:style>
    <style:style style:name="Table7.B" style:family="table-column">
      <style:table-column-properties style:column-width="1.0396in"/>
    </style:style>
    <style:style style:name="Table7.C" style:family="table-column">
      <style:table-column-properties style:column-width="1.2125in"/>
    </style:style>
    <style:style style:name="Table7.D" style:family="table-column">
      <style:table-column-properties style:column-width="1.1153in"/>
    </style:style>
    <style:style style:name="Table7.E" style:family="table-column">
      <style:table-column-properties style:column-width="0.9326in"/>
    </style:style>
    <style:style style:name="Table7.F" style:family="table-column">
      <style:table-column-properties style:column-width="0.8854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1.1486in"/>
    </style:style>
    <style:style style:name="Table8.B" style:family="table-column">
      <style:table-column-properties style:column-width="1.4826in"/>
    </style:style>
    <style:style style:name="Table8.C" style:family="table-column">
      <style:table-column-properties style:column-width="1.3993in"/>
    </style:style>
    <style:style style:name="Table8.D" style:family="table-column">
      <style:table-column-properties style:column-width="1.7646in"/>
    </style:style>
    <style:style style:name="Table8.E" style:family="table-column">
      <style:table-column-properties style:column-width="0.8979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1.7813in"/>
    </style:style>
    <style:style style:name="Table9.B" style:family="table-column">
      <style:table-column-properties style:column-width="1.6382in"/>
    </style:style>
    <style:style style:name="Table9.C" style:family="table-column">
      <style:table-column-properties style:column-width="1.916in"/>
    </style:style>
    <style:style style:name="Table9.D" style:family="table-column">
      <style:table-column-properties style:column-width="1.3576in"/>
    </style:style>
    <style:style style:name="Table9.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2.0667in"/>
    </style:style>
    <style:style style:name="Table10.B" style:family="table-column">
      <style:table-column-properties style:column-width="1.7569in"/>
    </style:style>
    <style:style style:name="Table10.C" style:family="table-column">
      <style:table-column-properties style:column-width="2.0417in"/>
    </style:style>
    <style:style style:name="Table10.D" style:family="table-column">
      <style:table-column-properties style:column-width="0.8278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1.909in"/>
    </style:style>
    <style:style style:name="Table11.B" style:family="table-column">
      <style:table-column-properties style:column-width="2.9618in"/>
    </style:style>
    <style:style style:name="Table11.C" style:family="table-column">
      <style:table-column-properties style:column-width="1.8222in"/>
    </style:style>
    <style:style style:name="Table11.A1" style:family="table-cell">
      <style:table-cell-properties style:vertical-align="middle" fo:padding="0.0194in" fo:border="none"/>
    </style:style>
    <style:style style:name="Table12" style:family="table">
      <style:table-properties style:width="5.8319in" table:align="left"/>
    </style:style>
    <style:style style:name="Table12.A" style:family="table-column">
      <style:table-column-properties style:column-width="1.3056in"/>
    </style:style>
    <style:style style:name="Table12.B" style:family="table-column">
      <style:table-column-properties style:column-width="2.5028in"/>
    </style:style>
    <style:style style:name="Table12.C" style:family="table-column">
      <style:table-column-properties style:column-width="2.0236in"/>
    </style:style>
    <style:style style:name="Table12.A1" style:family="table-cell">
      <style:table-cell-properties style:vertical-align="middle" fo:padding="0.0194in" fo:border="none"/>
    </style:style>
    <style:style style:name="Table13" style:family="table">
      <style:table-properties style:width="6.6931in" table:align="left"/>
    </style:style>
    <style:style style:name="Table13.A" style:family="table-column">
      <style:table-column-properties style:column-width="1.659in"/>
    </style:style>
    <style:style style:name="Table13.B" style:family="table-column">
      <style:table-column-properties style:column-width="0.7139in"/>
    </style:style>
    <style:style style:name="Table13.C" style:family="table-column">
      <style:table-column-properties style:column-width="1.5319in"/>
    </style:style>
    <style:style style:name="Table13.D" style:family="table-column">
      <style:table-column-properties style:column-width="1.1319in"/>
    </style:style>
    <style:style style:name="Table13.E" style:family="table-column">
      <style:table-column-properties style:column-width="1.6563in"/>
    </style:style>
    <style:style style:name="Table13.A1" style:family="table-cell">
      <style:table-cell-properties style:vertical-align="middle" fo:padding="0.0194in" fo:border="none"/>
    </style:style>
    <style:style style:name="Table14" style:family="table">
      <style:table-properties style:width="6.6931in" table:align="left"/>
    </style:style>
    <style:style style:name="Table14.A" style:family="table-column">
      <style:table-column-properties style:column-width="1.0313in"/>
    </style:style>
    <style:style style:name="Table14.B" style:family="table-column">
      <style:table-column-properties style:column-width="0.9222in"/>
    </style:style>
    <style:style style:name="Table14.C" style:family="table-column">
      <style:table-column-properties style:column-width="0.9132in"/>
    </style:style>
    <style:style style:name="Table14.D" style:family="table-column">
      <style:table-column-properties style:column-width="0.8819in"/>
    </style:style>
    <style:style style:name="Table14.E" style:family="table-column">
      <style:table-column-properties style:column-width="0.8278in"/>
    </style:style>
    <style:style style:name="Table14.F" style:family="table-column">
      <style:table-column-properties style:column-width="1.0715in"/>
    </style:style>
    <style:style style:name="Table14.G" style:family="table-column">
      <style:table-column-properties style:column-width="1.0451in"/>
    </style:style>
    <style:style style:name="Table14.A1" style:family="table-cell">
      <style:table-cell-properties style:vertical-align="middle" fo:padding="0.0194in" fo:border="none"/>
    </style:style>
    <style:style style:name="Table15" style:family="table">
      <style:table-properties style:width="5.7431in" table:align="left"/>
    </style:style>
    <style:style style:name="Table15.A" style:family="table-column">
      <style:table-column-properties style:column-width="0.9076in"/>
    </style:style>
    <style:style style:name="Table15.B" style:family="table-column">
      <style:table-column-properties style:column-width="2.1153in"/>
    </style:style>
    <style:style style:name="Table15.C" style:family="table-column">
      <style:table-column-properties style:column-width="2.7201in"/>
    </style:style>
    <style:style style:name="Table15.A1" style:family="table-cell">
      <style:table-cell-properties style:vertical-align="middle" fo:padding="0.0194in" fo:border="none"/>
    </style:style>
    <style:style style:name="Table16" style:family="table">
      <style:table-properties style:width="4.4194in" table:align="left"/>
    </style:style>
    <style:style style:name="Table16.A" style:family="table-column">
      <style:table-column-properties style:column-width="0.5653in"/>
    </style:style>
    <style:style style:name="Table16.B" style:family="table-column">
      <style:table-column-properties style:column-width="3.8542in"/>
    </style:style>
    <style:style style:name="Table16.A1" style:family="table-cell">
      <style:table-cell-properties style:vertical-align="middle" fo:padding="0.0194in" fo:border="none"/>
    </style:style>
    <style:style style:name="Table17" style:family="table">
      <style:table-properties style:width="11.2361in" table:align="left"/>
    </style:style>
    <style:style style:name="Table17.A" style:family="table-column">
      <style:table-column-properties style:column-width="1.4542in"/>
    </style:style>
    <style:style style:name="Table17.B" style:family="table-column">
      <style:table-column-properties style:column-width="1.3326in"/>
    </style:style>
    <style:style style:name="Table17.C" style:family="table-column">
      <style:table-column-properties style:column-width="1.3507in"/>
    </style:style>
    <style:style style:name="Table17.D" style:family="table-column">
      <style:table-column-properties style:column-width="1.5549in"/>
    </style:style>
    <style:style style:name="Table17.E" style:family="table-column">
      <style:table-column-properties style:column-width="1.291in"/>
    </style:style>
    <style:style style:name="Table17.F" style:family="table-column">
      <style:table-column-properties style:column-width="1.4729in"/>
    </style:style>
    <style:style style:name="Table17.G" style:family="table-column">
      <style:table-column-properties style:column-width="1.2125in"/>
    </style:style>
    <style:style style:name="Table17.H" style:family="table-column">
      <style:table-column-properties style:column-width="1.5674in"/>
    </style:style>
    <style:style style:name="Table17.A1" style:family="table-cell">
      <style:table-cell-properties style:vertical-align="middle" fo:padding="0.0194in" fo:border="none"/>
    </style:style>
    <style:style style:name="Table18" style:family="table">
      <style:table-properties style:width="6.6931in" table:align="left"/>
    </style:style>
    <style:style style:name="Table18.A" style:family="table-column">
      <style:table-column-properties style:column-width="3.0625in"/>
    </style:style>
    <style:style style:name="Table18.B" style:family="table-column">
      <style:table-column-properties style:column-width="3.6306in"/>
    </style:style>
    <style:style style:name="Table18.A1" style:family="table-cell">
      <style:table-cell-properties style:vertical-align="middle" fo:padding="0.0194in" fo:border="none"/>
    </style:style>
    <style:style style:name="Table19" style:family="table">
      <style:table-properties style:width="6.6931in" table:align="left"/>
    </style:style>
    <style:style style:name="Table19.A" style:family="table-column">
      <style:table-column-properties style:column-width="2.6736in"/>
    </style:style>
    <style:style style:name="Table19.B" style:family="table-column">
      <style:table-column-properties style:column-width="4.0194in"/>
    </style:style>
    <style:style style:name="Table19.A1" style:family="table-cell">
      <style:table-cell-properties style:vertical-align="middle" fo:padding="0.0194in" fo:border="none"/>
    </style:style>
    <style:style style:name="Table20" style:family="table">
      <style:table-properties style:width="13.7924in" table:align="left"/>
    </style:style>
    <style:style style:name="Table20.A" style:family="table-column">
      <style:table-column-properties style:column-width="0.9826in"/>
    </style:style>
    <style:style style:name="Table20.B" style:family="table-column">
      <style:table-column-properties style:column-width="1.6542in"/>
    </style:style>
    <style:style style:name="Table20.C" style:family="table-column">
      <style:table-column-properties style:column-width="1.4861in"/>
    </style:style>
    <style:style style:name="Table20.D" style:family="table-column">
      <style:table-column-properties style:column-width="1.3924in"/>
    </style:style>
    <style:style style:name="Table20.E" style:family="table-column">
      <style:table-column-properties style:column-width="0.9715in"/>
    </style:style>
    <style:style style:name="Table20.F" style:family="table-column">
      <style:table-column-properties style:column-width="0.9903in"/>
    </style:style>
    <style:style style:name="Table20.G" style:family="table-column">
      <style:table-column-properties style:column-width="0.9993in"/>
    </style:style>
    <style:style style:name="Table20.H" style:family="table-column">
      <style:table-column-properties style:column-width="1.675in"/>
    </style:style>
    <style:style style:name="Table20.I" style:family="table-column">
      <style:table-column-properties style:column-width="0.9806in"/>
    </style:style>
    <style:style style:name="Table20.J" style:family="table-column">
      <style:table-column-properties style:column-width="1.2076in"/>
    </style:style>
    <style:style style:name="Table20.K" style:family="table-column">
      <style:table-column-properties style:column-width="1.4528in"/>
    </style:style>
    <style:style style:name="Table20.A1" style:family="table-cell">
      <style:table-cell-properties style:vertical-align="middle" fo:padding="0.0194in" fo:border="none"/>
    </style:style>
    <style:style style:name="Table21" style:family="table">
      <style:table-properties style:width="6.6931in" table:align="left"/>
    </style:style>
    <style:style style:name="Table21.A" style:family="table-column">
      <style:table-column-properties style:column-width="1.9257in"/>
    </style:style>
    <style:style style:name="Table21.B" style:family="table-column">
      <style:table-column-properties style:column-width="2.6243in"/>
    </style:style>
    <style:style style:name="Table21.C" style:family="table-column">
      <style:table-column-properties style:column-width="2.1431in"/>
    </style:style>
    <style:style style:name="Table21.A1" style:family="table-cell">
      <style:table-cell-properties style:vertical-align="middle" fo:padding="0.0194in" fo:border="none"/>
    </style:style>
    <style:style style:name="Table22" style:family="table">
      <style:table-properties style:width="6.6931in" table:align="left"/>
    </style:style>
    <style:style style:name="Table22.A" style:family="table-column">
      <style:table-column-properties style:column-width="3.5931in"/>
    </style:style>
    <style:style style:name="Table22.B" style:family="table-column">
      <style:table-column-properties style:column-width="3.1in"/>
    </style:style>
    <style:style style:name="Table22.A1" style:family="table-cell">
      <style:table-cell-properties style:vertical-align="middle" fo:padding="0.0194in" fo:border="none"/>
    </style:style>
    <style:style style:name="Table23" style:family="table">
      <style:table-properties style:width="5.1681in" table:align="left"/>
    </style:style>
    <style:style style:name="Table23.A" style:family="table-column">
      <style:table-column-properties style:column-width="1.6569in"/>
    </style:style>
    <style:style style:name="Table23.B" style:family="table-column">
      <style:table-column-properties style:column-width="1.7583in"/>
    </style:style>
    <style:style style:name="Table23.C" style:family="table-column">
      <style:table-column-properties style:column-width="1.7528in"/>
    </style:style>
    <style:style style:name="Table23.A1" style:family="table-cell">
      <style:table-cell-properties style:vertical-align="middle" fo:padding="0.0194in" fo:border="none"/>
    </style:style>
    <style:style style:name="Table24" style:family="table">
      <style:table-properties style:width="4.7792in" table:align="left"/>
    </style:style>
    <style:style style:name="Table24.A" style:family="table-column">
      <style:table-column-properties style:column-width="2.2361in"/>
    </style:style>
    <style:style style:name="Table24.B" style:family="table-column">
      <style:table-column-properties style:column-width="2.5431in"/>
    </style:style>
    <style:style style:name="Table24.A1" style:family="table-cell">
      <style:table-cell-properties style:vertical-align="middle" fo:padding="0.0194in" fo:border="none"/>
    </style:style>
    <style:style style:name="Table25" style:family="table">
      <style:table-properties style:width="5.309in" table:align="left"/>
    </style:style>
    <style:style style:name="Table25.A" style:family="table-column">
      <style:table-column-properties style:column-width="1.7132in"/>
    </style:style>
    <style:style style:name="Table25.B" style:family="table-column">
      <style:table-column-properties style:column-width="3.5958in"/>
    </style:style>
    <style:style style:name="Table25.A1" style:family="table-cell">
      <style:table-cell-properties style:vertical-align="middle" fo:padding="0.0194in" fo:border="none"/>
    </style:style>
    <style:style style:name="Table26" style:family="table">
      <style:table-properties style:width="4.984in" table:align="left"/>
    </style:style>
    <style:style style:name="Table26.A" style:family="table-column">
      <style:table-column-properties style:column-width="1.4542in"/>
    </style:style>
    <style:style style:name="Table26.B" style:family="table-column">
      <style:table-column-properties style:column-width="2.1063in"/>
    </style:style>
    <style:style style:name="Table26.C" style:family="table-column">
      <style:table-column-properties style:column-width="1.4236in"/>
    </style:style>
    <style:style style:name="Table26.A1" style:family="table-cell">
      <style:table-cell-properties style:vertical-align="middle" fo:padding="0.0194in" fo:border="none"/>
    </style:style>
    <style:style style:name="Table27" style:family="table">
      <style:table-properties style:width="5.8431in" table:align="left"/>
    </style:style>
    <style:style style:name="Table27.A" style:family="table-column">
      <style:table-column-properties style:column-width="1.4035in"/>
    </style:style>
    <style:style style:name="Table27.B" style:family="table-column">
      <style:table-column-properties style:column-width="4.4396in"/>
    </style:style>
    <style:style style:name="Table27.A1" style:family="table-cell">
      <style:table-cell-properties style:vertical-align="middle" fo:padding="0.0194in" fo:border="none"/>
    </style:style>
    <style:style style:name="Table28" style:family="table">
      <style:table-properties style:width="2.8965in" table:align="left"/>
    </style:style>
    <style:style style:name="Table28.A" style:family="table-column">
      <style:table-column-properties style:column-width="1.459in"/>
    </style:style>
    <style:style style:name="Table28.B" style:family="table-column">
      <style:table-column-properties style:column-width="1.4375in"/>
    </style:style>
    <style:style style:name="Table28.A1" style:family="table-cell">
      <style:table-cell-properties style:vertical-align="middle" fo:padding="0.0194in" fo:border="none"/>
    </style:style>
    <style:style style:name="Table29" style:family="table">
      <style:table-properties style:width="6.1861in" table:align="left"/>
    </style:style>
    <style:style style:name="Table29.A" style:family="table-column">
      <style:table-column-properties style:column-width="0.5375in"/>
    </style:style>
    <style:style style:name="Table29.B" style:family="table-column">
      <style:table-column-properties style:column-width="0.6847in"/>
    </style:style>
    <style:style style:name="Table29.C" style:family="table-column">
      <style:table-column-properties style:column-width="0.7097in"/>
    </style:style>
    <style:style style:name="Table29.D" style:family="table-column">
      <style:table-column-properties style:column-width="0.8694in"/>
    </style:style>
    <style:style style:name="Table29.F" style:family="table-column">
      <style:table-column-properties style:column-width="1.0639in"/>
    </style:style>
    <style:style style:name="Table29.G" style:family="table-column">
      <style:table-column-properties style:column-width="0.8007in"/>
    </style:style>
    <style:style style:name="Table29.H" style:family="table-column">
      <style:table-column-properties style:column-width="0.6507in"/>
    </style:style>
    <style:style style:name="Table29.A1" style:family="table-cell">
      <style:table-cell-properties style:vertical-align="middle" fo:padding="0.0194in" fo:border="none"/>
    </style:style>
    <style:style style:name="Table30" style:family="table">
      <style:table-properties style:width="4.0396in" table:align="left"/>
    </style:style>
    <style:style style:name="Table30.A" style:family="table-column">
      <style:table-column-properties style:column-width="0.6243in"/>
    </style:style>
    <style:style style:name="Table30.B" style:family="table-column">
      <style:table-column-properties style:column-width="0.8694in"/>
    </style:style>
    <style:style style:name="Table30.C" style:family="table-column">
      <style:table-column-properties style:column-width="1.0639in"/>
    </style:style>
    <style:style style:name="Table30.D" style:family="table-column">
      <style:table-column-properties style:column-width="0.8007in"/>
    </style:style>
    <style:style style:name="Table30.E" style:family="table-column">
      <style:table-column-properties style:column-width="0.6813in"/>
    </style:style>
    <style:style style:name="Table30.A1" style:family="table-cell">
      <style:table-cell-properties style:vertical-align="middle" fo:padding="0.0194in" fo:border="none"/>
    </style:style>
    <style:style style:name="Table31" style:family="table">
      <style:table-properties style:width="4.4792in" table:align="left"/>
    </style:style>
    <style:style style:name="Table31.A" style:family="table-column">
      <style:table-column-properties style:column-width="1.3292in"/>
    </style:style>
    <style:style style:name="Table31.B" style:family="table-column">
      <style:table-column-properties style:column-width="3.15in"/>
    </style:style>
    <style:style style:name="Table31.A1" style:family="table-cell">
      <style:table-cell-properties style:vertical-align="middle" fo:padding="0.0194in" fo:border="none"/>
    </style:style>
    <style:style style:name="Table32" style:family="table">
      <style:table-properties style:width="2.9708in" table:align="left"/>
    </style:style>
    <style:style style:name="Table32.A" style:family="table-column">
      <style:table-column-properties style:column-width="1.6069in"/>
    </style:style>
    <style:style style:name="Table32.B" style:family="table-column">
      <style:table-column-properties style:column-width="1.3639in"/>
    </style:style>
    <style:style style:name="Table32.A1" style:family="table-cell">
      <style:table-cell-properties style:vertical-align="middle" fo:padding="0.0194in" fo:border="none"/>
    </style:style>
    <style:style style:name="Table33" style:family="table">
      <style:table-properties style:width="4.0153in" table:align="left"/>
    </style:style>
    <style:style style:name="Table33.A" style:family="table-column">
      <style:table-column-properties style:column-width="1.5139in"/>
    </style:style>
    <style:style style:name="Table33.B" style:family="table-column">
      <style:table-column-properties style:column-width="2.5014in"/>
    </style:style>
    <style:style style:name="Table33.A1" style:family="table-cell">
      <style:table-cell-properties style:vertical-align="middle" fo:padding="0.0194in" fo:border="none"/>
    </style:style>
    <style:style style:name="Table34" style:family="table">
      <style:table-properties style:width="8.2104in" table:align="left"/>
    </style:style>
    <style:style style:name="Table34.A" style:family="table-column">
      <style:table-column-properties style:column-width="0.4729in"/>
    </style:style>
    <style:style style:name="Table34.B" style:family="table-column">
      <style:table-column-properties style:column-width="1.6542in"/>
    </style:style>
    <style:style style:name="Table34.C" style:family="table-column">
      <style:table-column-properties style:column-width="1.0181in"/>
    </style:style>
    <style:style style:name="Table34.D" style:family="table-column">
      <style:table-column-properties style:column-width="0.6194in"/>
    </style:style>
    <style:style style:name="Table34.E" style:family="table-column">
      <style:table-column-properties style:column-width="0.509in"/>
    </style:style>
    <style:style style:name="Table34.F" style:family="table-column">
      <style:table-column-properties style:column-width="0.6104in"/>
    </style:style>
    <style:style style:name="Table34.G" style:family="table-column">
      <style:table-column-properties style:column-width="0.8146in"/>
    </style:style>
    <style:style style:name="Table34.H" style:family="table-column">
      <style:table-column-properties style:column-width="0.3979in"/>
    </style:style>
    <style:style style:name="Table34.I" style:family="table-column">
      <style:table-column-properties style:column-width="1.0556in"/>
    </style:style>
    <style:style style:name="Table34.J" style:family="table-column">
      <style:table-column-properties style:column-width="1.0583in"/>
    </style:style>
    <style:style style:name="Table34.A1" style:family="table-cell">
      <style:table-cell-properties style:vertical-align="middle" fo:padding="0.0194in" fo:border="none"/>
    </style:style>
    <style:style style:name="Table35" style:family="table">
      <style:table-properties style:width="2.6111in" table:align="left"/>
    </style:style>
    <style:style style:name="Table35.A" style:family="table-column">
      <style:table-column-properties style:column-width="0.6826in"/>
    </style:style>
    <style:style style:name="Table35.B" style:family="table-column">
      <style:table-column-properties style:column-width="0.9486in"/>
    </style:style>
    <style:style style:name="Table35.C" style:family="table-column">
      <style:table-column-properties style:column-width="0.9799in"/>
    </style:style>
    <style:style style:name="Table35.A1" style:family="table-cell">
      <style:table-cell-properties style:vertical-align="middle" fo:padding="0.0194in" fo:border="none"/>
    </style:style>
    <style:style style:name="Table36" style:family="table">
      <style:table-properties style:width="3.6479in" table:align="left"/>
    </style:style>
    <style:style style:name="Table36.A" style:family="table-column">
      <style:table-column-properties style:column-width="0.6826in"/>
    </style:style>
    <style:style style:name="Table36.B" style:family="table-column">
      <style:table-column-properties style:column-width="1.4993in"/>
    </style:style>
    <style:style style:name="Table36.C" style:family="table-column">
      <style:table-column-properties style:column-width="1.466in"/>
    </style:style>
    <style:style style:name="Table36.A1" style:family="table-cell">
      <style:table-cell-properties style:vertical-align="middle" fo:padding="0.0194in" fo:border="none"/>
    </style:style>
    <style:style style:name="Table37" style:family="table">
      <style:table-properties style:width="4.4986in" table:align="left"/>
    </style:style>
    <style:style style:name="Table37.A" style:family="table-column">
      <style:table-column-properties style:column-width="1.1347in"/>
    </style:style>
    <style:style style:name="Table37.B" style:family="table-column">
      <style:table-column-properties style:column-width="1.9403in"/>
    </style:style>
    <style:style style:name="Table37.C" style:family="table-column">
      <style:table-column-properties style:column-width="1.4236in"/>
    </style:style>
    <style:style style:name="Table37.A1" style:family="table-cell">
      <style:table-cell-properties style:vertical-align="middle" fo:padding="0.0194in" fo:border="none"/>
    </style:style>
    <style:style style:name="P1" style:family="paragraph" style:parent-style-name="Preformatted_20_Text">
      <style:paragraph-properties fo:margin-left="0in" fo:margin-right="0in" fo:text-indent="0in" style:auto-text-indent="false"/>
    </style:style>
    <style:style style:name="P2" style:family="paragraph" style:parent-style-name="Preformatted_20_Text">
      <style:paragraph-properties fo:margin-left="0in" fo:margin-right="0in" fo:margin-top="0in" fo:margin-bottom="0.1965in" style:contextual-spacing="false" fo:text-indent="0in" style:auto-text-indent="false"/>
    </style:style>
    <style:style style:name="P3" style:family="paragraph" style:parent-style-name="Preformatted_20_Text">
      <style:paragraph-properties fo:margin-top="0in" fo:margin-bottom="0.1965in" style:contextual-spacing="false"/>
    </style:style>
    <style:style style:name="P4" style:family="paragraph" style:parent-style-name="Standard">
      <style:paragraph-properties fo:margin-top="0in" fo:margin-bottom="0.1965in" style:contextual-spacing="false"/>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style>
    <style:style style:name="P31" style:family="paragraph" style:parent-style-name="Text_20_body" style:list-style-name="L14"/>
    <style:style style:name="P32" style:family="paragraph" style:parent-style-name="Text_20_body" style:list-style-name="L14">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5">
      <style:paragraph-properties fo:margin-top="0in" fo:margin-bottom="0in" style:contextual-spacing="false"/>
    </style:style>
    <style:style style:name="P35" style:family="paragraph" style:parent-style-name="Text_20_body" style:list-style-name="L16"/>
    <style:style style:name="P36" style:family="paragraph" style:parent-style-name="Text_20_body" style:list-style-name="L16">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7">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8">
      <style:paragraph-properties fo:margin-top="0in" fo:margin-bottom="0in" style:contextual-spacing="false"/>
    </style:style>
    <style:style style:name="P41" style:family="paragraph" style:parent-style-name="Text_20_body" style:list-style-name="L19"/>
    <style:style style:name="P42" style:family="paragraph" style:parent-style-name="Text_20_body" style:list-style-name="L19">
      <style:paragraph-properties fo:margin-top="0in" fo:margin-bottom="0in" style:contextual-spacing="false"/>
    </style:style>
    <style:style style:name="P43" style:family="paragraph" style:parent-style-name="Text_20_body" style:list-style-name="L20"/>
    <style:style style:name="P44" style:family="paragraph" style:parent-style-name="Text_20_body" style:list-style-name="L20">
      <style:paragraph-properties fo:margin-top="0in" fo:margin-bottom="0in" style:contextual-spacing="false"/>
    </style:style>
    <style:style style:name="P45" style:family="paragraph" style:parent-style-name="Text_20_body" style:list-style-name="L21"/>
    <style:style style:name="P46" style:family="paragraph" style:parent-style-name="Text_20_body" style:list-style-name="L21">
      <style:paragraph-properties fo:margin-top="0in" fo:margin-bottom="0in" style:contextual-spacing="false"/>
    </style:style>
    <style:style style:name="P47" style:family="paragraph" style:parent-style-name="Text_20_body" style:list-style-name="L22"/>
    <style:style style:name="P48" style:family="paragraph" style:parent-style-name="Text_20_body" style:list-style-name="L22">
      <style:paragraph-properties fo:margin-top="0in" fo:margin-bottom="0in" style:contextual-spacing="false"/>
    </style:style>
    <style:style style:name="P49" style:family="paragraph" style:parent-style-name="Text_20_body" style:list-style-name="L23"/>
    <style:style style:name="P50" style:family="paragraph" style:parent-style-name="Text_20_body" style:list-style-name="L23">
      <style:paragraph-properties fo:margin-top="0in" fo:margin-bottom="0in" style:contextual-spacing="false"/>
    </style:style>
    <style:style style:name="P51" style:family="paragraph" style:parent-style-name="Text_20_body" style:list-style-name="L24"/>
    <style:style style:name="P52" style:family="paragraph" style:parent-style-name="Text_20_body" style:list-style-name="L24">
      <style:paragraph-properties fo:margin-top="0in" fo:margin-bottom="0in" style:contextual-spacing="false"/>
    </style:style>
    <style:style style:name="P53" style:family="paragraph" style:parent-style-name="Text_20_body" style:list-style-name="L25"/>
    <style:style style:name="P54" style:family="paragraph" style:parent-style-name="Text_20_body" style:list-style-name="L25">
      <style:paragraph-properties fo:margin-top="0in" fo:margin-bottom="0in" style:contextual-spacing="false"/>
    </style:style>
    <style:style style:name="P55" style:family="paragraph" style:parent-style-name="Text_20_body" style:list-style-name="L26"/>
    <style:style style:name="P56" style:family="paragraph" style:parent-style-name="Text_20_body" style:list-style-name="L26">
      <style:paragraph-properties fo:margin-top="0in" fo:margin-bottom="0in" style:contextual-spacing="false"/>
    </style:style>
    <style:style style:name="P57" style:family="paragraph" style:parent-style-name="Text_20_body" style:list-style-name="L27"/>
    <style:style style:name="P58" style:family="paragraph" style:parent-style-name="Text_20_body" style:list-style-name="L27">
      <style:paragraph-properties fo:margin-top="0in" fo:margin-bottom="0in" style:contextual-spacing="false"/>
    </style:style>
    <style:style style:name="P59" style:family="paragraph" style:parent-style-name="Text_20_body" style:list-style-name="L28"/>
    <style:style style:name="P60" style:family="paragraph" style:parent-style-name="Text_20_body" style:list-style-name="L28">
      <style:paragraph-properties fo:margin-top="0in" fo:margin-bottom="0in" style:contextual-spacing="false"/>
    </style:style>
    <style:style style:name="P61" style:family="paragraph" style:parent-style-name="Text_20_body" style:list-style-name="L29"/>
    <style:style style:name="P62" style:family="paragraph" style:parent-style-name="Text_20_body" style:list-style-name="L29">
      <style:paragraph-properties fo:margin-top="0in" fo:margin-bottom="0in" style:contextual-spacing="false"/>
    </style:style>
    <style:style style:name="P63" style:family="paragraph" style:parent-style-name="Text_20_body" style:list-style-name="L30"/>
    <style:style style:name="P64" style:family="paragraph" style:parent-style-name="Text_20_body" style:list-style-name="L30">
      <style:paragraph-properties fo:margin-top="0in" fo:margin-bottom="0in" style:contextual-spacing="false"/>
    </style:style>
    <style:style style:name="P65" style:family="paragraph" style:parent-style-name="Text_20_body" style:list-style-name="L31"/>
    <style:style style:name="P66" style:family="paragraph" style:parent-style-name="Text_20_body" style:list-style-name="L31">
      <style:paragraph-properties fo:margin-top="0in" fo:margin-bottom="0in" style:contextual-spacing="false"/>
    </style:style>
    <style:style style:name="P67" style:family="paragraph" style:parent-style-name="Text_20_body" style:list-style-name="L32"/>
    <style:style style:name="P68" style:family="paragraph" style:parent-style-name="Text_20_body" style:list-style-name="L32">
      <style:paragraph-properties fo:margin-top="0in" fo:margin-bottom="0in" style:contextual-spacing="false"/>
    </style:style>
    <style:style style:name="P69" style:family="paragraph" style:parent-style-name="Text_20_body" style:list-style-name="L33"/>
    <style:style style:name="P70" style:family="paragraph" style:parent-style-name="Text_20_body" style:list-style-name="L33">
      <style:paragraph-properties fo:margin-top="0in" fo:margin-bottom="0in" style:contextual-spacing="false"/>
    </style:style>
    <style:style style:name="P71" style:family="paragraph" style:parent-style-name="Text_20_body" style:list-style-name="L34"/>
    <style:style style:name="P72" style:family="paragraph" style:parent-style-name="Text_20_body" style:list-style-name="L34">
      <style:paragraph-properties fo:margin-top="0in" fo:margin-bottom="0in" style:contextual-spacing="false"/>
    </style:style>
    <style:style style:name="P73" style:family="paragraph" style:parent-style-name="Text_20_body" style:list-style-name="L35"/>
    <style:style style:name="P74" style:family="paragraph" style:parent-style-name="Text_20_body" style:list-style-name="L35">
      <style:paragraph-properties fo:margin-top="0in" fo:margin-bottom="0in" style:contextual-spacing="false"/>
    </style:style>
    <style:style style:name="P75" style:family="paragraph" style:parent-style-name="Text_20_body" style:list-style-name="L36"/>
    <style:style style:name="P76" style:family="paragraph" style:parent-style-name="Text_20_body" style:list-style-name="L36">
      <style:paragraph-properties fo:margin-top="0in" fo:margin-bottom="0in" style:contextual-spacing="false"/>
    </style:style>
    <style:style style:name="P77" style:family="paragraph" style:parent-style-name="Text_20_body" style:list-style-name="L37"/>
    <style:style style:name="P78" style:family="paragraph" style:parent-style-name="Text_20_body" style:list-style-name="L37">
      <style:paragraph-properties fo:margin-top="0in" fo:margin-bottom="0in" style:contextual-spacing="false"/>
    </style:style>
    <style:style style:name="P79" style:family="paragraph" style:parent-style-name="Text_20_body">
      <style:paragraph-properties fo:margin-left="0in" fo:margin-right="0in" fo:margin-top="0in" fo:margin-bottom="0in" style:contextual-spacing="false" fo:text-indent="0in" style:auto-text-indent="false"/>
    </style:style>
    <style:style style:name="P80" style:family="paragraph" style:parent-style-name="Text_20_body" style:list-style-name="L38"/>
    <style:style style:name="P81" style:family="paragraph" style:parent-style-name="Text_20_body" style:list-style-name="L38">
      <style:paragraph-properties fo:margin-top="0in" fo:margin-bottom="0in" style:contextual-spacing="false"/>
    </style:style>
    <style:style style:name="P82" style:family="paragraph" style:parent-style-name="Text_20_body" style:list-style-name="L39"/>
    <style:style style:name="P83" style:family="paragraph" style:parent-style-name="Text_20_body" style:list-style-name="L39">
      <style:paragraph-properties fo:margin-top="0in" fo:margin-bottom="0in" style:contextual-spacing="false"/>
    </style:style>
    <style:style style:name="P84" style:family="paragraph" style:parent-style-name="Text_20_body" style:list-style-name="L40"/>
    <style:style style:name="P85" style:family="paragraph" style:parent-style-name="Text_20_body" style:list-style-name="L40">
      <style:paragraph-properties fo:margin-top="0in" fo:margin-bottom="0in" style:contextual-spacing="false"/>
    </style:style>
    <style:style style:name="P86" style:family="paragraph" style:parent-style-name="Text_20_body" style:list-style-name="L41"/>
    <style:style style:name="P87" style:family="paragraph" style:parent-style-name="Text_20_body" style:list-style-name="L41">
      <style:paragraph-properties fo:margin-top="0in" fo:margin-bottom="0in" style:contextual-spacing="false"/>
    </style:style>
    <style:style style:name="P88" style:family="paragraph" style:parent-style-name="Text_20_body" style:list-style-name="L42"/>
    <style:style style:name="P89" style:family="paragraph" style:parent-style-name="Text_20_body" style:list-style-name="L42">
      <style:paragraph-properties fo:margin-top="0in" fo:margin-bottom="0in" style:contextual-spacing="false"/>
    </style:style>
    <style:style style:name="P90" style:family="paragraph" style:parent-style-name="Text_20_body" style:list-style-name="L43"/>
    <style:style style:name="P91" style:family="paragraph" style:parent-style-name="Text_20_body" style:list-style-name="L43">
      <style:paragraph-properties fo:margin-top="0in" fo:margin-bottom="0in" style:contextual-spacing="false"/>
    </style:style>
    <style:style style:name="P92" style:family="paragraph" style:parent-style-name="Text_20_body" style:list-style-name="L44"/>
    <style:style style:name="P93" style:family="paragraph" style:parent-style-name="Text_20_body" style:list-style-name="L44">
      <style:paragraph-properties fo:margin-top="0in" fo:margin-bottom="0in" style:contextual-spacing="false"/>
    </style:style>
    <style:style style:name="P94" style:family="paragraph" style:parent-style-name="Text_20_body" style:list-style-name="L45"/>
    <style:style style:name="P95" style:family="paragraph" style:parent-style-name="Text_20_body" style:list-style-name="L45">
      <style:paragraph-properties fo:margin-top="0in" fo:margin-bottom="0in" style:contextual-spacing="false"/>
    </style:style>
    <style:style style:name="P96" style:family="paragraph" style:parent-style-name="Text_20_body" style:list-style-name="L46"/>
    <style:style style:name="P97" style:family="paragraph" style:parent-style-name="Text_20_body" style:list-style-name="L46">
      <style:paragraph-properties fo:margin-top="0in" fo:margin-bottom="0in" style:contextual-spacing="false"/>
    </style:style>
    <style:style style:name="P98" style:family="paragraph" style:parent-style-name="Text_20_body" style:list-style-name="L47"/>
    <style:style style:name="P99" style:family="paragraph" style:parent-style-name="Text_20_body" style:list-style-name="L47">
      <style:paragraph-properties fo:margin-top="0in" fo:margin-bottom="0in" style:contextual-spacing="false"/>
    </style:style>
    <style:style style:name="P100" style:family="paragraph" style:parent-style-name="Text_20_body" style:list-style-name="L48"/>
    <style:style style:name="P101" style:family="paragraph" style:parent-style-name="Text_20_body" style:list-style-name="L48">
      <style:paragraph-properties fo:margin-top="0in" fo:margin-bottom="0in" style:contextual-spacing="false"/>
    </style:style>
    <style:style style:name="P102" style:family="paragraph" style:parent-style-name="Text_20_body" style:list-style-name="L49"/>
    <style:style style:name="P103" style:family="paragraph" style:parent-style-name="Text_20_body" style:list-style-name="L49">
      <style:paragraph-properties fo:margin-top="0in" fo:margin-bottom="0in" style:contextual-spacing="false"/>
    </style:style>
    <style:style style:name="P104" style:family="paragraph" style:parent-style-name="Text_20_body" style:list-style-name="L50"/>
    <style:style style:name="P105" style:family="paragraph" style:parent-style-name="Text_20_body" style:list-style-name="L50">
      <style:paragraph-properties fo:margin-top="0in" fo:margin-bottom="0in" style:contextual-spacing="false"/>
    </style:style>
    <style:style style:name="P106" style:family="paragraph" style:parent-style-name="Text_20_body" style:list-style-name="L51"/>
    <style:style style:name="P107" style:family="paragraph" style:parent-style-name="Text_20_body" style:list-style-name="L51">
      <style:paragraph-properties fo:margin-top="0in" fo:margin-bottom="0in" style:contextual-spacing="false"/>
    </style:style>
    <style:style style:name="P108" style:family="paragraph" style:parent-style-name="Text_20_body" style:list-style-name="L52"/>
    <style:style style:name="P109" style:family="paragraph" style:parent-style-name="Text_20_body" style:list-style-name="L52">
      <style:paragraph-properties fo:margin-top="0in" fo:margin-bottom="0in" style:contextual-spacing="false"/>
    </style:style>
    <style:style style:name="P110" style:family="paragraph" style:parent-style-name="Text_20_body" style:list-style-name="L53"/>
    <style:style style:name="P111" style:family="paragraph" style:parent-style-name="Text_20_body" style:list-style-name="L53">
      <style:paragraph-properties fo:margin-top="0in" fo:margin-bottom="0in" style:contextual-spacing="false"/>
    </style:style>
    <style:style style:name="P112" style:family="paragraph" style:parent-style-name="Text_20_body" style:list-style-name="L54"/>
    <style:style style:name="P113" style:family="paragraph" style:parent-style-name="Text_20_body" style:list-style-name="L54">
      <style:paragraph-properties fo:margin-top="0in" fo:margin-bottom="0in" style:contextual-spacing="false"/>
    </style:style>
    <style:style style:name="P114" style:family="paragraph" style:parent-style-name="Text_20_body" style:list-style-name="L55"/>
    <style:style style:name="P115" style:family="paragraph" style:parent-style-name="Text_20_body" style:list-style-name="L55">
      <style:paragraph-properties fo:margin-top="0in" fo:margin-bottom="0in" style:contextual-spacing="false"/>
    </style:style>
    <style:style style:name="P116" style:family="paragraph" style:parent-style-name="Text_20_body" style:list-style-name="L56"/>
    <style:style style:name="P117" style:family="paragraph" style:parent-style-name="Text_20_body" style:list-style-name="L56">
      <style:paragraph-properties fo:margin-top="0in" fo:margin-bottom="0in" style:contextual-spacing="false"/>
    </style:style>
    <style:style style:name="P118" style:family="paragraph" style:parent-style-name="Text_20_body" style:list-style-name="L57"/>
    <style:style style:name="P119" style:family="paragraph" style:parent-style-name="Text_20_body" style:list-style-name="L57">
      <style:paragraph-properties fo:margin-top="0in" fo:margin-bottom="0in" style:contextual-spacing="false"/>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I Dataset Structure.docx</text:p>
      <text:p text:style-name="Standard">Document</text:p>
      <text:p text:style-name="Standard">Pasted text.txt</text:p>
      <text:p text:style-name="P4">Document</text:p>
      <text:p text:style-name="Text_20_body">I’ll ground the recommendations in your uploaded dataset description and recent CSI/WiFi sensing literature, separating publishable novelty from baseline work to build concrete Q1 paper plans.</text:p>
      <text:p text:style-name="Text_20_body">A first reviewer-level read is that the regular-router data is usable for robustness-focused CSI gait work, while the modified-router subset should be framed as cross-setup evidence rather than a standalone hardware benchmark.</text:p>
      <text:h text:style-name="Heading_20_1" text:outline-level="1">Executive diagnosis</text:h>
      <text:p text:style-name="Text_20_body">Your dataset is <text:span text:style-name="Strong_20_Emphasis">publishable</text:span>, but it is not automatically Q1-ready. Its strongest value is not simply “25 people with WiFi CSI gait samples.” The stronger story is:</text:p>
      <text:p text:style-name="Text_20_body"><text:span text:style-name="Strong_20_Emphasis">A WiFi CSI gait/person-recognition dataset with controlled direction labels, carrying-condition variation, and a small paired regular-vs-antenna-spread router subset that can support robustness, domain-shift, and representation-learning studies.</text:span></text:p>
      <text:p text:style-name="Text_20_body">From your description, the regular setup has <text:span text:style-name="Strong_20_Emphasis">25 participants × 100 samples = 2,500 samples</text:span>, and the modified setup has <text:span text:style-name="Strong_20_Emphasis">5 overlapping participants × 100 samples = 500 samples</text:span>. Each sample has a CSI file and CSV file. Odd/even sample indices encode walking direction, and sample ranges 1–80 versus 81–100 encode normal walking versus bag-carrying walking. The modified-router subset uses the same 5 people who also appear in the regular setup. </text:p>
      <text:p text:style-name="Text_20_body">This gives you four useful label ax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xis</text:p>
            </table:table-cell>
            <table:table-cell table:style-name="Table1.A1" office:value-type="string">
              <text:p text:style-name="Table_20_Heading">Labels</text:p>
            </table:table-cell>
            <table:table-cell table:style-name="Table1.A1" office:value-type="string">
              <text:p text:style-name="Table_20_Heading">Strength</text:p>
            </table:table-cell>
          </table:table-row>
        </table:table-header-rows>
        <table:table-row>
          <table:table-cell table:style-name="Table1.A1" office:value-type="string">
            <text:p text:style-name="Table_20_Contents">Person ID</text:p>
          </table:table-cell>
          <table:table-cell table:style-name="Table1.A1" office:value-type="string">
            <text:p text:style-name="Table_20_Contents">25 regular, 5 modified-overlap</text:p>
          </table:table-cell>
          <table:table-cell table:style-name="Table1.A1" office:value-type="string">
            <text:p text:style-name="Table_20_Contents">Main biometric task</text:p>
          </table:table-cell>
        </table:table-row>
        <table:table-row>
          <table:table-cell table:style-name="Table1.A1" office:value-type="string">
            <text:p text:style-name="Table_20_Contents">Direction</text:p>
          </table:table-cell>
          <table:table-cell table:style-name="Table1.A1" office:value-type="string">
            <text:p text:style-name="Table_20_Contents">left-to-right / right-to-left</text:p>
          </table:table-cell>
          <table:table-cell table:style-name="Table1.A1" office:value-type="string">
            <text:p text:style-name="Table_20_Contents">Strong robustness task</text:p>
          </table:table-cell>
        </table:table-row>
        <table:table-row>
          <table:table-cell table:style-name="Table1.A1" office:value-type="string">
            <text:p text:style-name="Table_20_Contents">Carrying condition</text:p>
          </table:table-cell>
          <table:table-cell table:style-name="Table1.A1" office:value-type="string">
            <text:p text:style-name="Table_20_Contents">normal / with bag</text:p>
          </table:table-cell>
          <table:table-cell table:style-name="Table1.A1" office:value-type="string">
            <text:p text:style-name="Table_20_Contents">Strong covariate-shift task, but imbalanced</text:p>
          </table:table-cell>
        </table:table-row>
        <table:table-row>
          <table:table-cell table:style-name="Table1.A1" office:value-type="string">
            <text:p text:style-name="Table_20_Contents">Setup/domain</text:p>
          </table:table-cell>
          <table:table-cell table:style-name="Table1.A1" office:value-type="string">
            <text:p text:style-name="Table_20_Contents">regular / modified antenna-spread</text:p>
          </table:table-cell>
          <table:table-cell table:style-name="Table1.A1" office:value-type="string">
            <text:p text:style-name="Table_20_Contents">Novel, but only 5 subjects</text:p>
          </table:table-cell>
        </table:table-row>
      </table:table>
      <text:p text:style-name="Text_20_body">The <text:span text:style-name="Strong_20_Emphasis">most realistic Q1 route</text:span> is not a simple accuracy paper. A paper that says “we trained CNN/LSTM/Transformer and achieved high accuracy on 25 people” will look incremental. A Q1-level paper must emphasize <text:span text:style-name="Strong_20_Emphasis">hard evaluation protocols</text:span>, <text:span text:style-name="Strong_20_Emphasis">anti-leakage splitting</text:span>, <text:span text:style-name="Strong_20_Emphasis">cross-direction/cross-bag generalization</text:span>, <text:span text:style-name="Strong_20_Emphasis">domain adaptation</text:span>, <text:span text:style-name="Strong_20_Emphasis">few-shot/metric learning</text:span>, <text:span text:style-name="Strong_20_Emphasis">statistical reliability</text:span>, and <text:span text:style-name="Strong_20_Emphasis">explainability</text:span>.</text:p>
      <text:p text:style-name="Horizontal_20_Line"/>
      <text:h text:style-name="Heading_20_1" text:outline-level="1">PART 1 — Literature positioning</text:h>
      <text:h text:style-name="Heading_20_2" text:outline-level="2">1.1 Where the field is now</text:h>
      <text:p text:style-name="Text_20_body">WiFi CSI sensing is now a mature research area. CSI captures fine-grained propagation changes, including multipath, attenuation, and phase shifts caused by moving bodies; recent surveys <text:soft-page-break/>explicitly classify WiFi CSI sensing into applications such as activity recognition, gesture recognition, vital signs, gait analysis, and people identification. </text:p>
      <text:p text:style-name="Text_20_body">Early gait/person-recognition systems such as <text:span text:style-name="Strong_20_Emphasis">WiWho</text:span> showed that CSI-based gait can identify people device-free. WiWho evaluated 20 volunteers and reported average identification accuracy decreasing from about 92% to 80% as group size increased from 2 to 6 people. It also explicitly positioned WiFi gait ID as suitable for smart-space convenience rather than high-risk biometric authentication. </text:p>
      <text:p text:style-name="Text_20_body"><text:span text:style-name="Strong_20_Emphasis">WiFi-ID</text:span> similarly demonstrated that walking-induced CSI perturbations can identify people, reporting 93% to 77% accuracy for group sizes from 2 to 6 people, using time/frequency features and feature selection. </text:p>
      <text:p text:style-name="Text_20_body">Later work moved toward deep learning and more realistic covariates. <text:span text:style-name="Strong_20_Emphasis">Gate-ID</text:span> is especially relevant to your dataset because it targets direction-invariant identification. It used a WiFi “virtual gate,” studied mirror-like CSI patterns caused by opposite walking directions and antenna orientation, used spatial-temporal features plus augmentation, and evaluated 20 subjects crossing a WiFi transceiver pair back and forth. </text:p>
      <text:p text:style-name="Text_20_body">More recent papers emphasize robustness, transfer learning, few-shot learning, multimodality, and domain adaptation. <text:span text:style-name="Strong_20_Emphasis">CAUTION</text:span> introduced few-shot open-set WiFi human authentication and uses low-dimensional user profiles plus an intruder threshold so the system can work with limited CSI training data and reject unknown users. <text:span text:style-name="Strong_20_Emphasis">AutoFi</text:span> introduced geometric self-supervised learning for annotation-efficient WiFi sensing and transfers knowledge from randomly captured CSI samples to tasks including gait recognition. <text:span text:style-name="Strong_20_Emphasis">DCS-Gait</text:span> is directly relevant to your modified-router subset: it studies cross-scene and cross-state WiFi CSI gait recognition, aligns class-level distributions using a cross-attention metric, and evaluates 34 subjects across 2 scenes and 3 states. </text:p>
      <text:p text:style-name="Text_20_body">Transformer-style and hybrid deep models are now common. <text:span text:style-name="Strong_20_Emphasis">Wi-Gait</text:span> uses a multiscale residual convolution-enhanced Transformer encoder to learn more robust gait features under walking cofactors and device-placement variation. <text:span text:style-name="Strong_20_Emphasis">GaitFi</text:span> combines WiFi CSI with vision, uses a lightweight residual convolution network, triplet loss plus classification loss, and reports 94.2% human-identification accuracy for 12 subjects. <text:span text:style-name="Strong_20_Emphasis">NeuralWiGait</text:span> uses CNN + BiGRU and reports high accuracy on public datasets such as Widar 3.0 and NTU-Fi-HumanID. </text:p>
      <text:p text:style-name="Text_20_body">The field is also becoming stricter about evaluation. Recent work has shown that WiFi CSI human-sensing papers can suffer serious <text:span text:style-name="Strong_20_Emphasis">data leakage</text:span> when windows or samples from the same subject/session are split incorrectly; one Sensors 2024 study highlights inflated performance caused by absence of subject-based partitioning. This matters directly for your dataset because you have 100 samples per participant collected in a common environment.</text:p>
      <text:h text:style-name="Heading_20_2" text:outline-level="2">1.2 Representative comparison with your dataset</text:h>
      <text:p text:style-name="Text_20_body">| Work / dataset | Typical focus | Participants / scale | Key method direction | Limitation your dataset can address |<text:line-break/>|---|---:|---|---|<text:line-break/>| WiWho | Device-free person ID from CSI gait | 20 volunteers; small groups | Step/walk analysis, handcrafted gait features | Limited group size, less modern DL, limited covariates |<text:line-break/>| WiFi-ID | Human identification using CSI perturbations | 20 subjects; group sizes 2–6 | <text:soft-page-break/>Time/frequency features, feature selection | Accuracy drops with group size; weak modern robustness |<text:line-break/>| Gate-ID | Direction-invariant ID | 20 subjects | Direction estimation, feature augmentation, attention model | Focused virtual-gate setup; your dataset has explicit odd/even direction labels |<text:line-break/>| Widar/GaitID-related gait dataset | Cross-domain WiFi sensing and gait | Gait dataset reported as 22K instances from 11 participants | BVP/gait-specific features and transfer ideas | Your dataset has more identities than the GaitID subset but fewer total instances |<text:line-break/>| CAUTION / NTU-HumanID | Few-shot open-set human authentication | Benchmark lists 14 gait classes in NTU-HumanID | Few-shot profiles, intruder threshold | Your 25-subject regular subset can support better closed-set and metric-learning studies |<text:line-break/>| DCS-Gait | Cross-scene/cross-state domain adaptation | 34 subjects, 2 scenes, 3 states | Class-level domain adaptation | Your 5-person setup-transfer subset is interesting but too small alone |<text:line-break/>| GaitFi | WiFi + vision multimodal ID | 12 subjects | LRCN, triplet + classification loss | You have WiFi-only, so your contribution must be robustness/protocol/modeling, not multimodal advantage |<text:line-break/>| CSI-Bench / modern benchmarks | Real-world multitask WiFi sensing | 35 users, 26 environments, 461 hours | Standardized splits, multitask baselines | Shows why Q1 reviewers now expect generalization protocols and reproducibility |</text:p>
      <text:p text:style-name="Text_20_body">Your dataset is <text:span text:style-name="Strong_20_Emphasis">stronger than many early WiFi gait ID works in participant count</text:span>, but <text:span text:style-name="Strong_20_Emphasis">weaker than the newest cross-environment benchmarks</text:span> in environmental diversity, session diversity, and public benchmarking scale.</text:p>
      <text:p text:style-name="Horizontal_20_Line"/>
      <text:h text:style-name="Heading_20_1" text:outline-level="1">PART 2 — Deep dataset analysis</text:h>
      <text:h text:style-name="Heading_20_2" text:outline-level="2">2.1 What makes the dataset strong</text:h>
      <text:p text:style-name="Text_20_body">First, <text:span text:style-name="Strong_20_Emphasis">25 participants</text:span> is respectable for WiFi CSI gait/person recognition. It is larger than many early gait-ID demonstrations and larger than the 11-participant gait subset associated with GaitID/Widar reporting. </text:p>
      <text:p text:style-name="Text_20_body">Second, each participant has <text:span text:style-name="Strong_20_Emphasis">100 repeated walking samples</text:span>, which gives enough repeated trials for deep learning, cross-validation, and reliability testing. You have 2,500 regular-router samples and 500 modified-router samples, assuming no missing files. </text:p>
      <text:p text:style-name="Text_20_body">Third, the dataset has <text:span text:style-name="Strong_20_Emphasis">built-in covariate labels</text:span>: direction and carrying condition. Many CSI gait papers treat direction, speed, trajectory, or carrying condition as nuisance variation. Your indexing rule gives an immediate way to test robustness rather than only reporting easy random-split accuracy.</text:p>
      <text:p text:style-name="Text_20_body">Fourth, the <text:span text:style-name="Strong_20_Emphasis">modified-router antenna-spread subset</text:span> is genuinely interesting. Detaching two 5 GHz antennas and separating them by roughly 4 m creates a different spatial illumination pattern and likely changes Fresnel-zone coverage, multipath diversity, phase relationships, and body-shadowing sensitivity. This can be framed as a <text:span text:style-name="Strong_20_Emphasis">low-cost spatial aperture / antenna-placement intervention</text:span>, but only carefully.</text:p>
      <text:p text:style-name="Text_20_body"><text:soft-page-break/>Fifth, the same 5 participants appear in both regular and modified setups, giving a paired cross-domain subset. That enables regular→modified and modified→regular adaptation experiments.</text:p>
      <text:h text:style-name="Heading_20_2" text:outline-level="2">2.2 What makes the dataset weak</text:h>
      <text:p text:style-name="Text_20_body">The main weakness is <text:span text:style-name="Strong_20_Emphasis">single-environment bias</text:span> if all data were collected in one room/corridor. CSI models often learn environment-specific multipath. Without multiple rooms, reviewers may say the model is recognizing a person-in-room signature rather than portable gait biometrics.</text:p>
      <text:p text:style-name="Text_20_body">The second weakness is that the modified-router subset has only <text:span text:style-name="Strong_20_Emphasis">5 participants</text:span>. That is useful for pilot cross-setup evaluation, but it is not enough for a standalone high-impact claim about antenna-spread router design.</text:p>
      <text:p text:style-name="Text_20_body">The third weakness is <text:span text:style-name="Strong_20_Emphasis">bag-condition imbalance</text:span>: 80 normal and 20 bag samples per person. This is acceptable for robustness testing, but weak for a primary bag/no-bag classification claim unless you use balanced metrics and carefully controlled splits.</text:p>
      <text:p text:style-name="Text_20_body">The fourth weakness is possible <text:span text:style-name="Strong_20_Emphasis">session leakage</text:span>. If the 100 samples per participant were collected continuously, random splits may put nearly identical temporal/environmental samples into train and test.</text:p>
      <text:p text:style-name="Text_20_body">The fifth weakness is that you have not yet documented metadata that Q1 reviewers will expect: room geometry, AP/RX position, antenna height/orientation, walking path, channel, bandwidth, packet rate, number of subcarriers, packet drops, participant demographics, bag weight, collection session, and environmental conditions.</text:p>
      <text:h text:style-name="Heading_20_2" text:outline-level="2">2.3 Missing metadata that may hurt Q1 acceptance</text:h>
      <text:p text:style-name="Text_20_body">You should document these before model training:</text:p>
      <table:table table:name="Table2" table:style-name="Table2">
        <table:table-column table:style-name="Table2.A"/>
        <table:table-column table:style-name="Table2.B"/>
        <table:table-header-rows>
          <table:table-row>
            <table:table-cell table:style-name="Table2.A1" office:value-type="string">
              <text:p text:style-name="Table_20_Heading">Metadata category</text:p>
            </table:table-cell>
            <table:table-cell table:style-name="Table2.A1" office:value-type="string">
              <text:p text:style-name="Table_20_Heading">Required details</text:p>
            </table:table-cell>
          </table:table-row>
        </table:table-header-rows>
        <table:table-row>
          <table:table-cell table:style-name="Table2.A1" office:value-type="string">
            <text:p text:style-name="Table_20_Contents">Hardware</text:p>
          </table:table-cell>
          <table:table-cell table:style-name="Table2.A1" office:value-type="string">
            <text:p text:style-name="Table_20_Contents">Intel AX210 receiver, TP-Link Archer C6 v2 AP, antenna count, antenna orientation, extension cable length, RF-chain mapping</text:p>
          </table:table-cell>
        </table:table-row>
        <table:table-row>
          <table:table-cell table:style-name="Table2.A1" office:value-type="string">
            <text:p text:style-name="Table_20_Contents">WiFi PHY</text:p>
          </table:table-cell>
          <table:table-cell table:style-name="Table2.A1" office:value-type="string">
            <text:p text:style-name="Table_20_Contents">Band, center frequency/channel, bandwidth, 802.11 mode, MCS, NSS, guard interval, transmit power, AP beacon/traffic generation method</text:p>
          </table:table-cell>
        </table:table-row>
        <table:table-row>
          <table:table-cell table:style-name="Table2.A1" office:value-type="string">
            <text:p text:style-name="Table_20_Contents">PicoScenes</text:p>
          </table:table-cell>
          <table:table-cell table:style-name="Table2.A1" office:value-type="string">
            <text:p text:style-name="Table_20_Contents">version, command, AP mode settings, exported fields, CSI dimension, timestamp format</text:p>
          </table:table-cell>
        </table:table-row>
        <table:table-row>
          <table:table-cell table:style-name="Table2.A1" office:value-type="string">
            <text:p text:style-name="Table_20_Contents">Geometry</text:p>
          </table:table-cell>
          <table:table-cell table:style-name="Table2.A1" office:value-type="string">
            <text:p text:style-name="Table_20_Contents">room size, AP-RX distance, walking path length, path coordinates, line-of-sight / non-line-of-sight, antenna heights</text:p>
          </table:table-cell>
        </table:table-row>
        <table:table-row>
          <table:table-cell table:style-name="Table2.A1" office:value-type="string">
            <text:p text:style-name="Table_20_Contents">Modified setup</text:p>
          </table:table-cell>
          <table:table-cell table:style-name="Table2.A1" office:value-type="string">
            <text:p text:style-name="Table_20_Contents">exact 4 m antenna coordinates, cable type/length, whether only two antennas were moved, whether impedance/cable loss was controlled</text:p>
          </table:table-cell>
        </table:table-row>
        <table:table-row>
          <table:table-cell table:style-name="Table2.A1" office:value-type="string">
            <text:p text:style-name="Table_20_Contents">Participant</text:p>
          </table:table-cell>
          <table:table-cell table:style-name="Table2.A1" office:value-type="string">
            <text:p text:style-name="Table_20_Contents">anonymized ID, age range, sex, height, weight, shoe type if available, dominant walking style notes</text:p>
          </table:table-cell>
        </table:table-row>
        <table:table-row>
          <table:table-cell table:style-name="Table2.A1" office:value-type="string">
            <text:p text:style-name="Table_20_Contents">Condition</text:p>
          </table:table-cell>
          <table:table-cell table:style-name="Table2.A1" office:value-type="string">
            <text:p text:style-name="Table_20_Contents">bag type, approximate bag weight, carrying side, whether participants carried it consistently</text:p>
          </table:table-cell>
        </table:table-row>
        <table:table-row>
          <table:table-cell table:style-name="Table2.A1" office:value-type="string">
            <text:p text:style-name="Table_20_Contents">Collection process</text:p>
          </table:table-cell>
          <table:table-cell table:style-name="Table2.A1" office:value-type="string">
            <text:p text:style-name="Table_20_Contents">sample order, breaks, collection date/time, who was present, background motion, WiFi interference</text:p>
          </table:table-cell>
        </table:table-row>
        <table:table-row>
          <table:table-cell table:style-name="Table2.A1" office:value-type="string">
            <text:p text:style-name="Table_20_Contents">File integrity</text:p>
          </table:table-cell>
          <table:table-cell table:style-name="Table2.A1" office:value-type="string">
            <text:p text:style-name="Table_20_Contents">packet count, duration, dropped-packet rate, missing CSI files, corrupted CSV files</text:p>
          </table:table-cell>
        </table:table-row>
        <text:soft-page-break/>
        <table:table-row>
          <table:table-cell table:style-name="Table2.A1" office:value-type="string">
            <text:p text:style-name="Table_20_Contents">Ethics</text:p>
          </table:table-cell>
          <table:table-cell table:style-name="Table2.A1" office:value-type="string">
            <text:p text:style-name="Table_20_Contents">consent, anonymization, intended use, biometric-risk disclosure</text:p>
          </table:table-cell>
        </table:table-row>
      </table:table>
      <text:p text:style-name="Text_20_body">Without these, the paper can still be submitted, but reviewers may call it insufficiently reproducible.</text:p>
      <text:h text:style-name="Heading_20_2" text:outline-level="2">2.4 Research questions your dataset can answer</text:h>
      <text:p text:style-name="Text_20_body">Your dataset can answer:</text:p>
      <text:list text:style-name="L1">
        <text:list-item>
          <text:p text:style-name="P6"><text:span text:style-name="Strong_20_Emphasis">Can WiFi CSI identify 25 known people from gait in a fixed indoor setup?</text:span> </text:p>
        </text:list-item>
        <text:list-item>
          <text:p text:style-name="P6"><text:span text:style-name="Strong_20_Emphasis">How much does walking direction affect CSI-based person recognition?</text:span> </text:p>
        </text:list-item>
        <text:list-item>
          <text:p text:style-name="P6"><text:span text:style-name="Strong_20_Emphasis">Can a model trained on left-to-right walking generalize to right-to-left walking?</text:span> </text:p>
        </text:list-item>
        <text:list-item>
          <text:p text:style-name="P6"><text:span text:style-name="Strong_20_Emphasis">How much does carrying a bag degrade biometric recognition?</text:span> </text:p>
        </text:list-item>
        <text:list-item>
          <text:p text:style-name="P6"><text:span text:style-name="Strong_20_Emphasis">Can multi-task learning improve person recognition by jointly learning direction and carrying condition?</text:span> </text:p>
        </text:list-item>
        <text:list-item>
          <text:p text:style-name="P6"><text:span text:style-name="Strong_20_Emphasis">Can self-supervised pretraining reduce the number of labeled samples required per person?</text:span> </text:p>
        </text:list-item>
        <text:list-item>
          <text:p text:style-name="P6"><text:span text:style-name="Strong_20_Emphasis">Can metric learning support few-shot enrollment for unseen or low-sample identities?</text:span> </text:p>
        </text:list-item>
        <text:list-item>
          <text:p text:style-name="P6"><text:span text:style-name="Strong_20_Emphasis">Does the modified antenna-spread router create more discriminative CSI signatures than the regular router for the same 5 people?</text:span> </text:p>
        </text:list-item>
        <text:list-item>
          <text:p text:style-name="P6"><text:span text:style-name="Strong_20_Emphasis">Can domain adaptation transfer recognition from regular-router CSI to modified-router CSI?</text:span> </text:p>
        </text:list-item>
        <text:list-item>
          <text:p text:style-name="P5"><text:span text:style-name="Strong_20_Emphasis">Which CSI representation is most robust: amplitude, phase, amplitude+phase, PCA, spectrogram, or transformer token sequence?</text:span> </text:p>
        </text:list-item>
      </text:list>
      <text:h text:style-name="Heading_20_2" text:outline-level="2">2.5 Label generation</text:h>
      <text:p text:style-name="Text_20_body">Use these deterministic labels:</text:p>
      <text:section text:style-name="Sect1" text:name="code-block-viewer">
        <text:p text:style-name="P1"><text:span text:style-name="Source_20_Text">participant_id = folder/person identifier</text:span></text:p>
        <text:p text:style-name="Preformatted_20_Text"><text:span text:style-name="Source_20_Text">sample_id <text:s text:c="5"/>= integer parsed from filename</text:span></text:p>
        <text:p text:style-name="Preformatted_20_Text"><text:span text:style-name="Source_20_Text">direction:</text:span></text:p>
        <text:p text:style-name="Preformatted_20_Text"><text:span text:style-name="Source_20_Text"><text:s text:c="4"/>if sample_id % 2 == 1: left_to_right</text:span></text:p>
        <text:p text:style-name="Preformatted_20_Text"><text:span text:style-name="Source_20_Text"><text:s text:c="4"/>else: right_to_left</text:span></text:p>
        <text:p text:style-name="Preformatted_20_Text"><text:span text:style-name="Source_20_Text">condition:</text:span></text:p>
        <text:p text:style-name="Preformatted_20_Text"><text:span text:style-name="Source_20_Text"><text:s text:c="4"/>if 1 &lt;= sample_id &lt;= 80: normal</text:span></text:p>
        <text:p text:style-name="Preformatted_20_Text"><text:span text:style-name="Source_20_Text"><text:s text:c="4"/>if 81 &lt;= sample_id &lt;= 100: with_bag</text:span></text:p>
        <text:p text:style-name="Preformatted_20_Text"><text:span text:style-name="Source_20_Text">setup_type:</text:span></text:p>
        <text:p text:style-name="Preformatted_20_Text"><text:span text:style-name="Source_20_Text"><text:s text:c="4"/>regular or modified</text:span></text:p>
        <text:p text:style-name="Preformatted_20_Text"><text:span text:style-name="Source_20_Text">domain:</text:span></text:p>
        <text:p text:style-name="P3"><text:span text:style-name="Source_20_Text"><text:s text:c="4"/>regular_router or modified_antenna_spread</text:span></text:p>
      </text:section>
      <text:p text:style-name="Text_20_body">For bag samples, direction still appli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Range</text:p>
            </table:table-cell>
            <table:table-cell table:style-name="Table3.A1" office:value-type="string">
              <text:p text:style-name="Table_20_Heading">Odd</text:p>
            </table:table-cell>
            <table:table-cell table:style-name="Table3.A1" office:value-type="string">
              <text:p text:style-name="Table_20_Heading">Even</text:p>
            </table:table-cell>
          </table:table-row>
        </table:table-header-rows>
        <table:table-row>
          <table:table-cell table:style-name="Table3.A1" office:value-type="string">
            <text:p text:style-name="Table_20_Contents">1–80</text:p>
          </table:table-cell>
          <table:table-cell table:style-name="Table3.A1" office:value-type="string">
            <text:p text:style-name="Table_20_Contents">normal + left-to-right</text:p>
          </table:table-cell>
          <table:table-cell table:style-name="Table3.A1" office:value-type="string">
            <text:p text:style-name="Table_20_Contents">normal + right-to-left</text:p>
          </table:table-cell>
        </table:table-row>
        <table:table-row>
          <table:table-cell table:style-name="Table3.A1" office:value-type="string">
            <text:p text:style-name="Table_20_Contents">81–100</text:p>
          </table:table-cell>
          <table:table-cell table:style-name="Table3.A1" office:value-type="string">
            <text:p text:style-name="Table_20_Contents">bag + left-to-right</text:p>
          </table:table-cell>
          <table:table-cell table:style-name="Table3.A1" office:value-type="string">
            <text:p text:style-name="Table_20_Contents">bag + right-to-left</text:p>
          </table:table-cell>
        </table:table-row>
      </table:table>
      <text:h text:style-name="Heading_20_2" text:outline-level="2">2.6 Leakage risks</text:h>
      <text:p text:style-name="Text_20_body">The biggest leakage risks are:</text:p>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Table_20_Heading">Leakage risk</text:p>
            </table:table-cell>
            <table:table-cell table:style-name="Table4.A1" office:value-type="string">
              <text:p text:style-name="Table_20_Heading">Why dangerous</text:p>
            </table:table-cell>
            <table:table-cell table:style-name="Table4.A1" office:value-type="string">
              <text:p text:style-name="Table_20_Heading">Fix</text:p>
            </table:table-cell>
          </table:table-row>
        </table:table-header-rows>
        <table:table-row>
          <table:table-cell table:style-name="Table4.A1" office:value-type="string">
            <text:p text:style-name="Table_20_Contents">Window leakage</text:p>
          </table:table-cell>
          <table:table-cell table:style-name="Table4.A1" office:value-type="string">
            <text:p text:style-name="Table_20_Contents">Multiple windows from one CSI sample appear in train and test</text:p>
          </table:table-cell>
          <table:table-cell table:style-name="Table4.A1" office:value-type="string">
            <text:p text:style-name="Table_20_Contents">Split at sample level before windowing</text:p>
          </table:table-cell>
        </table:table-row>
        <table:table-row>
          <table:table-cell table:style-name="Table4.A1" office:value-type="string">
            <text:p text:style-name="Table_20_Contents">Participant-session leakage</text:p>
          </table:table-cell>
          <table:table-cell table:style-name="Table4.A1" office:value-type="string">
            <text:p text:style-name="Table_20_Contents">Random samples from same continuous session appear in train/test</text:p>
          </table:table-cell>
          <table:table-cell table:style-name="Table4.A1" office:value-type="string">
            <text:p text:style-name="Table_20_Contents">Use block/sample-index splits and hard condition splits</text:p>
          </table:table-cell>
        </table:table-row>
        <table:table-row>
          <table:table-cell table:style-name="Table4.A1" office:value-type="string">
            <text:p text:style-name="Table_20_Contents">Preprocessing leakage</text:p>
          </table:table-cell>
          <table:table-cell table:style-name="Table4.A1" office:value-type="string">
            <text:p text:style-name="Table_20_Contents">Normalization/PCA fitted on full dataset</text:p>
          </table:table-cell>
          <table:table-cell table:style-name="Table4.A1" office:value-type="string">
            <text:p text:style-name="Table_20_Contents">Fit scaler/PCA only on train, apply to val/test</text:p>
          </table:table-cell>
        </table:table-row>
        <table:table-row>
          <table:table-cell table:style-name="Table4.A1" office:value-type="string">
            <text:p text:style-name="Table_20_Contents">Augmentation leakage</text:p>
          </table:table-cell>
          <table:table-cell table:style-name="Table4.A1" office:value-type="string">
            <text:p text:style-name="Table_20_Contents">Augmented version of test sample appears in train</text:p>
          </table:table-cell>
          <table:table-cell table:style-name="Table4.A1" office:value-type="string">
            <text:p text:style-name="Table_20_Contents">Augment only train samples</text:p>
          </table:table-cell>
        </table:table-row>
        <table:table-row>
          <table:table-cell table:style-name="Table4.A1" office:value-type="string">
            <text:p text:style-name="Table_20_Contents">Setup leakage</text:p>
          </table:table-cell>
          <table:table-cell table:style-name="Table4.A1" office:value-type="string">
            <text:p text:style-name="Table_20_Contents">Same modified subject samples used in both source and target tuning/test</text:p>
          </table:table-cell>
          <table:table-cell table:style-name="Table4.A1" office:value-type="string">
            <text:p text:style-name="Table_20_Contents">Separate adaptation, validation, and final target test</text:p>
          </table:table-cell>
        </table:table-row>
        <table:table-row>
          <table:table-cell table:style-name="Table4.A1" office:value-type="string">
            <text:p text:style-name="Table_20_Contents">Hyperparameter leakage</text:p>
          </table:table-cell>
          <table:table-cell table:style-name="Table4.A1" office:value-type="string">
            <text:p text:style-name="Table_20_Contents">Test set repeatedly used for model choice</text:p>
          </table:table-cell>
          <table:table-cell table:style-name="Table4.A1" office:value-type="string">
            <text:p text:style-name="Table_20_Contents">Keep a locked final test protocol</text:p>
          </table:table-cell>
        </table:table-row>
        <table:table-row>
          <table:table-cell table:style-name="Table4.A1" office:value-type="string">
            <text:p text:style-name="Table_20_Contents">Identity leakage in auxiliary tasks</text:p>
          </table:table-cell>
          <table:table-cell table:style-name="Table4.A1" office:value-type="string">
            <text:p text:style-name="Table_20_Contents">Direction/bag classifier learns person identity due to imbalance</text:p>
          </table:table-cell>
          <table:table-cell table:style-name="Table4.A1" office:value-type="string">
            <text:p text:style-name="Table_20_Contents">Use stratified splits and report per-person metrics</text:p>
          </table:table-cell>
        </table:table-row>
      </table:table>
      <text:p text:style-name="Text_20_body">Recent CSI-HAR leakage critiques show why this is not a minor issue; subject-unaware or improper partitioning can substantially inflate reported performance. </text:p>
      <text:h text:style-name="Heading_20_2" text:outline-level="2">2.7 Recommended splits</text:h>
      <text:h text:style-name="Heading_20_3" text:outline-level="3">Split A — weak baseline only: random sample split</text:h>
      <text:p text:style-name="Text_20_body">Use 60/20/20 or 70/15/15 per person, stratified by direction and condition.</text:p>
      <text:p text:style-name="Text_20_body">This is useful only as an <text:span text:style-name="Strong_20_Emphasis">easy in-distribution reference</text:span>. Do not make your main claim from this.</text:p>
      <text:h text:style-name="Heading_20_3" text:outline-level="3">Split B — stronger closed-set person-ID split</text:h>
      <text:p text:style-name="Text_20_body">For each participant in regular setup:</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Set</text:p>
            </table:table-cell>
            <table:table-cell table:style-name="Table5.A1" office:value-type="string">
              <text:p text:style-name="Table_20_Heading">Normal samples</text:p>
            </table:table-cell>
            <table:table-cell table:style-name="Table5.A1" office:value-type="string">
              <text:p text:style-name="Table_20_Heading">Bag samples</text:p>
            </table:table-cell>
            <table:table-cell table:style-name="Table5.A1" office:value-type="string">
              <text:p text:style-name="Table_20_Heading">Direction balance</text:p>
            </table:table-cell>
          </table:table-row>
        </table:table-header-rows>
        <table:table-row>
          <table:table-cell table:style-name="Table5.A1" office:value-type="string">
            <text:p text:style-name="Table_20_Contents">Train</text:p>
          </table:table-cell>
          <table:table-cell table:style-name="Table5.A1" office:value-type="string">
            <text:p text:style-name="Table_20_Contents">1–60</text:p>
          </table:table-cell>
          <table:table-cell table:style-name="Table5.A1" office:value-type="string">
            <text:p text:style-name="Table_20_Contents">optional none or 81–90</text:p>
          </table:table-cell>
          <table:table-cell table:style-name="Table5.A1" office:value-type="string">
            <text:p text:style-name="Table_20_Contents">balanced odd/even</text:p>
          </table:table-cell>
        </table:table-row>
        <table:table-row>
          <table:table-cell table:style-name="Table5.A1" office:value-type="string">
            <text:p text:style-name="Table_20_Contents">Val</text:p>
          </table:table-cell>
          <table:table-cell table:style-name="Table5.A1" office:value-type="string">
            <text:p text:style-name="Table_20_Contents">61–70</text:p>
          </table:table-cell>
          <table:table-cell table:style-name="Table5.A1" office:value-type="string">
            <text:p text:style-name="Table_20_Contents">optional 91–94</text:p>
          </table:table-cell>
          <table:table-cell table:style-name="Table5.A1" office:value-type="string">
            <text:p text:style-name="Table_20_Contents">balanced</text:p>
          </table:table-cell>
        </table:table-row>
        <table:table-row>
          <table:table-cell table:style-name="Table5.A1" office:value-type="string">
            <text:p text:style-name="Table_20_Contents">Test</text:p>
          </table:table-cell>
          <table:table-cell table:style-name="Table5.A1" office:value-type="string">
            <text:p text:style-name="Table_20_Contents">71–80</text:p>
          </table:table-cell>
          <table:table-cell table:style-name="Table5.A1" office:value-type="string">
            <text:p text:style-name="Table_20_Contents">95–100</text:p>
          </table:table-cell>
          <table:table-cell table:style-name="Table5.A1" office:value-type="string">
            <text:p text:style-name="Table_20_Contents">balanced as much as possible</text:p>
          </table:table-cell>
        </table:table-row>
      </table:table>
      <text:p text:style-name="Text_20_body">Better: keep <text:span text:style-name="Strong_20_Emphasis">bag samples entirely out of training</text:span> for cross-bag robustness.</text:p>
      <text:h text:style-name="Heading_20_3" text:outline-level="3">Split C — cross-direction</text:h>
      <text:p text:style-name="Text_20_body">Train on left-to-right only, validate on a subset of left-to-right, test on right-to-left. Repeat reversed.</text:p>
      <text:p text:style-name="Text_20_body">This is strong because direction affects CSI waveform symmetry and antenna orientation, as shown in Gate-ID. </text:p>
      <text:h text:style-name="Heading_20_3" text:outline-level="3">Split D — cross-bag</text:h>
      <text:p text:style-name="Text_20_body">Train on normal walking samples 1–80, test on bag samples 81–100. This is one of your most important protocols.</text:p>
      <text:h text:style-name="Heading_20_3" text:outline-level="3"><text:soft-page-break/>Split E — combined hard split</text:h>
      <text:p text:style-name="Text_20_body">Train on normal left-to-right, test on bag right-to-left. Repeat train normal right-to-left, test bag left-to-right.</text:p>
      <text:p text:style-name="Text_20_body">This is very strong because both direction and carrying condition shift simultaneously.</text:p>
      <text:h text:style-name="Heading_20_3" text:outline-level="3">Split F — cross-setup transfer</text:h>
      <text:p text:style-name="Text_20_body">Use only the 5 overlapping subject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Protocol</text:p>
            </table:table-cell>
            <table:table-cell table:style-name="Table6.A1" office:value-type="string">
              <text:p text:style-name="Table_20_Heading">Source</text:p>
            </table:table-cell>
            <table:table-cell table:style-name="Table6.A1" office:value-type="string">
              <text:p text:style-name="Table_20_Heading">Target</text:p>
            </table:table-cell>
          </table:table-row>
        </table:table-header-rows>
        <table:table-row>
          <table:table-cell table:style-name="Table6.A1" office:value-type="string">
            <text:p text:style-name="Table_20_Contents">R→M</text:p>
          </table:table-cell>
          <table:table-cell table:style-name="Table6.A1" office:value-type="string">
            <text:p text:style-name="Table_20_Contents">regular setup</text:p>
          </table:table-cell>
          <table:table-cell table:style-name="Table6.A1" office:value-type="string">
            <text:p text:style-name="Table_20_Contents">modified setup</text:p>
          </table:table-cell>
        </table:table-row>
        <table:table-row>
          <table:table-cell table:style-name="Table6.A1" office:value-type="string">
            <text:p text:style-name="Table_20_Contents">M→R</text:p>
          </table:table-cell>
          <table:table-cell table:style-name="Table6.A1" office:value-type="string">
            <text:p text:style-name="Table_20_Contents">modified setup</text:p>
          </table:table-cell>
          <table:table-cell table:style-name="Table6.A1" office:value-type="string">
            <text:p text:style-name="Table_20_Contents">regular setup</text:p>
          </table:table-cell>
        </table:table-row>
        <table:table-row>
          <table:table-cell table:style-name="Table6.A1" office:value-type="string">
            <text:p text:style-name="Table_20_Contents">Unsupervised DA</text:p>
          </table:table-cell>
          <table:table-cell table:style-name="Table6.A1" office:value-type="string">
            <text:p text:style-name="Table_20_Contents">labeled source + unlabeled target train</text:p>
          </table:table-cell>
          <table:table-cell table:style-name="Table6.A1" office:value-type="string">
            <text:p text:style-name="Table_20_Contents">target test</text:p>
          </table:table-cell>
        </table:table-row>
        <table:table-row>
          <table:table-cell table:style-name="Table6.A1" office:value-type="string">
            <text:p text:style-name="Table_20_Contents">Few-shot DA</text:p>
          </table:table-cell>
          <table:table-cell table:style-name="Table6.A1" office:value-type="string">
            <text:p text:style-name="Table_20_Contents">labeled source + k target samples/person</text:p>
          </table:table-cell>
          <table:table-cell table:style-name="Table6.A1" office:value-type="string">
            <text:p text:style-name="Table_20_Contents">remaining target test</text:p>
          </table:table-cell>
        </table:table-row>
      </table:table>
      <text:p text:style-name="Text_20_body">This should be presented as a <text:span text:style-name="Strong_20_Emphasis">domain-shift pilot</text:span>, not as definitive proof of deployment generalization.</text:p>
      <text:h text:style-name="Heading_20_3" text:outline-level="3">Split G — leave-one-person-out / unseen-person protocol</text:h>
      <text:p text:style-name="Text_20_body">Closed-set classification cannot directly use leave-one-person-out because the test person is not in the classifier’s output classes. Use this only for:</text:p>
      <text:list text:style-name="L2">
        <text:list-item>
          <text:p text:style-name="P8">verification, </text:p>
        </text:list-item>
        <text:list-item>
          <text:p text:style-name="P8">open-set recognition, </text:p>
        </text:list-item>
        <text:list-item>
          <text:p text:style-name="P8">few-shot enrollment, </text:p>
        </text:list-item>
        <text:list-item>
          <text:p text:style-name="P8">metric learning, </text:p>
        </text:list-item>
        <text:list-item>
          <text:p text:style-name="P7">representation evaluation. </text:p>
        </text:list-item>
      </text:list>
      <text:p text:style-name="Text_20_body">Example: train an embedding on 24 people; for the left-out person, enroll k samples and query the rest. Report EER, AUROC, TAR@FAR, and few-shot accuracy.</text:p>
      <text:h text:style-name="Heading_20_2" text:outline-level="2">2.8 Strongest split for Q1</text:h>
      <text:p text:style-name="Text_20_body">The strongest publishable protocol is a <text:span text:style-name="Strong_20_Emphasis">protocol suite</text:span>, not one split:</text:p>
      <text:list text:style-name="L3">
        <text:list-item>
          <text:p text:style-name="P10">In-distribution 25-person regular closed-set ID. </text:p>
        </text:list-item>
        <text:list-item>
          <text:p text:style-name="P10">Cross-direction ID. </text:p>
        </text:list-item>
        <text:list-item>
          <text:p text:style-name="P10">Cross-bag ID. </text:p>
        </text:list-item>
        <text:list-item>
          <text:p text:style-name="P10">Combined cross-direction + cross-bag ID. </text:p>
        </text:list-item>
        <text:list-item>
          <text:p text:style-name="P10">Few-shot enrollment / verification. </text:p>
        </text:list-item>
        <text:list-item>
          <text:p text:style-name="P10">Cross-setup R→M and M→R on the 5 overlapping people. </text:p>
        </text:list-item>
        <text:list-item>
          <text:p text:style-name="P9">Ablation and statistical tests across all protocols. </text:p>
        </text:list-item>
      </text:list>
      <text:p text:style-name="Text_20_body">A paper that succeeds on this suite will be much stronger than a paper reporting only random-split accuracy.</text:p>
      <text:p text:style-name="Horizontal_20_Line"/>
      <text:h text:style-name="Heading_20_1" text:outline-level="1"><text:soft-page-break/>PART 3 — Publishable improvement scope</text:h>
      <text:h text:style-name="Heading_20_2" text:outline-level="2">3.1 Signal preprocessing improvements</text:h>
      <text:p text:style-name="Text_20_body">Your baseline should include packet filtering, corrupted-packet removal, timestamp alignment, packet-rate normalization, and missing-packet handling. This matters because CSI has receiver gain and phase errors; recent preprocessing work explicitly models gain and synchronization-induced phase errors and argues that raw CSI can significantly hinder sensing tasks. </text:p>
      <text:p text:style-name="Text_20_body"><text:span text:style-name="Strong_20_Emphasis">Q1 strength:</text:span> medium by itself, high if linked to robustness under bag/direction/setup shifts.</text:p>
      <text:p text:style-name="Text_20_body"><text:span text:style-name="Strong_20_Emphasis">Experiments:</text:span> raw vs denoised vs calibrated; amplitude-only vs phase-only vs fused; all tested under hard splits.</text:p>
      <text:h text:style-name="Heading_20_2" text:outline-level="2">3.2 CSI amplitude/phase cleaning</text:h>
      <text:p text:style-name="Text_20_body">Amplitude is usually more stable; phase can carry spatial information but is sensitive to synchronization errors. Phase-processing work notes that CSI phase is underused because of synchronization errors and proposes sanitization plus smoothing/rebuilding pipelines. </text:p>
      <text:p text:style-name="Text_20_body"><text:span text:style-name="Strong_20_Emphasis">Recommended:</text:span> amplitude baseline first, then sanitized phase, then amplitude+phase fusion.</text:p>
      <text:p text:style-name="Text_20_body"><text:span text:style-name="Strong_20_Emphasis">Risk:</text:span> bad phase sanitization can reduce accuracy. Do not claim phase is always better; prove it.</text:p>
      <text:h text:style-name="Heading_20_2" text:outline-level="2">3.3 Feature representation improvements</text:h>
      <text:p text:style-name="Text_20_body">Use multiple representations:</text:p>
      <text:list text:style-name="L4">
        <text:list-item>
          <text:p text:style-name="P12">raw CSI amplitude tensor, </text:p>
        </text:list-item>
        <text:list-item>
          <text:p text:style-name="P12">PCA-reduced amplitude, </text:p>
        </text:list-item>
        <text:list-item>
          <text:p text:style-name="P12">sanitized phase, </text:p>
        </text:list-item>
        <text:list-item>
          <text:p text:style-name="P12">amplitude+phase fusion, </text:p>
        </text:list-item>
        <text:list-item>
          <text:p text:style-name="P12">Doppler/time-frequency spectrogram, </text:p>
        </text:list-item>
        <text:list-item>
          <text:p text:style-name="P12">CSI “image” for 2D CNN/ViT, </text:p>
        </text:list-item>
        <text:list-item>
          <text:p text:style-name="P12">tokenized CSI sequence for transformers, </text:p>
        </text:list-item>
        <text:list-item>
          <text:p text:style-name="P11">statistical vector for ML baselines. </text:p>
        </text:list-item>
      </text:list>
      <text:p text:style-name="Text_20_body"><text:span text:style-name="Strong_20_Emphasis">Q1 strength:</text:span> high if you show which representation generalizes best, not just which is best on random split.</text:p>
      <text:h text:style-name="Heading_20_2" text:outline-level="2">3.4 Model architecture improvements</text:h>
      <text:p text:style-name="Text_20_body">A publishable architecture should not be just “Transformer on CSI.” Better: <text:span text:style-name="Strong_20_Emphasis">multi-branch robust representation learning</text:span>:</text:p>
      <text:list text:style-name="L5">
        <text:list-item>
          <text:p text:style-name="P14">temporal branch: TCN/BiGRU/Transformer, </text:p>
        </text:list-item>
        <text:list-item>
          <text:p text:style-name="P14">spectral/subcarrier branch: CNN or attention over subcarriers, </text:p>
        </text:list-item>
        <text:list-item>
          <text:p text:style-name="P14">condition-adversarial branch: remove direction/bag/setup nuisance, </text:p>
        </text:list-item>
        <text:list-item>
          <text:p text:style-name="P14">identity head: ArcFace/CosFace classification, </text:p>
        </text:list-item>
        <text:list-item>
          <text:p text:style-name="P14">auxiliary heads: direction and bag prediction, </text:p>
        </text:list-item>
        <text:list-item>
          <text:p text:style-name="P13"><text:soft-page-break/>domain head: setup confusion for regular/modified alignment. </text:p>
        </text:list-item>
      </text:list>
      <text:p text:style-name="Text_20_body"><text:span text:style-name="Strong_20_Emphasis">Q1 strength:</text:span> high if evaluated against CNN, CNN-LSTM, BiGRU, TCN, Transformer, Wi-Gait-style residual Transformer, and metric-learning baselines.</text:p>
      <text:h text:style-name="Heading_20_2" text:outline-level="2">3.5 Robustness and generalization improvements</text:h>
      <text:p text:style-name="Text_20_body">Your dataset is ideal for robustness:</text:p>
      <text:list text:style-name="L6">
        <text:list-item>
          <text:p text:style-name="P16">train normal → test bag, </text:p>
        </text:list-item>
        <text:list-item>
          <text:p text:style-name="P16">train one direction → test opposite, </text:p>
        </text:list-item>
        <text:list-item>
          <text:p text:style-name="P16">train regular → test modified, </text:p>
        </text:list-item>
        <text:list-item>
          <text:p text:style-name="P16">train with/without augmentation, </text:p>
        </text:list-item>
        <text:list-item>
          <text:p text:style-name="P15">report degradation curves. </text:p>
        </text:list-item>
      </text:list>
      <text:p text:style-name="Text_20_body"><text:span text:style-name="Strong_20_Emphasis">Q1 strength:</text:span> high, because reviewers care more about robustness than one high random-split accuracy.</text:p>
      <text:h text:style-name="Heading_20_2" text:outline-level="2">3.6 Cross-domain/cross-setup adaptation</text:h>
      <text:p text:style-name="Text_20_body">Use the 5 overlapping subjects for:</text:p>
      <text:list text:style-name="L7">
        <text:list-item>
          <text:p text:style-name="P18">CORAL, </text:p>
        </text:list-item>
        <text:list-item>
          <text:p text:style-name="P18">MMD, </text:p>
        </text:list-item>
        <text:list-item>
          <text:p text:style-name="P18">DANN, </text:p>
        </text:list-item>
        <text:list-item>
          <text:p text:style-name="P18">domain-specific batch normalization, </text:p>
        </text:list-item>
        <text:list-item>
          <text:p text:style-name="P18">cross-attention alignment, </text:p>
        </text:list-item>
        <text:list-item>
          <text:p text:style-name="P18">test-time entropy minimization, </text:p>
        </text:list-item>
        <text:list-item>
          <text:p text:style-name="P17">few-shot target adaptation. </text:p>
        </text:list-item>
      </text:list>
      <text:p text:style-name="Text_20_body"><text:span text:style-name="Strong_20_Emphasis">Q1 strength:</text:span> medium with 5 subjects; high only if framed as a secondary validation or if you collect more modified-router participants.</text:p>
      <text:h text:style-name="Heading_20_2" text:outline-level="2">3.7 Few-shot and low-data learning</text:h>
      <text:p text:style-name="Text_20_body">Because every person has 100 samples, you can simulate 1-shot, 3-shot, 5-shot, 10-shot, 20-shot enrollment.</text:p>
      <text:p text:style-name="Text_20_body">Use:</text:p>
      <text:list text:style-name="L8">
        <text:list-item>
          <text:p text:style-name="P20">prototypical networks, </text:p>
        </text:list-item>
        <text:list-item>
          <text:p text:style-name="P20">Siamese/triplet networks, </text:p>
        </text:list-item>
        <text:list-item>
          <text:p text:style-name="P20">supervised contrastive learning, </text:p>
        </text:list-item>
        <text:list-item>
          <text:p text:style-name="P20">ArcFace/CosFace, </text:p>
        </text:list-item>
        <text:list-item>
          <text:p text:style-name="P19">masked CSI pretraining + few-shot fine-tuning. </text:p>
        </text:list-item>
      </text:list>
      <text:p text:style-name="Text_20_body"><text:span text:style-name="Strong_20_Emphasis">Q1 strength:</text:span> high, because CAUTION and AutoFi show that low-label and few-shot WiFi sensing are active research directions. </text:p>
      <text:h text:style-name="Heading_20_2" text:outline-level="2"><text:soft-page-break/>3.8 Explainability</text:h>
      <text:p text:style-name="Text_20_body">Use:</text:p>
      <text:list text:style-name="L9">
        <text:list-item>
          <text:p text:style-name="P22">subcarrier importance, </text:p>
        </text:list-item>
        <text:list-item>
          <text:p text:style-name="P22">time-region saliency, </text:p>
        </text:list-item>
        <text:list-item>
          <text:p text:style-name="P22">attention maps, </text:p>
        </text:list-item>
        <text:list-item>
          <text:p text:style-name="P22">UMAP/t-SNE embeddings by person/direction/bag/setup, </text:p>
        </text:list-item>
        <text:list-item>
          <text:p text:style-name="P22">confusion matrix ordered by physical similarity if metadata exists, </text:p>
        </text:list-item>
        <text:list-item>
          <text:p text:style-name="P21">ablation of antenna streams/subcarriers. </text:p>
        </text:list-item>
      </text:list>
      <text:p text:style-name="Text_20_body"><text:span text:style-name="Strong_20_Emphasis">Q1 strength:</text:span> medium to high if used to support physical interpretation, not just decorative figures.</text:p>
      <text:h text:style-name="Heading_20_2" text:outline-level="2">3.9 Real-world deployment</text:h>
      <text:p text:style-name="Text_20_body">Report:</text:p>
      <text:list text:style-name="L10">
        <text:list-item>
          <text:p text:style-name="P24">model parameters, </text:p>
        </text:list-item>
        <text:list-item>
          <text:p text:style-name="P24">FLOPs, </text:p>
        </text:list-item>
        <text:list-item>
          <text:p text:style-name="P24">inference latency, </text:p>
        </text:list-item>
        <text:list-item>
          <text:p text:style-name="P24">memory, </text:p>
        </text:list-item>
        <text:list-item>
          <text:p text:style-name="P24">window length, </text:p>
        </text:list-item>
        <text:list-item>
          <text:p text:style-name="P24">number of packets required, </text:p>
        </text:list-item>
        <text:list-item>
          <text:p text:style-name="P24">effect of reducing subcarriers, </text:p>
        </text:list-item>
        <text:list-item>
          <text:p text:style-name="P23">edge feasibility. </text:p>
        </text:list-item>
      </text:list>
      <text:p text:style-name="Text_20_body"><text:span text:style-name="Strong_20_Emphasis">Q1 strength:</text:span> medium by itself, high if targeting IEEE Internet of Things Journal, IEEE Sensors Journal, or Computer Networks.</text:p>
      <text:h text:style-name="Heading_20_2" text:outline-level="2">3.10 Statistical reliability</text:h>
      <text:p text:style-name="Text_20_body">Mandatory for Q1:</text:p>
      <text:list text:style-name="L11">
        <text:list-item>
          <text:p text:style-name="P26">5 or 10 random seeds, </text:p>
        </text:list-item>
        <text:list-item>
          <text:p text:style-name="P26">mean ± standard deviation, </text:p>
        </text:list-item>
        <text:list-item>
          <text:p text:style-name="P26">95% confidence intervals, </text:p>
        </text:list-item>
        <text:list-item>
          <text:p text:style-name="P26">paired Wilcoxon signed-rank test or paired t-test, </text:p>
        </text:list-item>
        <text:list-item>
          <text:p text:style-name="P26">McNemar test for paired classification comparisons, </text:p>
        </text:list-item>
        <text:list-item>
          <text:p text:style-name="P26">effect size, </text:p>
        </text:list-item>
        <text:list-item>
          <text:p text:style-name="P25">per-person results. </text:p>
        </text:list-item>
      </text:list>
      <text:p text:style-name="Horizontal_20_Line"/>
      <text:h text:style-name="Heading_20_1" text:outline-level="1">PART 4 — Models to train</text:h>
      <text:h text:style-name="Heading_20_2" text:outline-level="2">4.1 Traditional ML baselines</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Models</text:p>
            </table:table-cell>
            <table:table-cell table:style-name="Table7.A1" office:value-type="string">
              <text:p text:style-name="Table_20_Heading">Input</text:p>
            </table:table-cell>
            <table:table-cell table:style-name="Table7.A1" office:value-type="string">
              <text:p text:style-name="Table_20_Heading">Preprocessing</text:p>
            </table:table-cell>
            <table:table-cell table:style-name="Table7.A1" office:value-type="string">
              <text:p text:style-name="Table_20_Heading">Loss/training</text:p>
            </table:table-cell>
            <table:table-cell table:style-name="Table7.A1" office:value-type="string">
              <text:p text:style-name="Table_20_Heading">Metrics</text:p>
            </table:table-cell>
            <table:table-cell table:style-name="Table7.A1" office:value-type="string">
              <text:p text:style-name="Table_20_Heading">Level</text:p>
            </table:table-cell>
          </table:table-row>
        </table:table-header-rows>
        <table:table-row>
          <table:table-cell table:style-name="Table7.A1" office:value-type="string">
            <text:p text:style-name="Table_20_Contents">SVM, RF, <text:soft-page-break/>XGBoost/LightGBM/CatBoost, KNN, Logistic Regression, LDA/QDA, Naive Bayes</text:p>
          </table:table-cell>
          <table:table-cell table:style-name="Table7.A1" office:value-type="string">
            <text:p text:style-name="Table_20_Contents">Statistical <text:soft-page-break/>features, PCA features, Doppler features</text:p>
          </table:table-cell>
          <table:table-cell table:style-name="Table7.A1" office:value-type="string">
            <text:p text:style-name="Table_20_Contents">denoise, <text:soft-page-break/>normalize, PCA/statistics</text:p>
          </table:table-cell>
          <table:table-cell table:style-name="Table7.A1" office:value-type="string">
            <text:p text:style-name="Table_20_Contents">cross-entropy <text:soft-page-break/>or tree objective</text:p>
          </table:table-cell>
          <table:table-cell table:style-name="Table7.A1" office:value-type="string">
            <text:p text:style-name="Table_20_Contents">accuracy, <text:soft-page-break/>macro-F1, balanced accuracy</text:p>
          </table:table-cell>
          <table:table-cell table:style-name="Table7.A1" office:value-type="string">
            <text:p text:style-name="Table_20_Contents">mandatory <text:soft-page-break/>baseline</text:p>
          </table:table-cell>
        </table:table-row>
        <table:table-row>
          <table:table-cell table:style-name="Table7.A1" office:value-type="string">
            <text:p text:style-name="Table_20_Contents">HMM</text:p>
          </table:table-cell>
          <table:table-cell table:style-name="Table7.A1" office:value-type="string">
            <text:p text:style-name="Table_20_Contents">sequence of gait-cycle features</text:p>
          </table:table-cell>
          <table:table-cell table:style-name="Table7.A1" office:value-type="string">
            <text:p text:style-name="Table_20_Contents">segmentation/gait-cycle detection</text:p>
          </table:table-cell>
          <table:table-cell table:style-name="Table7.A1" office:value-type="string">
            <text:p text:style-name="Table_20_Contents">likelihood maximization</text:p>
          </table:table-cell>
          <table:table-cell table:style-name="Table7.A1" office:value-type="string">
            <text:p text:style-name="Table_20_Contents">sequence accuracy, EER</text:p>
          </table:table-cell>
          <table:table-cell table:style-name="Table7.A1" office:value-type="string">
            <text:p text:style-name="Table_20_Contents">optional baseline</text:p>
          </table:table-cell>
        </table:table-row>
      </table:table>
      <text:p text:style-name="Text_20_body">Use features such as mean/std/skew/kurtosis per subcarrier, Doppler-band energy, PCA component statistics, STFT energy, entropy, autocorrelation, and gait-cycle timing.</text:p>
      <text:p text:style-name="Text_20_body">These models are not Q1 contributions, but reviewers expect them.</text:p>
      <text:h text:style-name="Heading_20_2" text:outline-level="2">4.2 Classical deep learning</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Model</text:p>
            </table:table-cell>
            <table:table-cell table:style-name="Table8.A1" office:value-type="string">
              <text:p text:style-name="Table_20_Heading">Input</text:p>
            </table:table-cell>
            <table:table-cell table:style-name="Table8.A1" office:value-type="string">
              <text:p text:style-name="Table_20_Heading">Strength</text:p>
            </table:table-cell>
            <table:table-cell table:style-name="Table8.A1" office:value-type="string">
              <text:p text:style-name="Table_20_Heading">Weakness</text:p>
            </table:table-cell>
            <table:table-cell table:style-name="Table8.A1" office:value-type="string">
              <text:p text:style-name="Table_20_Heading">Level</text:p>
            </table:table-cell>
          </table:table-row>
        </table:table-header-rows>
        <table:table-row>
          <table:table-cell table:style-name="Table8.A1" office:value-type="string">
            <text:p text:style-name="Table_20_Contents">1D CNN</text:p>
          </table:table-cell>
          <table:table-cell table:style-name="Table8.A1" office:value-type="string">
            <text:p text:style-name="Table_20_Contents">time × channel tensor</text:p>
          </table:table-cell>
          <table:table-cell table:style-name="Table8.A1" office:value-type="string">
            <text:p text:style-name="Table_20_Contents">fast, strong baseline</text:p>
          </table:table-cell>
          <table:table-cell table:style-name="Table8.A1" office:value-type="string">
            <text:p text:style-name="Table_20_Contents">limited long-range modeling</text:p>
          </table:table-cell>
          <table:table-cell table:style-name="Table8.A1" office:value-type="string">
            <text:p text:style-name="Table_20_Contents">good baseline</text:p>
          </table:table-cell>
        </table:table-row>
        <table:table-row>
          <table:table-cell table:style-name="Table8.A1" office:value-type="string">
            <text:p text:style-name="Table_20_Contents">2D CNN</text:p>
          </table:table-cell>
          <table:table-cell table:style-name="Table8.A1" office:value-type="string">
            <text:p text:style-name="Table_20_Contents">time × subcarrier CSI image/spectrogram</text:p>
          </table:table-cell>
          <table:table-cell table:style-name="Table8.A1" office:value-type="string">
            <text:p text:style-name="Table_20_Contents">strong spatial-temporal learning</text:p>
          </table:table-cell>
          <table:table-cell table:style-name="Table8.A1" office:value-type="string">
            <text:p text:style-name="Table_20_Contents">sensitive to representation</text:p>
          </table:table-cell>
          <table:table-cell table:style-name="Table8.A1" office:value-type="string">
            <text:p text:style-name="Table_20_Contents">good baseline</text:p>
          </table:table-cell>
        </table:table-row>
        <table:table-row>
          <table:table-cell table:style-name="Table8.A1" office:value-type="string">
            <text:p text:style-name="Table_20_Contents">CNN-LSTM / CNN-GRU</text:p>
          </table:table-cell>
          <table:table-cell table:style-name="Table8.A1" office:value-type="string">
            <text:p text:style-name="Table_20_Contents">CNN features + temporal sequence</text:p>
          </table:table-cell>
          <table:table-cell table:style-name="Table8.A1" office:value-type="string">
            <text:p text:style-name="Table_20_Contents">strong for gait dynamics</text:p>
          </table:table-cell>
          <table:table-cell table:style-name="Table8.A1" office:value-type="string">
            <text:p text:style-name="Table_20_Contents">slower, overfitting risk</text:p>
          </table:table-cell>
          <table:table-cell table:style-name="Table8.A1" office:value-type="string">
            <text:p text:style-name="Table_20_Contents">strong baseline</text:p>
          </table:table-cell>
        </table:table-row>
        <table:table-row>
          <table:table-cell table:style-name="Table8.A1" office:value-type="string">
            <text:p text:style-name="Table_20_Contents">BiLSTM / BiGRU</text:p>
          </table:table-cell>
          <table:table-cell table:style-name="Table8.A1" office:value-type="string">
            <text:p text:style-name="Table_20_Contents">sequence</text:p>
          </table:table-cell>
          <table:table-cell table:style-name="Table8.A1" office:value-type="string">
            <text:p text:style-name="Table_20_Contents">captures bidirectional patterns</text:p>
          </table:table-cell>
          <table:table-cell table:style-name="Table8.A1" office:value-type="string">
            <text:p text:style-name="Table_20_Contents">not deployment-friendly if long windows</text:p>
          </table:table-cell>
          <table:table-cell table:style-name="Table8.A1" office:value-type="string">
            <text:p text:style-name="Table_20_Contents">good</text:p>
          </table:table-cell>
        </table:table-row>
        <table:table-row>
          <table:table-cell table:style-name="Table8.A1" office:value-type="string">
            <text:p text:style-name="Table_20_Contents">TCN</text:p>
          </table:table-cell>
          <table:table-cell table:style-name="Table8.A1" office:value-type="string">
            <text:p text:style-name="Table_20_Contents">sequence</text:p>
          </table:table-cell>
          <table:table-cell table:style-name="Table8.A1" office:value-type="string">
            <text:p text:style-name="Table_20_Contents">efficient long receptive field</text:p>
          </table:table-cell>
          <table:table-cell table:style-name="Table8.A1" office:value-type="string">
            <text:p text:style-name="Table_20_Contents">needs tuning</text:p>
          </table:table-cell>
          <table:table-cell table:style-name="Table8.A1" office:value-type="string">
            <text:p text:style-name="Table_20_Contents">very good</text:p>
          </table:table-cell>
        </table:table-row>
        <table:table-row>
          <table:table-cell table:style-name="Table8.A1" office:value-type="string">
            <text:p text:style-name="Table_20_Contents">Autoencoder</text:p>
          </table:table-cell>
          <table:table-cell table:style-name="Table8.A1" office:value-type="string">
            <text:p text:style-name="Table_20_Contents">reconstruction/pretraining</text:p>
          </table:table-cell>
          <table:table-cell table:style-name="Table8.A1" office:value-type="string">
            <text:p text:style-name="Table_20_Contents">useful denoising</text:p>
          </table:table-cell>
          <table:table-cell table:style-name="Table8.A1" office:value-type="string">
            <text:p text:style-name="Table_20_Contents">not enough alone</text:p>
          </table:table-cell>
          <table:table-cell table:style-name="Table8.A1" office:value-type="string">
            <text:p text:style-name="Table_20_Contents">support method</text:p>
          </table:table-cell>
        </table:table-row>
        <table:table-row>
          <table:table-cell table:style-name="Table8.A1" office:value-type="string">
            <text:p text:style-name="Table_20_Contents">Siamese/triplet network</text:p>
          </table:table-cell>
          <table:table-cell table:style-name="Table8.A1" office:value-type="string">
            <text:p text:style-name="Table_20_Contents">paired/triplet samples</text:p>
          </table:table-cell>
          <table:table-cell table:style-name="Table8.A1" office:value-type="string">
            <text:p text:style-name="Table_20_Contents">few-shot/verification</text:p>
          </table:table-cell>
          <table:table-cell table:style-name="Table8.A1" office:value-type="string">
            <text:p text:style-name="Table_20_Contents">sampling sensitive</text:p>
          </table:table-cell>
          <table:table-cell table:style-name="Table8.A1" office:value-type="string">
            <text:p text:style-name="Table_20_Contents">Q1-capable if well done</text:p>
          </table:table-cell>
        </table:table-row>
      </table:table>
      <text:p text:style-name="Text_20_body">Use cross-entropy for closed-set ID; binary cross-entropy for verification; triplet/supervised contrastive loss for metric learning; reconstruction loss for autoencoders.</text:p>
      <text:h text:style-name="Heading_20_2" text:outline-level="2">4.3 Attention and Transformer models</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Model</text:p>
            </table:table-cell>
            <table:table-cell table:style-name="Table9.A1" office:value-type="string">
              <text:p text:style-name="Table_20_Heading">Input</text:p>
            </table:table-cell>
            <table:table-cell table:style-name="Table9.A1" office:value-type="string">
              <text:p text:style-name="Table_20_Heading">Use case</text:p>
            </table:table-cell>
            <table:table-cell table:style-name="Table9.A1" office:value-type="string">
              <text:p text:style-name="Table_20_Heading">Q1 value</text:p>
            </table:table-cell>
          </table:table-row>
        </table:table-header-rows>
        <table:table-row>
          <table:table-cell table:style-name="Table9.A1" office:value-type="string">
            <text:p text:style-name="Table_20_Contents">Vanilla Transformer Encoder</text:p>
          </table:table-cell>
          <table:table-cell table:style-name="Table9.A1" office:value-type="string">
            <text:p text:style-name="Table_20_Contents">tokenized time windows</text:p>
          </table:table-cell>
          <table:table-cell table:style-name="Table9.A1" office:value-type="string">
            <text:p text:style-name="Table_20_Contents">long-range temporal relations</text:p>
          </table:table-cell>
          <table:table-cell table:style-name="Table9.A1" office:value-type="string">
            <text:p text:style-name="Table_20_Contents">good, but not novel alone</text:p>
          </table:table-cell>
        </table:table-row>
        <table:table-row>
          <table:table-cell table:style-name="Table9.A1" office:value-type="string">
            <text:p text:style-name="Table_20_Contents">Temporal Transformer</text:p>
          </table:table-cell>
          <table:table-cell table:style-name="Table9.A1" office:value-type="string">
            <text:p text:style-name="Table_20_Contents">packets as tokens</text:p>
          </table:table-cell>
          <table:table-cell table:style-name="Table9.A1" office:value-type="string">
            <text:p text:style-name="Table_20_Contents">gait dynamics</text:p>
          </table:table-cell>
          <table:table-cell table:style-name="Table9.A1" office:value-type="string">
            <text:p text:style-name="Table_20_Contents">strong baseline</text:p>
          </table:table-cell>
        </table:table-row>
        <table:table-row>
          <table:table-cell table:style-name="Table9.A1" office:value-type="string">
            <text:p text:style-name="Table_20_Contents">Conformer</text:p>
          </table:table-cell>
          <table:table-cell table:style-name="Table9.A1" office:value-type="string">
            <text:p text:style-name="Table_20_Contents">local CNN + global attention</text:p>
          </table:table-cell>
          <table:table-cell table:style-name="Table9.A1" office:value-type="string">
            <text:p text:style-name="Table_20_Contents">CSI has local and long-range structure</text:p>
          </table:table-cell>
          <table:table-cell table:style-name="Table9.A1" office:value-type="string">
            <text:p text:style-name="Table_20_Contents">strong candidate</text:p>
          </table:table-cell>
        </table:table-row>
        <table:table-row>
          <table:table-cell table:style-name="Table9.A1" office:value-type="string">
            <text:p text:style-name="Table_20_Contents">ViT</text:p>
          </table:table-cell>
          <table:table-cell table:style-name="Table9.A1" office:value-type="string">
            <text:p text:style-name="Table_20_Contents">CSI spectrogram/image patches</text:p>
          </table:table-cell>
          <table:table-cell table:style-name="Table9.A1" office:value-type="string">
            <text:p text:style-name="Table_20_Contents">image-like representation</text:p>
          </table:table-cell>
          <table:table-cell table:style-name="Table9.A1" office:value-type="string">
            <text:p text:style-name="Table_20_Contents">good if compared fairly</text:p>
          </table:table-cell>
        </table:table-row>
        <table:table-row>
          <table:table-cell table:style-name="Table9.A1" office:value-type="string">
            <text:p text:style-name="Table_20_Contents">Swin Transformer</text:p>
          </table:table-cell>
          <table:table-cell table:style-name="Table9.A1" office:value-type="string">
            <text:p text:style-name="Table_20_Contents">local shifted patches</text:p>
          </table:table-cell>
          <table:table-cell table:style-name="Table9.A1" office:value-type="string">
            <text:p text:style-name="Table_20_Contents">large CSI images</text:p>
          </table:table-cell>
          <table:table-cell table:style-name="Table9.A1" office:value-type="string">
            <text:p text:style-name="Table_20_Contents">risky with small data</text:p>
          </table:table-cell>
        </table:table-row>
        <table:table-row>
          <table:table-cell table:style-name="Table9.A1" office:value-type="string">
            <text:p text:style-name="Table_20_Contents">Cross-attention domain <text:soft-page-break/>model</text:p>
          </table:table-cell>
          <table:table-cell table:style-name="Table9.A1" office:value-type="string">
            <text:p text:style-name="Table_20_Contents">regular and modified <text:soft-page-break/>features</text:p>
          </table:table-cell>
          <table:table-cell table:style-name="Table9.A1" office:value-type="string">
            <text:p text:style-name="Table_20_Contents">setup adaptation</text:p>
          </table:table-cell>
          <table:table-cell table:style-name="Table9.A1" office:value-type="string">
            <text:p text:style-name="Table_20_Contents">Q1-level if done <text:soft-page-break/>carefully</text:p>
          </table:table-cell>
        </table:table-row>
        <table:table-row>
          <table:table-cell table:style-name="Table9.A1" office:value-type="string">
            <text:p text:style-name="Table_20_Contents">Informer/Autoformer/FEDformer</text:p>
          </table:table-cell>
          <table:table-cell table:style-name="Table9.A1" office:value-type="string">
            <text:p text:style-name="Table_20_Contents">long time series</text:p>
          </table:table-cell>
          <table:table-cell table:style-name="Table9.A1" office:value-type="string">
            <text:p text:style-name="Table_20_Contents">only useful for long windows</text:p>
          </table:table-cell>
          <table:table-cell table:style-name="Table9.A1" office:value-type="string">
            <text:p text:style-name="Table_20_Contents">probably overkill</text:p>
          </table:table-cell>
        </table:table-row>
      </table:table>
      <text:p text:style-name="Text_20_body">A strong model for your case:</text:p>
      <text:p text:style-name="Text_20_body"><text:span text:style-name="Strong_20_Emphasis">CSI-RobustFormer</text:span></text:p>
      <text:list text:style-name="L12">
        <text:list-item>
          <text:p text:style-name="P28">branch 1: temporal convolution, </text:p>
        </text:list-item>
        <text:list-item>
          <text:p text:style-name="P28">branch 2: subcarrier attention, </text:p>
        </text:list-item>
        <text:list-item>
          <text:p text:style-name="P28">branch 3: masked CSI reconstruction pretraining, </text:p>
        </text:list-item>
        <text:list-item>
          <text:p text:style-name="P28">identity head with ArcFace, </text:p>
        </text:list-item>
        <text:list-item>
          <text:p text:style-name="P28">auxiliary direction/bag heads, </text:p>
        </text:list-item>
        <text:list-item>
          <text:p text:style-name="P27">domain-adversarial setup head for regular/modified. </text:p>
        </text:list-item>
      </text:list>
      <text:h text:style-name="Heading_20_2" text:outline-level="2">4.4 Self-supervised and contrastive learning</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Method</text:p>
            </table:table-cell>
            <table:table-cell table:style-name="Table10.A1" office:value-type="string">
              <text:p text:style-name="Table_20_Heading">Input</text:p>
            </table:table-cell>
            <table:table-cell table:style-name="Table10.A1" office:value-type="string">
              <text:p text:style-name="Table_20_Heading">Why useful</text:p>
            </table:table-cell>
            <table:table-cell table:style-name="Table10.A1" office:value-type="string">
              <text:p text:style-name="Table_20_Heading">Level</text:p>
            </table:table-cell>
          </table:table-row>
        </table:table-header-rows>
        <table:table-row>
          <table:table-cell table:style-name="Table10.A1" office:value-type="string">
            <text:p text:style-name="Table_20_Contents">SimCLR-style CSI contrastive</text:p>
          </table:table-cell>
          <table:table-cell table:style-name="Table10.A1" office:value-type="string">
            <text:p text:style-name="Table_20_Contents">augmented windows</text:p>
          </table:table-cell>
          <table:table-cell table:style-name="Table10.A1" office:value-type="string">
            <text:p text:style-name="Table_20_Contents">identity-invariant representation</text:p>
          </table:table-cell>
          <table:table-cell table:style-name="Table10.A1" office:value-type="string">
            <text:p text:style-name="Table_20_Contents">Q1-capable</text:p>
          </table:table-cell>
        </table:table-row>
        <table:table-row>
          <table:table-cell table:style-name="Table10.A1" office:value-type="string">
            <text:p text:style-name="Table_20_Contents">MoCo</text:p>
          </table:table-cell>
          <table:table-cell table:style-name="Table10.A1" office:value-type="string">
            <text:p text:style-name="Table_20_Contents">memory queue embeddings</text:p>
          </table:table-cell>
          <table:table-cell table:style-name="Table10.A1" office:value-type="string">
            <text:p text:style-name="Table_20_Contents">stable with small batch</text:p>
          </table:table-cell>
          <table:table-cell table:style-name="Table10.A1" office:value-type="string">
            <text:p text:style-name="Table_20_Contents">Q1-capable</text:p>
          </table:table-cell>
        </table:table-row>
        <table:table-row>
          <table:table-cell table:style-name="Table10.A1" office:value-type="string">
            <text:p text:style-name="Table_20_Contents">BYOL / Barlow Twins / VICReg</text:p>
          </table:table-cell>
          <table:table-cell table:style-name="Table10.A1" office:value-type="string">
            <text:p text:style-name="Table_20_Contents">two augmented views</text:p>
          </table:table-cell>
          <table:table-cell table:style-name="Table10.A1" office:value-type="string">
            <text:p text:style-name="Table_20_Contents">avoids negative sampling issues</text:p>
          </table:table-cell>
          <table:table-cell table:style-name="Table10.A1" office:value-type="string">
            <text:p text:style-name="Table_20_Contents">strong</text:p>
          </table:table-cell>
        </table:table-row>
        <table:table-row>
          <table:table-cell table:style-name="Table10.A1" office:value-type="string">
            <text:p text:style-name="Table_20_Contents">TS2Vec</text:p>
          </table:table-cell>
          <table:table-cell table:style-name="Table10.A1" office:value-type="string">
            <text:p text:style-name="Table_20_Contents">time-series representation</text:p>
          </table:table-cell>
          <table:table-cell table:style-name="Table10.A1" office:value-type="string">
            <text:p text:style-name="Table_20_Contents">good for window-level CSI</text:p>
          </table:table-cell>
          <table:table-cell table:style-name="Table10.A1" office:value-type="string">
            <text:p text:style-name="Table_20_Contents">strong</text:p>
          </table:table-cell>
        </table:table-row>
        <table:table-row>
          <table:table-cell table:style-name="Table10.A1" office:value-type="string">
            <text:p text:style-name="Table_20_Contents">CPC</text:p>
          </table:table-cell>
          <table:table-cell table:style-name="Table10.A1" office:value-type="string">
            <text:p text:style-name="Table_20_Contents">predict future CSI features</text:p>
          </table:table-cell>
          <table:table-cell table:style-name="Table10.A1" office:value-type="string">
            <text:p text:style-name="Table_20_Contents">gait temporal structure</text:p>
          </table:table-cell>
          <table:table-cell table:style-name="Table10.A1" office:value-type="string">
            <text:p text:style-name="Table_20_Contents">strong</text:p>
          </table:table-cell>
        </table:table-row>
        <table:table-row>
          <table:table-cell table:style-name="Table10.A1" office:value-type="string">
            <text:p text:style-name="Table_20_Contents">Masked CSI modeling</text:p>
          </table:table-cell>
          <table:table-cell table:style-name="Table10.A1" office:value-type="string">
            <text:p text:style-name="Table_20_Contents">mask packets/subcarriers</text:p>
          </table:table-cell>
          <table:table-cell table:style-name="Table10.A1" office:value-type="string">
            <text:p text:style-name="Table_20_Contents">transformer pretraining</text:p>
          </table:table-cell>
          <table:table-cell table:style-name="Table10.A1" office:value-type="string">
            <text:p text:style-name="Table_20_Contents">very strong</text:p>
          </table:table-cell>
        </table:table-row>
        <table:table-row>
          <table:table-cell table:style-name="Table10.A1" office:value-type="string">
            <text:p text:style-name="Table_20_Contents">Denoising autoencoder</text:p>
          </table:table-cell>
          <table:table-cell table:style-name="Table10.A1" office:value-type="string">
            <text:p text:style-name="Table_20_Contents">noisy→clean CSI</text:p>
          </table:table-cell>
          <table:table-cell table:style-name="Table10.A1" office:value-type="string">
            <text:p text:style-name="Table_20_Contents">preprocessing/model bridge</text:p>
          </table:table-cell>
          <table:table-cell table:style-name="Table10.A1" office:value-type="string">
            <text:p text:style-name="Table_20_Contents">support</text:p>
          </table:table-cell>
        </table:table-row>
      </table:table>
      <text:p text:style-name="Text_20_body">Good augmentations:</text:p>
      <text:list text:style-name="L13">
        <text:list-item>
          <text:p text:style-name="P30">time crop, </text:p>
        </text:list-item>
        <text:list-item>
          <text:p text:style-name="P30">packet dropout, </text:p>
        </text:list-item>
        <text:list-item>
          <text:p text:style-name="P30">subcarrier dropout, </text:p>
        </text:list-item>
        <text:list-item>
          <text:p text:style-name="P30">Gaussian jitter, </text:p>
        </text:list-item>
        <text:list-item>
          <text:p text:style-name="P30">amplitude scaling, </text:p>
        </text:list-item>
        <text:list-item>
          <text:p text:style-name="P30">time warping, </text:p>
        </text:list-item>
        <text:list-item>
          <text:p text:style-name="P30">frequency masking, </text:p>
        </text:list-item>
        <text:list-item>
          <text:p text:style-name="P30">mild phase perturbation after sanitization, </text:p>
        </text:list-item>
        <text:list-item>
          <text:p text:style-name="P29">direction-aware reversal only for training augmentation. </text:p>
        </text:list-item>
      </text:list>
      <text:p text:style-name="Text_20_body">Do not use augmentations that destroy identity-related gait dynamics.</text:p>
      <text:h text:style-name="Heading_20_2" text:outline-level="2">4.5 Domain adaptation/generalizatio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Method</text:p>
            </table:table-cell>
            <table:table-cell table:style-name="Table11.A1" office:value-type="string">
              <text:p text:style-name="Table_20_Heading">Use</text:p>
            </table:table-cell>
            <table:table-cell table:style-name="Table11.A1" office:value-type="string">
              <text:p text:style-name="Table_20_Heading">Target protocol</text:p>
            </table:table-cell>
          </table:table-row>
        </table:table-header-rows>
        <table:table-row>
          <table:table-cell table:style-name="Table11.A1" office:value-type="string">
            <text:p text:style-name="Table_20_Contents">CORAL</text:p>
          </table:table-cell>
          <table:table-cell table:style-name="Table11.A1" office:value-type="string">
            <text:p text:style-name="Table_20_Contents">align covariance</text:p>
          </table:table-cell>
          <table:table-cell table:style-name="Table11.A1" office:value-type="string">
            <text:p text:style-name="Table_20_Contents">regular→modified</text:p>
          </table:table-cell>
        </table:table-row>
        <table:table-row>
          <table:table-cell table:style-name="Table11.A1" office:value-type="string">
            <text:p text:style-name="Table_20_Contents">MMD</text:p>
          </table:table-cell>
          <table:table-cell table:style-name="Table11.A1" office:value-type="string">
            <text:p text:style-name="Table_20_Contents">distribution alignment</text:p>
          </table:table-cell>
          <table:table-cell table:style-name="Table11.A1" office:value-type="string">
            <text:p text:style-name="Table_20_Contents">regular→modified</text:p>
          </table:table-cell>
        </table:table-row>
        <text:soft-page-break/>
        <table:table-row>
          <table:table-cell table:style-name="Table11.A1" office:value-type="string">
            <text:p text:style-name="Table_20_Contents">DANN</text:p>
          </table:table-cell>
          <table:table-cell table:style-name="Table11.A1" office:value-type="string">
            <text:p text:style-name="Table_20_Contents">adversarial domain-invariant features</text:p>
          </table:table-cell>
          <table:table-cell table:style-name="Table11.A1" office:value-type="string">
            <text:p text:style-name="Table_20_Contents">setup/domain adaptation</text:p>
          </table:table-cell>
        </table:table-row>
        <table:table-row>
          <table:table-cell table:style-name="Table11.A1" office:value-type="string">
            <text:p text:style-name="Table_20_Contents">Domain-specific batch norm</text:p>
          </table:table-cell>
          <table:table-cell table:style-name="Table11.A1" office:value-type="string">
            <text:p text:style-name="Table_20_Contents">preserve setup-specific statistics</text:p>
          </table:table-cell>
          <table:table-cell table:style-name="Table11.A1" office:value-type="string">
            <text:p text:style-name="Table_20_Contents">regular and modified</text:p>
          </table:table-cell>
        </table:table-row>
        <table:table-row>
          <table:table-cell table:style-name="Table11.A1" office:value-type="string">
            <text:p text:style-name="Table_20_Contents">Test-time adaptation</text:p>
          </table:table-cell>
          <table:table-cell table:style-name="Table11.A1" office:value-type="string">
            <text:p text:style-name="Table_20_Contents">adapt to modified without labels</text:p>
          </table:table-cell>
          <table:table-cell table:style-name="Table11.A1" office:value-type="string">
            <text:p text:style-name="Table_20_Contents">realistic deployment</text:p>
          </table:table-cell>
        </table:table-row>
        <table:table-row>
          <table:table-cell table:style-name="Table11.A1" office:value-type="string">
            <text:p text:style-name="Table_20_Contents">Meta-learning</text:p>
          </table:table-cell>
          <table:table-cell table:style-name="Table11.A1" office:value-type="string">
            <text:p text:style-name="Table_20_Contents">simulate setup/condition shifts</text:p>
          </table:table-cell>
          <table:table-cell table:style-name="Table11.A1" office:value-type="string">
            <text:p text:style-name="Table_20_Contents">few-shot setup adaptation</text:p>
          </table:table-cell>
        </table:table-row>
        <table:table-row>
          <table:table-cell table:style-name="Table11.A1" office:value-type="string">
            <text:p text:style-name="Table_20_Contents">Cross-attention alignment</text:p>
          </table:table-cell>
          <table:table-cell table:style-name="Table11.A1" office:value-type="string">
            <text:p text:style-name="Table_20_Contents">align class-level regular/modified embeddings</text:p>
          </table:table-cell>
          <table:table-cell table:style-name="Table11.A1" office:value-type="string">
            <text:p text:style-name="Table_20_Contents">strongest novelty candidate</text:p>
          </table:table-cell>
        </table:table-row>
      </table:table>
      <text:p text:style-name="Text_20_body">Because modified setup has only 5 people, use this as a <text:span text:style-name="Strong_20_Emphasis">secondary external-domain test</text:span>, not as your entire paper.</text:p>
      <text:h text:style-name="Heading_20_2" text:outline-level="2">4.6 Few-shot and metric learning</text:h>
      <text:p text:style-name="Text_20_body">Use:</text:p>
      <text:list text:style-name="L14">
        <text:list-item>
          <text:p text:style-name="P32">Prototypical Networks, </text:p>
        </text:list-item>
        <text:list-item>
          <text:p text:style-name="P32">Matching Networks, </text:p>
        </text:list-item>
        <text:list-item>
          <text:p text:style-name="P32">Relation Networks, </text:p>
        </text:list-item>
        <text:list-item>
          <text:p text:style-name="P32">Siamese network, </text:p>
        </text:list-item>
        <text:list-item>
          <text:p text:style-name="P32">triplet network, </text:p>
        </text:list-item>
        <text:list-item>
          <text:p text:style-name="P32">supervised contrastive learning, </text:p>
        </text:list-item>
        <text:list-item>
          <text:p text:style-name="P31">ArcFace/CosFace/SphereFace. </text:p>
        </text:list-item>
      </text:list>
      <text:p text:style-name="Text_20_body">Best combination:</text:p>
      <text:p text:style-name="Text_20_body"><text:span text:style-name="Strong_20_Emphasis">Self-supervised pretraining → ArcFace supervised fine-tuning → prototypical few-shot evaluation.</text:span></text:p>
      <text:p text:style-name="Text_20_body">Report 1-shot, 3-shot, 5-shot, 10-shot, and 20-shot results per person.</text:p>
      <text:h text:style-name="Heading_20_2" text:outline-level="2">4.7 LLM-inspired approaches</text:h>
      <text:p text:style-name="Text_20_body">A pure LLM is <text:span text:style-name="Strong_20_Emphasis">not scientifically justified</text:span> as the core model for CSI gait recognition. CSI is numeric RF time-series data, not language. Using an LLM just because it is trendy will look weak.</text:p>
      <text:p text:style-name="Text_20_body">LLMs can help with:</text:p>
      <text:list text:style-name="L15">
        <text:list-item>
          <text:p text:style-name="P34">experiment planning, </text:p>
        </text:list-item>
        <text:list-item>
          <text:p text:style-name="P34">automated result summarization, </text:p>
        </text:list-item>
        <text:list-item>
          <text:p text:style-name="P34">code generation, </text:p>
        </text:list-item>
        <text:list-item>
          <text:p text:style-name="P34">error-log interpretation, </text:p>
        </text:list-item>
        <text:list-item>
          <text:p text:style-name="P34">converting metadata into natural-language documentation, </text:p>
        </text:list-item>
        <text:list-item>
          <text:p text:style-name="P33">generating manuscript drafts. </text:p>
        </text:list-item>
      </text:list>
      <text:p text:style-name="Text_20_body">Better scientific alternatives are:</text:p>
      <text:list text:style-name="L16">
        <text:list-item>
          <text:p text:style-name="P36">transformer encoders, </text:p>
        </text:list-item>
        <text:list-item>
          <text:p text:style-name="P36">masked CSI modeling, </text:p>
        </text:list-item>
        <text:list-item>
          <text:p text:style-name="P36">time-series foundation-style pretraining, </text:p>
        </text:list-item>
        <text:list-item>
          <text:p text:style-name="P36">contrastive representation learning, </text:p>
        </text:list-item>
        <text:list-item>
          <text:p text:style-name="P35">self-supervised domain adaptation. </text:p>
        </text:list-item>
      </text:list>
      <text:p text:style-name="Horizontal_20_Line"><text:soft-page-break/></text:p>
      <text:h text:style-name="Heading_20_1" text:outline-level="1">PART 5 — Dataset preparation pipeline</text:h>
      <text:h text:style-name="Heading_20_2" text:outline-level="2">5.1 Folder organization</text:h>
      <text:section text:style-name="Sect1" text:name="Section1">
        <text:p text:style-name="P1"><text:bookmark text:name="code-block-viewer"/><text:span text:style-name="Source_20_Text">csi_gait_project/</text:span></text:p>
        <text:p text:style-name="Preformatted_20_Text"><text:span text:style-name="Source_20_Text"><text:s text:c="2"/>data/</text:span></text:p>
        <text:p text:style-name="Preformatted_20_Text"><text:span text:style-name="Source_20_Text"><text:s text:c="4"/>raw/</text:span></text:p>
        <text:p text:style-name="Preformatted_20_Text"><text:span text:style-name="Source_20_Text"><text:s text:c="6"/>regular/</text:span></text:p>
        <text:p text:style-name="Preformatted_20_Text"><text:span text:style-name="Source_20_Text"><text:s text:c="8"/>P001/</text:span></text:p>
        <text:p text:style-name="Preformatted_20_Text"><text:span text:style-name="Source_20_Text"><text:s text:c="10"/>csi/</text:span></text:p>
        <text:p text:style-name="Preformatted_20_Text"><text:span text:style-name="Source_20_Text"><text:s text:c="10"/>csv/</text:span></text:p>
        <text:p text:style-name="Preformatted_20_Text"><text:span text:style-name="Source_20_Text"><text:s text:c="8"/>P002/</text:span></text:p>
        <text:p text:style-name="Preformatted_20_Text"><text:span text:style-name="Source_20_Text"><text:s text:c="8"/>...</text:span></text:p>
        <text:p text:style-name="Preformatted_20_Text"><text:span text:style-name="Source_20_Text"><text:s text:c="6"/>modified/</text:span></text:p>
        <text:p text:style-name="Preformatted_20_Text"><text:span text:style-name="Source_20_Text"><text:s text:c="8"/>P001/</text:span></text:p>
        <text:p text:style-name="Preformatted_20_Text"><text:span text:style-name="Source_20_Text"><text:s text:c="10"/>csi/</text:span></text:p>
        <text:p text:style-name="Preformatted_20_Text"><text:span text:style-name="Source_20_Text"><text:s text:c="10"/>csv/</text:span></text:p>
        <text:p text:style-name="Preformatted_20_Text"><text:span text:style-name="Source_20_Text"><text:s text:c="8"/>...</text:span></text:p>
        <text:p text:style-name="Preformatted_20_Text"><text:span text:style-name="Source_20_Text"><text:s text:c="4"/>processed/</text:span></text:p>
        <text:p text:style-name="Preformatted_20_Text"><text:span text:style-name="Source_20_Text"><text:s text:c="6"/>amplitude/</text:span></text:p>
        <text:p text:style-name="Preformatted_20_Text"><text:span text:style-name="Source_20_Text"><text:s text:c="6"/>phase_sanitized/</text:span></text:p>
        <text:p text:style-name="Preformatted_20_Text"><text:span text:style-name="Source_20_Text"><text:s text:c="6"/>amp_phase_fusion/</text:span></text:p>
        <text:p text:style-name="Preformatted_20_Text"><text:span text:style-name="Source_20_Text"><text:s text:c="6"/>spectrogram/</text:span></text:p>
        <text:p text:style-name="Preformatted_20_Text"><text:span text:style-name="Source_20_Text"><text:s text:c="6"/>pca_features/</text:span></text:p>
        <text:p text:style-name="Preformatted_20_Text"><text:span text:style-name="Source_20_Text"><text:s text:c="6"/>statistical_features/</text:span></text:p>
        <text:p text:style-name="Preformatted_20_Text"><text:span text:style-name="Source_20_Text"><text:s text:c="4"/>metadata/</text:span></text:p>
        <text:p text:style-name="Preformatted_20_Text"><text:span text:style-name="Source_20_Text"><text:s text:c="6"/>metadata_master.csv</text:span></text:p>
        <text:p text:style-name="Preformatted_20_Text"><text:span text:style-name="Source_20_Text"><text:s text:c="6"/>participant_info_anonymized.csv</text:span></text:p>
        <text:p text:style-name="Preformatted_20_Text"><text:span text:style-name="Source_20_Text"><text:s text:c="6"/>hardware_setup.yaml</text:span></text:p>
        <text:p text:style-name="Preformatted_20_Text"><text:span text:style-name="Source_20_Text"><text:s text:c="6"/>collection_protocol.md</text:span></text:p>
        <text:p text:style-name="Preformatted_20_Text"><text:span text:style-name="Source_20_Text"><text:s text:c="6"/>file_checksums.csv</text:span></text:p>
        <text:p text:style-name="Preformatted_20_Text"><text:span text:style-name="Source_20_Text"><text:s text:c="4"/>splits/</text:span></text:p>
        <text:p text:style-name="Preformatted_20_Text"><text:span text:style-name="Source_20_Text"><text:s text:c="6"/>random_split_seed42.csv</text:span></text:p>
        <text:p text:style-name="Preformatted_20_Text"><text:span text:style-name="Source_20_Text"><text:s text:c="6"/>cross_direction_L2R_to_R2L.csv</text:span></text:p>
        <text:p text:style-name="Preformatted_20_Text"><text:span text:style-name="Source_20_Text"><text:s text:c="6"/>cross_direction_R2L_to_L2R.csv</text:span></text:p>
        <text:p text:style-name="Preformatted_20_Text"><text:span text:style-name="Source_20_Text"><text:s text:c="6"/>cross_bag_normal_to_bag.csv</text:span></text:p>
        <text:p text:style-name="Preformatted_20_Text"><text:span text:style-name="Source_20_Text"><text:s text:c="6"/>cross_setup_regular_to_modified.csv</text:span></text:p>
        <text:p text:style-name="Preformatted_20_Text"><text:span text:style-name="Source_20_Text"><text:s text:c="6"/>fewshot_protocols/</text:span></text:p>
        <text:p text:style-name="Preformatted_20_Text"><text:span text:style-name="Source_20_Text"><text:s text:c="4"/>scripts/</text:span></text:p>
        <text:p text:style-name="Preformatted_20_Text"><text:span text:style-name="Source_20_Text"><text:s text:c="6"/>01_build_metadata.py</text:span></text:p>
        <text:p text:style-name="Preformatted_20_Text"><text:span text:style-name="Source_20_Text"><text:s text:c="6"/>02_validate_files.py</text:span></text:p>
        <text:p text:style-name="Preformatted_20_Text"><text:span text:style-name="Source_20_Text"><text:s text:c="6"/>03_extract_csi.py</text:span></text:p>
        <text:p text:style-name="Preformatted_20_Text"><text:span text:style-name="Source_20_Text"><text:s text:c="6"/>04_preprocess_csi.py</text:span></text:p>
        <text:p text:style-name="Preformatted_20_Text"><text:span text:style-name="Source_20_Text"><text:s text:c="6"/>05_make_splits.py</text:span></text:p>
        <text:p text:style-name="Preformatted_20_Text"><text:span text:style-name="Source_20_Text"><text:s text:c="6"/>06_train_baselines.py</text:span></text:p>
        <text:p text:style-name="Preformatted_20_Text"><text:span text:style-name="Source_20_Text"><text:s text:c="6"/>07_train_deep.py</text:span></text:p>
        <text:p text:style-name="Preformatted_20_Text"><text:span text:style-name="Source_20_Text"><text:s text:c="6"/>08_eval_protocols.py</text:span></text:p>
        <text:p text:style-name="Preformatted_20_Text"><text:span text:style-name="Source_20_Text"><text:s text:c="4"/>experiments/</text:span></text:p>
        <text:p text:style-name="Preformatted_20_Text"><text:span text:style-name="Source_20_Text"><text:s text:c="6"/>configs/</text:span></text:p>
        <text:p text:style-name="Preformatted_20_Text"><text:span text:style-name="Source_20_Text"><text:s text:c="6"/>logs/</text:span></text:p>
        <text:p text:style-name="Preformatted_20_Text"><text:span text:style-name="Source_20_Text"><text:s text:c="6"/>checkpoints/</text:span></text:p>
        <text:p text:style-name="Preformatted_20_Text"><text:span text:style-name="Source_20_Text"><text:s text:c="6"/>tensorboard/</text:span></text:p>
        <text:p text:style-name="Preformatted_20_Text"><text:span text:style-name="Source_20_Text"><text:s text:c="6"/>wandb/</text:span></text:p>
        <text:p text:style-name="Preformatted_20_Text"><text:span text:style-name="Source_20_Text"><text:s text:c="4"/>results/</text:span></text:p>
        <text:p text:style-name="Preformatted_20_Text"><text:span text:style-name="Source_20_Text"><text:s text:c="6"/>tables/</text:span></text:p>
        <text:p text:style-name="Preformatted_20_Text"><text:span text:style-name="Source_20_Text"><text:s text:c="6"/>figures/</text:span></text:p>
        <text:p text:style-name="Preformatted_20_Text"><text:span text:style-name="Source_20_Text"><text:s text:c="6"/>confusion_matrices/</text:span></text:p>
        <text:p text:style-name="Preformatted_20_Text"><text:span text:style-name="Source_20_Text"><text:s text:c="6"/>embeddings/</text:span></text:p>
        <text:p text:style-name="Preformatted_20_Text"><text:span text:style-name="Source_20_Text"><text:s text:c="6"/>statistical_tests/</text:span></text:p>
        <text:p text:style-name="Preformatted_20_Text"><text:soft-page-break/><text:span text:style-name="Source_20_Text"><text:s text:c="4"/>manuscript/</text:span></text:p>
        <text:p text:style-name="Preformatted_20_Text"><text:span text:style-name="Source_20_Text"><text:s text:c="6"/>paper1/</text:span></text:p>
        <text:p text:style-name="P3"><text:span text:style-name="Source_20_Text"><text:s text:c="6"/>paper2/</text:span></text:p>
      </text:section>
      <text:h text:style-name="Heading_20_2" text:outline-level="2">5.2 Metadata table</text:h>
      <text:p text:style-name="Text_20_body">Minimum <text:span text:style-name="Source_20_Text">metadata_master.csv</text:span>:</text:p>
      <text:section text:style-name="Sect1" text:name="Section2">
        <text:p text:style-name="P1"><text:bookmark text:name="code-block-viewer Copy 1"/><text:span text:style-name="Source_20_Text">participant_id</text:span></text:p>
        <text:p text:style-name="Preformatted_20_Text"><text:span text:style-name="Source_20_Text">sample_id</text:span></text:p>
        <text:p text:style-name="Preformatted_20_Text"><text:span text:style-name="Source_20_Text">setup_type <text:s text:c="17"/># regular / modified</text:span></text:p>
        <text:p text:style-name="Preformatted_20_Text"><text:span text:style-name="Source_20_Text">direction <text:s text:c="18"/># left_to_right / right_to_left</text:span></text:p>
        <text:p text:style-name="Preformatted_20_Text"><text:span text:style-name="Source_20_Text">condition <text:s text:c="18"/># normal / with_bag</text:span></text:p>
        <text:p text:style-name="Preformatted_20_Text"><text:span text:style-name="Source_20_Text">csi_file_path</text:span></text:p>
        <text:p text:style-name="Preformatted_20_Text"><text:span text:style-name="Source_20_Text">csv_file_path</text:span></text:p>
        <text:p text:style-name="Preformatted_20_Text"><text:span text:style-name="Source_20_Text">collection_date</text:span></text:p>
        <text:p text:style-name="Preformatted_20_Text"><text:span text:style-name="Source_20_Text">session_id</text:span></text:p>
        <text:p text:style-name="Preformatted_20_Text"><text:span text:style-name="Source_20_Text">router_config</text:span></text:p>
        <text:p text:style-name="Preformatted_20_Text"><text:span text:style-name="Source_20_Text">antenna_config</text:span></text:p>
        <text:p text:style-name="Preformatted_20_Text"><text:span text:style-name="Source_20_Text">antenna_positions</text:span></text:p>
        <text:p text:style-name="Preformatted_20_Text"><text:span text:style-name="Source_20_Text">receiver_config</text:span></text:p>
        <text:p text:style-name="Preformatted_20_Text"><text:span text:style-name="Source_20_Text">ap_receiver_distance_m</text:span></text:p>
        <text:p text:style-name="Preformatted_20_Text"><text:span text:style-name="Source_20_Text">walking_path_length_m</text:span></text:p>
        <text:p text:style-name="Preformatted_20_Text"><text:span text:style-name="Source_20_Text">walking_path_coordinates</text:span></text:p>
        <text:p text:style-name="Preformatted_20_Text"><text:span text:style-name="Source_20_Text">sampling_rate_hz</text:span></text:p>
        <text:p text:style-name="Preformatted_20_Text"><text:span text:style-name="Source_20_Text">num_packets</text:span></text:p>
        <text:p text:style-name="Preformatted_20_Text"><text:span text:style-name="Source_20_Text">num_subcarriers</text:span></text:p>
        <text:p text:style-name="Preformatted_20_Text"><text:span text:style-name="Source_20_Text">num_tx</text:span></text:p>
        <text:p text:style-name="Preformatted_20_Text"><text:span text:style-name="Source_20_Text">num_rx</text:span></text:p>
        <text:p text:style-name="Preformatted_20_Text"><text:span text:style-name="Source_20_Text">band</text:span></text:p>
        <text:p text:style-name="Preformatted_20_Text"><text:span text:style-name="Source_20_Text">channel</text:span></text:p>
        <text:p text:style-name="Preformatted_20_Text"><text:span text:style-name="Source_20_Text">bandwidth_mhz</text:span></text:p>
        <text:p text:style-name="Preformatted_20_Text"><text:span text:style-name="Source_20_Text">mcs</text:span></text:p>
        <text:p text:style-name="Preformatted_20_Text"><text:span text:style-name="Source_20_Text">nss</text:span></text:p>
        <text:p text:style-name="Preformatted_20_Text"><text:span text:style-name="Source_20_Text">packet_loss_rate</text:span></text:p>
        <text:p text:style-name="Preformatted_20_Text"><text:span text:style-name="Source_20_Text">duration_s</text:span></text:p>
        <text:p text:style-name="Preformatted_20_Text"><text:span text:style-name="Source_20_Text">environment_id</text:span></text:p>
        <text:p text:style-name="Preformatted_20_Text"><text:span text:style-name="Source_20_Text">room_length_m</text:span></text:p>
        <text:p text:style-name="Preformatted_20_Text"><text:span text:style-name="Source_20_Text">room_width_m</text:span></text:p>
        <text:p text:style-name="Preformatted_20_Text"><text:span text:style-name="Source_20_Text">line_of_sight</text:span></text:p>
        <text:p text:style-name="Preformatted_20_Text"><text:span text:style-name="Source_20_Text">bag_weight_kg</text:span></text:p>
        <text:p text:style-name="Preformatted_20_Text"><text:span text:style-name="Source_20_Text">notes</text:span></text:p>
        <text:p text:style-name="P3"><text:span text:style-name="Source_20_Text">checksum</text:span></text:p>
      </text:section>
      <text:h text:style-name="Heading_20_2" text:outline-level="2">5.3 CSI preprocessing pipeline</text:h>
      <text:p text:style-name="Text_20_body">Recommended pipeline:</text:p>
      <text:list text:style-name="L17">
        <text:list-item>
          <text:p text:style-name="P38">Load PicoScenes CSI. </text:p>
        </text:list-item>
        <text:list-item>
          <text:p text:style-name="P38">Validate packet timestamps. </text:p>
        </text:list-item>
        <text:list-item>
          <text:p text:style-name="P38">Remove corrupted packets. </text:p>
        </text:list-item>
        <text:list-item>
          <text:p text:style-name="P38">Remove abnormal RSSI/CSI amplitude outliers. </text:p>
        </text:list-item>
        <text:list-item>
          <text:p text:style-name="P38">Align or resample packet sequence. </text:p>
        </text:list-item>
        <text:list-item>
          <text:p text:style-name="P38">Extract complex CSI. </text:p>
        </text:list-item>
        <text:list-item>
          <text:p text:style-name="P38">Extract amplitude and phase. </text:p>
        </text:list-item>
        <text:list-item>
          <text:p text:style-name="P38">Apply amplitude denoising: Hampel filter, median filter, low-pass filter. </text:p>
        </text:list-item>
        <text:list-item>
          <text:p text:style-name="P38">Apply phase unwrapping and sanitization. </text:p>
        </text:list-item>
        <text:list-item>
          <text:p text:style-name="P38"><text:soft-page-break/>Remove static component if needed. </text:p>
        </text:list-item>
        <text:list-item>
          <text:p text:style-name="P38">PCA across subcarriers/antennas. </text:p>
        </text:list-item>
        <text:list-item>
          <text:p text:style-name="P38">Generate STFT/spectrogram/Doppler map. </text:p>
        </text:list-item>
        <text:list-item>
          <text:p text:style-name="P38">Normalize using train-set statistics only. </text:p>
        </text:list-item>
        <text:list-item>
          <text:p text:style-name="P38">Segment into fixed windows. </text:p>
        </text:list-item>
        <text:list-item>
          <text:p text:style-name="P38">Save processed tensors and metadata. </text:p>
        </text:list-item>
        <text:list-item>
          <text:p text:style-name="P38">Assign labels. </text:p>
        </text:list-item>
        <text:list-item>
          <text:p text:style-name="P37">Apply augmentation only inside training pipeline. </text:p>
        </text:list-item>
      </text:list>
      <text:h text:style-name="Heading_20_2" text:outline-level="2">5.4 Model-ready forma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Format</text:p>
            </table:table-cell>
            <table:table-cell table:style-name="Table12.A1" office:value-type="string">
              <text:p text:style-name="Table_20_Heading">Shape idea</text:p>
            </table:table-cell>
            <table:table-cell table:style-name="Table12.A1" office:value-type="string">
              <text:p text:style-name="Table_20_Heading">Suitable models</text:p>
            </table:table-cell>
          </table:table-row>
        </table:table-header-rows>
        <table:table-row>
          <table:table-cell table:style-name="Table12.A1" office:value-type="string">
            <text:p text:style-name="Table_20_Contents">Raw complex CSI</text:p>
          </table:table-cell>
          <table:table-cell table:style-name="Table12.A1" office:value-type="string">
            <text:p text:style-name="Table_20_Contents">packets × subcarriers × antennas × 2</text:p>
          </table:table-cell>
          <table:table-cell table:style-name="Table12.A1" office:value-type="string">
            <text:p text:style-name="Table_20_Contents">advanced fusion models</text:p>
          </table:table-cell>
        </table:table-row>
        <table:table-row>
          <table:table-cell table:style-name="Table12.A1" office:value-type="string">
            <text:p text:style-name="Table_20_Contents">Amplitude tensor</text:p>
          </table:table-cell>
          <table:table-cell table:style-name="Table12.A1" office:value-type="string">
            <text:p text:style-name="Table_20_Contents">packets × subcarriers × links</text:p>
          </table:table-cell>
          <table:table-cell table:style-name="Table12.A1" office:value-type="string">
            <text:p text:style-name="Table_20_Contents">1D CNN, TCN, Transformer</text:p>
          </table:table-cell>
        </table:table-row>
        <table:table-row>
          <table:table-cell table:style-name="Table12.A1" office:value-type="string">
            <text:p text:style-name="Table_20_Contents">Phase tensor</text:p>
          </table:table-cell>
          <table:table-cell table:style-name="Table12.A1" office:value-type="string">
            <text:p text:style-name="Table_20_Contents">packets × subcarriers × links</text:p>
          </table:table-cell>
          <table:table-cell table:style-name="Table12.A1" office:value-type="string">
            <text:p text:style-name="Table_20_Contents">phase-specific models</text:p>
          </table:table-cell>
        </table:table-row>
        <table:table-row>
          <table:table-cell table:style-name="Table12.A1" office:value-type="string">
            <text:p text:style-name="Table_20_Contents">Amplitude+phase</text:p>
          </table:table-cell>
          <table:table-cell table:style-name="Table12.A1" office:value-type="string">
            <text:p text:style-name="Table_20_Contents">packets × subcarriers × links × 2</text:p>
          </table:table-cell>
          <table:table-cell table:style-name="Table12.A1" office:value-type="string">
            <text:p text:style-name="Table_20_Contents">CNN/Transformer fusion</text:p>
          </table:table-cell>
        </table:table-row>
        <table:table-row>
          <table:table-cell table:style-name="Table12.A1" office:value-type="string">
            <text:p text:style-name="Table_20_Contents">Spectrogram</text:p>
          </table:table-cell>
          <table:table-cell table:style-name="Table12.A1" office:value-type="string">
            <text:p text:style-name="Table_20_Contents">frequency × time × channels</text:p>
          </table:table-cell>
          <table:table-cell table:style-name="Table12.A1" office:value-type="string">
            <text:p text:style-name="Table_20_Contents">2D CNN, ViT, Swin</text:p>
          </table:table-cell>
        </table:table-row>
        <table:table-row>
          <table:table-cell table:style-name="Table12.A1" office:value-type="string">
            <text:p text:style-name="Table_20_Contents">PCA features</text:p>
          </table:table-cell>
          <table:table-cell table:style-name="Table12.A1" office:value-type="string">
            <text:p text:style-name="Table_20_Contents">packets × components</text:p>
          </table:table-cell>
          <table:table-cell table:style-name="Table12.A1" office:value-type="string">
            <text:p text:style-name="Table_20_Contents">ML, LSTM, TCN</text:p>
          </table:table-cell>
        </table:table-row>
        <table:table-row>
          <table:table-cell table:style-name="Table12.A1" office:value-type="string">
            <text:p text:style-name="Table_20_Contents">Statistical vector</text:p>
          </table:table-cell>
          <table:table-cell table:style-name="Table12.A1" office:value-type="string">
            <text:p text:style-name="Table_20_Contents">feature vector</text:p>
          </table:table-cell>
          <table:table-cell table:style-name="Table12.A1" office:value-type="string">
            <text:p text:style-name="Table_20_Contents">SVM/RF/XGBoost</text:p>
          </table:table-cell>
        </table:table-row>
        <table:table-row>
          <table:table-cell table:style-name="Table12.A1" office:value-type="string">
            <text:p text:style-name="Table_20_Contents">Token sequence</text:p>
          </table:table-cell>
          <table:table-cell table:style-name="Table12.A1" office:value-type="string">
            <text:p text:style-name="Table_20_Contents">tokens × embedding</text:p>
          </table:table-cell>
          <table:table-cell table:style-name="Table12.A1" office:value-type="string">
            <text:p text:style-name="Table_20_Contents">Transformer/Conformer</text:p>
          </table:table-cell>
        </table:table-row>
      </table:table>
      <text:p text:style-name="Horizontal_20_Line"/>
      <text:h text:style-name="Heading_20_1" text:outline-level="1">PART 6 — Q1 experimental design</text:h>
      <text:h text:style-name="Heading_20_2" text:outline-level="2">6.1 Core experiments</text:h>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Experiment</text:p>
            </table:table-cell>
            <table:table-cell table:style-name="Table13.A1" office:value-type="string">
              <text:p text:style-name="Table_20_Heading">Data</text:p>
            </table:table-cell>
            <table:table-cell table:style-name="Table13.A1" office:value-type="string">
              <text:p text:style-name="Table_20_Heading">Train</text:p>
            </table:table-cell>
            <table:table-cell table:style-name="Table13.A1" office:value-type="string">
              <text:p text:style-name="Table_20_Heading">Test</text:p>
            </table:table-cell>
            <table:table-cell table:style-name="Table13.A1" office:value-type="string">
              <text:p text:style-name="Table_20_Heading">Purpose</text:p>
            </table:table-cell>
          </table:table-row>
        </table:table-header-rows>
        <table:table-row>
          <table:table-cell table:style-name="Table13.A1" office:value-type="string">
            <text:p text:style-name="Table_20_Contents">E1 random closed-set</text:p>
          </table:table-cell>
          <table:table-cell table:style-name="Table13.A1" office:value-type="string">
            <text:p text:style-name="Table_20_Contents">25 regular</text:p>
          </table:table-cell>
          <table:table-cell table:style-name="Table13.A1" office:value-type="string">
            <text:p text:style-name="Table_20_Contents">stratified random</text:p>
          </table:table-cell>
          <table:table-cell table:style-name="Table13.A1" office:value-type="string">
            <text:p text:style-name="Table_20_Contents">stratified random</text:p>
          </table:table-cell>
          <table:table-cell table:style-name="Table13.A1" office:value-type="string">
            <text:p text:style-name="Table_20_Contents">easy baseline</text:p>
          </table:table-cell>
        </table:table-row>
        <table:table-row>
          <table:table-cell table:style-name="Table13.A1" office:value-type="string">
            <text:p text:style-name="Table_20_Contents">E2 grouped sample split</text:p>
          </table:table-cell>
          <table:table-cell table:style-name="Table13.A1" office:value-type="string">
            <text:p text:style-name="Table_20_Contents">25 regular</text:p>
          </table:table-cell>
          <table:table-cell table:style-name="Table13.A1" office:value-type="string">
            <text:p text:style-name="Table_20_Contents">early/middle samples</text:p>
          </table:table-cell>
          <table:table-cell table:style-name="Table13.A1" office:value-type="string">
            <text:p text:style-name="Table_20_Contents">held-out samples</text:p>
          </table:table-cell>
          <table:table-cell table:style-name="Table13.A1" office:value-type="string">
            <text:p text:style-name="Table_20_Contents">leakage-reduced baseline</text:p>
          </table:table-cell>
        </table:table-row>
        <table:table-row>
          <table:table-cell table:style-name="Table13.A1" office:value-type="string">
            <text:p text:style-name="Table_20_Contents">E3 cross-direction</text:p>
          </table:table-cell>
          <table:table-cell table:style-name="Table13.A1" office:value-type="string">
            <text:p text:style-name="Table_20_Contents">25 regular</text:p>
          </table:table-cell>
          <table:table-cell table:style-name="Table13.A1" office:value-type="string">
            <text:p text:style-name="Table_20_Contents">L2R</text:p>
          </table:table-cell>
          <table:table-cell table:style-name="Table13.A1" office:value-type="string">
            <text:p text:style-name="Table_20_Contents">R2L</text:p>
          </table:table-cell>
          <table:table-cell table:style-name="Table13.A1" office:value-type="string">
            <text:p text:style-name="Table_20_Contents">direction robustness</text:p>
          </table:table-cell>
        </table:table-row>
        <table:table-row>
          <table:table-cell table:style-name="Table13.A1" office:value-type="string">
            <text:p text:style-name="Table_20_Contents">E4 reverse cross-direction</text:p>
          </table:table-cell>
          <table:table-cell table:style-name="Table13.A1" office:value-type="string">
            <text:p text:style-name="Table_20_Contents">25 regular</text:p>
          </table:table-cell>
          <table:table-cell table:style-name="Table13.A1" office:value-type="string">
            <text:p text:style-name="Table_20_Contents">R2L</text:p>
          </table:table-cell>
          <table:table-cell table:style-name="Table13.A1" office:value-type="string">
            <text:p text:style-name="Table_20_Contents">L2R</text:p>
          </table:table-cell>
          <table:table-cell table:style-name="Table13.A1" office:value-type="string">
            <text:p text:style-name="Table_20_Contents">symmetry check</text:p>
          </table:table-cell>
        </table:table-row>
        <table:table-row>
          <table:table-cell table:style-name="Table13.A1" office:value-type="string">
            <text:p text:style-name="Table_20_Contents">E5 cross-bag</text:p>
          </table:table-cell>
          <table:table-cell table:style-name="Table13.A1" office:value-type="string">
            <text:p text:style-name="Table_20_Contents">25 regular</text:p>
          </table:table-cell>
          <table:table-cell table:style-name="Table13.A1" office:value-type="string">
            <text:p text:style-name="Table_20_Contents">normal</text:p>
          </table:table-cell>
          <table:table-cell table:style-name="Table13.A1" office:value-type="string">
            <text:p text:style-name="Table_20_Contents">bag</text:p>
          </table:table-cell>
          <table:table-cell table:style-name="Table13.A1" office:value-type="string">
            <text:p text:style-name="Table_20_Contents">carrying robustness</text:p>
          </table:table-cell>
        </table:table-row>
        <table:table-row>
          <table:table-cell table:style-name="Table13.A1" office:value-type="string">
            <text:p text:style-name="Table_20_Contents">E6 combined hard</text:p>
          </table:table-cell>
          <table:table-cell table:style-name="Table13.A1" office:value-type="string">
            <text:p text:style-name="Table_20_Contents">25 regular</text:p>
          </table:table-cell>
          <table:table-cell table:style-name="Table13.A1" office:value-type="string">
            <text:p text:style-name="Table_20_Contents">normal L2R</text:p>
          </table:table-cell>
          <table:table-cell table:style-name="Table13.A1" office:value-type="string">
            <text:p text:style-name="Table_20_Contents">bag R2L</text:p>
          </table:table-cell>
          <table:table-cell table:style-name="Table13.A1" office:value-type="string">
            <text:p text:style-name="Table_20_Contents">hardest condition shift</text:p>
          </table:table-cell>
        </table:table-row>
        <table:table-row>
          <table:table-cell table:style-name="Table13.A1" office:value-type="string">
            <text:p text:style-name="Table_20_Contents">E7 bag classification</text:p>
          </table:table-cell>
          <table:table-cell table:style-name="Table13.A1" office:value-type="string">
            <text:p text:style-name="Table_20_Contents">25 regular</text:p>
          </table:table-cell>
          <table:table-cell table:style-name="Table13.A1" office:value-type="string">
            <text:p text:style-name="Table_20_Contents">mixed persons</text:p>
          </table:table-cell>
          <table:table-cell table:style-name="Table13.A1" office:value-type="string">
            <text:p text:style-name="Table_20_Contents">normal vs bag</text:p>
          </table:table-cell>
          <table:table-cell table:style-name="Table13.A1" office:value-type="string">
            <text:p text:style-name="Table_20_Contents">auxiliary task</text:p>
          </table:table-cell>
        </table:table-row>
        <table:table-row>
          <table:table-cell table:style-name="Table13.A1" office:value-type="string">
            <text:p text:style-name="Table_20_Contents">E8 direction classification</text:p>
          </table:table-cell>
          <table:table-cell table:style-name="Table13.A1" office:value-type="string">
            <text:p text:style-name="Table_20_Contents">25 regular</text:p>
          </table:table-cell>
          <table:table-cell table:style-name="Table13.A1" office:value-type="string">
            <text:p text:style-name="Table_20_Contents">mixed persons</text:p>
          </table:table-cell>
          <table:table-cell table:style-name="Table13.A1" office:value-type="string">
            <text:p text:style-name="Table_20_Contents">L2R vs R2L</text:p>
          </table:table-cell>
          <table:table-cell table:style-name="Table13.A1" office:value-type="string">
            <text:p text:style-name="Table_20_Contents">auxiliary task</text:p>
          </table:table-cell>
        </table:table-row>
        <table:table-row>
          <table:table-cell table:style-name="Table13.A1" office:value-type="string">
            <text:p text:style-name="Table_20_Contents">E9 multitask</text:p>
          </table:table-cell>
          <table:table-cell table:style-name="Table13.A1" office:value-type="string">
            <text:p text:style-name="Table_20_Contents">25 regular</text:p>
          </table:table-cell>
          <table:table-cell table:style-name="Table13.A1" office:value-type="string">
            <text:p text:style-name="Table_20_Contents">ID + direction + bag</text:p>
          </table:table-cell>
          <table:table-cell table:style-name="Table13.A1" office:value-type="string">
            <text:p text:style-name="Table_20_Contents">all test protocols</text:p>
          </table:table-cell>
          <table:table-cell table:style-name="Table13.A1" office:value-type="string">
            <text:p text:style-name="Table_20_Contents">representation learning</text:p>
          </table:table-cell>
        </table:table-row>
        <text:soft-page-break/>
        <table:table-row>
          <table:table-cell table:style-name="Table13.A1" office:value-type="string">
            <text:p text:style-name="Table_20_Contents">E10 few-shot ID</text:p>
          </table:table-cell>
          <table:table-cell table:style-name="Table13.A1" office:value-type="string">
            <text:p text:style-name="Table_20_Contents">25 regular</text:p>
          </table:table-cell>
          <table:table-cell table:style-name="Table13.A1" office:value-type="string">
            <text:p text:style-name="Table_20_Contents">k samples/person</text:p>
          </table:table-cell>
          <table:table-cell table:style-name="Table13.A1" office:value-type="string">
            <text:p text:style-name="Table_20_Contents">remaining</text:p>
          </table:table-cell>
          <table:table-cell table:style-name="Table13.A1" office:value-type="string">
            <text:p text:style-name="Table_20_Contents">enrollment efficiency</text:p>
          </table:table-cell>
        </table:table-row>
        <table:table-row>
          <table:table-cell table:style-name="Table13.A1" office:value-type="string">
            <text:p text:style-name="Table_20_Contents">E11 verification</text:p>
          </table:table-cell>
          <table:table-cell table:style-name="Table13.A1" office:value-type="string">
            <text:p text:style-name="Table_20_Contents">25 regular</text:p>
          </table:table-cell>
          <table:table-cell table:style-name="Table13.A1" office:value-type="string">
            <text:p text:style-name="Table_20_Contents">enrollment/query pairs</text:p>
          </table:table-cell>
          <table:table-cell table:style-name="Table13.A1" office:value-type="string">
            <text:p text:style-name="Table_20_Contents">genuine/impostor</text:p>
          </table:table-cell>
          <table:table-cell table:style-name="Table13.A1" office:value-type="string">
            <text:p text:style-name="Table_20_Contents">biometric metric</text:p>
          </table:table-cell>
        </table:table-row>
        <table:table-row>
          <table:table-cell table:style-name="Table13.A1" office:value-type="string">
            <text:p text:style-name="Table_20_Contents">E12 R→M</text:p>
          </table:table-cell>
          <table:table-cell table:style-name="Table13.A1" office:value-type="string">
            <text:p text:style-name="Table_20_Contents">5 overlap</text:p>
          </table:table-cell>
          <table:table-cell table:style-name="Table13.A1" office:value-type="string">
            <text:p text:style-name="Table_20_Contents">regular</text:p>
          </table:table-cell>
          <table:table-cell table:style-name="Table13.A1" office:value-type="string">
            <text:p text:style-name="Table_20_Contents">modified</text:p>
          </table:table-cell>
          <table:table-cell table:style-name="Table13.A1" office:value-type="string">
            <text:p text:style-name="Table_20_Contents">setup shift</text:p>
          </table:table-cell>
        </table:table-row>
        <table:table-row>
          <table:table-cell table:style-name="Table13.A1" office:value-type="string">
            <text:p text:style-name="Table_20_Contents">E13 M→R</text:p>
          </table:table-cell>
          <table:table-cell table:style-name="Table13.A1" office:value-type="string">
            <text:p text:style-name="Table_20_Contents">5 overlap</text:p>
          </table:table-cell>
          <table:table-cell table:style-name="Table13.A1" office:value-type="string">
            <text:p text:style-name="Table_20_Contents">modified</text:p>
          </table:table-cell>
          <table:table-cell table:style-name="Table13.A1" office:value-type="string">
            <text:p text:style-name="Table_20_Contents">regular</text:p>
          </table:table-cell>
          <table:table-cell table:style-name="Table13.A1" office:value-type="string">
            <text:p text:style-name="Table_20_Contents">reverse shift</text:p>
          </table:table-cell>
        </table:table-row>
        <table:table-row>
          <table:table-cell table:style-name="Table13.A1" office:value-type="string">
            <text:p text:style-name="Table_20_Contents">E14 DA R→M</text:p>
          </table:table-cell>
          <table:table-cell table:style-name="Table13.A1" office:value-type="string">
            <text:p text:style-name="Table_20_Contents">5 overlap</text:p>
          </table:table-cell>
          <table:table-cell table:style-name="Table13.A1" office:value-type="string">
            <text:p text:style-name="Table_20_Contents">labeled R + unlabeled M</text:p>
          </table:table-cell>
          <table:table-cell table:style-name="Table13.A1" office:value-type="string">
            <text:p text:style-name="Table_20_Contents">M</text:p>
          </table:table-cell>
          <table:table-cell table:style-name="Table13.A1" office:value-type="string">
            <text:p text:style-name="Table_20_Contents">adaptation</text:p>
          </table:table-cell>
        </table:table-row>
        <table:table-row>
          <table:table-cell table:style-name="Table13.A1" office:value-type="string">
            <text:p text:style-name="Table_20_Contents">E15 ablation</text:p>
          </table:table-cell>
          <table:table-cell table:style-name="Table13.A1" office:value-type="string">
            <text:p text:style-name="Table_20_Contents">all</text:p>
          </table:table-cell>
          <table:table-cell table:style-name="Table13.A1" office:value-type="string">
            <text:p text:style-name="Table_20_Contents">controlled</text:p>
          </table:table-cell>
          <table:table-cell table:style-name="Table13.A1" office:value-type="string">
            <text:p text:style-name="Table_20_Contents">controlled</text:p>
          </table:table-cell>
          <table:table-cell table:style-name="Table13.A1" office:value-type="string">
            <text:p text:style-name="Table_20_Contents">contribution proof</text:p>
          </table:table-cell>
        </table:table-row>
      </table:table>
      <text:h text:style-name="Heading_20_2" text:outline-level="2">6.2 Mandatory ablations</text:h>
      <text:list text:style-name="L18">
        <text:list-item>
          <text:p text:style-name="P40">amplitude only vs phase only vs amplitude+phase, </text:p>
        </text:list-item>
        <text:list-item>
          <text:p text:style-name="P40">raw vs filtered vs PCA vs spectrogram, </text:p>
        </text:list-item>
        <text:list-item>
          <text:p text:style-name="P40">no augmentation vs direction-aware augmentation, </text:p>
        </text:list-item>
        <text:list-item>
          <text:p text:style-name="P40">CNN vs CNN-GRU vs TCN vs Transformer vs proposed model, </text:p>
        </text:list-item>
        <text:list-item>
          <text:p text:style-name="P40">cross-entropy vs ArcFace vs supervised contrastive, </text:p>
        </text:list-item>
        <text:list-item>
          <text:p text:style-name="P40">single-task vs multi-task, </text:p>
        </text:list-item>
        <text:list-item>
          <text:p text:style-name="P40">no domain adaptation vs CORAL/MMD/DANN/cross-attention, </text:p>
        </text:list-item>
        <text:list-item>
          <text:p text:style-name="P40">regular-only vs modified-only vs combined, </text:p>
        </text:list-item>
        <text:list-item>
          <text:p text:style-name="P39">different numbers of training samples per person. </text:p>
        </text:list-item>
      </text:list>
      <text:h text:style-name="Heading_20_2" text:outline-level="2">6.3 Statistical validation</text:h>
      <text:p text:style-name="Text_20_body">For every major table:</text:p>
      <text:section text:style-name="Sect1" text:name="Section3">
        <text:p text:style-name="P1"><text:bookmark text:name="code-block-viewer Copy 2"/><text:span text:style-name="Source_20_Text">mean ± std over 5 or 10 seeds</text:span></text:p>
        <text:p text:style-name="Preformatted_20_Text"><text:span text:style-name="Source_20_Text">95% confidence interval</text:span></text:p>
        <text:p text:style-name="Preformatted_20_Text"><text:span text:style-name="Source_20_Text">paired statistical test against strongest baseline</text:span></text:p>
        <text:p text:style-name="Preformatted_20_Text"><text:span text:style-name="Source_20_Text">per-person accuracy/F1</text:span></text:p>
        <text:p text:style-name="Preformatted_20_Text"><text:span text:style-name="Source_20_Text">macro-F1 and balanced accuracy</text:span></text:p>
        <text:p text:style-name="Preformatted_20_Text"><text:span text:style-name="Source_20_Text">confusion matrix</text:span></text:p>
        <text:p text:style-name="P3"><text:span text:style-name="Source_20_Text">EER/AUROC for verification</text:span></text:p>
      </text:section>
      <text:h text:style-name="Heading_20_2" text:outline-level="2">6.4 Complexity analysis</text:h>
      <text:p text:style-name="Text_20_body">Report:</text:p>
      <text:list text:style-name="L19">
        <text:list-item>
          <text:p text:style-name="P42">parameters, </text:p>
        </text:list-item>
        <text:list-item>
          <text:p text:style-name="P42">FLOPs, </text:p>
        </text:list-item>
        <text:list-item>
          <text:p text:style-name="P42">inference time per sample/window, </text:p>
        </text:list-item>
        <text:list-item>
          <text:p text:style-name="P42">memory, </text:p>
        </text:list-item>
        <text:list-item>
          <text:p text:style-name="P42">preprocessing time, </text:p>
        </text:list-item>
        <text:list-item>
          <text:p text:style-name="P42">minimum packets/window needed, </text:p>
        </text:list-item>
        <text:list-item>
          <text:p text:style-name="P42">performance vs window length, </text:p>
        </text:list-item>
        <text:list-item>
          <text:p text:style-name="P41">performance vs number of subcarriers. </text:p>
        </text:list-item>
      </text:list>
      <text:h text:style-name="Heading_20_2" text:outline-level="2"><text:soft-page-break/>6.5 Explainability</text:h>
      <text:p text:style-name="Text_20_body">Best explainability figures:</text:p>
      <text:list text:style-name="L20">
        <text:list-item>
          <text:p text:style-name="P44">time saliency over walking sequence, </text:p>
        </text:list-item>
        <text:list-item>
          <text:p text:style-name="P44">subcarrier importance, </text:p>
        </text:list-item>
        <text:list-item>
          <text:p text:style-name="P44">antenna-link importance, </text:p>
        </text:list-item>
        <text:list-item>
          <text:p text:style-name="P44">attention heatmap, </text:p>
        </text:list-item>
        <text:list-item>
          <text:p text:style-name="P44">UMAP colored by person/direction/bag/setup, </text:p>
        </text:list-item>
        <text:list-item>
          <text:p text:style-name="P44">before/after domain adaptation embedding plot, </text:p>
        </text:list-item>
        <text:list-item>
          <text:p text:style-name="P43">failure-case visualization for confused identities. </text:p>
        </text:list-item>
      </text:list>
      <text:p text:style-name="Horizontal_20_Line"/>
      <text:h text:style-name="Heading_20_1" text:outline-level="1">PART 7 — Serious Q1 paper ideas</text:h>
      <text:h text:style-name="Heading_20_2" text:outline-level="2">Idea 1 — Robust CSI gait recognition under direction and carrying-condition shifts</text:h>
      <text:p text:style-name="Text_20_body"><text:span text:style-name="Strong_20_Emphasis">Tentative title:</text:span><text:line-break/>“Direction- and Carrying-Condition-Robust WiFi CSI Gait Recognition via Multi-Task Contrastive Representation Learning”</text:p>
      <text:p text:style-name="Text_20_body"><text:span text:style-name="Strong_20_Emphasis">Problem:</text:span> Person recognition degrades when walking direction or carrying condition changes.</text:p>
      <text:p text:style-name="Text_20_body"><text:span text:style-name="Strong_20_Emphasis">Novelty:</text:span> Jointly learns identity, direction, and carrying-condition representations while using contrastive/ArcFace losses to preserve identity and reduce nuisance sensitivity.</text:p>
      <text:p text:style-name="Text_20_body"><text:span text:style-name="Strong_20_Emphasis">Dataset:</text:span> 25-person regular-router dataset.</text:p>
      <text:p text:style-name="Text_20_body"><text:span text:style-name="Strong_20_Emphasis">Architecture:</text:span> CSI encoder with CNN/TCN/Transformer backbone; identity head; direction head; bag head; supervised contrastive or ArcFace loss.</text:p>
      <text:p text:style-name="Text_20_body"><text:span text:style-name="Strong_20_Emphasis">Baselines:</text:span> SVM, RF, XGBoost, CNN, CNN-LSTM, BiGRU, TCN, Transformer, Wi-Gait-style residual Transformer, Siamese/triplet.</text:p>
      <text:p text:style-name="Text_20_body"><text:span text:style-name="Strong_20_Emphasis">Experiments:</text:span> random, cross-direction, cross-bag, combined hard split, ablations, explainability.</text:p>
      <text:p text:style-name="Text_20_body"><text:span text:style-name="Strong_20_Emphasis">Target journals:</text:span> IEEE Internet of Things Journal, IEEE Sensors Journal, IEEE Transactions on Instrumentation and Measurement, Computer Networks, Expert Systems with Applications.</text:p>
      <text:p text:style-name="Text_20_body"><text:span text:style-name="Strong_20_Emphasis">Risk:</text:span> If only random accuracy is high, paper is weak. The hard-split results must be convincing.</text:p>
      <text:h text:style-name="Heading_20_2" text:outline-level="2">Idea 2 — Self-supervised masked CSI modeling for few-shot gait/person recognition</text:h>
      <text:p text:style-name="Text_20_body"><text:span text:style-name="Strong_20_Emphasis">Tentative title:</text:span><text:line-break/>“Masked CSI Modeling for Few-Shot WiFi Gait-Based Person Recognition”</text:p>
      <text:p text:style-name="Text_20_body"><text:span text:style-name="Strong_20_Emphasis">Problem:</text:span> WiFi gait models usually need many labeled samples per person.</text:p>
      <text:p text:style-name="Text_20_body"><text:soft-page-break/><text:span text:style-name="Strong_20_Emphasis">Novelty:</text:span> Pretrain a transformer/Conformer by reconstructing masked packets/subcarriers, then fine-tune with few labels.</text:p>
      <text:p text:style-name="Text_20_body"><text:span text:style-name="Strong_20_Emphasis">Dataset:</text:span> All regular samples; modified setup as external-domain stress test.</text:p>
      <text:p text:style-name="Text_20_body"><text:span text:style-name="Strong_20_Emphasis">Architecture:</text:span> Masked CSI transformer + ArcFace/prototypical classifier.</text:p>
      <text:p text:style-name="Text_20_body"><text:span text:style-name="Strong_20_Emphasis">Baselines:</text:span> supervised CNN, CNN-GRU, TCN, vanilla Transformer, SimCLR, TS2Vec, CAUTION-style few-shot profile.</text:p>
      <text:p text:style-name="Text_20_body"><text:span text:style-name="Strong_20_Emphasis">Experiments:</text:span> 1/3/5/10/20-shot, cross-direction, cross-bag, R→M.</text:p>
      <text:p text:style-name="Text_20_body"><text:span text:style-name="Strong_20_Emphasis">Target journals:</text:span> IEEE Internet of Things Journal, IEEE TCCN, Information Fusion, Expert Systems with Applications.</text:p>
      <text:p text:style-name="Text_20_body"><text:span text:style-name="Strong_20_Emphasis">Risk:</text:span> Needs careful augmentation/pretraining design. If performance gain is small, novelty weakens.</text:p>
      <text:h text:style-name="Heading_20_2" text:outline-level="2">Idea 3 — Antenna-spread router configuration and cross-setup adaptation</text:h>
      <text:p text:style-name="Text_20_body"><text:span text:style-name="Strong_20_Emphasis">Tentative title:</text:span><text:line-break/>“From Compact to Antenna-Spread WiFi CSI Gait Sensing: A Cross-Setup Domain Adaptation Study”</text:p>
      <text:p text:style-name="Text_20_body"><text:span text:style-name="Strong_20_Emphasis">Problem:</text:span> Router antenna placement changes CSI distributions and model generalization.</text:p>
      <text:p text:style-name="Text_20_body"><text:span text:style-name="Strong_20_Emphasis">Novelty:</text:span> Uses your physical antenna-spread router configuration as an explicit domain shift and evaluates adaptation.</text:p>
      <text:p text:style-name="Text_20_body"><text:span text:style-name="Strong_20_Emphasis">Dataset:</text:span> 5 overlapping participants, regular and modified; optionally all 25 regular for source pretraining.</text:p>
      <text:p text:style-name="Text_20_body"><text:span text:style-name="Strong_20_Emphasis">Architecture:</text:span> shared encoder + domain-adversarial head + class-level MMD/CORAL/cross-attention alignment.</text:p>
      <text:p text:style-name="Text_20_body"><text:span text:style-name="Strong_20_Emphasis">Baselines:</text:span> no adaptation, fine-tuning, CORAL, MMD, DANN, domain-specific BN.</text:p>
      <text:p text:style-name="Text_20_body"><text:span text:style-name="Strong_20_Emphasis">Experiments:</text:span> R→M, M→R, few-shot target adaptation, embedding alignment, per-subject comparison.</text:p>
      <text:p text:style-name="Text_20_body"><text:span text:style-name="Strong_20_Emphasis">Target journals:</text:span> Computer Networks, Ad Hoc Networks, IEEE Sensors Journal, IEEE Internet of Things Journal.</text:p>
      <text:p text:style-name="Text_20_body"><text:span text:style-name="Strong_20_Emphasis">Risk:</text:span> 5 people is not enough for a standalone strong Q1 claim. Treat this as a second contribution or collect more modified-router participants.</text:p>
      <text:h text:style-name="Heading_20_2" text:outline-level="2">Idea 4 — Lightweight deployable CSI gait recognition</text:h>
      <text:p text:style-name="Text_20_body"><text:span text:style-name="Strong_20_Emphasis">Tentative title:</text:span><text:line-break/>“EdgeCSI-Gait: Lightweight WiFi CSI Person Recognition with Robustness-Aware Compression”</text:p>
      <text:p text:style-name="Text_20_body"><text:span text:style-name="Strong_20_Emphasis">Problem:</text:span> Deep CSI models are often too heavy for practical deployment.</text:p>
      <text:p text:style-name="Text_20_body"><text:span text:style-name="Strong_20_Emphasis">Novelty:</text:span> TCN/mobile CNN model with pruning/quantization and robustness-preserving training.</text:p>
      <text:p text:style-name="Text_20_body"><text:soft-page-break/><text:span text:style-name="Strong_20_Emphasis">Dataset:</text:span> 25 regular + 5 modified external test.</text:p>
      <text:p text:style-name="Text_20_body"><text:span text:style-name="Strong_20_Emphasis">Architecture:</text:span> depthwise separable CNN + TCN + ArcFace; optional quantization-aware training.</text:p>
      <text:p text:style-name="Text_20_body"><text:span text:style-name="Strong_20_Emphasis">Baselines:</text:span> full CNN, LSTM, Transformer, TCN.</text:p>
      <text:p text:style-name="Text_20_body"><text:span text:style-name="Strong_20_Emphasis">Experiments:</text:span> accuracy vs latency vs FLOPs; cross-bag/direction; model compression.</text:p>
      <text:p text:style-name="Text_20_body"><text:span text:style-name="Strong_20_Emphasis">Target journals:</text:span> IEEE Sensors Journal, IEEE Internet of Things Journal, Computer Networks.</text:p>
      <text:p text:style-name="Text_20_body"><text:span text:style-name="Strong_20_Emphasis">Risk:</text:span> Must not become a simple compression paper. Tie deployment to hard robustness protocols.</text:p>
      <text:h text:style-name="Heading_20_2" text:outline-level="2">Idea 5 — Metric-learning CSI biometric verification</text:h>
      <text:p text:style-name="Text_20_body"><text:span text:style-name="Strong_20_Emphasis">Tentative title:</text:span><text:line-break/>“Open-Set WiFi CSI Gait Biometrics with Metric Learning and Carrying-Condition Stress Testing”</text:p>
      <text:p text:style-name="Text_20_body"><text:span text:style-name="Strong_20_Emphasis">Problem:</text:span> Closed-set accuracy is unrealistic; real systems need enrollment and impostor rejection.</text:p>
      <text:p text:style-name="Text_20_body"><text:span text:style-name="Strong_20_Emphasis">Novelty:</text:span> Converts your dataset into biometric verification/open-set protocols with EER, FAR/FRR, and few-shot enrollment.</text:p>
      <text:p text:style-name="Text_20_body"><text:span text:style-name="Strong_20_Emphasis">Dataset:</text:span> 25 regular; 5 modified as external domain.</text:p>
      <text:p text:style-name="Text_20_body"><text:span text:style-name="Strong_20_Emphasis">Architecture:</text:span> Siamese/triplet/prototypical/ArcFace encoder.</text:p>
      <text:p text:style-name="Text_20_body"><text:span text:style-name="Strong_20_Emphasis">Baselines:</text:span> softmax classifier, SVM, CAUTION-style profile threshold, triplet CNN.</text:p>
      <text:p text:style-name="Text_20_body"><text:span text:style-name="Strong_20_Emphasis">Experiments:</text:span> known/unknown identities, 1–20 shot enrollment, normal→bag, direction shift, R→M.</text:p>
      <text:p text:style-name="Text_20_body"><text:span text:style-name="Strong_20_Emphasis">Target journals:</text:span> IEEE Transactions on Information Forensics and Security, IEEE Internet of Things Journal, Pattern Recognition, Information Fusion.</text:p>
      <text:p text:style-name="Text_20_body"><text:span text:style-name="Strong_20_Emphasis">Risk:</text:span> 25 subjects may be marginal for TIFS/Pattern Recognition unless experiments are very rigorous.</text:p>
      <text:h text:style-name="Heading_20_2" text:outline-level="2">Idea 6 — Multi-view CSI representation learning</text:h>
      <text:p text:style-name="Text_20_body"><text:span text:style-name="Strong_20_Emphasis">Tentative title:</text:span><text:line-break/>“Multi-View Amplitude–Phase–Doppler Fusion for Robust WiFi CSI Gait Recognition”</text:p>
      <text:p text:style-name="Text_20_body"><text:span text:style-name="Strong_20_Emphasis">Problem:</text:span> Existing models often use only amplitude or only local time-frequency features.</text:p>
      <text:p text:style-name="Text_20_body"><text:span text:style-name="Strong_20_Emphasis">Novelty:</text:span> Fuse amplitude, sanitized phase, and Doppler/spectrogram views with view-consistency contrastive learning.</text:p>
      <text:p text:style-name="Text_20_body"><text:span text:style-name="Strong_20_Emphasis">Dataset:</text:span> 25 regular; all protocols.</text:p>
      <text:p text:style-name="Text_20_body"><text:span text:style-name="Strong_20_Emphasis">Architecture:</text:span> three encoders + cross-view attention + contrastive alignment.</text:p>
      <text:p text:style-name="Text_20_body"><text:span text:style-name="Strong_20_Emphasis">Baselines:</text:span> amplitude-only, phase-only, spectrogram-only, early fusion, late fusion.</text:p>
      <text:p text:style-name="Text_20_body"><text:span text:style-name="Strong_20_Emphasis">Risk:</text:span> Must prove phase cleaning is valid and not noisy.</text:p>
      <text:h text:style-name="Heading_20_2" text:outline-level="2"><text:soft-page-break/>Idea 7 — Physical interpretation of antenna-spread CSI gait sensing</text:h>
      <text:p text:style-name="Text_20_body"><text:span text:style-name="Strong_20_Emphasis">Tentative title:</text:span><text:line-break/>“Does Spatially Spreading Router Antennas Improve CSI-Based Gait Discriminability?”</text:p>
      <text:p text:style-name="Text_20_body"><text:span text:style-name="Strong_20_Emphasis">Problem:</text:span> Low-cost router antenna placement is rarely analyzed as a sensing-design variable.</text:p>
      <text:p text:style-name="Text_20_body"><text:span text:style-name="Strong_20_Emphasis">Novelty:</text:span> Physical analysis of discriminability, SNR, subcarrier saliency, embedding separation, and cross-setup shift.</text:p>
      <text:p text:style-name="Text_20_body"><text:span text:style-name="Strong_20_Emphasis">Dataset:</text:span> 5 overlap only.</text:p>
      <text:p text:style-name="Text_20_body"><text:span text:style-name="Strong_20_Emphasis">Risk:</text:span> Not enough for standalone Q1 unless expanded. Better as a section in Paper 2.</text:p>
      <text:p text:style-name="Horizontal_20_Line"/>
      <text:h text:style-name="Heading_20_1" text:outline-level="1">PART 8 — Best two-paper strategy</text:h>
      <text:h text:style-name="Heading_20_2" text:outline-level="2">Paper 1 — safest Q1 paper</text:h>
      <text:p text:style-name="Text_20_body"><text:span text:style-name="Strong_20_Emphasis">Central idea:</text:span><text:line-break/>Robust WiFi CSI person recognition under direction and carrying-condition shifts.</text:p>
      <text:p text:style-name="Text_20_body"><text:span text:style-name="Strong_20_Emphasis">Use dataset:</text:span><text:line-break/>Mainly 25-person regular-router dataset.</text:p>
      <text:p text:style-name="Text_20_body"><text:span text:style-name="Strong_20_Emphasis">Models:</text:span><text:line-break/>Traditional ML, CNN, CNN-GRU, TCN, Transformer, proposed multi-task contrastive/ArcFace CSI encoder.</text:p>
      <text:p text:style-name="Text_20_body"><text:span text:style-name="Strong_20_Emphasis">Novelty:</text:span><text:line-break/>Not “new model only.” The novelty should be:</text:p>
      <text:list text:style-name="L21">
        <text:list-item>
          <text:p text:style-name="P46">leakage-safe CSI gait evaluation, </text:p>
        </text:list-item>
        <text:list-item>
          <text:p text:style-name="P46">hard cross-direction and cross-bag protocols, </text:p>
        </text:list-item>
        <text:list-item>
          <text:p text:style-name="P46">multi-task/metric representation that preserves identity while handling nuisance factors, </text:p>
        </text:list-item>
        <text:list-item>
          <text:p text:style-name="P45">explainable subcarrier/time-region analysis. </text:p>
        </text:list-item>
      </text:list>
      <text:p text:style-name="Text_20_body"><text:span text:style-name="Strong_20_Emphasis">Minimum experiments:</text:span><text:line-break/>E1–E8, E10–E11, ablations, statistical tests, explainability.</text:p>
      <text:p text:style-name="Text_20_body"><text:span text:style-name="Strong_20_Emphasis">Suitable journals:</text:span><text:line-break/>IEEE Internet of Things Journal, IEEE Sensors Journal, IEEE Transactions on Instrumentation and Measurement, Computer Networks, Expert Systems with Applications.</text:p>
      <text:p text:style-name="Text_20_body"><text:span text:style-name="Strong_20_Emphasis">Acceptance chance:</text:span><text:line-break/>Highest among your options, provided results are honest and hard-split performance is strong.</text:p>
      <text:h text:style-name="Heading_20_2" text:outline-level="2"><text:soft-page-break/>Paper 2 — stronger novelty but higher risk</text:h>
      <text:p text:style-name="Text_20_body"><text:span text:style-name="Strong_20_Emphasis">Central idea:</text:span><text:line-break/>Cross-setup/domain-adaptive CSI gait recognition between compact-router and antenna-spread-router configurations.</text:p>
      <text:p text:style-name="Text_20_body"><text:span text:style-name="Strong_20_Emphasis">Use dataset:</text:span><text:line-break/>5 overlapping subjects in regular and modified setups; use all 25 regular subjects for representation pretraining but evaluate cross-setup only on the 5 overlaps.</text:p>
      <text:p text:style-name="Text_20_body"><text:span text:style-name="Strong_20_Emphasis">Models:</text:span><text:line-break/>CORAL, MMD, DANN, domain-specific BN, test-time adaptation, cross-attention alignment, masked CSI pretraining.</text:p>
      <text:p text:style-name="Text_20_body"><text:span text:style-name="Strong_20_Emphasis">Novelty:</text:span><text:line-break/>Low-cost physical antenna-spread configuration as a sensing-domain intervention + paired cross-setup adaptation.</text:p>
      <text:p text:style-name="Text_20_body"><text:span text:style-name="Strong_20_Emphasis">Minimum experiments:</text:span><text:line-break/>R→M, M→R, no adaptation vs adaptation, few-shot target adaptation, embedding alignment, setup-specific saliency, antenna-link/subcarrier importance, statistical testing.</text:p>
      <text:p text:style-name="Text_20_body"><text:span text:style-name="Strong_20_Emphasis">Suitable journals:</text:span><text:line-break/>Computer Networks, Ad Hoc Networks, IEEE Sensors Journal, IEEE Internet of Things Journal. For IEEE TIFS or Pattern Recognition, you likely need more modified-router subjects.</text:p>
      <text:p text:style-name="Text_20_body"><text:span text:style-name="Strong_20_Emphasis">Acceptance chance:</text:span><text:line-break/>Moderate if framed carefully; weak if claimed as a general antenna-design breakthrough.</text:p>
      <text:h text:style-name="Heading_20_2" text:outline-level="2">Which paper first?</text:h>
      <text:p text:style-name="Text_20_body">Write <text:span text:style-name="Strong_20_Emphasis">Paper 1 first</text:span>. It uses your strongest portion: 25 subjects, 2,500 regular samples, direction labels, bag labels.</text:p>
      <text:p text:style-name="Text_20_body">Paper 2 requires more careful framing and is more vulnerable because of the 5-person modified subset. If possible, collect modified-router data for at least <text:span text:style-name="Strong_20_Emphasis">10–15 more of the existing 25 participants</text:span> before submitting Paper 2.</text:p>
      <text:p text:style-name="Horizontal_20_Line"/>
      <text:h text:style-name="Heading_20_1" text:outline-level="1">PART 9 — Step-by-step roadmap</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header-rows>
          <table:table-row>
            <table:table-cell table:style-name="Table14.A1" office:value-type="string">
              <text:p text:style-name="Table_20_Heading">Stage</text:p>
            </table:table-cell>
            <table:table-cell table:style-name="Table14.A1" office:value-type="string">
              <text:p text:style-name="Table_20_Heading">Goal</text:p>
            </table:table-cell>
            <table:table-cell table:style-name="Table14.A1" office:value-type="string">
              <text:p text:style-name="Table_20_Heading">Exact tasks</text:p>
            </table:table-cell>
            <table:table-cell table:style-name="Table14.A1" office:value-type="string">
              <text:p text:style-name="Table_20_Heading">Tools</text:p>
            </table:table-cell>
            <table:table-cell table:style-name="Table14.A1" office:value-type="string">
              <text:p text:style-name="Table_20_Heading">Output</text:p>
            </table:table-cell>
            <table:table-cell table:style-name="Table14.A1" office:value-type="string">
              <text:p text:style-name="Table_20_Heading">Common mistakes</text:p>
            </table:table-cell>
            <table:table-cell table:style-name="Table14.A1" office:value-type="string">
              <text:p text:style-name="Table_20_Heading">QC checklist</text:p>
            </table:table-cell>
          </table:table-row>
        </table:table-header-rows>
        <table:table-row>
          <table:table-cell table:style-name="Table14.A1" office:value-type="string">
            <text:p text:style-name="Table_20_Contents">1. Dataset audit</text:p>
          </table:table-cell>
          <table:table-cell table:style-name="Table14.A1" office:value-type="string">
            <text:p text:style-name="Table_20_Contents">Verify integrity</text:p>
          </table:table-cell>
          <table:table-cell table:style-name="Table14.A1" office:value-type="string">
            <text:p text:style-name="Table_20_Contents">count files, match CSI/CSV pairs, detect missing/corrupt samples</text:p>
          </table:table-cell>
          <table:table-cell table:style-name="Table14.A1" office:value-type="string">
            <text:p text:style-name="Table_20_Contents">Python, pandas, pathlib</text:p>
          </table:table-cell>
          <table:table-cell table:style-name="Table14.A1" office:value-type="string">
            <text:p text:style-name="Table_20_Contents">audit report</text:p>
          </table:table-cell>
          <table:table-cell table:style-name="Table14.A1" office:value-type="string">
            <text:p text:style-name="Table_20_Contents">training before audit</text:p>
          </table:table-cell>
          <table:table-cell table:style-name="Table14.A1" office:value-type="string">
            <text:p text:style-name="Table_20_Contents">3,000 expected sample pairs if complete</text:p>
          </table:table-cell>
        </table:table-row>
        <table:table-row>
          <table:table-cell table:style-name="Table14.A1" office:value-type="string">
            <text:p text:style-name="Table_20_Contents">2. Metadata</text:p>
          </table:table-cell>
          <table:table-cell table:style-name="Table14.A1" office:value-type="string">
            <text:p text:style-name="Table_20_Contents">Build master <text:soft-page-break/>table</text:p>
          </table:table-cell>
          <table:table-cell table:style-name="Table14.A1" office:value-type="string">
            <text:p text:style-name="Table_20_Contents">parse IDs, <text:soft-page-break/>setup, sample index, labels</text:p>
          </table:table-cell>
          <table:table-cell table:style-name="Table14.A1" office:value-type="string">
            <text:p text:style-name="Table_20_Contents">pandas</text:p>
          </table:table-cell>
          <table:table-cell table:style-name="Table14.A1" office:value-type="string">
            <text:p text:style-name="Table_20_Contents">metadata_<text:soft-page-break/>master.csv</text:p>
          </table:table-cell>
          <table:table-cell table:style-name="Table14.A1" office:value-type="string">
            <text:p text:style-name="Table_20_Contents">manual labels</text:p>
          </table:table-cell>
          <table:table-cell table:style-name="Table14.A1" office:value-type="string">
            <text:p text:style-name="Table_20_Contents">all labels <text:soft-page-break/>deterministic</text:p>
          </table:table-cell>
        </table:table-row>
        <table:table-row>
          <table:table-cell table:style-name="Table14.A1" office:value-type="string">
            <text:p text:style-name="Table_20_Contents">3. CSI loading</text:p>
          </table:table-cell>
          <table:table-cell table:style-name="Table14.A1" office:value-type="string">
            <text:p text:style-name="Table_20_Contents">Convert raw CSI</text:p>
          </table:table-cell>
          <table:table-cell table:style-name="Table14.A1" office:value-type="string">
            <text:p text:style-name="Table_20_Contents">load PicoScenes files, export tensors</text:p>
          </table:table-cell>
          <table:table-cell table:style-name="Table14.A1" office:value-type="string">
            <text:p text:style-name="Table_20_Contents">PicoScenes tools, CSIKit/csiread if compatible</text:p>
          </table:table-cell>
          <table:table-cell table:style-name="Table14.A1" office:value-type="string">
            <text:p text:style-name="Table_20_Contents">raw tensor cache</text:p>
          </table:table-cell>
          <table:table-cell table:style-name="Table14.A1" office:value-type="string">
            <text:p text:style-name="Table_20_Contents">assuming fixed dimensions</text:p>
          </table:table-cell>
          <table:table-cell table:style-name="Table14.A1" office:value-type="string">
            <text:p text:style-name="Table_20_Contents">log packets/subcarriers per file</text:p>
          </table:table-cell>
        </table:table-row>
        <table:table-row>
          <table:table-cell table:style-name="Table14.A1" office:value-type="string">
            <text:p text:style-name="Table_20_Contents">4. Preprocessing</text:p>
          </table:table-cell>
          <table:table-cell table:style-name="Table14.A1" office:value-type="string">
            <text:p text:style-name="Table_20_Contents">Clean CSI</text:p>
          </table:table-cell>
          <table:table-cell table:style-name="Table14.A1" office:value-type="string">
            <text:p text:style-name="Table_20_Contents">filter, outlier removal, phase sanitization, normalization</text:p>
          </table:table-cell>
          <table:table-cell table:style-name="Table14.A1" office:value-type="string">
            <text:p text:style-name="Table_20_Contents">NumPy, SciPy, PyWavelets</text:p>
          </table:table-cell>
          <table:table-cell table:style-name="Table14.A1" office:value-type="string">
            <text:p text:style-name="Table_20_Contents">processed tensors</text:p>
          </table:table-cell>
          <table:table-cell table:style-name="Table14.A1" office:value-type="string">
            <text:p text:style-name="Table_20_Contents">fitting scaler on all data</text:p>
          </table:table-cell>
          <table:table-cell table:style-name="Table14.A1" office:value-type="string">
            <text:p text:style-name="Table_20_Contents">train-only normalization</text:p>
          </table:table-cell>
        </table:table-row>
        <table:table-row>
          <table:table-cell table:style-name="Table14.A1" office:value-type="string">
            <text:p text:style-name="Table_20_Contents">5. Label generation</text:p>
          </table:table-cell>
          <table:table-cell table:style-name="Table14.A1" office:value-type="string">
            <text:p text:style-name="Table_20_Contents">Build labels</text:p>
          </table:table-cell>
          <table:table-cell table:style-name="Table14.A1" office:value-type="string">
            <text:p text:style-name="Table_20_Contents">person, direction, bag, setup</text:p>
          </table:table-cell>
          <table:table-cell table:style-name="Table14.A1" office:value-type="string">
            <text:p text:style-name="Table_20_Contents">pandas</text:p>
          </table:table-cell>
          <table:table-cell table:style-name="Table14.A1" office:value-type="string">
            <text:p text:style-name="Table_20_Contents">label columns</text:p>
          </table:table-cell>
          <table:table-cell table:style-name="Table14.A1" office:value-type="string">
            <text:p text:style-name="Table_20_Contents">off-by-one index</text:p>
          </table:table-cell>
          <table:table-cell table:style-name="Table14.A1" office:value-type="string">
            <text:p text:style-name="Table_20_Contents">verify odd/even and 1–80/81–100</text:p>
          </table:table-cell>
        </table:table-row>
        <table:table-row>
          <table:table-cell table:style-name="Table14.A1" office:value-type="string">
            <text:p text:style-name="Table_20_Contents">6. EDA</text:p>
          </table:table-cell>
          <table:table-cell table:style-name="Table14.A1" office:value-type="string">
            <text:p text:style-name="Table_20_Contents">Understand signals</text:p>
          </table:table-cell>
          <table:table-cell table:style-name="Table14.A1" office:value-type="string">
            <text:p text:style-name="Table_20_Contents">duration, packet count, PCA, spectrogram examples</text:p>
          </table:table-cell>
          <table:table-cell table:style-name="Table14.A1" office:value-type="string">
            <text:p text:style-name="Table_20_Contents">matplotlib, UMAP</text:p>
          </table:table-cell>
          <table:table-cell table:style-name="Table14.A1" office:value-type="string">
            <text:p text:style-name="Table_20_Contents">EDA report</text:p>
          </table:table-cell>
          <table:table-cell table:style-name="Table14.A1" office:value-type="string">
            <text:p text:style-name="Table_20_Contents">only showing pretty plots</text:p>
          </table:table-cell>
          <table:table-cell table:style-name="Table14.A1" office:value-type="string">
            <text:p text:style-name="Table_20_Contents">include failures/outliers</text:p>
          </table:table-cell>
        </table:table-row>
        <table:table-row>
          <table:table-cell table:style-name="Table14.A1" office:value-type="string">
            <text:p text:style-name="Table_20_Contents">7. ML baselines</text:p>
          </table:table-cell>
          <table:table-cell table:style-name="Table14.A1" office:value-type="string">
            <text:p text:style-name="Table_20_Contents">Establish floor</text:p>
          </table:table-cell>
          <table:table-cell table:style-name="Table14.A1" office:value-type="string">
            <text:p text:style-name="Table_20_Contents">SVM/RF/XGB/KNN</text:p>
          </table:table-cell>
          <table:table-cell table:style-name="Table14.A1" office:value-type="string">
            <text:p text:style-name="Table_20_Contents">scikit-learn, XGBoost</text:p>
          </table:table-cell>
          <table:table-cell table:style-name="Table14.A1" office:value-type="string">
            <text:p text:style-name="Table_20_Contents">baseline table</text:p>
          </table:table-cell>
          <table:table-cell table:style-name="Table14.A1" office:value-type="string">
            <text:p text:style-name="Table_20_Contents">using random split only</text:p>
          </table:table-cell>
          <table:table-cell table:style-name="Table14.A1" office:value-type="string">
            <text:p text:style-name="Table_20_Contents">all hard protocols</text:p>
          </table:table-cell>
        </table:table-row>
        <table:table-row>
          <table:table-cell table:style-name="Table14.A1" office:value-type="string">
            <text:p text:style-name="Table_20_Contents">8. DL baselines</text:p>
          </table:table-cell>
          <table:table-cell table:style-name="Table14.A1" office:value-type="string">
            <text:p text:style-name="Table_20_Contents">Establish fair comparisons</text:p>
          </table:table-cell>
          <table:table-cell table:style-name="Table14.A1" office:value-type="string">
            <text:p text:style-name="Table_20_Contents">CNN, CNN-GRU, TCN, Transformer</text:p>
          </table:table-cell>
          <table:table-cell table:style-name="Table14.A1" office:value-type="string">
            <text:p text:style-name="Table_20_Contents">PyTorch</text:p>
          </table:table-cell>
          <table:table-cell table:style-name="Table14.A1" office:value-type="string">
            <text:p text:style-name="Table_20_Contents">baseline DL results</text:p>
          </table:table-cell>
          <table:table-cell table:style-name="Table14.A1" office:value-type="string">
            <text:p text:style-name="Table_20_Contents">overfitting small data</text:p>
          </table:table-cell>
          <table:table-cell table:style-name="Table14.A1" office:value-type="string">
            <text:p text:style-name="Table_20_Contents">same splits/seeds</text:p>
          </table:table-cell>
        </table:table-row>
        <table:table-row>
          <table:table-cell table:style-name="Table14.A1" office:value-type="string">
            <text:p text:style-name="Table_20_Contents">9. Advanced models</text:p>
          </table:table-cell>
          <table:table-cell table:style-name="Table14.A1" office:value-type="string">
            <text:p text:style-name="Table_20_Contents">Build contribution</text:p>
          </table:table-cell>
          <table:table-cell table:style-name="Table14.A1" office:value-type="string">
            <text:p text:style-name="Table_20_Contents">multi-task, contrastive, masked CSI, DA</text:p>
          </table:table-cell>
          <table:table-cell table:style-name="Table14.A1" office:value-type="string">
            <text:p text:style-name="Table_20_Contents">PyTorch Lightning</text:p>
          </table:table-cell>
          <table:table-cell table:style-name="Table14.A1" office:value-type="string">
            <text:p text:style-name="Table_20_Contents">proposed results</text:p>
          </table:table-cell>
          <table:table-cell table:style-name="Table14.A1" office:value-type="string">
            <text:p text:style-name="Table_20_Contents">too many models with no story</text:p>
          </table:table-cell>
          <table:table-cell table:style-name="Table14.A1" office:value-type="string">
            <text:p text:style-name="Table_20_Contents">one main model, many baselines</text:p>
          </table:table-cell>
        </table:table-row>
        <table:table-row>
          <table:table-cell table:style-name="Table14.A1" office:value-type="string">
            <text:p text:style-name="Table_20_Contents">10. Ablations</text:p>
          </table:table-cell>
          <table:table-cell table:style-name="Table14.A1" office:value-type="string">
            <text:p text:style-name="Table_20_Contents">Prove components</text:p>
          </table:table-cell>
          <table:table-cell table:style-name="Table14.A1" office:value-type="string">
            <text:p text:style-name="Table_20_Contents">remove heads/losses/views</text:p>
          </table:table-cell>
          <table:table-cell table:style-name="Table14.A1" office:value-type="string">
            <text:p text:style-name="Table_20_Contents">scripts</text:p>
          </table:table-cell>
          <table:table-cell table:style-name="Table14.A1" office:value-type="string">
            <text:p text:style-name="Table_20_Contents">ablation table</text:p>
          </table:table-cell>
          <table:table-cell table:style-name="Table14.A1" office:value-type="string">
            <text:p text:style-name="Table_20_Contents">ablation only random split</text:p>
          </table:table-cell>
          <table:table-cell table:style-name="Table14.A1" office:value-type="string">
            <text:p text:style-name="Table_20_Contents">ablate under hard split</text:p>
          </table:table-cell>
        </table:table-row>
        <table:table-row>
          <table:table-cell table:style-name="Table14.A1" office:value-type="string">
            <text:p text:style-name="Table_20_Contents">11. Statistics</text:p>
          </table:table-cell>
          <table:table-cell table:style-name="Table14.A1" office:value-type="string">
            <text:p text:style-name="Table_20_Contents">Validate claims</text:p>
          </table:table-cell>
          <table:table-cell table:style-name="Table14.A1" office:value-type="string">
            <text:p text:style-name="Table_20_Contents">CI, tests, per-person stats</text:p>
          </table:table-cell>
          <table:table-cell table:style-name="Table14.A1" office:value-type="string">
            <text:p text:style-name="Table_20_Contents">scipy, statsmodels</text:p>
          </table:table-cell>
          <table:table-cell table:style-name="Table14.A1" office:value-type="string">
            <text:p text:style-name="Table_20_Contents">statistical report</text:p>
          </table:table-cell>
          <table:table-cell table:style-name="Table14.A1" office:value-type="string">
            <text:p text:style-name="Table_20_Contents">single-run claims</text:p>
          </table:table-cell>
          <table:table-cell table:style-name="Table14.A1" office:value-type="string">
            <text:p text:style-name="Table_20_Contents">5–10 seeds</text:p>
          </table:table-cell>
        </table:table-row>
        <table:table-row>
          <table:table-cell table:style-name="Table14.A1" office:value-type="string">
            <text:p text:style-name="Table_20_Contents">12. Explainability</text:p>
          </table:table-cell>
          <table:table-cell table:style-name="Table14.A1" office:value-type="string">
            <text:p text:style-name="Table_20_Contents">Interpret model</text:p>
          </table:table-cell>
          <table:table-cell table:style-name="Table14.A1" office:value-type="string">
            <text:p text:style-name="Table_20_Contents">saliency, attention, subcarrier importance</text:p>
          </table:table-cell>
          <table:table-cell table:style-name="Table14.A1" office:value-type="string">
            <text:p text:style-name="Table_20_Contents">Captum, UMAP</text:p>
          </table:table-cell>
          <table:table-cell table:style-name="Table14.A1" office:value-type="string">
            <text:p text:style-name="Table_20_Contents">figures</text:p>
          </table:table-cell>
          <table:table-cell table:style-name="Table14.A1" office:value-type="string">
            <text:p text:style-name="Table_20_Contents">decorative heatmaps</text:p>
          </table:table-cell>
          <table:table-cell table:style-name="Table14.A1" office:value-type="string">
            <text:p text:style-name="Table_20_Contents">connect to physical setup</text:p>
          </table:table-cell>
        </table:table-row>
        <table:table-row>
          <table:table-cell table:style-name="Table14.A1" office:value-type="string">
            <text:p text:style-name="Table_20_Contents">13. Manuscript</text:p>
          </table:table-cell>
          <table:table-cell table:style-name="Table14.A1" office:value-type="string">
            <text:p text:style-name="Table_20_Contents">Write paper</text:p>
          </table:table-cell>
          <table:table-cell table:style-name="Table14.A1" office:value-type="string">
            <text:p text:style-name="Table_20_Contents">intro, related work, methods, results</text:p>
          </table:table-cell>
          <table:table-cell table:style-name="Table14.A1" office:value-type="string">
            <text:p text:style-name="Table_20_Contents">LaTeX/Overleaf</text:p>
          </table:table-cell>
          <table:table-cell table:style-name="Table14.A1" office:value-type="string">
            <text:p text:style-name="Table_20_Contents">draft</text:p>
          </table:table-cell>
          <table:table-cell table:style-name="Table14.A1" office:value-type="string">
            <text:p text:style-name="Table_20_Contents">overstated claims</text:p>
          </table:table-cell>
          <table:table-cell table:style-name="Table14.A1" office:value-type="string">
            <text:p text:style-name="Table_20_Contents">reviewer checklist</text:p>
          </table:table-cell>
        </table:table-row>
        <table:table-row>
          <table:table-cell table:style-name="Table14.A1" office:value-type="string">
            <text:p text:style-name="Table_20_Contents">14. Journal selection</text:p>
          </table:table-cell>
          <table:table-cell table:style-name="Table14.A1" office:value-type="string">
            <text:p text:style-name="Table_20_Contents">Match scope</text:p>
          </table:table-cell>
          <table:table-cell table:style-name="Table14.A1" office:value-type="string">
            <text:p text:style-name="Table_20_Contents">choose journal <text:soft-page-break/>based on contribution</text:p>
          </table:table-cell>
          <table:table-cell table:style-name="Table14.A1" office:value-type="string">
            <text:p text:style-name="Table_20_Contents">journal finder, <text:soft-page-break/>Scopus/SJR check</text:p>
          </table:table-cell>
          <table:table-cell table:style-name="Table14.A1" office:value-type="string">
            <text:p text:style-name="Table_20_Contents">target list</text:p>
          </table:table-cell>
          <table:table-cell table:style-name="Table14.A1" office:value-type="string">
            <text:p text:style-name="Table_20_Contents">chasing highest journal only</text:p>
          </table:table-cell>
          <table:table-cell table:style-name="Table14.A1" office:value-type="string">
            <text:p text:style-name="Table_20_Contents">scope-fit first</text:p>
          </table:table-cell>
        </table:table-row>
        <table:table-row>
          <table:table-cell table:style-name="Table14.A1" office:value-type="string">
            <text:p text:style-name="Table_20_Contents">15. Submission</text:p>
          </table:table-cell>
          <table:table-cell table:style-name="Table14.A1" office:value-type="string">
            <text:p text:style-name="Table_20_Contents">Final package</text:p>
          </table:table-cell>
          <table:table-cell table:style-name="Table14.A1" office:value-type="string">
            <text:p text:style-name="Table_20_Contents">code, splits, metadata, supplementary</text:p>
          </table:table-cell>
          <table:table-cell table:style-name="Table14.A1" office:value-type="string">
            <text:p text:style-name="Table_20_Contents">GitHub/Zenodo if possible</text:p>
          </table:table-cell>
          <table:table-cell table:style-name="Table14.A1" office:value-type="string">
            <text:p text:style-name="Table_20_Contents">final submission</text:p>
          </table:table-cell>
          <table:table-cell table:style-name="Table14.A1" office:value-type="string">
            <text:p text:style-name="Table_20_Contents">missing reproducibility</text:p>
          </table:table-cell>
          <table:table-cell table:style-name="Table14.A1" office:value-type="string">
            <text:p text:style-name="Table_20_Contents">seeds, configs, splits released</text:p>
          </table:table-cell>
        </table:table-row>
      </table:table>
      <text:p text:style-name="Horizontal_20_Line"/>
      <text:h text:style-name="Heading_20_1" text:outline-level="1">PART 10 — Manuscript guidance</text:h>
      <text:h text:style-name="Heading_20_2" text:outline-level="2">10.1 Strong title options</text:h>
      <text:p text:style-name="Text_20_body">For Paper 1:</text:p>
      <text:list text:style-name="L22">
        <text:list-item>
          <text:p text:style-name="P48"><text:span text:style-name="Strong_20_Emphasis">Direction- and Carrying-Condition-Robust WiFi CSI Gait Recognition via Multi-Task Contrastive Learning</text:span> </text:p>
        </text:list-item>
        <text:list-item>
          <text:p text:style-name="P48"><text:span text:style-name="Strong_20_Emphasis">Robust Device-Free Person Identification from WiFi CSI Under Walking Direction and Bag-Carrying Variations</text:span> </text:p>
        </text:list-item>
        <text:list-item>
          <text:p text:style-name="P47"><text:span text:style-name="Strong_20_Emphasis">Leakage-Safe Evaluation and Robust Representation Learning for WiFi CSI Gait Biometrics</text:span> </text:p>
        </text:list-item>
      </text:list>
      <text:p text:style-name="Text_20_body">For Paper 2:</text:p>
      <text:list text:style-name="L23">
        <text:list-item>
          <text:p text:style-name="P50"><text:span text:style-name="Strong_20_Emphasis">Cross-Setup WiFi CSI Gait Recognition Between Compact and Antenna-Spread Router Configurations</text:span> </text:p>
        </text:list-item>
        <text:list-item>
          <text:p text:style-name="P50"><text:span text:style-name="Strong_20_Emphasis">Domain-Adaptive WiFi CSI Gait Recognition with Antenna-Spread Spatial Sensing</text:span> </text:p>
        </text:list-item>
        <text:list-item>
          <text:p text:style-name="P49"><text:span text:style-name="Strong_20_Emphasis">A Paired Study of Router Antenna Configuration Shift in WiFi CSI-Based Person Recognition</text:span> </text:p>
        </text:list-item>
      </text:list>
      <text:h text:style-name="Heading_20_2" text:outline-level="2">10.2 Abstract structure</text:h>
      <text:p text:style-name="Text_20_body">Use this structure:</text:p>
      <text:list text:style-name="L24">
        <text:list-item>
          <text:p text:style-name="P52">Problem: WiFi CSI gait recognition suffers under direction, carrying-condition, and setup shifts. </text:p>
        </text:list-item>
        <text:list-item>
          <text:p text:style-name="P52">Gap: most works report high accuracy under easier splits and limited covariate stress testing. </text:p>
        </text:list-item>
        <text:list-item>
          <text:p text:style-name="P52">Dataset: 25 participants, 100 samples/person, direction labels, bag labels, 5 paired regular/modified subjects. </text:p>
        </text:list-item>
        <text:list-item>
          <text:p text:style-name="P52">Method: robust CSI preprocessing + multi-task/contrastive/domain-adaptive model. </text:p>
        </text:list-item>
        <text:list-item>
          <text:p text:style-name="P52">Protocols: random, cross-direction, cross-bag, cross-setup, few-shot/open-set. </text:p>
        </text:list-item>
        <text:list-item>
          <text:p text:style-name="P52">Results: report actual numbers only after experiments. </text:p>
        </text:list-item>
        <text:list-item>
          <text:p text:style-name="P51">Impact: robust, reproducible, device-free CSI gait recognition. </text:p>
        </text:list-item>
      </text:list>
      <text:h text:style-name="Heading_20_2" text:outline-level="2">10.3 Best figures</text:h>
      <text:p text:style-name="Text_20_body">Mandatory figures:</text:p>
      <text:list text:style-name="L25">
        <text:list-item>
          <text:p text:style-name="P54"><text:soft-page-break/>hardware setup diagram, </text:p>
        </text:list-item>
        <text:list-item>
          <text:p text:style-name="P54">regular router setup geometry, </text:p>
        </text:list-item>
        <text:list-item>
          <text:p text:style-name="P54">modified antenna-spread setup geometry, </text:p>
        </text:list-item>
        <text:list-item>
          <text:p text:style-name="P54">dataset hierarchy and label rules, </text:p>
        </text:list-item>
        <text:list-item>
          <text:p text:style-name="P54">CSI preprocessing pipeline, </text:p>
        </text:list-item>
        <text:list-item>
          <text:p text:style-name="P54">model architecture, </text:p>
        </text:list-item>
        <text:list-item>
          <text:p text:style-name="P54">experimental protocol diagram, </text:p>
        </text:list-item>
        <text:list-item>
          <text:p text:style-name="P54">representative CSI amplitude/spectrogram for direction and bag, </text:p>
        </text:list-item>
        <text:list-item>
          <text:p text:style-name="P54">confusion matrix, </text:p>
        </text:list-item>
        <text:list-item>
          <text:p text:style-name="P54">UMAP/t-SNE embedding before and after proposed method, </text:p>
        </text:list-item>
        <text:list-item>
          <text:p text:style-name="P54">saliency/subcarrier importance, </text:p>
        </text:list-item>
        <text:list-item>
          <text:p text:style-name="P54">accuracy degradation across protocols, </text:p>
        </text:list-item>
        <text:list-item>
          <text:p text:style-name="P53">cross-setup domain adaptation embedding. </text:p>
        </text:list-item>
      </text:list>
      <text:h text:style-name="Heading_20_2" text:outline-level="2">10.4 Best tables</text:h>
      <text:p text:style-name="Text_20_body">Mandatory tables:</text:p>
      <text:list text:style-name="L26">
        <text:list-item>
          <text:p text:style-name="P56">comparison with existing CSI gait/person-ID works, </text:p>
        </text:list-item>
        <text:list-item>
          <text:p text:style-name="P56">dataset statistics, </text:p>
        </text:list-item>
        <text:list-item>
          <text:p text:style-name="P56">metadata summary, </text:p>
        </text:list-item>
        <text:list-item>
          <text:p text:style-name="P56">split protocols, </text:p>
        </text:list-item>
        <text:list-item>
          <text:p text:style-name="P56">baseline results, </text:p>
        </text:list-item>
        <text:list-item>
          <text:p text:style-name="P56">proposed model vs baselines, </text:p>
        </text:list-item>
        <text:list-item>
          <text:p text:style-name="P56">cross-direction/cross-bag results, </text:p>
        </text:list-item>
        <text:list-item>
          <text:p text:style-name="P56">cross-setup results, </text:p>
        </text:list-item>
        <text:list-item>
          <text:p text:style-name="P56">ablation study, </text:p>
        </text:list-item>
        <text:list-item>
          <text:p text:style-name="P56">complexity analysis, </text:p>
        </text:list-item>
        <text:list-item>
          <text:p text:style-name="P55">statistical significance. </text:p>
        </text:list-item>
      </text:list>
      <text:h text:style-name="Heading_20_2" text:outline-level="2">10.5 How to present the modified-router setup</text:h>
      <text:p text:style-name="Text_20_body">Do not say:</text:p>
      <text:p text:style-name="Quotations">“We created a new 4 m MIMO antenna array.”</text:p>
      <text:p text:style-name="Text_20_body">Say:</text:p>
      <text:p text:style-name="Quotations">“We physically separated two 5 GHz router antennas by approximately 4 m to create an antenna-spread router configuration that changes the spatial illumination and multipath sensitivity of the walking region.”</text:p>
      <text:p text:style-name="Text_20_body">Also state:</text:p>
      <text:p text:style-name="Quotations">“The configuration is not claimed to be a calibrated antenna array; it is treated as a practical router-configuration domain shift.”</text:p>
      <text:p text:style-name="Text_20_body">That wording is much safer.</text:p>
      <text:p text:style-name="Horizontal_20_Line"/>
      <text:h text:style-name="Heading_20_1" text:outline-level="1"><text:soft-page-break/>PART 11 — Reviewer-style criticism</text:h>
      <text:h text:style-name="Heading_20_2" text:outline-level="2">11.1 Weaknesses that may cause rejection</text:h>
      <text:list text:style-name="L27">
        <text:list-item>
          <text:p text:style-name="P58"><text:span text:style-name="Strong_20_Emphasis">Only one environment</text:span>: weak real-world generalization. </text:p>
        </text:list-item>
        <text:list-item>
          <text:p text:style-name="P58"><text:span text:style-name="Strong_20_Emphasis">Only 5 modified-router subjects</text:span>: too small for standalone antenna-spread claims. </text:p>
        </text:list-item>
        <text:list-item>
          <text:p text:style-name="P58"><text:span text:style-name="Strong_20_Emphasis">No session metadata</text:span>: reviewers may suspect temporal leakage. </text:p>
        </text:list-item>
        <text:list-item>
          <text:p text:style-name="P58"><text:span text:style-name="Strong_20_Emphasis">Random split only</text:span>: likely rejection for serious Q1. </text:p>
        </text:list-item>
        <text:list-item>
          <text:p text:style-name="P58"><text:span text:style-name="Strong_20_Emphasis">No strong baselines</text:span>: Transformer-only papers look incremental. </text:p>
        </text:list-item>
        <text:list-item>
          <text:p text:style-name="P58"><text:span text:style-name="Strong_20_Emphasis">No statistical testing</text:span>: single-run accuracy is not enough. </text:p>
        </text:list-item>
        <text:list-item>
          <text:p text:style-name="P58"><text:span text:style-name="Strong_20_Emphasis">No public splits/code</text:span>: reproducibility criticism. </text:p>
        </text:list-item>
        <text:list-item>
          <text:p text:style-name="P58"><text:span text:style-name="Strong_20_Emphasis">No biometric verification metrics</text:span>: person recognition should not rely only on closed-set accuracy. </text:p>
        </text:list-item>
        <text:list-item>
          <text:p text:style-name="P58"><text:span text:style-name="Strong_20_Emphasis">Overclaiming privacy/security</text:span>: WiFi CSI can still leak private attributes; avoid absolute privacy claims. </text:p>
        </text:list-item>
        <text:list-item>
          <text:p text:style-name="P57"><text:span text:style-name="Strong_20_Emphasis">No environmental variation</text:span>: cannot claim deployment-ready generalization. </text:p>
        </text:list-item>
      </text:list>
      <text:h text:style-name="Heading_20_2" text:outline-level="2">11.2 Claims to avoid</text:h>
      <text:p text:style-name="Text_20_body">Avoid:</text:p>
      <text:list text:style-name="L28">
        <text:list-item>
          <text:p text:style-name="P60">“universal gait biometric system,” </text:p>
        </text:list-item>
        <text:list-item>
          <text:p text:style-name="P60">“real-world robust” unless tested in multiple environments, </text:p>
        </text:list-item>
        <text:list-item>
          <text:p text:style-name="P60">“privacy-preserving” without nuance, </text:p>
        </text:list-item>
        <text:list-item>
          <text:p text:style-name="P60">“antenna-spread router solves CSI gait recognition,” </text:p>
        </text:list-item>
        <text:list-item>
          <text:p text:style-name="P60">“Q1-level dataset” as a claim, </text:p>
        </text:list-item>
        <text:list-item>
          <text:p text:style-name="P60">“LLM-based CSI recognition” unless scientifically justified, </text:p>
        </text:list-item>
        <text:list-item>
          <text:p text:style-name="P59">“phase improves performance” unless phase cleaning and ablations prove it. </text:p>
        </text:list-item>
      </text:list>
      <text:h text:style-name="Heading_20_2" text:outline-level="2">11.3 Mandatory experiments</text:h>
      <text:p text:style-name="Text_20_body">For Paper 1:</text:p>
      <text:list text:style-name="L29">
        <text:list-item>
          <text:p text:style-name="P62">random split, </text:p>
        </text:list-item>
        <text:list-item>
          <text:p text:style-name="P62">leakage-safe grouped split, </text:p>
        </text:list-item>
        <text:list-item>
          <text:p text:style-name="P62">cross-direction, </text:p>
        </text:list-item>
        <text:list-item>
          <text:p text:style-name="P62">cross-bag, </text:p>
        </text:list-item>
        <text:list-item>
          <text:p text:style-name="P62">combined cross-direction + cross-bag, </text:p>
        </text:list-item>
        <text:list-item>
          <text:p text:style-name="P62">few-shot, </text:p>
        </text:list-item>
        <text:list-item>
          <text:p text:style-name="P62">verification/open-set, </text:p>
        </text:list-item>
        <text:list-item>
          <text:p text:style-name="P62">amplitude/phase/spectrogram ablation, </text:p>
        </text:list-item>
        <text:list-item>
          <text:p text:style-name="P62">model ablation, </text:p>
        </text:list-item>
        <text:list-item>
          <text:p text:style-name="P61">statistical testing. </text:p>
        </text:list-item>
      </text:list>
      <text:p text:style-name="Text_20_body">For Paper 2:</text:p>
      <text:list text:style-name="L30">
        <text:list-item>
          <text:p text:style-name="P64">regular→modified, </text:p>
        </text:list-item>
        <text:list-item>
          <text:p text:style-name="P64">modified→regular, </text:p>
        </text:list-item>
        <text:list-item>
          <text:p text:style-name="P64"><text:soft-page-break/>unsupervised adaptation, </text:p>
        </text:list-item>
        <text:list-item>
          <text:p text:style-name="P64">few-shot target adaptation, </text:p>
        </text:list-item>
        <text:list-item>
          <text:p text:style-name="P64">no-adaptation baseline, </text:p>
        </text:list-item>
        <text:list-item>
          <text:p text:style-name="P64">embedding/domain visualization, </text:p>
        </text:list-item>
        <text:list-item>
          <text:p text:style-name="P63">per-subject results. </text:p>
        </text:list-item>
      </text:list>
      <text:h text:style-name="Heading_20_2" text:outline-level="2">11.4 Are 25 participants enough?</text:h>
      <text:p text:style-name="Text_20_body">Yes, <text:span text:style-name="Strong_20_Emphasis">25 participants can be enough</text:span> for a serious Q1 paper if the contribution is robustness, representation learning, leakage-safe evaluation, and careful modeling.</text:p>
      <text:p text:style-name="Text_20_body">No, 25 participants are <text:span text:style-name="Strong_20_Emphasis">not enough</text:span> to claim a deployable general biometric system across populations/environments.</text:p>
      <text:h text:style-name="Heading_20_2" text:outline-level="2">11.5 Is the 5-person modified subset enough?</text:h>
      <text:p text:style-name="Text_20_body">Not for a standalone high-impact Q1 claim.</text:p>
      <text:p text:style-name="Text_20_body">It is enough for:</text:p>
      <text:list text:style-name="L31">
        <text:list-item>
          <text:p text:style-name="P66">pilot cross-setup validation, </text:p>
        </text:list-item>
        <text:list-item>
          <text:p text:style-name="P66">paired domain-shift analysis, </text:p>
        </text:list-item>
        <text:list-item>
          <text:p text:style-name="P66">secondary experiment, </text:p>
        </text:list-item>
        <text:list-item>
          <text:p text:style-name="P65">proof-of-concept for antenna-spread router configuration. </text:p>
        </text:list-item>
      </text:list>
      <text:p text:style-name="Text_20_body">For a strong standalone Paper 2, collect modified-router samples for at least <text:span text:style-name="Strong_20_Emphasis">15–20 participants</text:span>, ideally all 25.</text:p>
      <text:h text:style-name="Heading_20_2" text:outline-level="2">11.6 What makes the paper look incremental?</text:h>
      <text:list text:style-name="L32">
        <text:list-item>
          <text:p text:style-name="P68">CNN/LSTM/Transformer comparison only. </text:p>
        </text:list-item>
        <text:list-item>
          <text:p text:style-name="P68">Random split accuracy only. </text:p>
        </text:list-item>
        <text:list-item>
          <text:p text:style-name="P68">No cross-condition testing. </text:p>
        </text:list-item>
        <text:list-item>
          <text:p text:style-name="P68">No domain adaptation despite having modified setup. </text:p>
        </text:list-item>
        <text:list-item>
          <text:p text:style-name="P68">No leakage discussion. </text:p>
        </text:list-item>
        <text:list-item>
          <text:p text:style-name="P68">No metadata. </text:p>
        </text:list-item>
        <text:list-item>
          <text:p text:style-name="P68">No statistical tests. </text:p>
        </text:list-item>
        <text:list-item>
          <text:p text:style-name="P67">No release of split files. </text:p>
        </text:list-item>
      </text:list>
      <text:h text:style-name="Heading_20_2" text:outline-level="2">11.7 What makes it look serious?</text:h>
      <text:list text:style-name="L33">
        <text:list-item>
          <text:p text:style-name="P70">Hard protocols. </text:p>
        </text:list-item>
        <text:list-item>
          <text:p text:style-name="P70">Honest performance drops. </text:p>
        </text:list-item>
        <text:list-item>
          <text:p text:style-name="P70">Strong baselines. </text:p>
        </text:list-item>
        <text:list-item>
          <text:p text:style-name="P70">Few-shot/open-set biometric evaluation. </text:p>
        </text:list-item>
        <text:list-item>
          <text:p text:style-name="P70">Domain-shift analysis. </text:p>
        </text:list-item>
        <text:list-item>
          <text:p text:style-name="P70">Statistical testing. </text:p>
        </text:list-item>
        <text:list-item>
          <text:p text:style-name="P70">Explainability tied to physical CSI behavior. </text:p>
        </text:list-item>
        <text:list-item>
          <text:p text:style-name="P69">Clear metadata and reproducible splits. </text:p>
        </text:list-item>
      </text:list>
      <text:p text:style-name="Horizontal_20_Line"><text:soft-page-break/></text:p>
      <text:h text:style-name="Heading_20_1" text:outline-level="1">PART 12 — Final deliverables</text:h>
      <text:h text:style-name="Heading_20_2" text:outline-level="2">12.1 Ranked research ideas</text:h>
      <text:list text:style-name="L34">
        <text:list-item>
          <text:p text:style-name="P72"><text:span text:style-name="Strong_20_Emphasis">Direction- and bag-robust CSI gait recognition with multi-task contrastive learning</text:span> — safest and strongest. </text:p>
        </text:list-item>
        <text:list-item>
          <text:p text:style-name="P72"><text:span text:style-name="Strong_20_Emphasis">Masked/self-supervised CSI pretraining for few-shot person recognition</text:span> — very publishable if done well. </text:p>
        </text:list-item>
        <text:list-item>
          <text:p text:style-name="P72"><text:span text:style-name="Strong_20_Emphasis">Open-set/verification CSI gait biometrics with metric learning</text:span> — strong biometric framing. </text:p>
        </text:list-item>
        <text:list-item>
          <text:p text:style-name="P72"><text:span text:style-name="Strong_20_Emphasis">Cross-setup regular↔modified antenna-spread domain adaptation</text:span> — novel but limited by 5 subjects. </text:p>
        </text:list-item>
        <text:list-item>
          <text:p text:style-name="P72"><text:span text:style-name="Strong_20_Emphasis">Lightweight deployable CSI gait model</text:span> — good secondary angle. </text:p>
        </text:list-item>
        <text:list-item>
          <text:p text:style-name="P72"><text:span text:style-name="Strong_20_Emphasis">Multi-view amplitude–phase–Doppler fusion</text:span> — good if phase quality is strong. </text:p>
        </text:list-item>
        <text:list-item>
          <text:p text:style-name="P71"><text:span text:style-name="Strong_20_Emphasis">Antenna-spread physical analysis alone</text:span> — interesting, but needs more modified data. </text:p>
        </text:list-item>
      </text:list>
      <text:h text:style-name="Heading_20_2" text:outline-level="2">12.2 Ranked models to train first</text:h>
      <text:list text:style-name="L35">
        <text:list-item>
          <text:p text:style-name="P74">SVM/RF/XGBoost on statistical + PCA features. </text:p>
        </text:list-item>
        <text:list-item>
          <text:p text:style-name="P74">1D CNN amplitude baseline. </text:p>
        </text:list-item>
        <text:list-item>
          <text:p text:style-name="P74">CNN-GRU or CNN-BiGRU. </text:p>
        </text:list-item>
        <text:list-item>
          <text:p text:style-name="P74">TCN. </text:p>
        </text:list-item>
        <text:list-item>
          <text:p text:style-name="P74">Transformer encoder. </text:p>
        </text:list-item>
        <text:list-item>
          <text:p text:style-name="P74">ArcFace/CosFace identity model. </text:p>
        </text:list-item>
        <text:list-item>
          <text:p text:style-name="P74">Supervised contrastive model. </text:p>
        </text:list-item>
        <text:list-item>
          <text:p text:style-name="P74">Multi-task CSI encoder: ID + direction + bag. </text:p>
        </text:list-item>
        <text:list-item>
          <text:p text:style-name="P74">Masked CSI pretraining model. </text:p>
        </text:list-item>
        <text:list-item>
          <text:p text:style-name="P73">Domain adaptation model for regular↔modified. </text:p>
        </text:list-item>
      </text:list>
      <text:h text:style-name="Heading_20_2" text:outline-level="2">12.3 Full experiment matrix</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Phase</text:p>
            </table:table-cell>
            <table:table-cell table:style-name="Table15.A1" office:value-type="string">
              <text:p text:style-name="Table_20_Heading">Experiment</text:p>
            </table:table-cell>
            <table:table-cell table:style-name="Table15.A1" office:value-type="string">
              <text:p text:style-name="Table_20_Heading">Models</text:p>
            </table:table-cell>
          </table:table-row>
        </table:table-header-rows>
        <table:table-row>
          <table:table-cell table:style-name="Table15.A1" office:value-type="string">
            <text:p text:style-name="Table_20_Contents">Baseline</text:p>
          </table:table-cell>
          <table:table-cell table:style-name="Table15.A1" office:value-type="string">
            <text:p text:style-name="Table_20_Contents">random 25-person ID</text:p>
          </table:table-cell>
          <table:table-cell table:style-name="Table15.A1" office:value-type="string">
            <text:p text:style-name="Table_20_Contents">ML, CNN, GRU, TCN</text:p>
          </table:table-cell>
        </table:table-row>
        <table:table-row>
          <table:table-cell table:style-name="Table15.A1" office:value-type="string">
            <text:p text:style-name="Table_20_Contents">Baseline</text:p>
          </table:table-cell>
          <table:table-cell table:style-name="Table15.A1" office:value-type="string">
            <text:p text:style-name="Table_20_Contents">grouped 25-person ID</text:p>
          </table:table-cell>
          <table:table-cell table:style-name="Table15.A1" office:value-type="string">
            <text:p text:style-name="Table_20_Contents">ML, CNN, GRU, TCN</text:p>
          </table:table-cell>
        </table:table-row>
        <table:table-row>
          <table:table-cell table:style-name="Table15.A1" office:value-type="string">
            <text:p text:style-name="Table_20_Contents">Robustness</text:p>
          </table:table-cell>
          <table:table-cell table:style-name="Table15.A1" office:value-type="string">
            <text:p text:style-name="Table_20_Contents">L2R→R2L</text:p>
          </table:table-cell>
          <table:table-cell table:style-name="Table15.A1" office:value-type="string">
            <text:p text:style-name="Table_20_Contents">CNN, TCN, Transformer, proposed</text:p>
          </table:table-cell>
        </table:table-row>
        <table:table-row>
          <table:table-cell table:style-name="Table15.A1" office:value-type="string">
            <text:p text:style-name="Table_20_Contents">Robustness</text:p>
          </table:table-cell>
          <table:table-cell table:style-name="Table15.A1" office:value-type="string">
            <text:p text:style-name="Table_20_Contents">R2L→L2R</text:p>
          </table:table-cell>
          <table:table-cell table:style-name="Table15.A1" office:value-type="string">
            <text:p text:style-name="Table_20_Contents">CNN, TCN, Transformer, proposed</text:p>
          </table:table-cell>
        </table:table-row>
        <table:table-row>
          <table:table-cell table:style-name="Table15.A1" office:value-type="string">
            <text:p text:style-name="Table_20_Contents">Robustness</text:p>
          </table:table-cell>
          <table:table-cell table:style-name="Table15.A1" office:value-type="string">
            <text:p text:style-name="Table_20_Contents">normal→bag</text:p>
          </table:table-cell>
          <table:table-cell table:style-name="Table15.A1" office:value-type="string">
            <text:p text:style-name="Table_20_Contents">CNN, TCN, Transformer, proposed</text:p>
          </table:table-cell>
        </table:table-row>
        <table:table-row>
          <table:table-cell table:style-name="Table15.A1" office:value-type="string">
            <text:p text:style-name="Table_20_Contents">Robustness</text:p>
          </table:table-cell>
          <table:table-cell table:style-name="Table15.A1" office:value-type="string">
            <text:p text:style-name="Table_20_Contents">normal L2R→bag R2L</text:p>
          </table:table-cell>
          <table:table-cell table:style-name="Table15.A1" office:value-type="string">
            <text:p text:style-name="Table_20_Contents">proposed + strongest baselines</text:p>
          </table:table-cell>
        </table:table-row>
        <table:table-row>
          <table:table-cell table:style-name="Table15.A1" office:value-type="string">
            <text:p text:style-name="Table_20_Contents">Auxiliary</text:p>
          </table:table-cell>
          <table:table-cell table:style-name="Table15.A1" office:value-type="string">
            <text:p text:style-name="Table_20_Contents">direction classification</text:p>
          </table:table-cell>
          <table:table-cell table:style-name="Table15.A1" office:value-type="string">
            <text:p text:style-name="Table_20_Contents">CNN/TCN</text:p>
          </table:table-cell>
        </table:table-row>
        <table:table-row>
          <table:table-cell table:style-name="Table15.A1" office:value-type="string">
            <text:p text:style-name="Table_20_Contents">Auxiliary</text:p>
          </table:table-cell>
          <table:table-cell table:style-name="Table15.A1" office:value-type="string">
            <text:p text:style-name="Table_20_Contents">bag classification</text:p>
          </table:table-cell>
          <table:table-cell table:style-name="Table15.A1" office:value-type="string">
            <text:p text:style-name="Table_20_Contents">CNN/TCN</text:p>
          </table:table-cell>
        </table:table-row>
        <table:table-row>
          <table:table-cell table:style-name="Table15.A1" office:value-type="string">
            <text:p text:style-name="Table_20_Contents">Multi-task</text:p>
          </table:table-cell>
          <table:table-cell table:style-name="Table15.A1" office:value-type="string">
            <text:p text:style-name="Table_20_Contents">ID + direction + bag</text:p>
          </table:table-cell>
          <table:table-cell table:style-name="Table15.A1" office:value-type="string">
            <text:p text:style-name="Table_20_Contents">proposed</text:p>
          </table:table-cell>
        </table:table-row>
        <table:table-row>
          <table:table-cell table:style-name="Table15.A1" office:value-type="string">
            <text:p text:style-name="Table_20_Contents">Few-shot</text:p>
          </table:table-cell>
          <table:table-cell table:style-name="Table15.A1" office:value-type="string">
            <text:p text:style-name="Table_20_Contents">1/3/5/10/20-shot</text:p>
          </table:table-cell>
          <table:table-cell table:style-name="Table15.A1" office:value-type="string">
            <text:p text:style-name="Table_20_Contents">ProtoNet, ArcFace, contrastive</text:p>
          </table:table-cell>
        </table:table-row>
        <table:table-row>
          <table:table-cell table:style-name="Table15.A1" office:value-type="string">
            <text:p text:style-name="Table_20_Contents">Verification</text:p>
          </table:table-cell>
          <table:table-cell table:style-name="Table15.A1" office:value-type="string">
            <text:p text:style-name="Table_20_Contents">genuine/impostor</text:p>
          </table:table-cell>
          <table:table-cell table:style-name="Table15.A1" office:value-type="string">
            <text:p text:style-name="Table_20_Contents">Siamese, triplet, ArcFace</text:p>
          </table:table-cell>
        </table:table-row>
        <text:soft-page-break/>
        <table:table-row>
          <table:table-cell table:style-name="Table15.A1" office:value-type="string">
            <text:p text:style-name="Table_20_Contents">Cross-setup</text:p>
          </table:table-cell>
          <table:table-cell table:style-name="Table15.A1" office:value-type="string">
            <text:p text:style-name="Table_20_Contents">regular→modified</text:p>
          </table:table-cell>
          <table:table-cell table:style-name="Table15.A1" office:value-type="string">
            <text:p text:style-name="Table_20_Contents">no adaptation, CORAL, MMD, DANN</text:p>
          </table:table-cell>
        </table:table-row>
        <table:table-row>
          <table:table-cell table:style-name="Table15.A1" office:value-type="string">
            <text:p text:style-name="Table_20_Contents">Cross-setup</text:p>
          </table:table-cell>
          <table:table-cell table:style-name="Table15.A1" office:value-type="string">
            <text:p text:style-name="Table_20_Contents">modified→regular</text:p>
          </table:table-cell>
          <table:table-cell table:style-name="Table15.A1" office:value-type="string">
            <text:p text:style-name="Table_20_Contents">same</text:p>
          </table:table-cell>
        </table:table-row>
        <table:table-row>
          <table:table-cell table:style-name="Table15.A1" office:value-type="string">
            <text:p text:style-name="Table_20_Contents">Ablation</text:p>
          </table:table-cell>
          <table:table-cell table:style-name="Table15.A1" office:value-type="string">
            <text:p text:style-name="Table_20_Contents">views/losses/heads</text:p>
          </table:table-cell>
          <table:table-cell table:style-name="Table15.A1" office:value-type="string">
            <text:p text:style-name="Table_20_Contents">proposed variants</text:p>
          </table:table-cell>
        </table:table-row>
        <table:table-row>
          <table:table-cell table:style-name="Table15.A1" office:value-type="string">
            <text:p text:style-name="Table_20_Contents">Deployment</text:p>
          </table:table-cell>
          <table:table-cell table:style-name="Table15.A1" office:value-type="string">
            <text:p text:style-name="Table_20_Contents">latency/FLOPs/window length</text:p>
          </table:table-cell>
          <table:table-cell table:style-name="Table15.A1" office:value-type="string">
            <text:p text:style-name="Table_20_Contents">best compact models</text:p>
          </table:table-cell>
        </table:table-row>
      </table:table>
      <text:h text:style-name="Heading_20_2" text:outline-level="2">12.4 Recommended timeline</text:h>
      <table:table table:name="Table16" table:style-name="Table16">
        <table:table-column table:style-name="Table16.A"/>
        <table:table-column table:style-name="Table16.B"/>
        <table:table-header-rows>
          <table:table-row>
            <table:table-cell table:style-name="Table16.A1" office:value-type="string">
              <text:p text:style-name="Table_20_Heading">Month</text:p>
            </table:table-cell>
            <table:table-cell table:style-name="Table16.A1" office:value-type="string">
              <text:p text:style-name="Table_20_Heading">Work</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dataset audit, metadata, preprocessing, split files</text:p>
          </table:table-cell>
        </table:table-row>
        <table:table-row>
          <table:table-cell table:style-name="Table16.A1" office:value-type="string">
            <text:p text:style-name="Table_20_Contents">2</text:p>
          </table:table-cell>
          <table:table-cell table:style-name="Table16.A1" office:value-type="string">
            <text:p text:style-name="Table_20_Contents">EDA, ML baselines, CNN/GRU/TCN baselines</text:p>
          </table:table-cell>
        </table:table-row>
        <table:table-row>
          <table:table-cell table:style-name="Table16.A1" office:value-type="string">
            <text:p text:style-name="Table_20_Contents">3</text:p>
          </table:table-cell>
          <table:table-cell table:style-name="Table16.A1" office:value-type="string">
            <text:p text:style-name="Table_20_Contents">Transformer, ArcFace, contrastive learning</text:p>
          </table:table-cell>
        </table:table-row>
        <table:table-row>
          <table:table-cell table:style-name="Table16.A1" office:value-type="string">
            <text:p text:style-name="Table_20_Contents">4</text:p>
          </table:table-cell>
          <table:table-cell table:style-name="Table16.A1" office:value-type="string">
            <text:p text:style-name="Table_20_Contents">multi-task model, cross-direction/cross-bag experiments</text:p>
          </table:table-cell>
        </table:table-row>
        <table:table-row>
          <table:table-cell table:style-name="Table16.A1" office:value-type="string">
            <text:p text:style-name="Table_20_Contents">5</text:p>
          </table:table-cell>
          <table:table-cell table:style-name="Table16.A1" office:value-type="string">
            <text:p text:style-name="Table_20_Contents">few-shot/open-set experiments, ablations</text:p>
          </table:table-cell>
        </table:table-row>
        <table:table-row>
          <table:table-cell table:style-name="Table16.A1" office:value-type="string">
            <text:p text:style-name="Table_20_Contents">6</text:p>
          </table:table-cell>
          <table:table-cell table:style-name="Table16.A1" office:value-type="string">
            <text:p text:style-name="Table_20_Contents">statistical tests, explainability, Paper 1 writing</text:p>
          </table:table-cell>
        </table:table-row>
        <table:table-row>
          <table:table-cell table:style-name="Table16.A1" office:value-type="string">
            <text:p text:style-name="Table_20_Contents">7</text:p>
          </table:table-cell>
          <table:table-cell table:style-name="Table16.A1" office:value-type="string">
            <text:p text:style-name="Table_20_Contents">Paper 1 submission; begin cross-setup models</text:p>
          </table:table-cell>
        </table:table-row>
        <table:table-row>
          <table:table-cell table:style-name="Table16.A1" office:value-type="string">
            <text:p text:style-name="Table_20_Contents">8</text:p>
          </table:table-cell>
          <table:table-cell table:style-name="Table16.A1" office:value-type="string">
            <text:p text:style-name="Table_20_Contents">R→M/M→R adaptation, target few-shot experiments</text:p>
          </table:table-cell>
        </table:table-row>
        <table:table-row>
          <table:table-cell table:style-name="Table16.A1" office:value-type="string">
            <text:p text:style-name="Table_20_Contents">9</text:p>
          </table:table-cell>
          <table:table-cell table:style-name="Table16.A1" office:value-type="string">
            <text:p text:style-name="Table_20_Contents">Paper 2 draft; collect more modified data if possible</text:p>
          </table:table-cell>
        </table:table-row>
        <table:table-row>
          <table:table-cell table:style-name="Table16.A1" office:value-type="string">
            <text:p text:style-name="Table_20_Contents">10</text:p>
          </table:table-cell>
          <table:table-cell table:style-name="Table16.A1" office:value-type="string">
            <text:p text:style-name="Table_20_Contents">Paper 2 submission</text:p>
          </table:table-cell>
        </table:table-row>
      </table:table>
      <text:h text:style-name="Heading_20_2" text:outline-level="2">12.5 Publication strategy</text:h>
      <text:p text:style-name="Text_20_body"><text:span text:style-name="Strong_20_Emphasis">Submit Paper 1 first</text:span> to IEEE Internet of Things Journal, IEEE Sensors Journal, IEEE Transactions on Instrumentation and Measurement, Computer Networks, or Expert Systems with Applications, depending on final novelty and results.</text:p>
      <text:p text:style-name="Text_20_body"><text:span text:style-name="Strong_20_Emphasis">Submit Paper 2 second</text:span> only after you either:</text:p>
      <text:list text:style-name="L36">
        <text:list-item>
          <text:p text:style-name="P76">collect more modified-router participants, or </text:p>
        </text:list-item>
        <text:list-item>
          <text:p text:style-name="P75">frame it as a cross-setup adaptation study with the 5-person subset clearly labeled as a paired pilot domain. </text:p>
        </text:list-item>
      </text:list>
      <text:h text:style-name="Heading_20_2" text:outline-level="2">12.6 Q1 readiness checklist</text:h>
      <text:p text:style-name="Text_20_body">Before submission, you should have:</text:p>
      <text:list text:style-name="L37">
        <text:list-item>
          <text:p text:style-name="P78">complete metadata table, </text:p>
        </text:list-item>
        <text:list-item>
          <text:p text:style-name="P78">file integrity report, </text:p>
        </text:list-item>
        <text:list-item>
          <text:p text:style-name="P78">reproducible split files, </text:p>
        </text:list-item>
        <text:list-item>
          <text:p text:style-name="P78">leakage-safe protocol description, </text:p>
        </text:list-item>
        <text:list-item>
          <text:p text:style-name="P78">at least 6 strong baselines, </text:p>
        </text:list-item>
        <text:list-item>
          <text:p text:style-name="P78">cross-direction results, </text:p>
        </text:list-item>
        <text:list-item>
          <text:p text:style-name="P78">cross-bag results, </text:p>
        </text:list-item>
        <text:list-item>
          <text:p text:style-name="P78">few-shot or verification results, </text:p>
        </text:list-item>
        <text:list-item>
          <text:p text:style-name="P78">statistical tests, </text:p>
        </text:list-item>
        <text:list-item>
          <text:p text:style-name="P78">ablation study, </text:p>
        </text:list-item>
        <text:list-item>
          <text:p text:style-name="P78">complexity analysis, </text:p>
        </text:list-item>
        <text:list-item>
          <text:p text:style-name="P78">explainability figures, </text:p>
        </text:list-item>
        <text:list-item>
          <text:p text:style-name="P78"><text:soft-page-break/>honest limitations section, </text:p>
        </text:list-item>
        <text:list-item>
          <text:p text:style-name="P78">code/config/split release plan, </text:p>
        </text:list-item>
        <text:list-item>
          <text:p text:style-name="P77">no overclaiming about real-world deployment. </text:p>
        </text:list-item>
      </text:list>
      <text:h text:style-name="Heading_20_2" text:outline-level="2">Final best recommended plan</text:h>
      <text:p text:style-name="Text_20_body">Your best route is:</text:p>
      <text:p text:style-name="Text_20_body"><text:span text:style-name="Strong_20_Emphasis">First:</text:span> build a robust 25-person regular-router paper around <text:span text:style-name="Strong_20_Emphasis">direction and bag-condition robustness</text:span> using multi-task contrastive/ArcFace representation learning. This is the safest Q1 paper.</text:p>
      <text:p text:style-name="Text_20_body"><text:span text:style-name="Strong_20_Emphasis">Second:</text:span> use the modified-router subset for a <text:span text:style-name="Strong_20_Emphasis">cross-setup/domain-adaptation paper</text:span>, but either collect more modified-router data or frame it conservatively as a paired cross-configuration study.</text:p>
      <text:p text:style-name="Text_20_body"><text:span text:style-name="Strong_20_Emphasis">Do not start with a data journal. Do not start with the 5-person modified setup alone. Do not rely on random-split accuracy.</text:span></text:p>
      <text:p text:style-name="Text_20_body">Start with metadata, leakage-safe splits, amplitude baselines, and hard protocols. Then move to the proposed model. The paper will be taken seriously if it shows not only high accuracy, but also where CSI gait recognition fails and how your method reduces those failures.</text:p>
      <text:section text:style-name="Sect2" text:name="_r_cke_">
        <text:p text:style-name="P79">I am working on WiFi CSI-based gait/person recognition using my own collected dataset. I want to propose serious Q1-level model architectures. I need two types of architectures: TYPE A: Completely new architecture ideas that, based on current literature, appear not to have been implemented yet for CSI-based gait recognition. TYPE B: Strong modifications of existing ML/DL/Transformer/LLM-inspired architectures that have been used in other fields or partially used in CSI/WiFi sensing, but can be redesigned for my CSI gait dataset in a novel and publishable way. You must be strict. Do not suggest generic CNN-LSTM or Transformer models unless there is a serious architectural novelty. I need model ideas that can be defended in a Q1 journal. My dataset structure: Technical setup: 1. Receiver: Intel AX210. 2. Access point/router: TP-Link Archer C6 v2. 3. CSI collection tool: PicoScenes CSI tool. 4. Data collected in AP mode. 5. Regular-router setup: - No physical modification in the router. 6. Modified-router setup: - Two 5 GHz antennas were detached and positioned around 4 meters apart to create a wider spatial span of walking pattern. Dataset details: 1. Regular-router setup: - 25 participants. - 100 samples per participant. - Each sample has CSI file and CSV file. 2. Modified-router setup: - 5 participants. - 100 samples per participant. - These 5 participants also exist in the regular-router setup. 3. Label rules: - Odd-indexed samples = left-to-right walking. - Even-indexed samples = right-to-left walking. - Samples 1–80 = normal walking. - Samples 81–100 = walking with bag. - For samples 81–100, odd/even direction still applies. My goal: I want to publish serious Q1 journal papers, not just simple classification papers. I want architecture-level contributions. Your tasks: PART 1: Current Literature Verification First, review recent CSI-based gait recognition, WiFi sensing, and device-free person identification papers. Focus on: 1. What model architectures have already been used? 2. Which architectures are overused? 3. Which architectures are still underexplored? 4. Which architectures are common in other domains but not properly adapted to CSI gait recognition? 5. Which methods would look novel only superficially and should be avoided? 6. Which methods can become Q1-level if redesigned properly? Create a table with columns: - Paper / year - Dataset - Task - Model used - Input representation - Key contribution - Limitations - Whether my proposed direction would be novel compared with this work Important: Do not claim “not implemented before” unless you <text:soft-page-break/>verify it carefully from literature. If uncertain, say “likely underexplored” instead of “never implemented.” PART 2: Architecture Design Requirements Design models specifically for my CSI gait dataset. The models should exploit: 1. Person identity. 2. Direction information. 3. Bag/no-bag condition. 4. Regular vs modified-router setup. 5. Same-subject cross-setup samples for 5 participants. 6. CSI amplitude and phase, if available. 7. Time, subcarrier, antenna/spatial dimensions. 8. Domain shift between regular and modified antenna setup. 9. Limited-subject biometric recognition challenge. 10. Robustness against walking direction and carrying-condition variation. Do not design models that require huge datasets unless you also provide a small-data training strategy. PART 3: Suggest Completely New Architecture Ideas Suggest at least 8 completely new architecture ideas for CSI-based gait recognition. For each architecture, provide: 1. Architecture name. 2. Short title suitable for a Q1 paper. 3. Core idea. 4. Why it is novel. 5. What existing architecture family it is inspired by, if any. 6. Why it is suitable for my dataset. 7. Input format: - Raw CSI time series - CSI amplitude - CSI phase - amplitude + phase - spectrogram - CSI tensor - tokenized CSI sequence 8. Full architecture pipeline: - Input layer - Preprocessing - Feature encoder - Temporal module - Spatial/subcarrier module - Attention module - Fusion module - Classification head - Auxiliary heads if needed 9. Loss functions: - Cross-entropy - Triplet loss - Contrastive loss - Center loss - ArcFace/CosFace - Domain adversarial loss - Reconstruction loss - Consistency loss 10. Training strategy. 11. Evaluation protocol. 12. Required baselines. 13. Ablation studies. 14. Expected advantages. 15. Expected weaknesses. 16. Risk of rejection. 17. How to defend it in a Q1 journal. 18. Whether it is suitable for Paper 1 or Paper 2. PART 4: Suggest Modified Existing Architecture Ideas Suggest at least 10 modified versions of existing architectures that can become novel for my dataset. Include modifications of: 1. CNN-based architecture. 2. CNN-LSTM or CNN-GRU. 3. TCN. 4. ResNet/Inception-style model. 5. Siamese network. 6. Triplet network. 7. Vision Transformer. 8. Time-Series Transformer. 9. Conformer. 10. Swin Transformer. 11. Graph Neural Network. 12. Autoencoder. 13. Masked autoencoder. 14. Contrastive learning model. 15. Domain adaptation model. 16. Multi-task learning model. 17. Lightweight edge model. For each modified architecture, provide: 1. Original architecture. 2. Proposed modified name. 3. Exact modification. 4. Why the modification is not trivial. 5. Why it fits CSI gait recognition. 6. Which part of my dataset supports this model. 7. Novelty level: - Low - Medium - High - Q1-potential 8. Implementation difficulty: - Easy - Medium - Hard 9. Expected performance benefit. 10. Required comparison with original architecture. 11. Required ablation study. 12. Possible manuscript contribution statement. PART 5: LLM-Inspired Architecture Analysis I want to know whether LLM-based or LLM-inspired architectures can be used seriously. Analyze the following carefully: 1. Is a pure LLM suitable for CSI gait recognition? 2. Is it scientifically valid to tokenize CSI like language? 3. Can transformer-token modeling be used without calling it an LLM? 4. Can masked CSI modeling be inspired by BERT/MAE? 5. Can GPT-style autoregressive prediction be useful for CSI sequence forecasting? 6. Can an LLM be used as a reasoning/explanation layer after CSI model output? 7. Can LLMs help generate textual explanations from learned CSI features? 8. Would reviewers consider LLM usage gimmicky? 9. What would be a serious LLM-inspired contribution? 10. What LLM-based ideas should I avoid? Then propose: - 3 serious LLM-inspired architectures. - 3 risky LLM ideas that should be avoided. - 3 safe alternatives using transformer/self-supervised learning instead of LLMs. PART 6: Best Architecture Ideas for My 2 Q1 Papers Rank all proposed architecture ideas and choose the best ones for two Q1 journal papers. For Paper 1: 1. Recommend the strongest architecture. 2. Explain the central novelty. 3. Explain why it is realistic with my 25-person regular-router dataset. 4. Explain how to use direction and bag/no-bag condition. 5. Give complete model pipeline. 6. Give <text:soft-page-break/>experiment matrix. 7. Give minimum acceptable baselines. 8. Give ablation studies. 9. Give possible target journals. 10. Give a tentative paper title. For Paper 2: 1. Recommend a clearly different architecture. 2. Explain how it uses the 5-person modified-router subset. 3. Explain how to frame regular-to-modified and modified-to-regular transfer. 4. Explain whether 5 participants are enough. 5. Explain how to avoid overclaiming. 6. Give complete model pipeline. 7. Give experiment matrix. 8. Give minimum acceptable baselines. 9. Give ablation studies. 10. Give possible target journals. 11. Give a tentative paper title. PART 7: Architecture Blueprints For the top 5 architecture ideas, provide detailed blueprints. For each one, include: 1. Mathematical formulation. 2. Block diagram explanation in text. 3. Input tensor shape. 4. Output tensor shape. 5. Layer-by-layer architecture. 6. Pseudocode. 7. PyTorch-style module structure. 8. Loss function formula. 9. Training loop overview. 10. Hyperparameter suggestions. 11. Data augmentation strategy. 12. Evaluation metrics. 13. Expected result table format. 14. Ablation table format. 15. Reviewer defense points. PART 8: Novelty and Publishability Check For every proposed architecture, judge it as a Q1 reviewer. Use this scoring: 1. Novelty score: 1–10. 2. Technical depth score: 1–10. 3. Dataset suitability score: 1–10. 4. Implementation feasibility score: 1–10. 5. Risk score: 1–10. 6. Q1 publishability score: 1–10. Then create a final ranked table. Also identify: 1. Which ideas are too weak. 2. Which ideas are too risky. 3. Which ideas are publishable but need more data. 4. Which ideas are realistic with my current dataset. 5. Which ideas should be implemented first. 6. Which ideas should be saved for a second paper. PART 9: Mandatory Experimental Protocol For the selected best architecture, design the full experiment protocol: 1. Subject identification: - 25-class classification. 2. Direction robustness: - Train on left-to-right, test on right-to-left. - Train on right-to-left, test on left-to-right. 3. Bag robustness: - Train on normal, test on with-bag. 4. Multi-condition recognition: - Person + direction + condition. 5. Cross-setup transfer: - Regular to modified. - Modified to regular. 6. Few-shot recognition: - 5-shot, 10-shot, 20-shot per person. 7. Open-set or unknown-person recognition, if possible. 8. Self-supervised pretraining, if useful. 9. Statistical testing: - Mean ± standard deviation. - Confidence interval. - Wilcoxon or paired t-test. 10. Complexity: - Parameters. - FLOPs. - Inference time. - Memory usage. PART 10: Final Answer Format At the end, provide: 1. Top 10 architecture ideas. 2. Best 3 completely new architectures. 3. Best 3 modified architectures. 4. Best 2 LLM-inspired but scientifically safe architectures. 5. Final recommended Paper 1 architecture. 6. Final recommended Paper 2 architecture. 7. Complete implementation order. 8. Exact first experiment I should run. 9. Exact baselines I must implement. 10. Exact ablations I must include. 11. Final Q1 publication strategy. Be strict, technical, and practical. Do not give generic model names only. I need architecture-level novelty that can survive Q1 peer review. After giving the architecture recommendations, convert the best architecture into a complete PyTorch implementation plan with class names, module names, tensor shapes, loss functions, training schedule, and experiment logging structure.You are an expert WiFi CSI-based gait recognition researcher, Q1 journal reviewer, deep learning architect, transformer researcher, and scientific novelty evaluator.</text:p>
      </text:section>
      <text:p text:style-name="Text_20_body">I’ll treat this as a reviewer-facing architecture design task: verify prior CSI/WiFi sensing models, reject superficial model-swapping, and focus on defensible Q1-level blueprints.</text:p>
      <text:p text:style-name="Text_20_body">Recent literature already covers many obvious baselines, including direction handling, residual-CNN Transformers, cross-domain gait adaptation, and multi-view CSI. I’ll therefore prioritize CSI-specific factorization, condition/domain modeling, hard protocols, and self-supervised pretraining.</text:p>
      <text:h text:style-name="Heading_20_1" text:outline-level="1"><text:soft-page-break/>Executive verdict</text:h>
      <text:p text:style-name="Text_20_body">Your dataset can support <text:span text:style-name="Strong_20_Emphasis">architecture-level Q1 papers</text:span>, but only if you avoid the easy trap: <text:span text:style-name="Strong_20_Emphasis">do not publish “CNN/LSTM/Transformer reaches high accuracy on 25 people.”</text:span> That is now weak. Recent CSI sensing literature already contains CNNs, CNN-LSTMs, CNN-BiGRUs, ViTs, generic Transformers, self-supervised learning, few-shot open-set recognition, and domain-adaptation methods. Your defensible novelty should come from architectures that explicitly exploit your dataset’s structure:</text:p>
      <text:p text:style-name="Text_20_body"><text:span text:style-name="Strong_20_Emphasis">identity × direction × bag condition × regular/modified router setup × paired same-subject cross-setup samples.</text:span></text:p>
      <text:p text:style-name="Text_20_body">Your dataset has: 25 regular-router participants with 100 samples each; 5 modified-router participants with 100 samples each; the 5 modified-router participants also exist in the regular-router setup; odd/even sample index gives walking direction; samples 1–80 are normal walking; samples 81–100 are with-bag walking. </text:p>
      <text:p text:style-name="Text_20_body">The best Q1 architecture direction is:</text:p>
      <text:p text:style-name="Text_20_body"><text:span text:style-name="Strong_20_Emphasis">Paper 1:</text:span> condition-disentangled, direction-equivariant, identity-preserving CSI representation learning on the 25-person regular-router dataset.</text:p>
      <text:p text:style-name="Text_20_body"><text:span text:style-name="Strong_20_Emphasis">Paper 2:</text:span> paired regular-to-modified antenna-setup domain adaptation using the 5 overlapping subjects, framed conservatively as a cross-configuration pilot unless you collect more modified-router subjects.</text:p>
      <text:p text:style-name="Horizontal_20_Line"/>
      <text:h text:style-name="Heading_20_1" text:outline-level="1">PART 1 — Current literature verification</text:h>
      <text:h text:style-name="Heading_20_2" text:outline-level="2">1.1 What has already been used</text:h>
      <text:p text:style-name="Text_20_body">The field has moved beyond simple classifiers. Early works used handcrafted gait features and SVM-like classifiers; later works used deep CNNs, CNN-LSTM, CNN-BiGRU, Transformers, ViT-style CSI images, few-shot learning, GAN/domain adaptation, and self-supervised learning.</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header-rows>
          <table:table-row>
            <table:table-cell table:style-name="Table17.A1" office:value-type="string">
              <text:p text:style-name="Table_20_Heading">Paper / year</text:p>
            </table:table-cell>
            <table:table-cell table:style-name="Table17.A1" office:value-type="string">
              <text:p text:style-name="Table_20_Heading">Dataset</text:p>
            </table:table-cell>
            <table:table-cell table:style-name="Table17.A1" office:value-type="string">
              <text:p text:style-name="Table_20_Heading">Task</text:p>
            </table:table-cell>
            <table:table-cell table:style-name="Table17.A1" office:value-type="string">
              <text:p text:style-name="Table_20_Heading">Model used</text:p>
            </table:table-cell>
            <table:table-cell table:style-name="Table17.A1" office:value-type="string">
              <text:p text:style-name="Table_20_Heading">Input representation</text:p>
            </table:table-cell>
            <table:table-cell table:style-name="Table17.A1" office:value-type="string">
              <text:p text:style-name="Table_20_Heading">Key contribution</text:p>
            </table:table-cell>
            <table:table-cell table:style-name="Table17.A1" office:value-type="string">
              <text:p text:style-name="Table_20_Heading">Limitations</text:p>
            </table:table-cell>
            <table:table-cell table:style-name="Table17.A1" office:value-type="string">
              <text:p text:style-name="Table_20_Heading">Whether your proposed direction would be novel</text:p>
            </table:table-cell>
          </table:table-row>
        </table:table-header-rows>
        <table:table-row>
          <table:table-cell table:style-name="Table17.A1" office:value-type="string">
            <text:p text:style-name="Table_20_Contents"><text:span text:style-name="Strong_20_Emphasis">WiWho, 2016</text:span></text:p>
          </table:table-cell>
          <table:table-cell table:style-name="Table17.A1" office:value-type="string">
            <text:p text:style-name="Table_20_Contents">20 volunteers, multiple locations</text:p>
          </table:table-cell>
          <table:table-cell table:style-name="Table17.A1" office:value-type="string">
            <text:p text:style-name="Table_20_Contents">WiFi gait-based person ID</text:p>
          </table:table-cell>
          <table:table-cell table:style-name="Table17.A1" office:value-type="string">
            <text:p text:style-name="Table_20_Contents">Handcrafted gait/CSI features</text:p>
          </table:table-cell>
          <table:table-cell table:style-name="Table17.A1" office:value-type="string">
            <text:p text:style-name="Table_20_Contents">CSI perturbation during walking</text:p>
          </table:table-cell>
          <table:table-cell table:style-name="Table17.A1" office:value-type="string">
            <text:p text:style-name="Table_20_Contents">Early proof that WiFi CSI gait can identify people; reported accuracy decreased from about 92% to 80% for group sizes 2–6</text:p>
          </table:table-cell>
          <table:table-cell table:style-name="Table17.A1" office:value-type="string">
            <text:p text:style-name="Table_20_Contents">Small closed-set groups; no modern deep robustness; limited covariate modeling</text:p>
          </table:table-cell>
          <table:table-cell table:style-name="Table17.A1" office:value-type="string">
            <text:p text:style-name="Table_20_Contents">Your direction is novel if you focus on direction/bag/domain robustness, not just ID accuracy. </text:p>
          </table:table-cell>
        </table:table-row>
        <table:table-row>
          <table:table-cell table:style-name="Table17.A1" office:value-type="string">
            <text:p text:style-name="Table_20_Contents"><text:span text:style-name="Strong_20_Emphasis">WiFi-ID, 2016</text:span></text:p>
          </table:table-cell>
          <table:table-cell table:style-name="Table17.A1" office:value-type="string">
            <text:p text:style-name="Table_20_Contents">COTS WiFi setup</text:p>
          </table:table-cell>
          <table:table-cell table:style-name="Table17.A1" office:value-type="string">
            <text:p text:style-name="Table_20_Contents">Human identification</text:p>
          </table:table-cell>
          <table:table-cell table:style-name="Table17.A1" office:value-type="string">
            <text:p text:style-name="Table_20_Contents">Fourier/feature selection + SVM-style ML</text:p>
          </table:table-cell>
          <table:table-cell table:style-name="Table17.A1" office:value-type="string">
            <text:p text:style-name="Table_20_Contents">CSI features</text:p>
          </table:table-cell>
          <table:table-cell table:style-name="Table17.A1" office:value-type="string">
            <text:p text:style-name="Table_20_Contents">Showed WiFi CSI can capture gait-induced identity signatures</text:p>
          </table:table-cell>
          <table:table-cell table:style-name="Table17.A1" office:value-type="string">
            <text:p text:style-name="Table_20_Contents">Classical ML; limited scalability; weak robustness <text:soft-page-break/>protocols</text:p>
          </table:table-cell>
          <table:table-cell table:style-name="Table17.A1" office:value-type="string">
            <text:p text:style-name="Table_20_Contents">Your deep factorized architecture is novel relative to this, but SVM baselines are <text:soft-page-break/>mandatory. </text:p>
          </table:table-cell>
        </table:table-row>
        <table:table-row>
          <table:table-cell table:style-name="Table17.A1" office:value-type="string">
            <text:p text:style-name="Table_20_Contents"><text:span text:style-name="Strong_20_Emphasis">NeuralWave, 2018</text:span></text:p>
          </table:table-cell>
          <table:table-cell table:style-name="Table17.A1" office:value-type="string">
            <text:p text:style-name="Table_20_Contents">Private dataset, 24 people</text:p>
          </table:table-cell>
          <table:table-cell table:style-name="Table17.A1" office:value-type="string">
            <text:p text:style-name="Table_20_Contents">Gait-based user ID</text:p>
          </table:table-cell>
          <table:table-cell table:style-name="Table17.A1" office:value-type="string">
            <text:p text:style-name="Table_20_Contents">23-layer CNN / RadioNet</text:p>
          </table:table-cell>
          <table:table-cell table:style-name="Table17.A1" office:value-type="string">
            <text:p text:style-name="Table_20_Contents">Sanitized CSI / spectrogram-like representation</text:p>
          </table:table-cell>
          <table:table-cell table:style-name="Table17.A1" office:value-type="string">
            <text:p text:style-name="Table_20_Contents">Early deep learning for CSI gait biometrics; reported 87.76 ± 2.14% for 24 people</text:p>
          </table:table-cell>
          <table:table-cell table:style-name="Table17.A1" office:value-type="string">
            <text:p text:style-name="Table_20_Contents">CNN-only; little nuisance disentanglement; no bag/setup adaptation</text:p>
          </table:table-cell>
          <table:table-cell table:style-name="Table17.A1" office:value-type="string">
            <text:p text:style-name="Table_20_Contents">Plain CNN is not novel; physically/condition-aware CNN variants could be. </text:p>
          </table:table-cell>
        </table:table-row>
        <table:table-row>
          <table:table-cell table:style-name="Table17.A1" office:value-type="string">
            <text:p text:style-name="Table_20_Contents"><text:span text:style-name="Strong_20_Emphasis">CSIID, 2019</text:span></text:p>
          </table:table-cell>
          <table:table-cell table:style-name="Table17.A1" office:value-type="string">
            <text:p text:style-name="Table_20_Contents">COTS WiFi</text:p>
          </table:table-cell>
          <table:table-cell table:style-name="Table17.A1" office:value-type="string">
            <text:p text:style-name="Table_20_Contents">Human identification</text:p>
          </table:table-cell>
          <table:table-cell table:style-name="Table17.A1" office:value-type="string">
            <text:p text:style-name="Table_20_Contents">CNN + LSTM</text:p>
          </table:table-cell>
          <table:table-cell table:style-name="Table17.A1" office:value-type="string">
            <text:p text:style-name="Table_20_Contents">CSI time-series</text:p>
          </table:table-cell>
          <table:table-cell table:style-name="Table17.A1" office:value-type="string">
            <text:p text:style-name="Table_20_Contents">Combined convolutional and recurrent layers for gait feature extraction</text:p>
          </table:table-cell>
          <table:table-cell table:style-name="Table17.A1" office:value-type="string">
            <text:p text:style-name="Table_20_Contents">CNN-LSTM is now overused</text:p>
          </table:table-cell>
          <table:table-cell table:style-name="Table17.A1" office:value-type="string">
            <text:p text:style-name="Table_20_Contents">Do not claim CNN-LSTM novelty; use only as baseline. </text:p>
          </table:table-cell>
        </table:table-row>
        <table:table-row>
          <table:table-cell table:style-name="Table17.A1" office:value-type="string">
            <text:p text:style-name="Table_20_Contents"><text:span text:style-name="Strong_20_Emphasis">Gate-ID, 2020</text:span></text:p>
          </table:table-cell>
          <table:table-cell table:style-name="Table17.A1" office:value-type="string">
            <text:p text:style-name="Table_20_Contents">20 subjects crossing back/forth</text:p>
          </table:table-cell>
          <table:table-cell table:style-name="Table17.A1" office:value-type="string">
            <text:p text:style-name="Table_20_Contents">Direction-invariant human ID</text:p>
          </table:table-cell>
          <table:table-cell table:style-name="Table17.A1" office:value-type="string">
            <text:p text:style-name="Table_20_Contents">Direction estimation + augmentation/attention-style model</text:p>
          </table:table-cell>
          <table:table-cell table:style-name="Table17.A1" office:value-type="string">
            <text:p text:style-name="Table_20_Contents">CSI spatial-temporal features</text:p>
          </table:table-cell>
          <table:table-cell table:style-name="Table17.A1" office:value-type="string">
            <text:p text:style-name="Table_20_Contents">Explicitly studied mirror-like CSI patterns caused by walking direction and antenna orientation</text:p>
          </table:table-cell>
          <table:table-cell table:style-name="Table17.A1" office:value-type="string">
            <text:p text:style-name="Table_20_Contents">Direction addressed, but not bag/no-bag, antenna-spread setup, paired cross-setup transfer</text:p>
          </table:table-cell>
          <table:table-cell table:style-name="Table17.A1" office:value-type="string">
            <text:p text:style-name="Table_20_Contents">Your direction-aware model must beat/extend this idea: direction equivariance + bag robustness + setup transfer. </text:p>
          </table:table-cell>
        </table:table-row>
        <table:table-row>
          <table:table-cell table:style-name="Table17.A1" office:value-type="string">
            <text:p text:style-name="Table_20_Contents"><text:span text:style-name="Strong_20_Emphasis">CAUTION, 2022</text:span></text:p>
          </table:table-cell>
          <table:table-cell table:style-name="Table17.A1" office:value-type="string">
            <text:p text:style-name="Table_20_Contents">WiFi gait authentication</text:p>
          </table:table-cell>
          <table:table-cell table:style-name="Table17.A1" office:value-type="string">
            <text:p text:style-name="Table_20_Contents">Few-shot open-set authentication</text:p>
          </table:table-cell>
          <table:table-cell table:style-name="Table17.A1" office:value-type="string">
            <text:p text:style-name="Table_20_Contents">Few-shot user profiles + intruder threshold</text:p>
          </table:table-cell>
          <table:table-cell table:style-name="Table17.A1" office:value-type="string">
            <text:p text:style-name="Table_20_Contents">CSI gait features</text:p>
          </table:table-cell>
          <table:table-cell table:style-name="Table17.A1" office:value-type="string">
            <text:p text:style-name="Table_20_Contents">Handles limited enrollment and unknown intruders</text:p>
          </table:table-cell>
          <table:table-cell table:style-name="Table17.A1" office:value-type="string">
            <text:p text:style-name="Table_20_Contents">Not focused on physical antenna setup, bag condition, or direction-factor disentanglement</text:p>
          </table:table-cell>
          <table:table-cell table:style-name="Table17.A1" office:value-type="string">
            <text:p text:style-name="Table_20_Contents">Few-shot/open-set extensions are Q1-relevant but must be redesigned for your covariates. </text:p>
          </table:table-cell>
        </table:table-row>
        <table:table-row>
          <table:table-cell table:style-name="Table17.A1" office:value-type="string">
            <text:p text:style-name="Table_20_Contents"><text:span text:style-name="Strong_20_Emphasis">AutoFi, 2022</text:span></text:p>
          </table:table-cell>
          <table:table-cell table:style-name="Table17.A1" office:value-type="string">
            <text:p text:style-name="Table_20_Contents">Atheros WiFi + public datasets</text:p>
          </table:table-cell>
          <table:table-cell table:style-name="Table17.A1" office:value-type="string">
            <text:p text:style-name="Table_20_Contents">Automatic WiFi sensing; includes gait transfer</text:p>
          </table:table-cell>
          <table:table-cell table:style-name="Table17.A1" office:value-type="string">
            <text:p text:style-name="Table_20_Contents">Geometric self-supervised learning</text:p>
          </table:table-cell>
          <table:table-cell table:style-name="Table17.A1" office:value-type="string">
            <text:p text:style-name="Table_20_Contents">Unlabeled CSI samples</text:p>
          </table:table-cell>
          <table:table-cell table:style-name="Table17.A1" office:value-type="string">
            <text:p text:style-name="Table_20_Contents">Annotation-efficient, cross-task self-supervised WiFi sensing</text:p>
          </table:table-cell>
          <table:table-cell table:style-name="Table17.A1" office:value-type="string">
            <text:p text:style-name="Table_20_Contents">Not designed around identity/direction/bag/setup factorization</text:p>
          </table:table-cell>
          <table:table-cell table:style-name="Table17.A1" office:value-type="string">
            <text:p text:style-name="Table_20_Contents">Masked/self-supervised CSI pretraining is publishable if linked to your hard protocols. </text:p>
          </table:table-cell>
        </table:table-row>
        <table:table-row>
          <table:table-cell table:style-name="Table17.A1" office:value-type="string">
            <text:p text:style-name="Table_20_Contents"><text:span text:style-name="Strong_20_Emphasis">SenseFi, 2023</text:span></text:p>
          </table:table-cell>
          <table:table-cell table:style-name="Table17.A1" office:value-type="string">
            <text:p text:style-name="Table_20_Contents">Multiple public CSI datasets</text:p>
          </table:table-cell>
          <table:table-cell table:style-name="Table17.A1" office:value-type="string">
            <text:p text:style-name="Table_20_Contents">WiFi sensing benchmark</text:p>
          </table:table-cell>
          <table:table-cell table:style-name="Table17.A1" office:value-type="string">
            <text:p text:style-name="Table_20_Contents">MLP, CNN, RNN, Transformers</text:p>
          </table:table-cell>
          <table:table-cell table:style-name="Table17.A1" office:value-type="string">
            <text:p text:style-name="Table_20_Contents">CSI tensors</text:p>
          </table:table-cell>
          <table:table-cell table:style-name="Table17.A1" office:value-type="string">
            <text:p text:style-name="Table_20_Contents">Benchmark/library for deep WiFi sensing</text:p>
          </table:table-cell>
          <table:table-cell table:style-name="Table17.A1" office:value-type="string">
            <text:p text:style-name="Table_20_Contents">Shows generic deep models are baseline-level now</text:p>
          </table:table-cell>
          <table:table-cell table:style-name="Table17.A1" office:value-type="string">
            <text:p text:style-name="Table_20_Contents">You need architecture novelty plus strong splits, not just model zoo results. </text:p>
          </table:table-cell>
        </table:table-row>
        <table:table-row>
          <table:table-cell table:style-name="Table17.A1" office:value-type="string">
            <text:p text:style-name="Table_20_Contents"><text:span text:style-name="Strong_20_Emphasis">Wi-Gait, 2023</text:span></text:p>
          </table:table-cell>
          <table:table-cell table:style-name="Table17.A1" office:value-type="string">
            <text:p text:style-name="Table_20_Contents">CSI gait/person ID</text:p>
          </table:table-cell>
          <table:table-cell table:style-name="Table17.A1" office:value-type="string">
            <text:p text:style-name="Table_20_Contents">Robust personnel identification</text:p>
          </table:table-cell>
          <table:table-cell table:style-name="Table17.A1" office:value-type="string">
            <text:p text:style-name="Table_20_Contents">Multiscale residual convolution-enhanced Transformer</text:p>
          </table:table-cell>
          <table:table-cell table:style-name="Table17.A1" office:value-type="string">
            <text:p text:style-name="Table_20_Contents">WiFi CSI gait features</text:p>
          </table:table-cell>
          <table:table-cell table:style-name="Table17.A1" office:value-type="string">
            <text:p text:style-name="Table_20_Contents">Transformer + multiscale residual convolution for robust gait ID</text:p>
          </table:table-cell>
          <table:table-cell table:style-name="Table17.A1" office:value-type="string">
            <text:p text:style-name="Table_20_Contents">Generic Transformer novelty is reduced after this</text:p>
          </table:table-cell>
          <table:table-cell table:style-name="Table17.A1" office:value-type="string">
            <text:p text:style-name="Table_20_Contents">Any Transformer proposal must add factorization, physics, domain, or self-supervision. </text:p>
          </table:table-cell>
        </table:table-row>
        <table:table-row>
          <table:table-cell table:style-name="Table17.A1" office:value-type="string">
            <text:p text:style-name="Table_20_Contents"><text:span text:style-name="Strong_20_Emphasis">DCS-Gait, 2024</text:span></text:p>
          </table:table-cell>
          <table:table-cell table:style-name="Table17.A1" office:value-type="string">
            <text:p text:style-name="Table_20_Contents">34 subjects, 2 scenes, 3 states</text:p>
          </table:table-cell>
          <table:table-cell table:style-name="Table17.A1" office:value-type="string">
            <text:p text:style-name="Table_20_Contents">Cross-scene/cross-state gait recognition</text:p>
          </table:table-cell>
          <table:table-cell table:style-name="Table17.A1" office:value-type="string">
            <text:p text:style-name="Table_20_Contents">Class-level domain adaptation</text:p>
          </table:table-cell>
          <table:table-cell table:style-name="Table17.A1" office:value-type="string">
            <text:p text:style-name="Table_20_Contents">WiFi CSI</text:p>
          </table:table-cell>
          <table:table-cell table:style-name="Table17.A1" office:value-type="string">
            <text:p text:style-name="Table_20_Contents">Strong cross-domain WiFi gait adaptation</text:p>
          </table:table-cell>
          <table:table-cell table:style-name="Table17.A1" office:value-type="string">
            <text:p text:style-name="Table_20_Contents">Already covers domain adaptation broadly</text:p>
          </table:table-cell>
          <table:table-cell table:style-name="Table17.A1" office:value-type="string">
            <text:p text:style-name="Table_20_Contents">Your novelty must be paired <text:span text:style-name="Strong_20_Emphasis">router-configuration / antenna-spread</text:span> adaptation, not generic DA. </text:p>
          </table:table-cell>
        </table:table-row>
        <table:table-row>
          <table:table-cell table:style-name="Table17.A1" office:value-type="string">
            <text:p text:style-name="Table_20_Contents"><text:span text:style-name="Strong_20_Emphasis">MaP-SGAN, 2024</text:span></text:p>
          </table:table-cell>
          <table:table-cell table:style-name="Table17.A1" office:value-type="string">
            <text:p text:style-name="Table_20_Contents">Cross-domain CSI gait</text:p>
          </table:table-cell>
          <table:table-cell table:style-name="Table17.A1" office:value-type="string">
            <text:p text:style-name="Table_20_Contents">Cross-domain gait recognition</text:p>
          </table:table-cell>
          <table:table-cell table:style-name="Table17.A1" office:value-type="string">
            <text:p text:style-name="Table_20_Contents">Multi-anchor point Siamese GAN</text:p>
          </table:table-cell>
          <table:table-cell table:style-name="Table17.A1" office:value-type="string">
            <text:p text:style-name="Table_20_Contents">WiFi CSI</text:p>
          </table:table-cell>
          <table:table-cell table:style-name="Table17.A1" office:value-type="string">
            <text:p text:style-name="Table_20_Contents">Addresses asymmetric cross-domain gait <text:soft-page-break/>recognition</text:p>
          </table:table-cell>
          <table:table-cell table:style-name="Table17.A1" office:value-type="string">
            <text:p text:style-name="Table_20_Contents">GAN/domain adaptation already used</text:p>
          </table:table-cell>
          <table:table-cell table:style-name="Table17.A1" office:value-type="string">
            <text:p text:style-name="Table_20_Contents">Avoid “GAN for CSI gait” unless tied to your paired regular-<text:soft-page-break/>modified setup and strong baselines. </text:p>
          </table:table-cell>
        </table:table-row>
        <table:table-row>
          <table:table-cell table:style-name="Table17.A1" office:value-type="string">
            <text:p text:style-name="Table_20_Contents"><text:span text:style-name="Strong_20_Emphasis">NeuralWiGait, 2024/2025</text:span></text:p>
          </table:table-cell>
          <table:table-cell table:style-name="Table17.A1" office:value-type="string">
            <text:p text:style-name="Table_20_Contents">Widar 3.0 and NTU-Fi-HumanID</text:p>
          </table:table-cell>
          <table:table-cell table:style-name="Table17.A1" office:value-type="string">
            <text:p text:style-name="Table_20_Contents">WiFi gait recognition</text:p>
          </table:table-cell>
          <table:table-cell table:style-name="Table17.A1" office:value-type="string">
            <text:p text:style-name="Table_20_Contents">CNN + BiGRU</text:p>
          </table:table-cell>
          <table:table-cell table:style-name="Table17.A1" office:value-type="string">
            <text:p text:style-name="Table_20_Contents">CSI samples</text:p>
          </table:table-cell>
          <table:table-cell table:style-name="Table17.A1" office:value-type="string">
            <text:p text:style-name="Table_20_Contents">Hybrid CNN-BiGRU with high reported accuracy</text:p>
          </table:table-cell>
          <table:table-cell table:style-name="Table17.A1" office:value-type="string">
            <text:p text:style-name="Table_20_Contents">CNN-BiGRU is now clearly baseline-level</text:p>
          </table:table-cell>
          <table:table-cell table:style-name="Table17.A1" office:value-type="string">
            <text:p text:style-name="Table_20_Contents">Use as baseline, not contribution. </text:p>
          </table:table-cell>
        </table:table-row>
        <table:table-row>
          <table:table-cell table:style-name="Table17.A1" office:value-type="string">
            <text:p text:style-name="Table_20_Contents"><text:span text:style-name="Strong_20_Emphasis">ViT for WiFi CSI HAR, 2024</text:span></text:p>
          </table:table-cell>
          <table:table-cell table:style-name="Table17.A1" office:value-type="string">
            <text:p text:style-name="Table_20_Contents">UT-HAR, NTU-Fi HAR</text:p>
          </table:table-cell>
          <table:table-cell table:style-name="Table17.A1" office:value-type="string">
            <text:p text:style-name="Table_20_Contents">Activity recognition</text:p>
          </table:table-cell>
          <table:table-cell table:style-name="Table17.A1" office:value-type="string">
            <text:p text:style-name="Table_20_Contents">ViT, SimpleViT, DeepViT, Swin, CaiT</text:p>
          </table:table-cell>
          <table:table-cell table:style-name="Table17.A1" office:value-type="string">
            <text:p text:style-name="Table_20_Contents">CSI spectra / image-like forms</text:p>
          </table:table-cell>
          <table:table-cell table:style-name="Table17.A1" office:value-type="string">
            <text:p text:style-name="Table_20_Contents">Demonstrates ViT family on CSI HAR</text:p>
          </table:table-cell>
          <table:table-cell table:style-name="Table17.A1" office:value-type="string">
            <text:p text:style-name="Table_20_Contents">HAR, not gait ID; still makes “ViT on CSI image” non-novel</text:p>
          </table:table-cell>
          <table:table-cell table:style-name="Table17.A1" office:value-type="string">
            <text:p text:style-name="Table_20_Contents">Your ViT must be CSI-specific: direction, bag, setup, amplitude-phase, or physics-aware. </text:p>
          </table:table-cell>
        </table:table-row>
        <table:table-row>
          <table:table-cell table:style-name="Table17.A1" office:value-type="string">
            <text:p text:style-name="Table_20_Contents"><text:span text:style-name="Strong_20_Emphasis">WiSigPro, 2024</text:span></text:p>
          </table:table-cell>
          <table:table-cell table:style-name="Table17.A1" office:value-type="string">
            <text:p text:style-name="Table_20_Contents">CSI HAR</text:p>
          </table:table-cell>
          <table:table-cell table:style-name="Table17.A1" office:value-type="string">
            <text:p text:style-name="Table_20_Contents">Activity recognition</text:p>
          </table:table-cell>
          <table:table-cell table:style-name="Table17.A1" office:value-type="string">
            <text:p text:style-name="Table_20_Contents">Transformer with attention and signal processing</text:p>
          </table:table-cell>
          <table:table-cell table:style-name="Table17.A1" office:value-type="string">
            <text:p text:style-name="Table_20_Contents">CSI spatiotemporal data</text:p>
          </table:table-cell>
          <table:table-cell table:style-name="Table17.A1" office:value-type="string">
            <text:p text:style-name="Table_20_Contents">Transformer for passive WiFi sensing</text:p>
          </table:table-cell>
          <table:table-cell table:style-name="Table17.A1" office:value-type="string">
            <text:p text:style-name="Table_20_Contents">Generic attention/Transformer is saturated</text:p>
          </table:table-cell>
          <table:table-cell table:style-name="Table17.A1" office:value-type="string">
            <text:p text:style-name="Table_20_Contents">Avoid claiming novelty from positional encoding or MHA alone. </text:p>
          </table:table-cell>
        </table:table-row>
        <table:table-row>
          <table:table-cell table:style-name="Table17.A1" office:value-type="string">
            <text:p text:style-name="Table_20_Contents"><text:span text:style-name="Strong_20_Emphasis">Multi-view CSI gait fusion, 2025/2026</text:span></text:p>
          </table:table-cell>
          <table:table-cell table:style-name="Table17.A1" office:value-type="string">
            <text:p text:style-name="Table_20_Contents">CSI gait recognition</text:p>
          </table:table-cell>
          <table:table-cell table:style-name="Table17.A1" office:value-type="string">
            <text:p text:style-name="Table_20_Contents">Gait recognition with few-sample adaptability</text:p>
          </table:table-cell>
          <table:table-cell table:style-name="Table17.A1" office:value-type="string">
            <text:p text:style-name="Table_20_Contents">GADF, subcarrier diversity heatmaps, ViT, CNN+Transformer fusion</text:p>
          </table:table-cell>
          <table:table-cell table:style-name="Table17.A1" office:value-type="string">
            <text:p text:style-name="Table_20_Contents">Raw CSI + image-like views</text:p>
          </table:table-cell>
          <table:table-cell table:style-name="Table17.A1" office:value-type="string">
            <text:p text:style-name="Table_20_Contents">Multi-view feature extraction and fusion for CSI gait</text:p>
          </table:table-cell>
          <table:table-cell table:style-name="Table17.A1" office:value-type="string">
            <text:p text:style-name="Table_20_Contents">Reduces novelty of simple amplitude/spectrogram multi-view fusion</text:p>
          </table:table-cell>
          <table:table-cell table:style-name="Table17.A1" office:value-type="string">
            <text:p text:style-name="Table_20_Contents">Your multi-view idea must add factorized covariate robustness or domain transfer. </text:p>
          </table:table-cell>
        </table:table-row>
        <table:table-row>
          <table:table-cell table:style-name="Table17.A1" office:value-type="string">
            <text:p text:style-name="Table_20_Contents"><text:span text:style-name="Strong_20_Emphasis">Transformer-based CSI amplitude/phase person ID, 2025</text:span></text:p>
          </table:table-cell>
          <table:table-cell table:style-name="Table17.A1" office:value-type="string">
            <text:p text:style-name="Table_20_Contents">ESP32 dataset, 6 participants</text:p>
          </table:table-cell>
          <table:table-cell table:style-name="Table17.A1" office:value-type="string">
            <text:p text:style-name="Table_20_Contents">Stationary person ID</text:p>
          </table:table-cell>
          <table:table-cell table:style-name="Table17.A1" office:value-type="string">
            <text:p text:style-name="Table_20_Contents">Dual-branch Transformer</text:p>
          </table:table-cell>
          <table:table-cell table:style-name="Table17.A1" office:value-type="string">
            <text:p text:style-name="Table_20_Contents">Amplitude + phase</text:p>
          </table:table-cell>
          <table:table-cell table:style-name="Table17.A1" office:value-type="string">
            <text:p text:style-name="Table_20_Contents">Separate amplitude/phase Transformer branches</text:p>
          </table:table-cell>
          <table:table-cell table:style-name="Table17.A1" office:value-type="string">
            <text:p text:style-name="Table_20_Contents">Stationary, small participant count, not gait-focused</text:p>
          </table:table-cell>
          <table:table-cell table:style-name="Table17.A1" office:value-type="string">
            <text:p text:style-name="Table_20_Contents">Amplitude+phase dual branch alone is not enough; use phase carefully with gait-specific losses. </text:p>
          </table:table-cell>
        </table:table-row>
        <table:table-row>
          <table:table-cell table:style-name="Table17.A1" office:value-type="string">
            <text:p text:style-name="Table_20_Contents"><text:span text:style-name="Strong_20_Emphasis">CSI-Bench, 2025</text:span></text:p>
          </table:table-cell>
          <table:table-cell table:style-name="Table17.A1" office:value-type="string">
            <text:p text:style-name="Table_20_Contents">35 users, 26 environments, 16 device types, 460+ hours</text:p>
          </table:table-cell>
          <table:table-cell table:style-name="Table17.A1" office:value-type="string">
            <text:p text:style-name="Table_20_Contents">Multitask WiFi sensing benchmark</text:p>
          </table:table-cell>
          <table:table-cell table:style-name="Table17.A1" office:value-type="string">
            <text:p text:style-name="Table_20_Contents">Standardized supervised, multitask, few-shot baselines</text:p>
          </table:table-cell>
          <table:table-cell table:style-name="Table17.A1" office:value-type="string">
            <text:p text:style-name="Table_20_Contents">Commercial WiFi CSI</text:p>
          </table:table-cell>
          <table:table-cell table:style-name="Table17.A1" office:value-type="string">
            <text:p text:style-name="Table_20_Contents">Raises the bar for generalization and reproducibility</text:p>
          </table:table-cell>
          <table:table-cell table:style-name="Table17.A1" office:value-type="string">
            <text:p text:style-name="Table_20_Contents">Much larger than your dataset; not specifically your antenna setup</text:p>
          </table:table-cell>
          <table:table-cell table:style-name="Table17.A1" office:value-type="string">
            <text:p text:style-name="Table_20_Contents">Your paper must be honest about single-environment limits and emphasize hard internal protocols. </text:p>
          </table:table-cell>
        </table:table-row>
      </table:table>
      <text:h text:style-name="Heading_20_2" text:outline-level="2">1.2 What is overused</text:h>
      <text:p text:style-name="Text_20_body">These are <text:span text:style-name="Strong_20_Emphasis">baseline-level</text:span>, not Q1 contributions by themselves:</text:p>
      <table:table table:name="Table18" table:style-name="Table18">
        <table:table-column table:style-name="Table18.A"/>
        <table:table-column table:style-name="Table18.B"/>
        <table:table-header-rows>
          <table:table-row>
            <table:table-cell table:style-name="Table18.A1" office:value-type="string">
              <text:p text:style-name="Table_20_Heading">Overused direction</text:p>
            </table:table-cell>
            <table:table-cell table:style-name="Table18.A1" office:value-type="string">
              <text:p text:style-name="Table_20_Heading">Reviewer reaction</text:p>
            </table:table-cell>
          </table:table-row>
        </table:table-header-rows>
        <table:table-row>
          <table:table-cell table:style-name="Table18.A1" office:value-type="string">
            <text:p text:style-name="Table_20_Contents">CNN on CSI images</text:p>
          </table:table-cell>
          <table:table-cell table:style-name="Table18.A1" office:value-type="string">
            <text:p text:style-name="Table_20_Contents">Too common.</text:p>
          </table:table-cell>
        </table:table-row>
        <table:table-row>
          <table:table-cell table:style-name="Table18.A1" office:value-type="string">
            <text:p text:style-name="Table_20_Contents">CNN-LSTM / CNN-GRU / CNN-BiGRU</text:p>
          </table:table-cell>
          <table:table-cell table:style-name="Table18.A1" office:value-type="string">
            <text:p text:style-name="Table_20_Contents">Already used in CSIID and NeuralWiGait-like systems.</text:p>
          </table:table-cell>
        </table:table-row>
        <table:table-row>
          <table:table-cell table:style-name="Table18.A1" office:value-type="string">
            <text:p text:style-name="Table_20_Contents">Vanilla Transformer encoder</text:p>
          </table:table-cell>
          <table:table-cell table:style-name="Table18.A1" office:value-type="string">
            <text:p text:style-name="Table_20_Contents">Already used in Wi-Gait, WiSigPro, ViT-HAR, stationary CSI ID.</text:p>
          </table:table-cell>
        </table:table-row>
        <table:table-row>
          <table:table-cell table:style-name="Table18.A1" office:value-type="string">
            <text:p text:style-name="Table_20_Contents">ViT on CSI spectrogram</text:p>
          </table:table-cell>
          <table:table-cell table:style-name="Table18.A1" office:value-type="string">
            <text:p text:style-name="Table_20_Contents">Already explored for CSI HAR and now multi-view CSI gait.</text:p>
          </table:table-cell>
        </table:table-row>
        <table:table-row>
          <table:table-cell table:style-name="Table18.A1" office:value-type="string">
            <text:p text:style-name="Table_20_Contents">Softmax-only person classification</text:p>
          </table:table-cell>
          <table:table-cell table:style-name="Table18.A1" office:value-type="string">
            <text:p text:style-name="Table_20_Contents">Too shallow for biometric/gait papers.</text:p>
          </table:table-cell>
        </table:table-row>
        <table:table-row>
          <table:table-cell table:style-name="Table18.A1" office:value-type="string">
            <text:p text:style-name="Table_20_Contents">Random train/test split only</text:p>
          </table:table-cell>
          <table:table-cell table:style-name="Table18.A1" office:value-type="string">
            <text:p text:style-name="Table_20_Contents">Serious leakage concern.</text:p>
          </table:table-cell>
        </table:table-row>
        <table:table-row>
          <table:table-cell table:style-name="Table18.A1" office:value-type="string">
            <text:p text:style-name="Table_20_Contents">“Amplitude + phase fusion” without phase sanitization</text:p>
          </table:table-cell>
          <table:table-cell table:style-name="Table18.A1" office:value-type="string">
            <text:p text:style-name="Table_20_Contents">Weak and risky.</text:p>
          </table:table-cell>
        </table:table-row>
        <table:table-row>
          <table:table-cell table:style-name="Table18.A1" office:value-type="string">
            <text:p text:style-name="Table_20_Contents">GAN augmentation without hard cross-<text:soft-page-break/>domain protocol</text:p>
          </table:table-cell>
          <table:table-cell table:style-name="Table18.A1" office:value-type="string">
            <text:p text:style-name="Table_20_Contents">Superficial.</text:p>
          </table:table-cell>
        </table:table-row>
        <table:table-row>
          <table:table-cell table:style-name="Table18.A1" office:value-type="string">
            <text:p text:style-name="Table_20_Contents">LLM over CSI converted to text</text:p>
          </table:table-cell>
          <table:table-cell table:style-name="Table18.A1" office:value-type="string">
            <text:p text:style-name="Table_20_Contents">Gimmicky and scientifically weak.</text:p>
          </table:table-cell>
        </table:table-row>
      </table:table>
      <text:p text:style-name="Text_20_body">Data leakage is now a serious reviewer concern in WiFi CSI sensing; recent papers explicitly show inflated CSI-HAR performance caused by improper partitioning. Your architecture must therefore be paired with leakage-safe protocols. </text:p>
      <text:h text:style-name="Heading_20_2" text:outline-level="2">1.3 What is still underexplored for CSI gait recognition</text:h>
      <text:p text:style-name="Text_20_body">I would not claim these are “never implemented anywhere,” but they appear <text:span text:style-name="Strong_20_Emphasis">likely underexplored</text:span> specifically for CSI-based gait/person recognition:</text:p>
      <text:list text:style-name="L38">
        <text:list-item>
          <text:p text:style-name="P81"><text:span text:style-name="Strong_20_Emphasis">Latent factorization of identity, direction, bag condition, and router setup</text:span> in one architecture. </text:p>
        </text:list-item>
        <text:list-item>
          <text:p text:style-name="P81"><text:span text:style-name="Strong_20_Emphasis">Direction equivariance</text:span>: modeling left-to-right and right-to-left walking as a learnable latent transformation, not merely as data augmentation. </text:p>
        </text:list-item>
        <text:list-item>
          <text:p text:style-name="P81"><text:span text:style-name="Strong_20_Emphasis">Paired regular-modified router adaptation</text:span> using the same 5 subjects as a cross-setup bridge. </text:p>
        </text:list-item>
        <text:list-item>
          <text:p text:style-name="P81"><text:span text:style-name="Strong_20_Emphasis">Antenna-spread physical priors</text:span>: treating regular vs 4 m antenna-spread setup as a spatial-aperture shift. </text:p>
        </text:list-item>
        <text:list-item>
          <text:p text:style-name="P81"><text:span text:style-name="Strong_20_Emphasis">Hypergraph modeling of time × subcarrier × antenna-link CSI structure</text:span>. </text:p>
        </text:list-item>
        <text:list-item>
          <text:p text:style-name="P81"><text:span text:style-name="Strong_20_Emphasis">Masked amplitude-phase CSI pretraining with identity-preserving fine-tuning</text:span>. </text:p>
        </text:list-item>
        <text:list-item>
          <text:p text:style-name="P81"><text:span text:style-name="Strong_20_Emphasis">Counterfactual condition invariance</text:span>: “same identity under normal/bag and opposite direction.” </text:p>
        </text:list-item>
        <text:list-item>
          <text:p text:style-name="P81"><text:span text:style-name="Strong_20_Emphasis">Open-set biometric verification under direction/bag/setup shift</text:span>, not just closed-set classification. </text:p>
        </text:list-item>
        <text:list-item>
          <text:p text:style-name="P81"><text:span text:style-name="Strong_20_Emphasis">Router-configuration-conditioned mixture-of-experts</text:span>. </text:p>
        </text:list-item>
        <text:list-item>
          <text:p text:style-name="P80"><text:span text:style-name="Strong_20_Emphasis">Causal/nuisance deconfounding for CSI biometrics</text:span>. </text:p>
        </text:list-item>
      </text:list>
      <text:p text:style-name="Horizontal_20_Line"/>
      <text:h text:style-name="Heading_20_1" text:outline-level="1">PART 2 — Architecture design requirements for your dataset</text:h>
      <text:p text:style-name="Text_20_body">Your architecture should explicitly exploit these labels:</text:p>
      <text:section text:style-name="Sect1" text:name="Section4">
        <text:p text:style-name="P1"><text:bookmark text:name="code-block-viewer Copy 3"/><text:span text:style-name="Source_20_Text">person_id <text:s text:c="4"/>= folder/person</text:span></text:p>
        <text:p text:style-name="Preformatted_20_Text"><text:span text:style-name="Source_20_Text">direction <text:s text:c="4"/>= odd sample -&gt; L2R, even sample -&gt; R2L</text:span></text:p>
        <text:p text:style-name="Preformatted_20_Text"><text:span text:style-name="Source_20_Text">condition <text:s text:c="4"/>= samples 1–80 normal, 81–100 with bag</text:span></text:p>
        <text:p text:style-name="Preformatted_20_Text"><text:span text:style-name="Source_20_Text">setup <text:s text:c="8"/>= regular or modified</text:span></text:p>
        <text:p text:style-name="P3"><text:span text:style-name="Source_20_Text">cross_setup <text:s text:c="2"/>= available for same 5 subjects</text:span></text:p>
      </text:section>
      <text:p text:style-name="Text_20_body">The architecture should satisfy these reviewer-facing requirements:</text:p>
      <table:table table:name="Table19" table:style-name="Table19">
        <table:table-column table:style-name="Table19.A"/>
        <table:table-column table:style-name="Table19.B"/>
        <table:table-header-rows>
          <table:table-row>
            <table:table-cell table:style-name="Table19.A1" office:value-type="string">
              <text:p text:style-name="Table_20_Heading">Requirement</text:p>
            </table:table-cell>
            <table:table-cell table:style-name="Table19.A1" office:value-type="string">
              <text:p text:style-name="Table_20_Heading">Why it matters</text:p>
            </table:table-cell>
          </table:table-row>
        </table:table-header-rows>
        <table:table-row>
          <table:table-cell table:style-name="Table19.A1" office:value-type="string">
            <text:p text:style-name="Table_20_Contents">Identity embedding must be robust to direction</text:p>
          </table:table-cell>
          <table:table-cell table:style-name="Table19.A1" office:value-type="string">
            <text:p text:style-name="Table_20_Contents">Gate-ID already showed direction changes can produce mirror-like CSI perturbations.</text:p>
          </table:table-cell>
        </table:table-row>
        <table:table-row>
          <table:table-cell table:style-name="Table19.A1" office:value-type="string">
            <text:p text:style-name="Table_20_Contents">Identity embedding must be robust to <text:soft-page-break/>bag condition</text:p>
          </table:table-cell>
          <table:table-cell table:style-name="Table19.A1" office:value-type="string">
            <text:p text:style-name="Table_20_Contents">Your samples 81–100 are valuable because bag carrying is <text:soft-page-break/>a real covariate.</text:p>
          </table:table-cell>
        </table:table-row>
        <table:table-row>
          <table:table-cell table:style-name="Table19.A1" office:value-type="string">
            <text:p text:style-name="Table_20_Contents">Direction and bag labels should not merely be ignored</text:p>
          </table:table-cell>
          <table:table-cell table:style-name="Table19.A1" office:value-type="string">
            <text:p text:style-name="Table_20_Contents">Use them as auxiliary supervision, adversarial nuisance labels, or contrastive pairing.</text:p>
          </table:table-cell>
        </table:table-row>
        <table:table-row>
          <table:table-cell table:style-name="Table19.A1" office:value-type="string">
            <text:p text:style-name="Table_20_Contents">Regular vs modified setup must be treated as domain shift</text:p>
          </table:table-cell>
          <table:table-cell table:style-name="Table19.A1" office:value-type="string">
            <text:p text:style-name="Table_20_Contents">The 4 m antenna-spread setup changes spatial sampling and multipath response.</text:p>
          </table:table-cell>
        </table:table-row>
        <table:table-row>
          <table:table-cell table:style-name="Table19.A1" office:value-type="string">
            <text:p text:style-name="Table_20_Contents">Same-subject cross-setup samples should be used carefully</text:p>
          </table:table-cell>
          <table:table-cell table:style-name="Table19.A1" office:value-type="string">
            <text:p text:style-name="Table_20_Contents">They enable paired alignment, but only for 5 subjects.</text:p>
          </table:table-cell>
        </table:table-row>
        <table:table-row>
          <table:table-cell table:style-name="Table19.A1" office:value-type="string">
            <text:p text:style-name="Table_20_Contents">Amplitude and phase should be handled separately first</text:p>
          </table:table-cell>
          <table:table-cell table:style-name="Table19.A1" office:value-type="string">
            <text:p text:style-name="Table_20_Contents">CSI phase is useful but sensitive to synchronization errors; phase sanitization is mandatory. </text:p>
          </table:table-cell>
        </table:table-row>
        <table:table-row>
          <table:table-cell table:style-name="Table19.A1" office:value-type="string">
            <text:p text:style-name="Table_20_Contents">Evaluation must include hard splits</text:p>
          </table:table-cell>
          <table:table-cell table:style-name="Table19.A1" office:value-type="string">
            <text:p text:style-name="Table_20_Contents">Random split alone will look weak or leaky.</text:p>
          </table:table-cell>
        </table:table-row>
        <table:table-row>
          <table:table-cell table:style-name="Table19.A1" office:value-type="string">
            <text:p text:style-name="Table_20_Contents">Architecture must work with small data</text:p>
          </table:table-cell>
          <table:table-cell table:style-name="Table19.A1" office:value-type="string">
            <text:p text:style-name="Table_20_Contents">2,500 regular samples and 500 modified samples are not enough for huge foundation models.</text:p>
          </table:table-cell>
        </table:table-row>
        <table:table-row>
          <table:table-cell table:style-name="Table19.A1" office:value-type="string">
            <text:p text:style-name="Table_20_Contents">The model must include biometric metrics</text:p>
          </table:table-cell>
          <table:table-cell table:style-name="Table19.A1" office:value-type="string">
            <text:p text:style-name="Table_20_Contents">Accuracy alone is insufficient; include EER, AUROC, TAR@FAR for verification.</text:p>
          </table:table-cell>
        </table:table-row>
        <table:table-row>
          <table:table-cell table:style-name="Table19.A1" office:value-type="string">
            <text:p text:style-name="Table_20_Contents">Complexity must be reported</text:p>
          </table:table-cell>
          <table:table-cell table:style-name="Table19.A1" office:value-type="string">
            <text:p text:style-name="Table_20_Contents">Q1 reviewers expect parameters, FLOPs, memory, and inference time.</text:p>
          </table:table-cell>
        </table:table-row>
      </table:table>
      <text:p text:style-name="Horizontal_20_Line"/>
      <text:h text:style-name="Heading_20_1" text:outline-level="1">PART 3 — Type A: completely new architecture ideas for CSI gait recognition</text:h>
      <text:p text:style-name="Text_20_body">Strict wording: these are <text:span text:style-name="Strong_20_Emphasis">apparently not reported as complete CSI-gait architectures in the literature I found</text:span>. In a manuscript, write “to the best of our knowledge” and include a careful related-work comparison.</text:p>
      <text:p text:style-name="Horizontal_20_Line"/>
      <text:h text:style-name="Heading_20_2" text:outline-level="2">A1. <text:span text:style-name="Strong_20_Emphasis">CID-GaitNet: Condition-Invariant Disentangled CSI Gait Network</text:span></text:h>
      <text:p text:style-name="Text_20_body"><text:span text:style-name="Strong_20_Emphasis">Q1 title:</text:span><text:line-break/><text:span text:style-name="Strong_20_Emphasis">“Condition-Invariant Disentangled Representation Learning for WiFi CSI Gait Biometrics Under Direction and Carrying Variations”</text:span></text:p>
      <text:p text:style-name="Text_20_body"><text:span text:style-name="Strong_20_Emphasis">Core idea:</text:span><text:line-break/>Learn separate latent subspaces for <text:span text:style-name="Strong_20_Emphasis">identity</text:span>, <text:span text:style-name="Strong_20_Emphasis">walking direction</text:span>, and <text:span text:style-name="Strong_20_Emphasis">bag condition</text:span>. The identity subspace is trained to be discriminative for person ID but adversarially uninformative about direction and bag condition.</text:p>
      <text:p text:style-name="Text_20_body"><text:span text:style-name="Strong_20_Emphasis">Why it is novel:</text:span><text:line-break/>CSI gait works often use auxiliary labels or augmentation, but a full identity-direction-bag disentanglement architecture for CSI gait recognition appears underexplored. This directly exploits your label design.</text:p>
      <text:p text:style-name="Text_20_body"><text:soft-page-break/><text:span text:style-name="Strong_20_Emphasis">Inspired by:</text:span><text:line-break/>Disentangled representation learning, adversarial nuisance removal, ArcFace biometric embeddings, supervised contrastive learning.</text:p>
      <text:p text:style-name="Text_20_body"><text:span text:style-name="Strong_20_Emphasis">Suitable for your dataset:</text:span><text:line-break/>Best fit for the 25-person regular-router dataset because you have direction and bag labels for every participant.</text:p>
      <text:p text:style-name="Text_20_body"><text:span text:style-name="Strong_20_Emphasis">Input:</text:span><text:line-break/>Amplitude or amplitude + sanitized phase CSI tensor:</text:p>
      <text:section text:style-name="Sect1" text:name="Section5">
        <text:p text:style-name="P1"><text:bookmark text:name="code-block-viewer Copy 4"/><text:span text:style-name="Source_20_Text">X ∈ R[B, T, S, L, C]</text:span></text:p>
        <text:p text:style-name="Preformatted_20_Text"><text:span text:style-name="Source_20_Text">B = batch</text:span></text:p>
        <text:p text:style-name="Preformatted_20_Text"><text:span text:style-name="Source_20_Text">T = packets/time steps</text:span></text:p>
        <text:p text:style-name="Preformatted_20_Text"><text:span text:style-name="Source_20_Text">S = subcarriers</text:span></text:p>
        <text:p text:style-name="Preformatted_20_Text"><text:span text:style-name="Source_20_Text">L = antenna links / spatial streams</text:span></text:p>
        <text:p text:style-name="P3"><text:span text:style-name="Source_20_Text">C = modalities: amplitude, phase</text:span></text:p>
      </text:section>
      <text:p text:style-name="Text_20_body"><text:span text:style-name="Strong_20_Emphasis">Pipeline:</text:span></text:p>
      <text:section text:style-name="Sect1" text:name="Section6">
        <text:p text:style-name="P1"><text:bookmark text:name="code-block-viewer Copy 5"/><text:span text:style-name="Source_20_Text">CSI tensor</text:span></text:p>
        <text:p text:style-name="Preformatted_20_Text"><text:span text:style-name="Source_20_Text">→ amplitude/phase preprocessing</text:span></text:p>
        <text:p text:style-name="Preformatted_20_Text"><text:span text:style-name="Source_20_Text">→ separable CSI stem</text:span></text:p>
        <text:p text:style-name="Preformatted_20_Text"><text:span text:style-name="Source_20_Text">→ temporal-subcarrier encoder</text:span></text:p>
        <text:p text:style-name="Preformatted_20_Text"><text:span text:style-name="Source_20_Text">→ shared embedding z</text:span></text:p>
        <text:p text:style-name="Preformatted_20_Text"><text:span text:style-name="Source_20_Text">→ identity projector z_id</text:span></text:p>
        <text:p text:style-name="Preformatted_20_Text"><text:span text:style-name="Source_20_Text">→ direction projector z_dir</text:span></text:p>
        <text:p text:style-name="Preformatted_20_Text"><text:span text:style-name="Source_20_Text">→ condition projector z_bag</text:span></text:p>
        <text:p text:style-name="Preformatted_20_Text"><text:span text:style-name="Source_20_Text">→ ArcFace identity head</text:span></text:p>
        <text:p text:style-name="Preformatted_20_Text"><text:span text:style-name="Source_20_Text">→ direction auxiliary head</text:span></text:p>
        <text:p text:style-name="Preformatted_20_Text"><text:span text:style-name="Source_20_Text">→ bag auxiliary head</text:span></text:p>
        <text:p text:style-name="P3"><text:span text:style-name="Source_20_Text">→ adversarial nuisance heads on z_id</text:span></text:p>
      </text:section>
      <text:p text:style-name="Text_20_body"><text:span text:style-name="Strong_20_Emphasis">Losses:</text:span></text:p>
      <text:section text:style-name="Sect1" text:name="Section7">
        <text:p text:style-name="P1"><text:bookmark text:name="code-block-viewer Copy 6"/><text:span text:style-name="Source_20_Text">L = L_arcface</text:span></text:p>
        <text:p text:style-name="Preformatted_20_Text"><text:span text:style-name="Source_20_Text"><text:s text:c="2"/>+ λ1 L_supcon_identity</text:span></text:p>
        <text:p text:style-name="Preformatted_20_Text"><text:span text:style-name="Source_20_Text"><text:s text:c="2"/>+ λ2 L_direction_CE</text:span></text:p>
        <text:p text:style-name="Preformatted_20_Text"><text:span text:style-name="Source_20_Text"><text:s text:c="2"/>+ λ3 L_bag_CE</text:span></text:p>
        <text:p text:style-name="Preformatted_20_Text"><text:span text:style-name="Source_20_Text"><text:s text:c="2"/>+ λ4 L_adversarial_direction_on_identity</text:span></text:p>
        <text:p text:style-name="Preformatted_20_Text"><text:span text:style-name="Source_20_Text"><text:s text:c="2"/>+ λ5 L_adversarial_bag_on_identity</text:span></text:p>
        <text:p text:style-name="Preformatted_20_Text"><text:span text:style-name="Source_20_Text"><text:s text:c="2"/>+ λ6 L_orthogonality</text:span></text:p>
        <text:p text:style-name="P3"><text:span text:style-name="Source_20_Text"><text:s text:c="2"/>+ λ7 L_consistency</text:span></text:p>
      </text:section>
      <text:p text:style-name="Text_20_body"><text:span text:style-name="Strong_20_Emphasis">Training strategy:</text:span><text:line-break/>Start with amplitude-only. Add sanitized phase after baseline stability. Train with balanced mini-batches: same identity, both directions, normal/bag if possible.</text:p>
      <text:p text:style-name="Text_20_body"><text:span text:style-name="Strong_20_Emphasis">Evaluation protocol:</text:span><text:line-break/>Random split, grouped split, L2R→R2L, R2L→L2R, normal→bag, normal-L2R→bag-R2L, few-shot, open-set.</text:p>
      <text:p text:style-name="Text_20_body"><text:span text:style-name="Strong_20_Emphasis">Required baselines:</text:span><text:line-break/>SVM, RF/XGBoost, 1D CNN, CNN-GRU, TCN, Transformer, Wi-Gait-style multiscale Transformer, ArcFace-only model.</text:p>
      <text:p text:style-name="Text_20_body"><text:soft-page-break/><text:span text:style-name="Strong_20_Emphasis">Ablations:</text:span><text:line-break/>Remove adversarial heads, remove orthogonality, remove SupCon, remove direction head, remove bag head, amplitude only vs phase only vs fused.</text:p>
      <text:p text:style-name="Text_20_body"><text:span text:style-name="Strong_20_Emphasis">Expected advantages:</text:span><text:line-break/>Strongest Paper 1 model. Defensible because it uses labels unique to your dataset.</text:p>
      <text:p text:style-name="Text_20_body"><text:span text:style-name="Strong_20_Emphasis">Weaknesses:</text:span><text:line-break/>Bag samples are only 20 per subject, so bag robustness may have high variance.</text:p>
      <text:p text:style-name="Text_20_body"><text:span text:style-name="Strong_20_Emphasis">Risk of rejection:</text:span><text:line-break/>Medium if results only improve random split. Low-to-medium if hard-split gains are strong.</text:p>
      <text:p text:style-name="Text_20_body"><text:span text:style-name="Strong_20_Emphasis">Q1 defense:</text:span><text:line-break/>“Unlike prior CSI gait models that treat direction and carrying state as nuisance noise or simple augmentation, CID-GaitNet explicitly factorizes identity, direction, and carrying condition and validates the learned invariance under leave-condition-out protocols.”</text:p>
      <text:p text:style-name="Text_20_body"><text:span text:style-name="Strong_20_Emphasis">Best paper:</text:span><text:line-break/>Paper 1.</text:p>
      <text:p text:style-name="Horizontal_20_Line"/>
      <text:h text:style-name="Heading_20_2" text:outline-level="2">A2. <text:span text:style-name="Strong_20_Emphasis">CycleDIR-CSI: Direction-Equivariant Cycle Transformer for CSI Gait</text:span></text:h>
      <text:p text:style-name="Text_20_body"><text:span text:style-name="Strong_20_Emphasis">Q1 title:</text:span><text:line-break/><text:span text:style-name="Strong_20_Emphasis">“Learning Direction Equivariance in WiFi CSI Gait Recognition via Latent Cycle Constraints”</text:span></text:p>
      <text:p text:style-name="Text_20_body"><text:span text:style-name="Strong_20_Emphasis">Core idea:</text:span><text:line-break/>Model L2R and R2L walking as a <text:span text:style-name="Strong_20_Emphasis">learnable latent transformation</text:span>. Identity should remain invariant; motion-direction components should transform predictably.</text:p>
      <text:p text:style-name="Text_20_body"><text:span text:style-name="Strong_20_Emphasis">Novelty:</text:span><text:line-break/>Gate-ID studies direction effects, but this architecture treats opposite walking direction as a mathematical <text:span text:style-name="Strong_20_Emphasis">equivariance relation</text:span>:</text:p>
      <text:section text:style-name="Sect1" text:name="Section8">
        <text:p text:style-name="P1"><text:bookmark text:name="code-block-viewer Copy 7"/><text:span text:style-name="Source_20_Text">f_id(x_L2R) ≈ f_id(x_R2L)</text:span></text:p>
        <text:p text:style-name="Preformatted_20_Text"><text:span text:style-name="Source_20_Text">f_motion(x_R2L) ≈ Q f_motion(x_L2R)</text:span></text:p>
        <text:p text:style-name="P3"><text:span text:style-name="Source_20_Text">Q² ≈ I</text:span></text:p>
      </text:section>
      <text:p text:style-name="Text_20_body"><text:span text:style-name="Strong_20_Emphasis">Inspired by:</text:span><text:line-break/>Equivariant representation learning, cycle consistency, group theory.</text:p>
      <text:p text:style-name="Text_20_body"><text:span text:style-name="Strong_20_Emphasis">Suitable for your dataset:</text:span><text:line-break/>Odd/even sample structure gives abundant L2R/R2L samples for every participant and both normal/bag conditions.</text:p>
      <text:p text:style-name="Text_20_body"><text:span text:style-name="Strong_20_Emphasis">Input:</text:span><text:line-break/>Amplitude CSI or amplitude + phase tensor.</text:p>
      <text:p text:style-name="Text_20_body"><text:span text:style-name="Strong_20_Emphasis">Pipeline:</text:span></text:p>
      <text:section text:style-name="Sect1" text:name="Section9">
        <text:p text:style-name="P1"><text:bookmark text:name="code-block-viewer Copy 8"/><text:soft-page-break/><text:span text:style-name="Source_20_Text">CSI input</text:span></text:p>
        <text:p text:style-name="Preformatted_20_Text"><text:span text:style-name="Source_20_Text">→ CSI encoder</text:span></text:p>
        <text:p text:style-name="Preformatted_20_Text"><text:span text:style-name="Source_20_Text">→ split latent into identity vector and direction-sensitive vector</text:span></text:p>
        <text:p text:style-name="Preformatted_20_Text"><text:span text:style-name="Source_20_Text">→ learnable direction operator Q</text:span></text:p>
        <text:p text:style-name="Preformatted_20_Text"><text:span text:style-name="Source_20_Text">→ identity classifier</text:span></text:p>
        <text:p text:style-name="Preformatted_20_Text"><text:span text:style-name="Source_20_Text">→ direction classifier</text:span></text:p>
        <text:p text:style-name="P3"><text:span text:style-name="Source_20_Text">→ cycle-equivalence loss</text:span></text:p>
      </text:section>
      <text:p text:style-name="Text_20_body"><text:span text:style-name="Strong_20_Emphasis">Losses:</text:span><text:line-break/>ArcFace, direction CE, supervised contrastive identity loss, cycle loss, involution loss <text:span text:style-name="Source_20_Text">||Q² - I||</text:span>, identity consistency across directions.</text:p>
      <text:p text:style-name="Text_20_body"><text:span text:style-name="Strong_20_Emphasis">Training strategy:</text:span><text:line-break/>Sample pseudo-pairs: same person, same condition, opposite direction.</text:p>
      <text:p text:style-name="Text_20_body"><text:span text:style-name="Strong_20_Emphasis">Evaluation:</text:span><text:line-break/>Mainly cross-direction and combined cross-direction + bag.</text:p>
      <text:p text:style-name="Text_20_body"><text:span text:style-name="Strong_20_Emphasis">Baselines:</text:span><text:line-break/>Gate-ID-style direction augmentation, CNN-GRU, TCN, Transformer, CID-GaitNet without cycle operator.</text:p>
      <text:p text:style-name="Text_20_body"><text:span text:style-name="Strong_20_Emphasis">Ablations:</text:span><text:line-break/>No Q operator, no cycle loss, no pseudo-pair mining, random vs structured pairing.</text:p>
      <text:p text:style-name="Text_20_body"><text:span text:style-name="Strong_20_Emphasis">Expected advantage:</text:span><text:line-break/>Very strong direction-robust architecture.</text:p>
      <text:p text:style-name="Text_20_body"><text:span text:style-name="Strong_20_Emphasis">Weakness:</text:span><text:line-break/>Pairs are not exact repeated walks; they are same-subject/same-condition pseudo-pairs.</text:p>
      <text:p text:style-name="Text_20_body"><text:span text:style-name="Strong_20_Emphasis">Risk:</text:span><text:line-break/>Medium. Needs careful explanation.</text:p>
      <text:p text:style-name="Text_20_body"><text:span text:style-name="Strong_20_Emphasis">Q1 defense:</text:span><text:line-break/>“Direction is not treated as a class label only; it is encoded as an equivariant latent transformation with explicit cycle constraints.”</text:p>
      <text:p text:style-name="Text_20_body"><text:span text:style-name="Strong_20_Emphasis">Best paper:</text:span><text:line-break/>Paper 1.</text:p>
      <text:p text:style-name="Horizontal_20_Line"/>
      <text:h text:style-name="Heading_20_2" text:outline-level="2">A3. <text:span text:style-name="Strong_20_Emphasis">PAIR-BridgeNet: Paired Antenna-Configuration Invariant Router Bridge Network</text:span></text:h>
      <text:p text:style-name="Text_20_body"><text:span text:style-name="Strong_20_Emphasis">Q1 title:</text:span><text:line-break/><text:span text:style-name="Strong_20_Emphasis">“Paired Cross-Configuration Domain Adaptation for WiFi CSI Gait Recognition Between Compact and Antenna-Spread Router Setups”</text:span></text:p>
      <text:p text:style-name="Text_20_body"><text:span text:style-name="Strong_20_Emphasis">Core idea:</text:span><text:line-break/>Use the 5 same-subject regular/modified pairs to learn a bridge between compact-router CSI and antenna-spread-router CSI.</text:p>
      <text:p text:style-name="Text_20_body"><text:soft-page-break/><text:span text:style-name="Strong_20_Emphasis">Novelty:</text:span><text:line-break/>Domain adaptation has been used in CSI gait, but your regular-to-modified router configuration is a specific physical setup shift. The paired same-subject subset gives a unique alignment signal.</text:p>
      <text:p text:style-name="Text_20_body"><text:span text:style-name="Strong_20_Emphasis">Inspired by:</text:span><text:line-break/>DANN, MMD/CORAL, cycle translation, prototype alignment, teacher-student learning.</text:p>
      <text:p text:style-name="Text_20_body"><text:span text:style-name="Strong_20_Emphasis">Suitable for your dataset:</text:span><text:line-break/>Directly uses the 5 participants who exist in both setup types.</text:p>
      <text:p text:style-name="Text_20_body"><text:span text:style-name="Strong_20_Emphasis">Input:</text:span><text:line-break/>Regular and modified CSI tensors.</text:p>
      <text:p text:style-name="Text_20_body"><text:span text:style-name="Strong_20_Emphasis">Pipeline:</text:span></text:p>
      <text:section text:style-name="Sect1" text:name="Section10">
        <text:p text:style-name="P1"><text:bookmark text:name="code-block-viewer Copy 9"/><text:span text:style-name="Source_20_Text">regular CSI branch <text:s text:c="5"/>modified CSI branch</text:span></text:p>
        <text:p text:style-name="Preformatted_20_Text"><text:span text:style-name="Source_20_Text"><text:s text:c="7"/>↓ <text:s text:c="21"/>↓</text:span></text:p>
        <text:p text:style-name="Preformatted_20_Text"><text:span text:style-name="Source_20_Text">domain-specific stem <text:s text:c="4"/>domain-specific stem</text:span></text:p>
        <text:p text:style-name="Preformatted_20_Text"><text:span text:style-name="Source_20_Text"><text:s text:c="7"/>↓ <text:s text:c="21"/>↓</text:span></text:p>
        <text:p text:style-name="Preformatted_20_Text"><text:span text:style-name="Source_20_Text">shared CSI encoder</text:span></text:p>
        <text:p text:style-name="Preformatted_20_Text"><text:span text:style-name="Source_20_Text"><text:s text:c="7"/>↓</text:span></text:p>
        <text:p text:style-name="Preformatted_20_Text"><text:span text:style-name="Source_20_Text">identity embedding</text:span></text:p>
        <text:p text:style-name="Preformatted_20_Text"><text:span text:style-name="Source_20_Text"><text:s text:c="7"/>↓</text:span></text:p>
        <text:p text:style-name="Preformatted_20_Text"><text:span text:style-name="Source_20_Text">prototype memory</text:span></text:p>
        <text:p text:style-name="Preformatted_20_Text"><text:span text:style-name="Source_20_Text"><text:s text:c="7"/>↓</text:span></text:p>
        <text:p text:style-name="P3"><text:span text:style-name="Source_20_Text">domain adversarial head + pair alignment + identity head</text:span></text:p>
      </text:section>
      <text:p text:style-name="Text_20_body"><text:span text:style-name="Strong_20_Emphasis">Losses:</text:span><text:line-break/>ArcFace, supervised contrastive, DANN domain loss, MMD/CORAL, pair alignment loss, cycle adapter loss, prototype consistency.</text:p>
      <text:p text:style-name="Text_20_body"><text:span text:style-name="Strong_20_Emphasis">Training:</text:span><text:line-break/>Pretrain encoder on 25 regular participants. Fine-tune/adapt using 5 overlapping regular/modified subjects.</text:p>
      <text:p text:style-name="Text_20_body"><text:span text:style-name="Strong_20_Emphasis">Evaluation:</text:span><text:line-break/>R→M, M→R, few-shot M adaptation, no-adaptation vs adaptation.</text:p>
      <text:p text:style-name="Text_20_body"><text:span text:style-name="Strong_20_Emphasis">Baselines:</text:span><text:line-break/>No adaptation, fine-tuning, CORAL, MMD, DANN, MaP-SGAN-style baseline if feasible, DCS-Gait-inspired class-level DA.</text:p>
      <text:p text:style-name="Text_20_body"><text:span text:style-name="Strong_20_Emphasis">Ablations:</text:span><text:line-break/>No pair loss, no domain adversarial loss, no prototype memory, no setup-specific stem, no pretraining.</text:p>
      <text:p text:style-name="Text_20_body"><text:span text:style-name="Strong_20_Emphasis">Expected advantage:</text:span><text:line-break/>Best Paper 2 architecture.</text:p>
      <text:p text:style-name="Text_20_body"><text:span text:style-name="Strong_20_Emphasis">Weakness:</text:span><text:line-break/>Only 5 modified subjects. Cannot claim broad deployment.</text:p>
      <text:p text:style-name="Text_20_body"><text:span text:style-name="Strong_20_Emphasis">Risk:</text:span><text:line-break/>High if overclaimed; medium if framed as paired cross-configuration study.</text:p>
      <text:p text:style-name="Text_20_body"><text:soft-page-break/><text:span text:style-name="Strong_20_Emphasis">Q1 defense:</text:span><text:line-break/>“Unlike generic cross-scene DA, this work studies a controlled physical antenna-configuration shift with paired same-subject CSI.”</text:p>
      <text:p text:style-name="Text_20_body"><text:span text:style-name="Strong_20_Emphasis">Best paper:</text:span><text:line-break/>Paper 2.</text:p>
      <text:p text:style-name="Horizontal_20_Line"/>
      <text:h text:style-name="Heading_20_2" text:outline-level="2">A4. <text:span text:style-name="Strong_20_Emphasis">Fresnel-HyperGait: Physics-Guided Hypergraph Transformer for CSI Gait</text:span></text:h>
      <text:p text:style-name="Text_20_body"><text:span text:style-name="Strong_20_Emphasis">Q1 title:</text:span><text:line-break/><text:span text:style-name="Strong_20_Emphasis">“A Physics-Guided Hypergraph Transformer for WiFi CSI Gait Recognition With Antenna-Spread Spatial Priors”</text:span></text:p>
      <text:p text:style-name="Text_20_body"><text:span text:style-name="Strong_20_Emphasis">Core idea:</text:span><text:line-break/>Represent CSI as a hypergraph over <text:span text:style-name="Strong_20_Emphasis">time patches, subcarrier groups, antenna links, and setup geometry</text:span>. Hyperedges encode physical relationships: same time, same subcarrier band, same antenna link, and setup-specific spatial aperture.</text:p>
      <text:p text:style-name="Text_20_body"><text:span text:style-name="Strong_20_Emphasis">Novelty:</text:span><text:line-break/>GNNs and Transformers exist, but a CSI-gait-specific hypergraph encoding of time × subcarrier × antenna-link × router geometry is likely underexplored.</text:p>
      <text:p text:style-name="Text_20_body"><text:span text:style-name="Strong_20_Emphasis">Inspired by:</text:span><text:line-break/>Hypergraph neural networks, graph Transformers, RF/Fresnel-zone physical priors.</text:p>
      <text:p text:style-name="Text_20_body"><text:span text:style-name="Strong_20_Emphasis">Suitable for your dataset:</text:span><text:line-break/>Especially useful for comparing regular and antenna-spread setups.</text:p>
      <text:p text:style-name="Text_20_body"><text:span text:style-name="Strong_20_Emphasis">Input:</text:span><text:line-break/>CSI tensor plus metadata tokens for setup type and antenna-link index.</text:p>
      <text:p text:style-name="Text_20_body"><text:span text:style-name="Strong_20_Emphasis">Pipeline:</text:span></text:p>
      <text:section text:style-name="Sect1" text:name="Section11">
        <text:p text:style-name="P1"><text:bookmark text:name="code-block-viewer Copy 10"/><text:span text:style-name="Source_20_Text">CSI tensor</text:span></text:p>
        <text:p text:style-name="Preformatted_20_Text"><text:span text:style-name="Source_20_Text">→ patch embedding</text:span></text:p>
        <text:p text:style-name="Preformatted_20_Text"><text:span text:style-name="Source_20_Text">→ node construction: time-subcarrier-link tokens</text:span></text:p>
        <text:p text:style-name="Preformatted_20_Text"><text:span text:style-name="Source_20_Text">→ hyperedge construction</text:span></text:p>
        <text:p text:style-name="Preformatted_20_Text"><text:span text:style-name="Source_20_Text">→ hypergraph attention layers</text:span></text:p>
        <text:p text:style-name="Preformatted_20_Text"><text:span text:style-name="Source_20_Text">→ temporal pooling</text:span></text:p>
        <text:p text:style-name="P3"><text:span text:style-name="Source_20_Text">→ identity / direction / bag / setup heads</text:span></text:p>
      </text:section>
      <text:p text:style-name="Text_20_body"><text:span text:style-name="Strong_20_Emphasis">Losses:</text:span><text:line-break/>ArcFace, SupCon, domain adversarial, graph smoothness, subcarrier-link dropout consistency.</text:p>
      <text:p text:style-name="Text_20_body"><text:span text:style-name="Strong_20_Emphasis">Training:</text:span><text:line-break/>Pretrain on regular data; adapt with modified data.</text:p>
      <text:p text:style-name="Text_20_body"><text:span text:style-name="Strong_20_Emphasis">Evaluation:</text:span><text:line-break/>Person ID, setup shift, antenna-link ablation.</text:p>
      <text:p text:style-name="Text_20_body"><text:soft-page-break/><text:span text:style-name="Strong_20_Emphasis">Baselines:</text:span><text:line-break/>Transformer without graph, GCN, GAT, TCN, Wi-Gait-style Transformer.</text:p>
      <text:p text:style-name="Text_20_body"><text:span text:style-name="Strong_20_Emphasis">Ablations:</text:span><text:line-break/>Remove hyperedges type-by-type; remove geometry encoding; random graph vs physics graph.</text:p>
      <text:p text:style-name="Text_20_body"><text:span text:style-name="Strong_20_Emphasis">Expected advantage:</text:span><text:line-break/>Strong architectural novelty.</text:p>
      <text:p text:style-name="Text_20_body"><text:span text:style-name="Strong_20_Emphasis">Weakness:</text:span><text:line-break/>Requires exact antenna-link metadata and stable CSI dimensions.</text:p>
      <text:p text:style-name="Text_20_body"><text:span text:style-name="Strong_20_Emphasis">Risk:</text:span><text:line-break/>Medium-high. Reviewers may challenge physical assumptions.</text:p>
      <text:p text:style-name="Text_20_body"><text:span text:style-name="Strong_20_Emphasis">Q1 defense:</text:span><text:line-break/>“CSI is not a generic image; it is a structured RF tensor. The model encodes known RF acquisition axes explicitly.”</text:p>
      <text:p text:style-name="Text_20_body"><text:span text:style-name="Strong_20_Emphasis">Best paper:</text:span><text:line-break/>Paper 2 or advanced Paper 1 extension.</text:p>
      <text:p text:style-name="Horizontal_20_Line"/>
      <text:h text:style-name="Heading_20_2" text:outline-level="2">A5. <text:span text:style-name="Strong_20_Emphasis">M2CSI-MAE: Masked Multi-Modal CSI Autoencoding Transformer</text:span></text:h>
      <text:p text:style-name="Text_20_body"><text:span text:style-name="Strong_20_Emphasis">Q1 title:</text:span><text:line-break/><text:span text:style-name="Strong_20_Emphasis">“Masked Multi-Modal CSI Modeling for Few-Shot WiFi Gait-Based Person Recognition”</text:span></text:p>
      <text:p text:style-name="Text_20_body"><text:span text:style-name="Strong_20_Emphasis">Core idea:</text:span><text:line-break/>Pretrain by masking packets, subcarriers, antenna links, amplitude, and phase, then reconstruct missing CSI. Fine-tune for identity using ArcFace/SupCon.</text:p>
      <text:p text:style-name="Text_20_body"><text:span text:style-name="Strong_20_Emphasis">Novelty:</text:span><text:line-break/>Masked time-series autoencoders exist, and AutoFi uses self-supervision, but a CSI gait-specific amplitude-phase, subcarrier-link, condition-aware MAE is still strong if designed carefully. Masked time-series autoencoders are a serious alternative to calling this an LLM. </text:p>
      <text:p text:style-name="Text_20_body"><text:span text:style-name="Strong_20_Emphasis">Input:</text:span><text:line-break/>Amplitude + sanitized phase.</text:p>
      <text:p text:style-name="Text_20_body"><text:span text:style-name="Strong_20_Emphasis">Pipeline:</text:span></text:p>
      <text:section text:style-name="Sect1" text:name="Section12">
        <text:p text:style-name="P1"><text:bookmark text:name="code-block-viewer Copy 11"/><text:span text:style-name="Source_20_Text">CSI tensor</text:span></text:p>
        <text:p text:style-name="Preformatted_20_Text"><text:span text:style-name="Source_20_Text">→ random structured mask</text:span></text:p>
        <text:p text:style-name="Preformatted_20_Text"><text:span text:style-name="Source_20_Text">→ visible-token encoder</text:span></text:p>
        <text:p text:style-name="Preformatted_20_Text"><text:span text:style-name="Source_20_Text">→ lightweight decoder</text:span></text:p>
        <text:p text:style-name="Preformatted_20_Text"><text:span text:style-name="Source_20_Text">→ reconstruct amplitude, phase, temporal derivative, Doppler/spectrogram view</text:span></text:p>
        <text:p text:style-name="P3"><text:span text:style-name="Source_20_Text">→ fine-tune identity head</text:span></text:p>
      </text:section>
      <text:p text:style-name="Text_20_body"><text:span text:style-name="Strong_20_Emphasis">Losses:</text:span><text:line-break/>Masked reconstruction, phase derivative loss, contrastive identity loss, ArcFace after fine-tuning.</text:p>
      <text:p text:style-name="Text_20_body"><text:soft-page-break/><text:span text:style-name="Strong_20_Emphasis">Training:</text:span><text:line-break/>Use all regular + modified data for self-supervised pretraining; supervised fine-tune on regular 25-person labels.</text:p>
      <text:p text:style-name="Text_20_body"><text:span text:style-name="Strong_20_Emphasis">Evaluation:</text:span><text:line-break/>5-shot, 10-shot, 20-shot, normal→bag, L2R→R2L.</text:p>
      <text:p text:style-name="Text_20_body"><text:span text:style-name="Strong_20_Emphasis">Baselines:</text:span><text:line-break/>Supervised Transformer, SimCLR, TS2Vec, AutoFi-inspired SSL, MAE without phase.</text:p>
      <text:p text:style-name="Text_20_body"><text:span text:style-name="Strong_20_Emphasis">Ablations:</text:span><text:line-break/>Mask ratio, mask type, amplitude-only, phase-only, no reconstruction pretraining, no contrastive fine-tuning.</text:p>
      <text:p text:style-name="Text_20_body"><text:span text:style-name="Strong_20_Emphasis">Expected advantage:</text:span><text:line-break/>Strong if labeled data is limited.</text:p>
      <text:p text:style-name="Text_20_body"><text:span text:style-name="Strong_20_Emphasis">Weakness:</text:span><text:line-break/>May not beat supervised training if dataset is clean and not too small.</text:p>
      <text:p text:style-name="Text_20_body"><text:span text:style-name="Strong_20_Emphasis">Risk:</text:span><text:line-break/>Medium.</text:p>
      <text:p text:style-name="Text_20_body"><text:span text:style-name="Strong_20_Emphasis">Q1 defense:</text:span><text:line-break/>“Pretraining is not generic; masking is aligned with CSI acquisition axes and downstream biometric invariance.”</text:p>
      <text:p text:style-name="Text_20_body"><text:span text:style-name="Strong_20_Emphasis">Best paper:</text:span><text:line-break/>Paper 1 or separate SSL paper.</text:p>
      <text:p text:style-name="Horizontal_20_Line"/>
      <text:h text:style-name="Heading_20_2" text:outline-level="2">A6. <text:span text:style-name="Strong_20_Emphasis">ProtoRouter-Gait: Router-Aware Prototype Memory Network</text:span></text:h>
      <text:p text:style-name="Text_20_body"><text:span text:style-name="Strong_20_Emphasis">Q1 title:</text:span><text:line-break/><text:span text:style-name="Strong_20_Emphasis">“Router-Aware Prototype Memory for Few-Shot and Cross-Setup WiFi CSI Gait Recognition”</text:span></text:p>
      <text:p text:style-name="Text_20_body"><text:span text:style-name="Strong_20_Emphasis">Core idea:</text:span><text:line-break/>Maintain identity prototypes for each person and condition:</text:p>
      <text:section text:style-name="Sect1" text:name="Section13">
        <text:p text:style-name="P1"><text:bookmark text:name="code-block-viewer Copy 12"/><text:span text:style-name="Source_20_Text">P_id</text:span></text:p>
        <text:p text:style-name="Preformatted_20_Text"><text:span text:style-name="Source_20_Text">P_id,direction</text:span></text:p>
        <text:p text:style-name="Preformatted_20_Text"><text:span text:style-name="Source_20_Text">P_id,condition</text:span></text:p>
        <text:p text:style-name="P3"><text:span text:style-name="Source_20_Text">P_id,setup</text:span></text:p>
      </text:section>
      <text:p text:style-name="Text_20_body">Then learn adapters that map direction/bag/setup-specific prototypes into a canonical identity prototype.</text:p>
      <text:p text:style-name="Text_20_body"><text:span text:style-name="Strong_20_Emphasis">Novelty:</text:span><text:line-break/>Few-shot CSI authentication exists, but condition-specific prototype memory for identity × direction × bag × router setup is likely underexplored.</text:p>
      <text:p text:style-name="Text_20_body"><text:soft-page-break/><text:span text:style-name="Strong_20_Emphasis">Input:</text:span><text:line-break/>CSI embedding from CNN/TCN/Transformer encoder.</text:p>
      <text:p text:style-name="Text_20_body"><text:span text:style-name="Strong_20_Emphasis">Pipeline:</text:span></text:p>
      <text:section text:style-name="Sect1" text:name="Section14">
        <text:p text:style-name="P1"><text:bookmark text:name="code-block-viewer Copy 13"/><text:span text:style-name="Source_20_Text">CSI encoder</text:span></text:p>
        <text:p text:style-name="Preformatted_20_Text"><text:span text:style-name="Source_20_Text">→ embedding</text:span></text:p>
        <text:p text:style-name="Preformatted_20_Text"><text:span text:style-name="Source_20_Text">→ prototype memory lookup/update</text:span></text:p>
        <text:p text:style-name="Preformatted_20_Text"><text:span text:style-name="Source_20_Text">→ condition adapter</text:span></text:p>
        <text:p text:style-name="Preformatted_20_Text"><text:span text:style-name="Source_20_Text">→ metric classifier</text:span></text:p>
        <text:p text:style-name="P3"><text:span text:style-name="Source_20_Text">→ open-set threshold</text:span></text:p>
      </text:section>
      <text:p text:style-name="Text_20_body"><text:span text:style-name="Strong_20_Emphasis">Losses:</text:span><text:line-break/>Prototype loss, ArcFace/CosFace, triplet, open-set margin, condition consistency.</text:p>
      <text:p text:style-name="Text_20_body"><text:span text:style-name="Strong_20_Emphasis">Training:</text:span><text:line-break/>Episodic training: N-way K-shot tasks with support/query splits.</text:p>
      <text:p text:style-name="Text_20_body"><text:span text:style-name="Strong_20_Emphasis">Evaluation:</text:span><text:line-break/>5-shot, 10-shot, 20-shot; open-set impostor rejection; cross-bag and cross-direction few-shot.</text:p>
      <text:p text:style-name="Text_20_body"><text:span text:style-name="Strong_20_Emphasis">Baselines:</text:span><text:line-break/>ProtoNet, MatchingNet, RelationNet, CAUTION-style profile threshold, triplet/Siamese.</text:p>
      <text:p text:style-name="Text_20_body"><text:span text:style-name="Strong_20_Emphasis">Ablations:</text:span><text:line-break/>No condition prototype, no setup prototype, Euclidean vs cosine, fixed vs learnable prototypes.</text:p>
      <text:p text:style-name="Text_20_body"><text:span text:style-name="Strong_20_Emphasis">Expected advantage:</text:span><text:line-break/>Excellent for biometric framing.</text:p>
      <text:p text:style-name="Text_20_body"><text:span text:style-name="Strong_20_Emphasis">Weakness:</text:span><text:line-break/>Not as strong for pure closed-set classification.</text:p>
      <text:p text:style-name="Text_20_body"><text:span text:style-name="Strong_20_Emphasis">Risk:</text:span><text:line-break/>Medium.</text:p>
      <text:p text:style-name="Text_20_body"><text:span text:style-name="Strong_20_Emphasis">Q1 defense:</text:span><text:line-break/>“Transforms CSI gait recognition from closed-set classification to realistic enrollment-based biometrics.”</text:p>
      <text:p text:style-name="Text_20_body"><text:span text:style-name="Strong_20_Emphasis">Best paper:</text:span><text:line-break/>Paper 1.</text:p>
      <text:p text:style-name="Horizontal_20_Line"/>
      <text:h text:style-name="Heading_20_2" text:outline-level="2">A7. <text:span text:style-name="Strong_20_Emphasis">CSI-CausalGait: Causal Nuisance Deconfounding Network</text:span></text:h>
      <text:p text:style-name="Text_20_body"><text:span text:style-name="Strong_20_Emphasis">Q1 title:</text:span><text:line-break/><text:span text:style-name="Strong_20_Emphasis">“Causal Nuisance Deconfounding for Robust WiFi CSI Gait Biometrics”</text:span></text:p>
      <text:p text:style-name="Text_20_body"><text:span text:style-name="Strong_20_Emphasis">Core idea:</text:span><text:line-break/>Treat identity as the target causal factor and direction, bag, and setup as observed nuisance variables. Learn identity representation invariant to interventions on nuisance factors.</text:p>
      <text:p text:style-name="Text_20_body"><text:soft-page-break/><text:span text:style-name="Strong_20_Emphasis">Novelty:</text:span><text:line-break/>Causal invariance is rare in CSI gait recognition.</text:p>
      <text:p text:style-name="Text_20_body"><text:span text:style-name="Strong_20_Emphasis">Input:</text:span><text:line-break/>Amplitude or amplitude+phase CSI.</text:p>
      <text:p text:style-name="Text_20_body"><text:span text:style-name="Strong_20_Emphasis">Pipeline:</text:span></text:p>
      <text:section text:style-name="Sect1" text:name="Section15">
        <text:p text:style-name="P1"><text:bookmark text:name="code-block-viewer Copy 14"/><text:span text:style-name="Source_20_Text">CSI encoder</text:span></text:p>
        <text:p text:style-name="Preformatted_20_Text"><text:span text:style-name="Source_20_Text">→ latent factors</text:span></text:p>
        <text:p text:style-name="Preformatted_20_Text"><text:span text:style-name="Source_20_Text">→ identity predictor</text:span></text:p>
        <text:p text:style-name="Preformatted_20_Text"><text:span text:style-name="Source_20_Text">→ nuisance predictors</text:span></text:p>
        <text:p text:style-name="Preformatted_20_Text"><text:span text:style-name="Source_20_Text">→ adversarial deconfounding</text:span></text:p>
        <text:p text:style-name="P3"><text:span text:style-name="Source_20_Text">→ counterfactual consistency module</text:span></text:p>
      </text:section>
      <text:p text:style-name="Text_20_body"><text:span text:style-name="Strong_20_Emphasis">Losses:</text:span><text:line-break/>ArcFace, invariance risk minimization-like loss, adversarial nuisance loss, counterfactual consistency, SupCon.</text:p>
      <text:p text:style-name="Text_20_body"><text:span text:style-name="Strong_20_Emphasis">Training:</text:span><text:line-break/>Treat each condition/domain as an environment:</text:p>
      <text:section text:style-name="Sect1" text:name="Section16">
        <text:p text:style-name="P1"><text:bookmark text:name="code-block-viewer Copy 15"/><text:span text:style-name="Source_20_Text">E1 = normal L2R</text:span></text:p>
        <text:p text:style-name="Preformatted_20_Text"><text:span text:style-name="Source_20_Text">E2 = normal R2L</text:span></text:p>
        <text:p text:style-name="Preformatted_20_Text"><text:span text:style-name="Source_20_Text">E3 = bag L2R</text:span></text:p>
        <text:p text:style-name="Preformatted_20_Text"><text:span text:style-name="Source_20_Text">E4 = bag R2L</text:span></text:p>
        <text:p text:style-name="P3"><text:span text:style-name="Source_20_Text">E5 = modified setup</text:span></text:p>
      </text:section>
      <text:p text:style-name="Text_20_body"><text:span text:style-name="Strong_20_Emphasis">Evaluation:</text:span><text:line-break/>Leave-one-environment-out.</text:p>
      <text:p text:style-name="Text_20_body"><text:span text:style-name="Strong_20_Emphasis">Baselines:</text:span><text:line-break/>ERM, GroupDRO, IRM-style baseline, DANN, CID-GaitNet.</text:p>
      <text:p text:style-name="Text_20_body"><text:span text:style-name="Strong_20_Emphasis">Ablations:</text:span><text:line-break/>No causal loss, no adversarial nuisance, no environment grouping.</text:p>
      <text:p text:style-name="Text_20_body"><text:span text:style-name="Strong_20_Emphasis">Expected advantage:</text:span><text:line-break/>Strong conceptual novelty.</text:p>
      <text:p text:style-name="Text_20_body"><text:span text:style-name="Strong_20_Emphasis">Weakness:</text:span><text:line-break/>Causal claims must be conservative.</text:p>
      <text:p text:style-name="Text_20_body"><text:span text:style-name="Strong_20_Emphasis">Risk:</text:span><text:line-break/>High if overclaimed.</text:p>
      <text:p text:style-name="Text_20_body"><text:span text:style-name="Strong_20_Emphasis">Q1 defense:</text:span><text:line-break/>Frame as <text:span text:style-name="Strong_20_Emphasis">causal-inspired invariance</text:span>, not proof of true causal structure.</text:p>
      <text:p text:style-name="Text_20_body"><text:span text:style-name="Strong_20_Emphasis">Best paper:</text:span><text:line-break/>Paper 1 or theoretical extension.</text:p>
      <text:p text:style-name="Horizontal_20_Line"/>
      <text:h text:style-name="Heading_20_2" text:outline-level="2"><text:soft-page-break/>A8. <text:span text:style-name="Strong_20_Emphasis">Aperture-MoE: Antenna-Aperture Mixture-of-Experts Network</text:span></text:h>
      <text:p text:style-name="Text_20_body"><text:span text:style-name="Strong_20_Emphasis">Q1 title:</text:span><text:line-break/><text:span text:style-name="Strong_20_Emphasis">“Antenna-Aperture-Aware Mixture-of-Experts for Cross-Configuration WiFi CSI Gait Recognition”</text:span></text:p>
      <text:p text:style-name="Text_20_body"><text:span text:style-name="Strong_20_Emphasis">Core idea:</text:span><text:line-break/>Use setup-aware experts:</text:p>
      <text:section text:style-name="Sect1" text:name="Section17">
        <text:p text:style-name="P1"><text:bookmark text:name="code-block-viewer Copy 16"/><text:span text:style-name="Source_20_Text">Expert 1: compact regular router</text:span></text:p>
        <text:p text:style-name="Preformatted_20_Text"><text:span text:style-name="Source_20_Text">Expert 2: antenna-spread router</text:span></text:p>
        <text:p text:style-name="Preformatted_20_Text"><text:span text:style-name="Source_20_Text">Expert 3: shared identity expert</text:span></text:p>
        <text:p text:style-name="P3"><text:span text:style-name="Source_20_Text">Expert 4: direction/bag robustness expert</text:span></text:p>
      </text:section>
      <text:p text:style-name="Text_20_body">A gating network selects expert weights from CSI statistics and setup tokens.</text:p>
      <text:p text:style-name="Text_20_body"><text:span text:style-name="Strong_20_Emphasis">Novelty:</text:span><text:line-break/>Mixture-of-experts is common elsewhere, but router-configuration-aware MoE for CSI gait is likely underexplored.</text:p>
      <text:p text:style-name="Text_20_body"><text:span text:style-name="Strong_20_Emphasis">Input:</text:span><text:line-break/>CSI tensor with setup label during training. At inference, setup can be known or inferred.</text:p>
      <text:p text:style-name="Text_20_body"><text:span text:style-name="Strong_20_Emphasis">Pipeline:</text:span></text:p>
      <text:section text:style-name="Sect1" text:name="Section18">
        <text:p text:style-name="P1"><text:bookmark text:name="code-block-viewer Copy 17"/><text:span text:style-name="Source_20_Text">CSI stem</text:span></text:p>
        <text:p text:style-name="Preformatted_20_Text"><text:span text:style-name="Source_20_Text">→ shared encoder</text:span></text:p>
        <text:p text:style-name="Preformatted_20_Text"><text:span text:style-name="Source_20_Text">→ setup-aware gating</text:span></text:p>
        <text:p text:style-name="Preformatted_20_Text"><text:span text:style-name="Source_20_Text">→ expert bank</text:span></text:p>
        <text:p text:style-name="Preformatted_20_Text"><text:span text:style-name="Source_20_Text">→ fused embedding</text:span></text:p>
        <text:p text:style-name="P3"><text:span text:style-name="Source_20_Text">→ identity / domain / condition heads</text:span></text:p>
      </text:section>
      <text:p text:style-name="Text_20_body"><text:span text:style-name="Strong_20_Emphasis">Losses:</text:span><text:line-break/>ArcFace, load-balancing loss, domain loss, condition loss, consistency loss.</text:p>
      <text:p text:style-name="Text_20_body"><text:span text:style-name="Strong_20_Emphasis">Training:</text:span><text:line-break/>Pretrain shared expert on regular data; train setup experts on 5 paired subjects; use strong regularization.</text:p>
      <text:p text:style-name="Text_20_body"><text:span text:style-name="Strong_20_Emphasis">Evaluation:</text:span><text:line-break/>R→M, M→R, mixed-domain ID.</text:p>
      <text:p text:style-name="Text_20_body"><text:span text:style-name="Strong_20_Emphasis">Baselines:</text:span><text:line-break/>Single encoder, domain-specific BN, DANN, PAIR-BridgeNet.</text:p>
      <text:p text:style-name="Text_20_body"><text:span text:style-name="Strong_20_Emphasis">Ablations:</text:span><text:line-break/>Number of experts, hard vs soft gating, no load-balancing, no shared expert.</text:p>
      <text:p text:style-name="Text_20_body"><text:span text:style-name="Strong_20_Emphasis">Expected advantage:</text:span><text:line-break/>Good Paper 2 variant.</text:p>
      <text:p text:style-name="Text_20_body"><text:span text:style-name="Strong_20_Emphasis">Weakness:</text:span><text:line-break/>500 modified samples may be too few for many experts.</text:p>
      <text:p text:style-name="Text_20_body"><text:soft-page-break/><text:span text:style-name="Strong_20_Emphasis">Risk:</text:span><text:line-break/>Medium-high.</text:p>
      <text:p text:style-name="Text_20_body"><text:span text:style-name="Strong_20_Emphasis">Q1 defense:</text:span><text:line-break/>Use small expert count and prove parameter efficiency.</text:p>
      <text:p text:style-name="Text_20_body"><text:span text:style-name="Strong_20_Emphasis">Best paper:</text:span><text:line-break/>Paper 2.</text:p>
      <text:p text:style-name="Horizontal_20_Line"/>
      <text:h text:style-name="Heading_20_1" text:outline-level="1">PART 4 — Type B: modified existing architectures with publishable redesigns</text:h>
      <text:p text:style-name="Text_20_body">These are not “completely new families,” but they can become Q1-level if redesigned around your covariates and hard protocol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column table:style-name="Table20.J"/>
        <table:table-column table:style-name="Table20.K"/>
        <table:table-header-rows>
          <table:table-row>
            <table:table-cell table:style-name="Table20.A1" office:value-type="string">
              <text:p text:style-name="Table_20_Heading">Original architecture</text:p>
            </table:table-cell>
            <table:table-cell table:style-name="Table20.A1" office:value-type="string">
              <text:p text:style-name="Table_20_Heading">Proposed modified name</text:p>
            </table:table-cell>
            <table:table-cell table:style-name="Table20.A1" office:value-type="string">
              <text:p text:style-name="Table_20_Heading">Exact modification</text:p>
            </table:table-cell>
            <table:table-cell table:style-name="Table20.A1" office:value-type="string">
              <text:p text:style-name="Table_20_Heading">Why not trivial</text:p>
            </table:table-cell>
            <table:table-cell table:style-name="Table20.A1" office:value-type="string">
              <text:p text:style-name="Table_20_Heading">Dataset support</text:p>
            </table:table-cell>
            <table:table-cell table:style-name="Table20.A1" office:value-type="string">
              <text:p text:style-name="Table_20_Heading">Novelty level</text:p>
            </table:table-cell>
            <table:table-cell table:style-name="Table20.A1" office:value-type="string">
              <text:p text:style-name="Table_20_Heading">Difficulty</text:p>
            </table:table-cell>
            <table:table-cell table:style-name="Table20.A1" office:value-type="string">
              <text:p text:style-name="Table_20_Heading">Expected benefit</text:p>
            </table:table-cell>
            <table:table-cell table:style-name="Table20.A1" office:value-type="string">
              <text:p text:style-name="Table_20_Heading">Required comparison</text:p>
            </table:table-cell>
            <table:table-cell table:style-name="Table20.A1" office:value-type="string">
              <text:p text:style-name="Table_20_Heading">Required ablation</text:p>
            </table:table-cell>
            <table:table-cell table:style-name="Table20.A1" office:value-type="string">
              <text:p text:style-name="Table_20_Heading">Possible contribution statement</text:p>
            </table:table-cell>
          </table:table-row>
        </table:table-header-rows>
        <table:table-row>
          <table:table-cell table:style-name="Table20.A1" office:value-type="string">
            <text:p text:style-name="Table_20_Contents">CNN</text:p>
          </table:table-cell>
          <table:table-cell table:style-name="Table20.A1" office:value-type="string">
            <text:p text:style-name="Table_20_Contents"><text:span text:style-name="Strong_20_Emphasis">Subcarrier-Separable CSI-ResCNN</text:span></text:p>
          </table:table-cell>
          <table:table-cell table:style-name="Table20.A1" office:value-type="string">
            <text:p text:style-name="Table_20_Contents">Depthwise separable convolutions over time, subcarrier, antenna-link axes + link attention</text:p>
          </table:table-cell>
          <table:table-cell table:style-name="Table20.A1" office:value-type="string">
            <text:p text:style-name="Table_20_Contents">CSI axes are treated separately, not as generic image channels</text:p>
          </table:table-cell>
          <table:table-cell table:style-name="Table20.A1" office:value-type="string">
            <text:p text:style-name="Table_20_Contents">All 25 regular subjects</text:p>
          </table:table-cell>
          <table:table-cell table:style-name="Table20.A1" office:value-type="string">
            <text:p text:style-name="Table_20_Contents">Medium</text:p>
          </table:table-cell>
          <table:table-cell table:style-name="Table20.A1" office:value-type="string">
            <text:p text:style-name="Table_20_Contents">Easy</text:p>
          </table:table-cell>
          <table:table-cell table:style-name="Table20.A1" office:value-type="string">
            <text:p text:style-name="Table_20_Contents">Better efficiency and interpretability</text:p>
          </table:table-cell>
          <table:table-cell table:style-name="Table20.A1" office:value-type="string">
            <text:p text:style-name="Table_20_Contents">Plain CNN, 2D CNN</text:p>
          </table:table-cell>
          <table:table-cell table:style-name="Table20.A1" office:value-type="string">
            <text:p text:style-name="Table_20_Contents">remove axis separation, remove link attention</text:p>
          </table:table-cell>
          <table:table-cell table:style-name="Table20.A1" office:value-type="string">
            <text:p text:style-name="Table_20_Contents">“An RF-axis-aware CNN for CSI gait recognition.”</text:p>
          </table:table-cell>
        </table:table-row>
        <table:table-row>
          <table:table-cell table:style-name="Table20.A1" office:value-type="string">
            <text:p text:style-name="Table_20_Contents">CNN-LSTM/GRU</text:p>
          </table:table-cell>
          <table:table-cell table:style-name="Table20.A1" office:value-type="string">
            <text:p text:style-name="Table_20_Contents"><text:span text:style-name="Strong_20_Emphasis">GaitCycle ConvGRU</text:span></text:p>
          </table:table-cell>
          <table:table-cell table:style-name="Table20.A1" office:value-type="string">
            <text:p text:style-name="Table_20_Contents">Conv encoder + GRU with gait-cycle attention and condition-balanced sampling</text:p>
          </table:table-cell>
          <table:table-cell table:style-name="Table20.A1" office:value-type="string">
            <text:p text:style-name="Table_20_Contents">Uses walking-cycle structure, not generic recurrent pooling</text:p>
          </table:table-cell>
          <table:table-cell table:style-name="Table20.A1" office:value-type="string">
            <text:p text:style-name="Table_20_Contents">Direction and bag labels</text:p>
          </table:table-cell>
          <table:table-cell table:style-name="Table20.A1" office:value-type="string">
            <text:p text:style-name="Table_20_Contents">Medium</text:p>
          </table:table-cell>
          <table:table-cell table:style-name="Table20.A1" office:value-type="string">
            <text:p text:style-name="Table_20_Contents">Medium</text:p>
          </table:table-cell>
          <table:table-cell table:style-name="Table20.A1" office:value-type="string">
            <text:p text:style-name="Table_20_Contents">Better temporal robustness</text:p>
          </table:table-cell>
          <table:table-cell table:style-name="Table20.A1" office:value-type="string">
            <text:p text:style-name="Table_20_Contents">CNN-GRU, BiGRU</text:p>
          </table:table-cell>
          <table:table-cell table:style-name="Table20.A1" office:value-type="string">
            <text:p text:style-name="Table_20_Contents">no gait attention, no balanced sampling</text:p>
          </table:table-cell>
          <table:table-cell table:style-name="Table20.A1" office:value-type="string">
            <text:p text:style-name="Table_20_Contents">“Condition-aware temporal modeling of CSI gait cycles.”</text:p>
          </table:table-cell>
        </table:table-row>
        <table:table-row>
          <table:table-cell table:style-name="Table20.A1" office:value-type="string">
            <text:p text:style-name="Table_20_Contents">TCN</text:p>
          </table:table-cell>
          <table:table-cell table:style-name="Table20.A1" office:value-type="string">
            <text:p text:style-name="Table_20_Contents"><text:span text:style-name="Strong_20_Emphasis">Direction-Equivariant TCN</text:span></text:p>
          </table:table-cell>
          <table:table-cell table:style-name="Table20.A1" office:value-type="string">
            <text:p text:style-name="Table_20_Contents">Dilated TCN with latent direction-reversal consistency</text:p>
          </table:table-cell>
          <table:table-cell table:style-name="Table20.A1" office:value-type="string">
            <text:p text:style-name="Table_20_Contents">Adds explicit L2R/R2L equivariance</text:p>
          </table:table-cell>
          <table:table-cell table:style-name="Table20.A1" office:value-type="string">
            <text:p text:style-name="Table_20_Contents">Odd/even direction labels</text:p>
          </table:table-cell>
          <table:table-cell table:style-name="Table20.A1" office:value-type="string">
            <text:p text:style-name="Table_20_Contents">High</text:p>
          </table:table-cell>
          <table:table-cell table:style-name="Table20.A1" office:value-type="string">
            <text:p text:style-name="Table_20_Contents">Medium</text:p>
          </table:table-cell>
          <table:table-cell table:style-name="Table20.A1" office:value-type="string">
            <text:p text:style-name="Table_20_Contents">Strong cross-direction performance</text:p>
          </table:table-cell>
          <table:table-cell table:style-name="Table20.A1" office:value-type="string">
            <text:p text:style-name="Table_20_Contents">TCN, Gate-ID-style augmentation</text:p>
          </table:table-cell>
          <table:table-cell table:style-name="Table20.A1" office:value-type="string">
            <text:p text:style-name="Table_20_Contents">no equivariance, no cycle loss</text:p>
          </table:table-cell>
          <table:table-cell table:style-name="Table20.A1" office:value-type="string">
            <text:p text:style-name="Table_20_Contents">“A TCN that models walking direction as a latent transformation.”</text:p>
          </table:table-cell>
        </table:table-row>
        <table:table-row>
          <table:table-cell table:style-name="Table20.A1" office:value-type="string">
            <text:p text:style-name="Table_20_Contents">ResNet/Inception</text:p>
          </table:table-cell>
          <table:table-cell table:style-name="Table20.A1" office:value-type="string">
            <text:p text:style-name="Table_20_Contents"><text:span text:style-name="Strong_20_Emphasis">Multi-Scale CSI-InceptionNet</text:span></text:p>
          </table:table-cell>
          <table:table-cell table:style-name="Table20.A1" office:value-type="string">
            <text:p text:style-name="Table_20_Contents">Parallel temporal kernels for slow torso vs fast limb motion + subcarrier branch</text:p>
          </table:table-cell>
          <table:table-cell table:style-name="Table20.A1" office:value-type="string">
            <text:p text:style-name="Table_20_Contents">CSI-specific temporal scale design</text:p>
          </table:table-cell>
          <table:table-cell table:style-name="Table20.A1" office:value-type="string">
            <text:p text:style-name="Table_20_Contents">Full regular dataset</text:p>
          </table:table-cell>
          <table:table-cell table:style-name="Table20.A1" office:value-type="string">
            <text:p text:style-name="Table_20_Contents">Medium</text:p>
          </table:table-cell>
          <table:table-cell table:style-name="Table20.A1" office:value-type="string">
            <text:p text:style-name="Table_20_Contents">Easy-medium</text:p>
          </table:table-cell>
          <table:table-cell table:style-name="Table20.A1" office:value-type="string">
            <text:p text:style-name="Table_20_Contents">Good baseline-to-contribution bridge</text:p>
          </table:table-cell>
          <table:table-cell table:style-name="Table20.A1" office:value-type="string">
            <text:p text:style-name="Table_20_Contents">ResNet, InceptionTime</text:p>
          </table:table-cell>
          <table:table-cell table:style-name="Table20.A1" office:value-type="string">
            <text:p text:style-name="Table_20_Contents">kernel-scale removal</text:p>
          </table:table-cell>
          <table:table-cell table:style-name="Table20.A1" office:value-type="string">
            <text:p text:style-name="Table_20_Contents">“Multi-scale RF gait feature extraction.”</text:p>
          </table:table-cell>
        </table:table-row>
        <table:table-row>
          <table:table-cell table:style-name="Table20.A1" office:value-type="string">
            <text:p text:style-name="Table_20_Contents">Siamese</text:p>
          </table:table-cell>
          <table:table-cell table:style-name="Table20.A1" office:value-type="string">
            <text:p text:style-name="Table_20_Contents"><text:span text:style-name="Strong_20_Emphasis">Covariate-Paired Siamese CSI-Net</text:span></text:p>
          </table:table-cell>
          <table:table-cell table:style-name="Table20.A1" office:value-type="string">
            <text:p text:style-name="Table_20_Contents">Positive pairs are same person across direction/bag; negatives are same condition different person</text:p>
          </table:table-cell>
          <table:table-cell table:style-name="Table20.A1" office:value-type="string">
            <text:p text:style-name="Table_20_Contents">Pair mining explicitly targets invariance</text:p>
          </table:table-cell>
          <table:table-cell table:style-name="Table20.A1" office:value-type="string">
            <text:p text:style-name="Table_20_Contents">Full regular dataset</text:p>
          </table:table-cell>
          <table:table-cell table:style-name="Table20.A1" office:value-type="string">
            <text:p text:style-name="Table_20_Contents">High</text:p>
          </table:table-cell>
          <table:table-cell table:style-name="Table20.A1" office:value-type="string">
            <text:p text:style-name="Table_20_Contents">Medium</text:p>
          </table:table-cell>
          <table:table-cell table:style-name="Table20.A1" office:value-type="string">
            <text:p text:style-name="Table_20_Contents">Strong verification</text:p>
          </table:table-cell>
          <table:table-cell table:style-name="Table20.A1" office:value-type="string">
            <text:p text:style-name="Table_20_Contents">Siamese, ProtoNet</text:p>
          </table:table-cell>
          <table:table-cell table:style-name="Table20.A1" office:value-type="string">
            <text:p text:style-name="Table_20_Contents">random pairs vs covariate pairs</text:p>
          </table:table-cell>
          <table:table-cell table:style-name="Table20.A1" office:value-type="string">
            <text:p text:style-name="Table_20_Contents">“Covariate-aware Siamese learning for CSI biometrics.”</text:p>
          </table:table-cell>
        </table:table-row>
        <table:table-row>
          <table:table-cell table:style-name="Table20.A1" office:value-type="string">
            <text:p text:style-name="Table_20_Contents">Triplet network</text:p>
          </table:table-cell>
          <table:table-cell table:style-name="Table20.A1" office:value-type="string">
            <text:p text:style-name="Table_20_Contents"><text:span text:style-name="Strong_20_Emphasis">Hard-Covariate Triplet GaitNet</text:span></text:p>
          </table:table-cell>
          <table:table-cell table:style-name="Table20.A1" office:value-type="string">
            <text:p text:style-name="Table_20_Contents">Anchor normal-L2R, positive bag-R2L same person, negative same condition different <text:soft-page-break/>person</text:p>
          </table:table-cell>
          <table:table-cell table:style-name="Table20.A1" office:value-type="string">
            <text:p text:style-name="Table_20_Contents">Triplets enforce hardest real shifts</text:p>
          </table:table-cell>
          <table:table-cell table:style-name="Table20.A1" office:value-type="string">
            <text:p text:style-name="Table_20_Contents">Direction + bag labels</text:p>
          </table:table-cell>
          <table:table-cell table:style-name="Table20.A1" office:value-type="string">
            <text:p text:style-name="Table_20_Contents">High</text:p>
          </table:table-cell>
          <table:table-cell table:style-name="Table20.A1" office:value-type="string">
            <text:p text:style-name="Table_20_Contents">Medium</text:p>
          </table:table-cell>
          <table:table-cell table:style-name="Table20.A1" office:value-type="string">
            <text:p text:style-name="Table_20_Contents">Better open-set robustness</text:p>
          </table:table-cell>
          <table:table-cell table:style-name="Table20.A1" office:value-type="string">
            <text:p text:style-name="Table_20_Contents">Triplet CNN, ArcFace</text:p>
          </table:table-cell>
          <table:table-cell table:style-name="Table20.A1" office:value-type="string">
            <text:p text:style-name="Table_20_Contents">triplet mining variants</text:p>
          </table:table-cell>
          <table:table-cell table:style-name="Table20.A1" office:value-type="string">
            <text:p text:style-name="Table_20_Contents">“Hard-condition triplet mining for device-free gait biometrics.”</text:p>
          </table:table-cell>
        </table:table-row>
        <table:table-row>
          <table:table-cell table:style-name="Table20.A1" office:value-type="string">
            <text:p text:style-name="Table_20_Contents">Vision Transformer</text:p>
          </table:table-cell>
          <table:table-cell table:style-name="Table20.A1" office:value-type="string">
            <text:p text:style-name="Table_20_Contents"><text:span text:style-name="Strong_20_Emphasis">CSI Tubelet ViT</text:span></text:p>
          </table:table-cell>
          <table:table-cell table:style-name="Table20.A1" office:value-type="string">
            <text:p text:style-name="Table_20_Contents">3D tubelets over time × subcarrier × antenna-link, not 2D CSI images</text:p>
          </table:table-cell>
          <table:table-cell table:style-name="Table20.A1" office:value-type="string">
            <text:p text:style-name="Table_20_Contents">Preserves CSI tensor structure</text:p>
          </table:table-cell>
          <table:table-cell table:style-name="Table20.A1" office:value-type="string">
            <text:p text:style-name="Table_20_Contents">Amplitude/spectrogram inputs</text:p>
          </table:table-cell>
          <table:table-cell table:style-name="Table20.A1" office:value-type="string">
            <text:p text:style-name="Table_20_Contents">Medium-high</text:p>
          </table:table-cell>
          <table:table-cell table:style-name="Table20.A1" office:value-type="string">
            <text:p text:style-name="Table_20_Contents">Medium</text:p>
          </table:table-cell>
          <table:table-cell table:style-name="Table20.A1" office:value-type="string">
            <text:p text:style-name="Table_20_Contents">Better than ViT-on-image</text:p>
          </table:table-cell>
          <table:table-cell table:style-name="Table20.A1" office:value-type="string">
            <text:p text:style-name="Table_20_Contents">ViT, Swin, CNN</text:p>
          </table:table-cell>
          <table:table-cell table:style-name="Table20.A1" office:value-type="string">
            <text:p text:style-name="Table_20_Contents">patch shape, positional embeddings</text:p>
          </table:table-cell>
          <table:table-cell table:style-name="Table20.A1" office:value-type="string">
            <text:p text:style-name="Table_20_Contents">“CSI tensor tubelet tokenization for gait recognition.”</text:p>
          </table:table-cell>
        </table:table-row>
        <table:table-row>
          <table:table-cell table:style-name="Table20.A1" office:value-type="string">
            <text:p text:style-name="Table_20_Contents">Time-Series Transformer</text:p>
          </table:table-cell>
          <table:table-cell table:style-name="Table20.A1" office:value-type="string">
            <text:p text:style-name="Table_20_Contents"><text:span text:style-name="Strong_20_Emphasis">PatchTST-CSI</text:span></text:p>
          </table:table-cell>
          <table:table-cell table:style-name="Table20.A1" office:value-type="string">
            <text:p text:style-name="Table_20_Contents">Patch time series per subcarrier/link with shared backbone and cross-channel fusion</text:p>
          </table:table-cell>
          <table:table-cell table:style-name="Table20.A1" office:value-type="string">
            <text:p text:style-name="Table_20_Contents">Adapts patch time-series idea to CSI axes; PatchTST itself is time-series, not CSI gait</text:p>
          </table:table-cell>
          <table:table-cell table:style-name="Table20.A1" office:value-type="string">
            <text:p text:style-name="Table_20_Contents">All CSI tensors</text:p>
          </table:table-cell>
          <table:table-cell table:style-name="Table20.A1" office:value-type="string">
            <text:p text:style-name="Table_20_Contents">Medium-high</text:p>
          </table:table-cell>
          <table:table-cell table:style-name="Table20.A1" office:value-type="string">
            <text:p text:style-name="Table_20_Contents">Medium</text:p>
          </table:table-cell>
          <table:table-cell table:style-name="Table20.A1" office:value-type="string">
            <text:p text:style-name="Table_20_Contents">Efficient long-window modeling</text:p>
          </table:table-cell>
          <table:table-cell table:style-name="Table20.A1" office:value-type="string">
            <text:p text:style-name="Table_20_Contents">vanilla Transformer, TCN</text:p>
          </table:table-cell>
          <table:table-cell table:style-name="Table20.A1" office:value-type="string">
            <text:p text:style-name="Table_20_Contents">patch length, channel-independent vs mixed</text:p>
          </table:table-cell>
          <table:table-cell table:style-name="Table20.A1" office:value-type="string">
            <text:p text:style-name="Table_20_Contents">“Patch-based CSI sequence modeling for gait.” </text:p>
          </table:table-cell>
        </table:table-row>
        <table:table-row>
          <table:table-cell table:style-name="Table20.A1" office:value-type="string">
            <text:p text:style-name="Table_20_Contents">Conformer</text:p>
          </table:table-cell>
          <table:table-cell table:style-name="Table20.A1" office:value-type="string">
            <text:p text:style-name="Table_20_Contents"><text:span text:style-name="Strong_20_Emphasis">CSI-Conformer-X</text:span></text:p>
          </table:table-cell>
          <table:table-cell table:style-name="Table20.A1" office:value-type="string">
            <text:p text:style-name="Table_20_Contents">Local convolution for gait micro-dynamics + attention for long-range walking sequence + subcarrier attention</text:p>
          </table:table-cell>
          <table:table-cell table:style-name="Table20.A1" office:value-type="string">
            <text:p text:style-name="Table_20_Contents">Better inductive bias than vanilla Transformer</text:p>
          </table:table-cell>
          <table:table-cell table:style-name="Table20.A1" office:value-type="string">
            <text:p text:style-name="Table_20_Contents">25 regular subjects</text:p>
          </table:table-cell>
          <table:table-cell table:style-name="Table20.A1" office:value-type="string">
            <text:p text:style-name="Table_20_Contents">Q1-potential</text:p>
          </table:table-cell>
          <table:table-cell table:style-name="Table20.A1" office:value-type="string">
            <text:p text:style-name="Table_20_Contents">Medium-hard</text:p>
          </table:table-cell>
          <table:table-cell table:style-name="Table20.A1" office:value-type="string">
            <text:p text:style-name="Table_20_Contents">Strong accuracy/efficiency</text:p>
          </table:table-cell>
          <table:table-cell table:style-name="Table20.A1" office:value-type="string">
            <text:p text:style-name="Table_20_Contents">Transformer, CNN-GRU, TCN</text:p>
          </table:table-cell>
          <table:table-cell table:style-name="Table20.A1" office:value-type="string">
            <text:p text:style-name="Table_20_Contents">remove conv module, remove attention</text:p>
          </table:table-cell>
          <table:table-cell table:style-name="Table20.A1" office:value-type="string">
            <text:p text:style-name="Table_20_Contents">“A Conformer redesigned for CSI gait temporal-local structure.”</text:p>
          </table:table-cell>
        </table:table-row>
        <table:table-row>
          <table:table-cell table:style-name="Table20.A1" office:value-type="string">
            <text:p text:style-name="Table_20_Contents">Swin Transformer</text:p>
          </table:table-cell>
          <table:table-cell table:style-name="Table20.A1" office:value-type="string">
            <text:p text:style-name="Table_20_Contents"><text:span text:style-name="Strong_20_Emphasis">Shifted CSI-Window Transformer</text:span></text:p>
          </table:table-cell>
          <table:table-cell table:style-name="Table20.A1" office:value-type="string">
            <text:p text:style-name="Table_20_Contents">Shifted windows over time-subcarrier maps with antenna-link tokens</text:p>
          </table:table-cell>
          <table:table-cell table:style-name="Table20.A1" office:value-type="string">
            <text:p text:style-name="Table_20_Contents">Local-global hierarchy for CSI images</text:p>
          </table:table-cell>
          <table:table-cell table:style-name="Table20.A1" office:value-type="string">
            <text:p text:style-name="Table_20_Contents">Spectrogram/CSI image</text:p>
          </table:table-cell>
          <table:table-cell table:style-name="Table20.A1" office:value-type="string">
            <text:p text:style-name="Table_20_Contents">Medium</text:p>
          </table:table-cell>
          <table:table-cell table:style-name="Table20.A1" office:value-type="string">
            <text:p text:style-name="Table_20_Contents">Hard</text:p>
          </table:table-cell>
          <table:table-cell table:style-name="Table20.A1" office:value-type="string">
            <text:p text:style-name="Table_20_Contents">Good if CSI image quality high</text:p>
          </table:table-cell>
          <table:table-cell table:style-name="Table20.A1" office:value-type="string">
            <text:p text:style-name="Table_20_Contents">Swin, ViT, CNN</text:p>
          </table:table-cell>
          <table:table-cell table:style-name="Table20.A1" office:value-type="string">
            <text:p text:style-name="Table_20_Contents">window size, shift/no shift</text:p>
          </table:table-cell>
          <table:table-cell table:style-name="Table20.A1" office:value-type="string">
            <text:p text:style-name="Table_20_Contents">“Hierarchical local attention for CSI gait maps.”</text:p>
          </table:table-cell>
        </table:table-row>
        <table:table-row>
          <table:table-cell table:style-name="Table20.A1" office:value-type="string">
            <text:p text:style-name="Table_20_Contents">Graph Neural Network</text:p>
          </table:table-cell>
          <table:table-cell table:style-name="Table20.A1" office:value-type="string">
            <text:p text:style-name="Table_20_Contents"><text:span text:style-name="Strong_20_Emphasis">Antenna-Subcarrier GaitGNN</text:span></text:p>
          </table:table-cell>
          <table:table-cell table:style-name="Table20.A1" office:value-type="string">
            <text:p text:style-name="Table_20_Contents">Graph nodes are subcarrier groups and antenna links; temporal edges added across packets</text:p>
          </table:table-cell>
          <table:table-cell table:style-name="Table20.A1" office:value-type="string">
            <text:p text:style-name="Table_20_Contents">CSI topology encoded explicitly</text:p>
          </table:table-cell>
          <table:table-cell table:style-name="Table20.A1" office:value-type="string">
            <text:p text:style-name="Table_20_Contents">Needs stable subcarrier/link metadata</text:p>
          </table:table-cell>
          <table:table-cell table:style-name="Table20.A1" office:value-type="string">
            <text:p text:style-name="Table_20_Contents">High</text:p>
          </table:table-cell>
          <table:table-cell table:style-name="Table20.A1" office:value-type="string">
            <text:p text:style-name="Table_20_Contents">Hard</text:p>
          </table:table-cell>
          <table:table-cell table:style-name="Table20.A1" office:value-type="string">
            <text:p text:style-name="Table_20_Contents">Interpretability and domain robustness</text:p>
          </table:table-cell>
          <table:table-cell table:style-name="Table20.A1" office:value-type="string">
            <text:p text:style-name="Table_20_Contents">GAT, Transformer</text:p>
          </table:table-cell>
          <table:table-cell table:style-name="Table20.A1" office:value-type="string">
            <text:p text:style-name="Table_20_Contents">graph topology, random graph</text:p>
          </table:table-cell>
          <table:table-cell table:style-name="Table20.A1" office:value-type="string">
            <text:p text:style-name="Table_20_Contents">“Graph-structured RF representation learning for gait.”</text:p>
          </table:table-cell>
        </table:table-row>
        <table:table-row>
          <table:table-cell table:style-name="Table20.A1" office:value-type="string">
            <text:p text:style-name="Table_20_Contents">Autoencoder</text:p>
          </table:table-cell>
          <table:table-cell table:style-name="Table20.A1" office:value-type="string">
            <text:p text:style-name="Table_20_Contents"><text:span text:style-name="Strong_20_Emphasis">Disentangled CSI Denoising AE</text:span></text:p>
          </table:table-cell>
          <table:table-cell table:style-name="Table20.A1" office:value-type="string">
            <text:p text:style-name="Table_20_Contents">Separate identity/nuisance latent variables; reconstruct CSI while adversarially removing nuisance from identity</text:p>
          </table:table-cell>
          <table:table-cell table:style-name="Table20.A1" office:value-type="string">
            <text:p text:style-name="Table_20_Contents">Reconstruction + invariance, not simple denoising</text:p>
          </table:table-cell>
          <table:table-cell table:style-name="Table20.A1" office:value-type="string">
            <text:p text:style-name="Table_20_Contents">All data</text:p>
          </table:table-cell>
          <table:table-cell table:style-name="Table20.A1" office:value-type="string">
            <text:p text:style-name="Table_20_Contents">Medium-high</text:p>
          </table:table-cell>
          <table:table-cell table:style-name="Table20.A1" office:value-type="string">
            <text:p text:style-name="Table_20_Contents">Medium</text:p>
          </table:table-cell>
          <table:table-cell table:style-name="Table20.A1" office:value-type="string">
            <text:p text:style-name="Table_20_Contents">Better small-data representation</text:p>
          </table:table-cell>
          <table:table-cell table:style-name="Table20.A1" office:value-type="string">
            <text:p text:style-name="Table_20_Contents">AE, denoising AE</text:p>
          </table:table-cell>
          <table:table-cell table:style-name="Table20.A1" office:value-type="string">
            <text:p text:style-name="Table_20_Contents">no disentanglement, no adversarial</text:p>
          </table:table-cell>
          <table:table-cell table:style-name="Table20.A1" office:value-type="string">
            <text:p text:style-name="Table_20_Contents">“Nuisance-aware CSI reconstruction for robust biometrics.”</text:p>
          </table:table-cell>
        </table:table-row>
        <table:table-row>
          <table:table-cell table:style-name="Table20.A1" office:value-type="string">
            <text:p text:style-name="Table_20_Contents">Masked autoencoder</text:p>
          </table:table-cell>
          <table:table-cell table:style-name="Table20.A1" office:value-type="string">
            <text:p text:style-name="Table_20_Contents"><text:span text:style-name="Strong_20_Emphasis">Condition-Aware CSI-MAE</text:span></text:p>
          </table:table-cell>
          <table:table-cell table:style-name="Table20.A1" office:value-type="string">
            <text:p text:style-name="Table_20_Contents">Structured masking by packets, subcarriers, antenna links, amplitude/phase; fine-tune with ArcFace</text:p>
          </table:table-cell>
          <table:table-cell table:style-name="Table20.A1" office:value-type="string">
            <text:p text:style-name="Table_20_Contents">CSI-specific masking strategy</text:p>
          </table:table-cell>
          <table:table-cell table:style-name="Table20.A1" office:value-type="string">
            <text:p text:style-name="Table_20_Contents">All regular + modified</text:p>
          </table:table-cell>
          <table:table-cell table:style-name="Table20.A1" office:value-type="string">
            <text:p text:style-name="Table_20_Contents">Q1-potential</text:p>
          </table:table-cell>
          <table:table-cell table:style-name="Table20.A1" office:value-type="string">
            <text:p text:style-name="Table_20_Contents">Medium-hard</text:p>
          </table:table-cell>
          <table:table-cell table:style-name="Table20.A1" office:value-type="string">
            <text:p text:style-name="Table_20_Contents">Strong few-shot performance</text:p>
          </table:table-cell>
          <table:table-cell table:style-name="Table20.A1" office:value-type="string">
            <text:p text:style-name="Table_20_Contents">MAE, SimCLR, supervised</text:p>
          </table:table-cell>
          <table:table-cell table:style-name="Table20.A1" office:value-type="string">
            <text:p text:style-name="Table_20_Contents">mask type/ratio</text:p>
          </table:table-cell>
          <table:table-cell table:style-name="Table20.A1" office:value-type="string">
            <text:p text:style-name="Table_20_Contents">“Masked CSI modeling for few-shot gait recognition.”</text:p>
          </table:table-cell>
        </table:table-row>
        <table:table-row>
          <table:table-cell table:style-name="Table20.A1" office:value-type="string">
            <text:p text:style-name="Table_20_Contents">Contrastive learning</text:p>
          </table:table-cell>
          <table:table-cell table:style-name="Table20.A1" office:value-type="string">
            <text:p text:style-name="Table_20_Contents"><text:span text:style-name="Strong_20_Emphasis">Multi-Condition SupCon CSI</text:span></text:p>
          </table:table-cell>
          <table:table-cell table:style-name="Table20.A1" office:value-type="string">
            <text:p text:style-name="Table_20_Contents">Positives are same identity across direction/bag/setup; hard negatives share condition</text:p>
          </table:table-cell>
          <table:table-cell table:style-name="Table20.A1" office:value-type="string">
            <text:p text:style-name="Table_20_Contents">Uses your labels deeply</text:p>
          </table:table-cell>
          <table:table-cell table:style-name="Table20.A1" office:value-type="string">
            <text:p text:style-name="Table_20_Contents">Full regular + 5 cross-setup</text:p>
          </table:table-cell>
          <table:table-cell table:style-name="Table20.A1" office:value-type="string">
            <text:p text:style-name="Table_20_Contents">Q1-potential</text:p>
          </table:table-cell>
          <table:table-cell table:style-name="Table20.A1" office:value-type="string">
            <text:p text:style-name="Table_20_Contents">Medium</text:p>
          </table:table-cell>
          <table:table-cell table:style-name="Table20.A1" office:value-type="string">
            <text:p text:style-name="Table_20_Contents">Robust embeddings</text:p>
          </table:table-cell>
          <table:table-cell table:style-name="Table20.A1" office:value-type="string">
            <text:p text:style-name="Table_20_Contents">SimCLR, SupCon, ArcFace</text:p>
          </table:table-cell>
          <table:table-cell table:style-name="Table20.A1" office:value-type="string">
            <text:p text:style-name="Table_20_Contents">positive-pair policy</text:p>
          </table:table-cell>
          <table:table-cell table:style-name="Table20.A1" office:value-type="string">
            <text:p text:style-name="Table_20_Contents">“Condition-aware contrastive learning for CSI gait.”</text:p>
          </table:table-cell>
        </table:table-row>
        <table:table-row>
          <table:table-cell table:style-name="Table20.A1" office:value-type="string">
            <text:p text:style-name="Table_20_Contents">Domain adaptation</text:p>
          </table:table-cell>
          <table:table-cell table:style-name="Table20.A1" office:value-type="string">
            <text:p text:style-name="Table_20_Contents"><text:span text:style-name="Strong_20_Emphasis">Paired Router DANN++</text:span></text:p>
          </table:table-cell>
          <table:table-cell table:style-name="Table20.A1" office:value-type="string">
            <text:p text:style-name="Table_20_Contents">DANN + paired prototype alignment + setup-specific stem</text:p>
          </table:table-cell>
          <table:table-cell table:style-name="Table20.A1" office:value-type="string">
            <text:p text:style-name="Table_20_Contents">Uses paired same-subject domains</text:p>
          </table:table-cell>
          <table:table-cell table:style-name="Table20.A1" office:value-type="string">
            <text:p text:style-name="Table_20_Contents">5 overlap subjects</text:p>
          </table:table-cell>
          <table:table-cell table:style-name="Table20.A1" office:value-type="string">
            <text:p text:style-name="Table_20_Contents">Q1-potential but data-limited</text:p>
          </table:table-cell>
          <table:table-cell table:style-name="Table20.A1" office:value-type="string">
            <text:p text:style-name="Table_20_Contents">Hard</text:p>
          </table:table-cell>
          <table:table-cell table:style-name="Table20.A1" office:value-type="string">
            <text:p text:style-name="Table_20_Contents">Better R→M/M→R</text:p>
          </table:table-cell>
          <table:table-cell table:style-name="Table20.A1" office:value-type="string">
            <text:p text:style-name="Table_20_Contents">DANN, CORAL, MMD</text:p>
          </table:table-cell>
          <table:table-cell table:style-name="Table20.A1" office:value-type="string">
            <text:p text:style-name="Table_20_Contents">remove pair/prototype losses</text:p>
          </table:table-cell>
          <table:table-cell table:style-name="Table20.A1" office:value-type="string">
            <text:p text:style-name="Table_20_Contents">“Paired router-configuration domain adaptation.”</text:p>
          </table:table-cell>
        </table:table-row>
        <text:soft-page-break/>
        <table:table-row>
          <table:table-cell table:style-name="Table20.A1" office:value-type="string">
            <text:p text:style-name="Table_20_Contents">Multi-task learning</text:p>
          </table:table-cell>
          <table:table-cell table:style-name="Table20.A1" office:value-type="string">
            <text:p text:style-name="Table_20_Contents"><text:span text:style-name="Strong_20_Emphasis">Identity-Nuisance MTLNet</text:span></text:p>
          </table:table-cell>
          <table:table-cell table:style-name="Table20.A1" office:value-type="string">
            <text:p text:style-name="Table_20_Contents">Joint ID, direction, bag, setup heads with gradient reversal from identity branch</text:p>
          </table:table-cell>
          <table:table-cell table:style-name="Table20.A1" office:value-type="string">
            <text:p text:style-name="Table_20_Contents">MTL plus deconfounding</text:p>
          </table:table-cell>
          <table:table-cell table:style-name="Table20.A1" office:value-type="string">
            <text:p text:style-name="Table_20_Contents">All labels</text:p>
          </table:table-cell>
          <table:table-cell table:style-name="Table20.A1" office:value-type="string">
            <text:p text:style-name="Table_20_Contents">High</text:p>
          </table:table-cell>
          <table:table-cell table:style-name="Table20.A1" office:value-type="string">
            <text:p text:style-name="Table_20_Contents">Medium</text:p>
          </table:table-cell>
          <table:table-cell table:style-name="Table20.A1" office:value-type="string">
            <text:p text:style-name="Table_20_Contents">Robust features</text:p>
          </table:table-cell>
          <table:table-cell table:style-name="Table20.A1" office:value-type="string">
            <text:p text:style-name="Table_20_Contents">single-task, MTL no GRL</text:p>
          </table:table-cell>
          <table:table-cell table:style-name="Table20.A1" office:value-type="string">
            <text:p text:style-name="Table_20_Contents">head/loss removals</text:p>
          </table:table-cell>
          <table:table-cell table:style-name="Table20.A1" office:value-type="string">
            <text:p text:style-name="Table_20_Contents">“Multi-task deconfounded CSI gait learning.”</text:p>
          </table:table-cell>
        </table:table-row>
        <table:table-row>
          <table:table-cell table:style-name="Table20.A1" office:value-type="string">
            <text:p text:style-name="Table_20_Contents">Lightweight edge model</text:p>
          </table:table-cell>
          <table:table-cell table:style-name="Table20.A1" office:value-type="string">
            <text:p text:style-name="Table_20_Contents"><text:span text:style-name="Strong_20_Emphasis">EdgeCSI-GaitLite</text:span></text:p>
          </table:table-cell>
          <table:table-cell table:style-name="Table20.A1" office:value-type="string">
            <text:p text:style-name="Table_20_Contents">Mobile depthwise CNN + tiny TCN + ArcFace + quantization-aware training</text:p>
          </table:table-cell>
          <table:table-cell table:style-name="Table20.A1" office:value-type="string">
            <text:p text:style-name="Table_20_Contents">Deployment-aware, not only accuracy</text:p>
          </table:table-cell>
          <table:table-cell table:style-name="Table20.A1" office:value-type="string">
            <text:p text:style-name="Table_20_Contents">All data</text:p>
          </table:table-cell>
          <table:table-cell table:style-name="Table20.A1" office:value-type="string">
            <text:p text:style-name="Table_20_Contents">Medium</text:p>
          </table:table-cell>
          <table:table-cell table:style-name="Table20.A1" office:value-type="string">
            <text:p text:style-name="Table_20_Contents">Medium</text:p>
          </table:table-cell>
          <table:table-cell table:style-name="Table20.A1" office:value-type="string">
            <text:p text:style-name="Table_20_Contents">Fast inference</text:p>
          </table:table-cell>
          <table:table-cell table:style-name="Table20.A1" office:value-type="string">
            <text:p text:style-name="Table_20_Contents">full CNN/Transformer</text:p>
          </table:table-cell>
          <table:table-cell table:style-name="Table20.A1" office:value-type="string">
            <text:p text:style-name="Table_20_Contents">pruning/quantization</text:p>
          </table:table-cell>
          <table:table-cell table:style-name="Table20.A1" office:value-type="string">
            <text:p text:style-name="Table_20_Contents">“Robust edge-deployable CSI gait model.”</text:p>
          </table:table-cell>
        </table:table-row>
      </table:table>
      <text:p text:style-name="Horizontal_20_Line"/>
      <text:h text:style-name="Heading_20_1" text:outline-level="1">PART 5 — LLM-inspired architecture analysis</text:h>
      <text:h text:style-name="Heading_20_2" text:outline-level="2">5.1 Is a pure LLM suitable?</text:h>
      <text:p text:style-name="Text_20_body"><text:span text:style-name="Strong_20_Emphasis">No, not as the main classifier.</text:span> CSI gait recognition is a numerical RF time-series problem. A language model trained on text has no natural prior for subcarriers, phase distortion, antenna links, Fresnel-zone effects, or packet timing. Converting CSI arrays to text and asking an LLM to classify people would look gimmicky.</text:p>
      <text:h text:style-name="Heading_20_2" text:outline-level="2">5.2 Is it valid to tokenize CSI like language?</text:h>
      <text:p text:style-name="Text_20_body">Yes, but call it <text:span text:style-name="Strong_20_Emphasis">tokenized time-series/RF modeling</text:span>, not an LLM. Tokenization is valid when each token corresponds to a meaningful CSI patch:</text:p>
      <text:section text:style-name="Sect1" text:name="Section19">
        <text:p text:style-name="P1"><text:bookmark text:name="code-block-viewer Copy 18"/><text:span text:style-name="Source_20_Text">time patch</text:span></text:p>
        <text:p text:style-name="Preformatted_20_Text"><text:span text:style-name="Source_20_Text">subcarrier group</text:span></text:p>
        <text:p text:style-name="Preformatted_20_Text"><text:span text:style-name="Source_20_Text">antenna-link group</text:span></text:p>
        <text:p text:style-name="Preformatted_20_Text"><text:span text:style-name="Source_20_Text">amplitude/phase modality</text:span></text:p>
        <text:p text:style-name="P3"><text:span text:style-name="Source_20_Text">Doppler patch</text:span></text:p>
      </text:section>
      <text:p text:style-name="Text_20_body">This is closer to ViT, PatchTST, BERT-style masked modeling, or MAE than to an LLM. PatchTST and time-series foundation models show that patch/token modeling is serious for numerical sequences, but this does not mean a text LLM is appropriate. </text:p>
      <text:h text:style-name="Heading_20_2" text:outline-level="2">5.3 Can BERT/MAE-style masked CSI modeling be useful?</text:h>
      <text:p text:style-name="Text_20_body">Yes. This is one of the safest “LLM-inspired” ideas. Masked time-series autoencoders already exist; your novelty would be CSI-specific structured masking and biometric fine-tuning. </text:p>
      <text:h text:style-name="Heading_20_2" text:outline-level="2">5.4 Can GPT-style autoregressive prediction be useful?</text:h>
      <text:p text:style-name="Text_20_body">Yes, but as <text:span text:style-name="Strong_20_Emphasis">self-supervised pretraining</text:span>, not as a final LLM classifier. Predicting future CSI patches can force the model to learn walking dynamics:</text:p>
      <text:section text:style-name="Sect1" text:name="Section20">
        <text:p text:style-name="P2"><text:bookmark text:name="code-block-viewer Copy 19"/><text:span text:style-name="Source_20_Text">given CSI patches 1...t, predict t+1...t+k</text:span></text:p>
      </text:section>
      <text:p text:style-name="Text_20_body"><text:soft-page-break/>This may help few-shot and cross-condition recognition.</text:p>
      <text:h text:style-name="Heading_20_2" text:outline-level="2">5.5 Can an LLM be used after CSI model output?</text:h>
      <text:p text:style-name="Text_20_body">Yes, safely, as a <text:span text:style-name="Strong_20_Emphasis">reporting/explanation layer</text:span>:</text:p>
      <text:section text:style-name="Sect1" text:name="Section21">
        <text:p text:style-name="P1"><text:bookmark text:name="code-block-viewer Copy 20"/><text:span text:style-name="Source_20_Text">CSI model outputs:</text:span></text:p>
        <text:p text:style-name="Preformatted_20_Text"><text:span text:style-name="Source_20_Text">- predicted identity</text:span></text:p>
        <text:p text:style-name="Preformatted_20_Text"><text:span text:style-name="Source_20_Text">- confidence</text:span></text:p>
        <text:p text:style-name="Preformatted_20_Text"><text:span text:style-name="Source_20_Text">- direction</text:span></text:p>
        <text:p text:style-name="Preformatted_20_Text"><text:span text:style-name="Source_20_Text">- bag condition</text:span></text:p>
        <text:p text:style-name="Preformatted_20_Text"><text:span text:style-name="Source_20_Text">- salient subcarriers</text:span></text:p>
        <text:p text:style-name="Preformatted_20_Text"><text:span text:style-name="Source_20_Text">- important time regions</text:span></text:p>
        <text:p text:style-name="Preformatted_20_Text"><text:span text:style-name="Source_20_Text">- domain-shift score</text:span></text:p>
        <text:p text:style-name="P3"><text:span text:style-name="Source_20_Text">LLM converts these into a human-readable explanation.</text:span></text:p>
      </text:section>
      <text:p text:style-name="Text_20_body">But the LLM must not be the scientific core of the paper.</text:p>
      <text:h text:style-name="Heading_20_2" text:outline-level="2">5.6 Serious LLM-inspired architectures</text:h>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Architecture</text:p>
            </table:table-cell>
            <table:table-cell table:style-name="Table21.A1" office:value-type="string">
              <text:p text:style-name="Table_20_Heading">Serious idea</text:p>
            </table:table-cell>
            <table:table-cell table:style-name="Table21.A1" office:value-type="string">
              <text:p text:style-name="Table_20_Heading">Why acceptable</text:p>
            </table:table-cell>
          </table:table-row>
        </table:table-header-rows>
        <table:table-row>
          <table:table-cell table:style-name="Table21.A1" office:value-type="string">
            <text:p text:style-name="Table_20_Contents"><text:span text:style-name="Strong_20_Emphasis">CSI-BERT-MAE</text:span></text:p>
          </table:table-cell>
          <table:table-cell table:style-name="Table21.A1" office:value-type="string">
            <text:p text:style-name="Table_20_Contents">Mask CSI patches and reconstruct amplitude/phase/subcarrier features; fine-tune for ID</text:p>
          </table:table-cell>
          <table:table-cell table:style-name="Table21.A1" office:value-type="string">
            <text:p text:style-name="Table_20_Contents">Scientifically grounded self-supervised RF representation learning</text:p>
          </table:table-cell>
        </table:table-row>
        <table:table-row>
          <table:table-cell table:style-name="Table21.A1" office:value-type="string">
            <text:p text:style-name="Table_20_Contents"><text:span text:style-name="Strong_20_Emphasis">CSI-GPT-Predictor</text:span></text:p>
          </table:table-cell>
          <table:table-cell table:style-name="Table21.A1" office:value-type="string">
            <text:p text:style-name="Table_20_Contents">Autoregressively predict future CSI patches, then use encoder states for gait ID</text:p>
          </table:table-cell>
          <table:table-cell table:style-name="Table21.A1" office:value-type="string">
            <text:p text:style-name="Table_20_Contents">Useful for learning walking temporal dynamics</text:p>
          </table:table-cell>
        </table:table-row>
        <table:table-row>
          <table:table-cell table:style-name="Table21.A1" office:value-type="string">
            <text:p text:style-name="Table_20_Contents"><text:span text:style-name="Strong_20_Emphasis">CSI-Tokenizer + Codebook Transformer</text:span></text:p>
          </table:table-cell>
          <table:table-cell table:style-name="Table21.A1" office:value-type="string">
            <text:p text:style-name="Table_20_Contents">Learn a vector-quantized CSI codebook, then model discrete RF tokens</text:p>
          </table:table-cell>
          <table:table-cell table:style-name="Table21.A1" office:value-type="string">
            <text:p text:style-name="Table_20_Contents">Serious if codebook tokens are RF patches, not text tokens</text:p>
          </table:table-cell>
        </table:table-row>
      </table:table>
      <text:h text:style-name="Heading_20_2" text:outline-level="2">5.7 Risky LLM ideas to avoid</text:h>
      <table:table table:name="Table22" table:style-name="Table22">
        <table:table-column table:style-name="Table22.A"/>
        <table:table-column table:style-name="Table22.B"/>
        <table:table-header-rows>
          <table:table-row>
            <table:table-cell table:style-name="Table22.A1" office:value-type="string">
              <text:p text:style-name="Table_20_Heading">Risky idea</text:p>
            </table:table-cell>
            <table:table-cell table:style-name="Table22.A1" office:value-type="string">
              <text:p text:style-name="Table_20_Heading">Why avoid</text:p>
            </table:table-cell>
          </table:table-row>
        </table:table-header-rows>
        <table:table-row>
          <table:table-cell table:style-name="Table22.A1" office:value-type="string">
            <text:p text:style-name="Table_20_Contents">Convert CSI CSV rows into text and fine-tune an LLM</text:p>
          </table:table-cell>
          <table:table-cell table:style-name="Table22.A1" office:value-type="string">
            <text:p text:style-name="Table_20_Contents">No meaningful language prior; tiny dataset; reviewer rejection risk</text:p>
          </table:table-cell>
        </table:table-row>
        <table:table-row>
          <table:table-cell table:style-name="Table22.A1" office:value-type="string">
            <text:p text:style-name="Table_20_Contents">Ask ChatGPT/GPT to classify people from serialized CSI</text:p>
          </table:table-cell>
          <table:table-cell table:style-name="Table22.A1" office:value-type="string">
            <text:p text:style-name="Table_20_Contents">Not reproducible, not physically grounded</text:p>
          </table:table-cell>
        </table:table-row>
        <table:table-row>
          <table:table-cell table:style-name="Table22.A1" office:value-type="string">
            <text:p text:style-name="Table_20_Contents">Claim “LLM-based CSI biometric recognition” because you used a Transformer</text:p>
          </table:table-cell>
          <table:table-cell table:style-name="Table22.A1" office:value-type="string">
            <text:p text:style-name="Table_20_Contents">Misleading; reviewers will see it as trend-chasing</text:p>
          </table:table-cell>
        </table:table-row>
      </table:table>
      <text:h text:style-name="Heading_20_2" text:outline-level="2">5.8 Safe alternatives</text:h>
      <text:list text:style-name="L39">
        <text:list-item>
          <text:p text:style-name="P83"><text:span text:style-name="Strong_20_Emphasis">Masked CSI Autoencoder</text:span> instead of “CSI LLM.” </text:p>
        </text:list-item>
        <text:list-item>
          <text:p text:style-name="P83"><text:span text:style-name="Strong_20_Emphasis">PatchTST-style CSI Transformer</text:span> instead of GPT-style language modeling. </text:p>
        </text:list-item>
        <text:list-item>
          <text:p text:style-name="P82"><text:span text:style-name="Strong_20_Emphasis">Conformer/Transformer encoder with ArcFace</text:span> instead of text LLM classification. </text:p>
        </text:list-item>
      </text:list>
      <text:p text:style-name="Horizontal_20_Line"/>
      <text:h text:style-name="Heading_20_1" text:outline-level="1"><text:soft-page-break/>PART 6 — Best architecture choices for two Q1 papers</text:h>
      <text:h text:style-name="Heading_20_2" text:outline-level="2">Paper 1 recommendation</text:h>
      <text:h text:style-name="Heading_20_3" text:outline-level="3">Strongest architecture</text:h>
      <text:p text:style-name="Text_20_body"><text:span text:style-name="Strong_20_Emphasis">CID-GaitNet + CycleDIR module</text:span></text:p>
      <text:p text:style-name="Text_20_body">Full name:</text:p>
      <text:p text:style-name="Text_20_body"><text:span text:style-name="Strong_20_Emphasis">Condition-Invariant Direction-Equivariant CSI Gait Network</text:span></text:p>
      <text:h text:style-name="Heading_20_3" text:outline-level="3">Tentative title</text:h>
      <text:p text:style-name="Text_20_body"><text:span text:style-name="Strong_20_Emphasis">“Condition-Invariant and Direction-Equivariant Representation Learning for WiFi CSI Gait Biometrics”</text:span></text:p>
      <text:h text:style-name="Heading_20_3" text:outline-level="3">Central novelty</text:h>
      <text:p text:style-name="Text_20_body">The model does not merely classify 25 people. It learns:</text:p>
      <text:section text:style-name="Sect1" text:name="Section22">
        <text:p text:style-name="P1"><text:bookmark text:name="code-block-viewer Copy 21"/><text:span text:style-name="Source_20_Text">identity representation <text:s text:c="6"/>→ invariant to direction and bag</text:span></text:p>
        <text:p text:style-name="Preformatted_20_Text"><text:span text:style-name="Source_20_Text">direction representation <text:s text:c="5"/>→ predictive of L2R/R2L</text:span></text:p>
        <text:p text:style-name="Preformatted_20_Text"><text:span text:style-name="Source_20_Text">condition representation <text:s text:c="5"/>→ predictive of normal/bag</text:span></text:p>
        <text:p text:style-name="P3"><text:span text:style-name="Source_20_Text">direction operator <text:s text:c="11"/>→ maps L2R motion latent to R2L motion latent</text:span></text:p>
      </text:section>
      <text:h text:style-name="Heading_20_3" text:outline-level="3">Why realistic with your dataset</text:h>
      <text:p text:style-name="Text_20_body">Your 25-person regular-router dataset has enough repeated samples to train this model, and every sample has identity, direction, and condition labels. The bag subset is smaller, but still usable for hard testing and auxiliary training. </text:p>
      <text:h text:style-name="Heading_20_3" text:outline-level="3">Complete model pipeline</text:h>
      <text:section text:style-name="Sect1" text:name="Section23">
        <text:p text:style-name="P1"><text:bookmark text:name="code-block-viewer Copy 22"/><text:span text:style-name="Source_20_Text">Raw CSI file</text:span></text:p>
        <text:p text:style-name="Preformatted_20_Text"><text:span text:style-name="Source_20_Text">→ amplitude extraction</text:span></text:p>
        <text:p text:style-name="Preformatted_20_Text"><text:span text:style-name="Source_20_Text">→ optional phase sanitization</text:span></text:p>
        <text:p text:style-name="Preformatted_20_Text"><text:span text:style-name="Source_20_Text">→ train-only normalization</text:span></text:p>
        <text:p text:style-name="Preformatted_20_Text"><text:span text:style-name="Source_20_Text">→ windowing</text:span></text:p>
        <text:p text:style-name="Preformatted_20_Text"><text:span text:style-name="Source_20_Text">→ CSI tensor X[B,T,S,L,C]</text:span></text:p>
        <text:p text:style-name="Preformatted_20_Text"><text:span text:style-name="Source_20_Text">→ CSI stem</text:span></text:p>
        <text:p text:style-name="Preformatted_20_Text"><text:span text:style-name="Source_20_Text">→ factorized temporal-subcarrier encoder</text:span></text:p>
        <text:p text:style-name="Preformatted_20_Text"><text:span text:style-name="Source_20_Text">→ latent split: z_id, z_dir, z_cond</text:span></text:p>
        <text:p text:style-name="Preformatted_20_Text"><text:span text:style-name="Source_20_Text">→ direction-equivariant cycle operator Q</text:span></text:p>
        <text:p text:style-name="Preformatted_20_Text"><text:span text:style-name="Source_20_Text">→ ArcFace identity head</text:span></text:p>
        <text:p text:style-name="Preformatted_20_Text"><text:span text:style-name="Source_20_Text">→ direction head</text:span></text:p>
        <text:p text:style-name="Preformatted_20_Text"><text:span text:style-name="Source_20_Text">→ bag-condition head</text:span></text:p>
        <text:p text:style-name="P3"><text:span text:style-name="Source_20_Text">→ adversarial nuisance heads on z_id</text:span></text:p>
      </text:section>
      <text:h text:style-name="Heading_20_3" text:outline-level="3">Experiment matrix</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Experiment</text:p>
            </table:table-cell>
            <table:table-cell table:style-name="Table23.A1" office:value-type="string">
              <text:p text:style-name="Table_20_Heading">Train</text:p>
            </table:table-cell>
            <table:table-cell table:style-name="Table23.A1" office:value-type="string">
              <text:p text:style-name="Table_20_Heading">Test</text:p>
            </table:table-cell>
          </table:table-row>
        </table:table-header-rows>
        <table:table-row>
          <table:table-cell table:style-name="Table23.A1" office:value-type="string">
            <text:p text:style-name="Table_20_Contents">Closed-set ID</text:p>
          </table:table-cell>
          <table:table-cell table:style-name="Table23.A1" office:value-type="string">
            <text:p text:style-name="Table_20_Contents">stratified regular samples</text:p>
          </table:table-cell>
          <table:table-cell table:style-name="Table23.A1" office:value-type="string">
            <text:p text:style-name="Table_20_Contents">held-out regular samples</text:p>
          </table:table-cell>
        </table:table-row>
        <text:soft-page-break/>
        <table:table-row>
          <table:table-cell table:style-name="Table23.A1" office:value-type="string">
            <text:p text:style-name="Table_20_Contents">Cross-direction 1</text:p>
          </table:table-cell>
          <table:table-cell table:style-name="Table23.A1" office:value-type="string">
            <text:p text:style-name="Table_20_Contents">L2R</text:p>
          </table:table-cell>
          <table:table-cell table:style-name="Table23.A1" office:value-type="string">
            <text:p text:style-name="Table_20_Contents">R2L</text:p>
          </table:table-cell>
        </table:table-row>
        <table:table-row>
          <table:table-cell table:style-name="Table23.A1" office:value-type="string">
            <text:p text:style-name="Table_20_Contents">Cross-direction 2</text:p>
          </table:table-cell>
          <table:table-cell table:style-name="Table23.A1" office:value-type="string">
            <text:p text:style-name="Table_20_Contents">R2L</text:p>
          </table:table-cell>
          <table:table-cell table:style-name="Table23.A1" office:value-type="string">
            <text:p text:style-name="Table_20_Contents">L2R</text:p>
          </table:table-cell>
        </table:table-row>
        <table:table-row>
          <table:table-cell table:style-name="Table23.A1" office:value-type="string">
            <text:p text:style-name="Table_20_Contents">Cross-bag</text:p>
          </table:table-cell>
          <table:table-cell table:style-name="Table23.A1" office:value-type="string">
            <text:p text:style-name="Table_20_Contents">normal</text:p>
          </table:table-cell>
          <table:table-cell table:style-name="Table23.A1" office:value-type="string">
            <text:p text:style-name="Table_20_Contents">bag</text:p>
          </table:table-cell>
        </table:table-row>
        <table:table-row>
          <table:table-cell table:style-name="Table23.A1" office:value-type="string">
            <text:p text:style-name="Table_20_Contents">Hard combined</text:p>
          </table:table-cell>
          <table:table-cell table:style-name="Table23.A1" office:value-type="string">
            <text:p text:style-name="Table_20_Contents">normal L2R</text:p>
          </table:table-cell>
          <table:table-cell table:style-name="Table23.A1" office:value-type="string">
            <text:p text:style-name="Table_20_Contents">bag R2L</text:p>
          </table:table-cell>
        </table:table-row>
        <table:table-row>
          <table:table-cell table:style-name="Table23.A1" office:value-type="string">
            <text:p text:style-name="Table_20_Contents">Reverse hard combined</text:p>
          </table:table-cell>
          <table:table-cell table:style-name="Table23.A1" office:value-type="string">
            <text:p text:style-name="Table_20_Contents">normal R2L</text:p>
          </table:table-cell>
          <table:table-cell table:style-name="Table23.A1" office:value-type="string">
            <text:p text:style-name="Table_20_Contents">bag L2R</text:p>
          </table:table-cell>
        </table:table-row>
        <table:table-row>
          <table:table-cell table:style-name="Table23.A1" office:value-type="string">
            <text:p text:style-name="Table_20_Contents">Multi-task</text:p>
          </table:table-cell>
          <table:table-cell table:style-name="Table23.A1" office:value-type="string">
            <text:p text:style-name="Table_20_Contents">mixed labels</text:p>
          </table:table-cell>
          <table:table-cell table:style-name="Table23.A1" office:value-type="string">
            <text:p text:style-name="Table_20_Contents">ID + direction + bag</text:p>
          </table:table-cell>
        </table:table-row>
        <table:table-row>
          <table:table-cell table:style-name="Table23.A1" office:value-type="string">
            <text:p text:style-name="Table_20_Contents">Few-shot</text:p>
          </table:table-cell>
          <table:table-cell table:style-name="Table23.A1" office:value-type="string">
            <text:p text:style-name="Table_20_Contents">5/10/20 samples/person</text:p>
          </table:table-cell>
          <table:table-cell table:style-name="Table23.A1" office:value-type="string">
            <text:p text:style-name="Table_20_Contents">remaining</text:p>
          </table:table-cell>
        </table:table-row>
        <table:table-row>
          <table:table-cell table:style-name="Table23.A1" office:value-type="string">
            <text:p text:style-name="Table_20_Contents">Open-set</text:p>
          </table:table-cell>
          <table:table-cell table:style-name="Table23.A1" office:value-type="string">
            <text:p text:style-name="Table_20_Contents">20 known persons</text:p>
          </table:table-cell>
          <table:table-cell table:style-name="Table23.A1" office:value-type="string">
            <text:p text:style-name="Table_20_Contents">5 unknown persons</text:p>
          </table:table-cell>
        </table:table-row>
        <table:table-row>
          <table:table-cell table:style-name="Table23.A1" office:value-type="string">
            <text:p text:style-name="Table_20_Contents">External stress</text:p>
          </table:table-cell>
          <table:table-cell table:style-name="Table23.A1" office:value-type="string">
            <text:p text:style-name="Table_20_Contents">regular 5 overlap</text:p>
          </table:table-cell>
          <table:table-cell table:style-name="Table23.A1" office:value-type="string">
            <text:p text:style-name="Table_20_Contents">modified 5 overlap</text:p>
          </table:table-cell>
        </table:table-row>
      </table:table>
      <text:h text:style-name="Heading_20_3" text:outline-level="3">Minimum acceptable baselines</text:h>
      <text:list text:style-name="L40">
        <text:list-item>
          <text:p text:style-name="P85">SVM/RF/XGBoost on statistical/PCA features. </text:p>
        </text:list-item>
        <text:list-item>
          <text:p text:style-name="P85">1D CNN. </text:p>
        </text:list-item>
        <text:list-item>
          <text:p text:style-name="P85">2D CNN on CSI image/spectrogram. </text:p>
        </text:list-item>
        <text:list-item>
          <text:p text:style-name="P85">CNN-GRU or CNN-BiGRU. </text:p>
        </text:list-item>
        <text:list-item>
          <text:p text:style-name="P85">TCN. </text:p>
        </text:list-item>
        <text:list-item>
          <text:p text:style-name="P85">Vanilla Transformer. </text:p>
        </text:list-item>
        <text:list-item>
          <text:p text:style-name="P85">Wi-Gait-style multiscale residual Transformer. </text:p>
        </text:list-item>
        <text:list-item>
          <text:p text:style-name="P85">ArcFace-only CSI encoder. </text:p>
        </text:list-item>
        <text:list-item>
          <text:p text:style-name="P85">SupCon-only CSI encoder. </text:p>
        </text:list-item>
        <text:list-item>
          <text:p text:style-name="P84">Gate-ID-inspired direction augmentation baseline. </text:p>
        </text:list-item>
      </text:list>
      <text:h text:style-name="Heading_20_3" text:outline-level="3">Ablations</text:h>
      <table:table table:name="Table24" table:style-name="Table24">
        <table:table-column table:style-name="Table24.A"/>
        <table:table-column table:style-name="Table24.B"/>
        <table:table-header-rows>
          <table:table-row>
            <table:table-cell table:style-name="Table24.A1" office:value-type="string">
              <text:p text:style-name="Table_20_Heading">Ablation</text:p>
            </table:table-cell>
            <table:table-cell table:style-name="Table24.A1" office:value-type="string">
              <text:p text:style-name="Table_20_Heading">Purpose</text:p>
            </table:table-cell>
          </table:table-row>
        </table:table-header-rows>
        <table:table-row>
          <table:table-cell table:style-name="Table24.A1" office:value-type="string">
            <text:p text:style-name="Table_20_Contents">no direction auxiliary head</text:p>
          </table:table-cell>
          <table:table-cell table:style-name="Table24.A1" office:value-type="string">
            <text:p text:style-name="Table_20_Contents">prove direction supervision matters</text:p>
          </table:table-cell>
        </table:table-row>
        <table:table-row>
          <table:table-cell table:style-name="Table24.A1" office:value-type="string">
            <text:p text:style-name="Table_20_Contents">no bag auxiliary head</text:p>
          </table:table-cell>
          <table:table-cell table:style-name="Table24.A1" office:value-type="string">
            <text:p text:style-name="Table_20_Contents">prove bag supervision matters</text:p>
          </table:table-cell>
        </table:table-row>
        <table:table-row>
          <table:table-cell table:style-name="Table24.A1" office:value-type="string">
            <text:p text:style-name="Table_20_Contents">no adversarial nuisance removal</text:p>
          </table:table-cell>
          <table:table-cell table:style-name="Table24.A1" office:value-type="string">
            <text:p text:style-name="Table_20_Contents">prove invariance matters</text:p>
          </table:table-cell>
        </table:table-row>
        <table:table-row>
          <table:table-cell table:style-name="Table24.A1" office:value-type="string">
            <text:p text:style-name="Table_20_Contents">no orthogonality loss</text:p>
          </table:table-cell>
          <table:table-cell table:style-name="Table24.A1" office:value-type="string">
            <text:p text:style-name="Table_20_Contents">prove latent separation matters</text:p>
          </table:table-cell>
        </table:table-row>
        <table:table-row>
          <table:table-cell table:style-name="Table24.A1" office:value-type="string">
            <text:p text:style-name="Table_20_Contents">no CycleDIR module</text:p>
          </table:table-cell>
          <table:table-cell table:style-name="Table24.A1" office:value-type="string">
            <text:p text:style-name="Table_20_Contents">prove direction equivariance matters</text:p>
          </table:table-cell>
        </table:table-row>
        <table:table-row>
          <table:table-cell table:style-name="Table24.A1" office:value-type="string">
            <text:p text:style-name="Table_20_Contents">CE vs ArcFace</text:p>
          </table:table-cell>
          <table:table-cell table:style-name="Table24.A1" office:value-type="string">
            <text:p text:style-name="Table_20_Contents">prove biometric margin matters</text:p>
          </table:table-cell>
        </table:table-row>
        <table:table-row>
          <table:table-cell table:style-name="Table24.A1" office:value-type="string">
            <text:p text:style-name="Table_20_Contents">amplitude vs phase vs fused</text:p>
          </table:table-cell>
          <table:table-cell table:style-name="Table24.A1" office:value-type="string">
            <text:p text:style-name="Table_20_Contents">prove representation choice</text:p>
          </table:table-cell>
        </table:table-row>
        <table:table-row>
          <table:table-cell table:style-name="Table24.A1" office:value-type="string">
            <text:p text:style-name="Table_20_Contents">random split vs hard split</text:p>
          </table:table-cell>
          <table:table-cell table:style-name="Table24.A1" office:value-type="string">
            <text:p text:style-name="Table_20_Contents">expose real robustness</text:p>
          </table:table-cell>
        </table:table-row>
      </table:table>
      <text:h text:style-name="Heading_20_3" text:outline-level="3">Target journals</text:h>
      <text:p text:style-name="Text_20_body">Best fit:</text:p>
      <text:list text:style-name="L41">
        <text:list-item>
          <text:p text:style-name="P87"><text:span text:style-name="Strong_20_Emphasis">IEEE Internet of Things Journal</text:span> </text:p>
        </text:list-item>
        <text:list-item>
          <text:p text:style-name="P87"><text:span text:style-name="Strong_20_Emphasis">IEEE Sensors Journal</text:span> </text:p>
        </text:list-item>
        <text:list-item>
          <text:p text:style-name="P87"><text:span text:style-name="Strong_20_Emphasis">IEEE Transactions on Instrumentation and Measurement</text:span> </text:p>
        </text:list-item>
        <text:list-item>
          <text:p text:style-name="P87"><text:span text:style-name="Strong_20_Emphasis">Computer Networks</text:span> </text:p>
        </text:list-item>
        <text:list-item>
          <text:p text:style-name="P86"><text:span text:style-name="Strong_20_Emphasis">Expert Systems with Applications</text:span> </text:p>
        </text:list-item>
      </text:list>
      <text:p text:style-name="Horizontal_20_Line"/>
      <text:h text:style-name="Heading_20_2" text:outline-level="2"><text:soft-page-break/>Paper 2 recommendation</text:h>
      <text:h text:style-name="Heading_20_3" text:outline-level="3">Strongest architecture</text:h>
      <text:p text:style-name="Text_20_body"><text:span text:style-name="Strong_20_Emphasis">PAIR-BridgeNet</text:span></text:p>
      <text:p text:style-name="Text_20_body">Full name:</text:p>
      <text:p text:style-name="Text_20_body"><text:span text:style-name="Strong_20_Emphasis">Paired Antenna-Configuration Invariant Router Bridge Network</text:span></text:p>
      <text:h text:style-name="Heading_20_3" text:outline-level="3">Tentative title</text:h>
      <text:p text:style-name="Text_20_body"><text:span text:style-name="Strong_20_Emphasis">“Paired Cross-Configuration Domain Adaptation for WiFi CSI Gait Recognition Between Compact and Antenna-Spread Router Setups”</text:span></text:p>
      <text:h text:style-name="Heading_20_3" text:outline-level="3">How it uses the 5-person modified-router subset</text:h>
      <text:p text:style-name="Text_20_body">It uses the 5 overlapping participants as paired domains:</text:p>
      <text:section text:style-name="Sect1" text:name="Section24">
        <text:p text:style-name="P1"><text:bookmark text:name="code-block-viewer Copy 23"/><text:span text:style-name="Source_20_Text">regular setup <text:s text:c="3"/>= source domain</text:span></text:p>
        <text:p text:style-name="Preformatted_20_Text"><text:span text:style-name="Source_20_Text">modified setup <text:s text:c="2"/>= target domain</text:span></text:p>
        <text:p text:style-name="Preformatted_20_Text"><text:span text:style-name="Source_20_Text">same subject <text:s text:c="4"/>= bridge identity</text:span></text:p>
        <text:p text:style-name="P3"><text:span text:style-name="Source_20_Text">direction/bag <text:s text:c="3"/>= shared covariates</text:span></text:p>
      </text:section>
      <text:h text:style-name="Heading_20_3" text:outline-level="3">How to frame R→M and M→R</text:h>
      <table:table table:name="Table25" table:style-name="Table25">
        <table:table-column table:style-name="Table25.A"/>
        <table:table-column table:style-name="Table25.B"/>
        <table:table-header-rows>
          <table:table-row>
            <table:table-cell table:style-name="Table25.A1" office:value-type="string">
              <text:p text:style-name="Table_20_Heading">Protocol</text:p>
            </table:table-cell>
            <table:table-cell table:style-name="Table25.A1" office:value-type="string">
              <text:p text:style-name="Table_20_Heading">Meaning</text:p>
            </table:table-cell>
          </table:table-row>
        </table:table-header-rows>
        <table:table-row>
          <table:table-cell table:style-name="Table25.A1" office:value-type="string">
            <text:p text:style-name="Table_20_Contents">R→M</text:p>
          </table:table-cell>
          <table:table-cell table:style-name="Table25.A1" office:value-type="string">
            <text:p text:style-name="Table_20_Contents">Train on regular setup, test on modified setup</text:p>
          </table:table-cell>
        </table:table-row>
        <table:table-row>
          <table:table-cell table:style-name="Table25.A1" office:value-type="string">
            <text:p text:style-name="Table_20_Contents">M→R</text:p>
          </table:table-cell>
          <table:table-cell table:style-name="Table25.A1" office:value-type="string">
            <text:p text:style-name="Table_20_Contents">Train on modified setup, test on regular setup</text:p>
          </table:table-cell>
        </table:table-row>
        <table:table-row>
          <table:table-cell table:style-name="Table25.A1" office:value-type="string">
            <text:p text:style-name="Table_20_Contents">R→M unsupervised DA</text:p>
          </table:table-cell>
          <table:table-cell table:style-name="Table25.A1" office:value-type="string">
            <text:p text:style-name="Table_20_Contents">labeled regular + unlabeled modified train samples</text:p>
          </table:table-cell>
        </table:table-row>
        <table:table-row>
          <table:table-cell table:style-name="Table25.A1" office:value-type="string">
            <text:p text:style-name="Table_20_Contents">R→M few-shot DA</text:p>
          </table:table-cell>
          <table:table-cell table:style-name="Table25.A1" office:value-type="string">
            <text:p text:style-name="Table_20_Contents">labeled regular + k labeled modified samples/person</text:p>
          </table:table-cell>
        </table:table-row>
        <table:table-row>
          <table:table-cell table:style-name="Table25.A1" office:value-type="string">
            <text:p text:style-name="Table_20_Contents">M→R few-shot</text:p>
          </table:table-cell>
          <table:table-cell table:style-name="Table25.A1" office:value-type="string">
            <text:p text:style-name="Table_20_Contents">stress test because modified has fewer subjects</text:p>
          </table:table-cell>
        </table:table-row>
      </table:table>
      <text:h text:style-name="Heading_20_3" text:outline-level="3">Are 5 participants enough?</text:h>
      <text:p text:style-name="Text_20_body">For a <text:span text:style-name="Strong_20_Emphasis">standalone strong domain-adaptation paper</text:span>, 5 is weak. For a <text:span text:style-name="Strong_20_Emphasis">paired cross-configuration pilot with careful framing</text:span>, it is usable. Do not claim general antenna-design superiority. Say:</text:p>
      <text:p text:style-name="Quotations">“We study a paired pilot cross-configuration domain shift between compact and antenna-spread router setups.”</text:p>
      <text:h text:style-name="Heading_20_3" text:outline-level="3">Complete model pipeline</text:h>
      <text:section text:style-name="Sect1" text:name="Section25">
        <text:p text:style-name="P1"><text:bookmark text:name="code-block-viewer Copy 24"/><text:span text:style-name="Source_20_Text">Regular CSI branch <text:s text:c="6"/>Modified CSI branch</text:span></text:p>
        <text:p text:style-name="Preformatted_20_Text"><text:span text:style-name="Source_20_Text"><text:s text:c="6"/>↓ <text:s text:c="24"/>↓</text:span></text:p>
        <text:p text:style-name="Preformatted_20_Text"><text:span text:style-name="Source_20_Text">regular stem <text:s text:c="12"/>modified stem</text:span></text:p>
        <text:p text:style-name="Preformatted_20_Text"><text:span text:style-name="Source_20_Text"><text:s text:c="6"/>↓ <text:s text:c="24"/>↓</text:span></text:p>
        <text:p text:style-name="Preformatted_20_Text"><text:span text:style-name="Source_20_Text">shared CSI encoder</text:span></text:p>
        <text:p text:style-name="Preformatted_20_Text"><text:span text:style-name="Source_20_Text"><text:s text:c="6"/>↓</text:span></text:p>
        <text:p text:style-name="Preformatted_20_Text"><text:span text:style-name="Source_20_Text">identity embedding z</text:span></text:p>
        <text:p text:style-name="Preformatted_20_Text"><text:span text:style-name="Source_20_Text"><text:s text:c="6"/>↓</text:span></text:p>
        <text:p text:style-name="Preformatted_20_Text"><text:span text:style-name="Source_20_Text">prototype memory</text:span></text:p>
        <text:p text:style-name="Preformatted_20_Text"><text:span text:style-name="Source_20_Text"><text:s text:c="6"/>↓</text:span></text:p>
        <text:p text:style-name="Preformatted_20_Text"><text:span text:style-name="Source_20_Text">domain adversarial head</text:span></text:p>
        <text:p text:style-name="Preformatted_20_Text"><text:span text:style-name="Source_20_Text">pair alignment loss</text:span></text:p>
        <text:p text:style-name="Preformatted_20_Text"><text:span text:style-name="Source_20_Text">MMD/CORAL loss</text:span></text:p>
        <text:p text:style-name="Preformatted_20_Text"><text:soft-page-break/><text:span text:style-name="Source_20_Text">ArcFace identity loss</text:span></text:p>
        <text:p text:style-name="P3"><text:span text:style-name="Source_20_Text">few-shot target adaptation</text:span></text:p>
      </text:section>
      <text:h text:style-name="Heading_20_3" text:outline-level="3">Experiment matrix</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Experiment</text:p>
            </table:table-cell>
            <table:table-cell table:style-name="Table26.A1" office:value-type="string">
              <text:p text:style-name="Table_20_Heading">Source</text:p>
            </table:table-cell>
            <table:table-cell table:style-name="Table26.A1" office:value-type="string">
              <text:p text:style-name="Table_20_Heading">Target</text:p>
            </table:table-cell>
          </table:table-row>
        </table:table-header-rows>
        <table:table-row>
          <table:table-cell table:style-name="Table26.A1" office:value-type="string">
            <text:p text:style-name="Table_20_Contents">no adaptation R→M</text:p>
          </table:table-cell>
          <table:table-cell table:style-name="Table26.A1" office:value-type="string">
            <text:p text:style-name="Table_20_Contents">regular</text:p>
          </table:table-cell>
          <table:table-cell table:style-name="Table26.A1" office:value-type="string">
            <text:p text:style-name="Table_20_Contents">modified</text:p>
          </table:table-cell>
        </table:table-row>
        <table:table-row>
          <table:table-cell table:style-name="Table26.A1" office:value-type="string">
            <text:p text:style-name="Table_20_Contents">no adaptation M→R</text:p>
          </table:table-cell>
          <table:table-cell table:style-name="Table26.A1" office:value-type="string">
            <text:p text:style-name="Table_20_Contents">modified</text:p>
          </table:table-cell>
          <table:table-cell table:style-name="Table26.A1" office:value-type="string">
            <text:p text:style-name="Table_20_Contents">regular</text:p>
          </table:table-cell>
        </table:table-row>
        <table:table-row>
          <table:table-cell table:style-name="Table26.A1" office:value-type="string">
            <text:p text:style-name="Table_20_Contents">CORAL R→M</text:p>
          </table:table-cell>
          <table:table-cell table:style-name="Table26.A1" office:value-type="string">
            <text:p text:style-name="Table_20_Contents">regular</text:p>
          </table:table-cell>
          <table:table-cell table:style-name="Table26.A1" office:value-type="string">
            <text:p text:style-name="Table_20_Contents">modified</text:p>
          </table:table-cell>
        </table:table-row>
        <table:table-row>
          <table:table-cell table:style-name="Table26.A1" office:value-type="string">
            <text:p text:style-name="Table_20_Contents">MMD R→M</text:p>
          </table:table-cell>
          <table:table-cell table:style-name="Table26.A1" office:value-type="string">
            <text:p text:style-name="Table_20_Contents">regular</text:p>
          </table:table-cell>
          <table:table-cell table:style-name="Table26.A1" office:value-type="string">
            <text:p text:style-name="Table_20_Contents">modified</text:p>
          </table:table-cell>
        </table:table-row>
        <table:table-row>
          <table:table-cell table:style-name="Table26.A1" office:value-type="string">
            <text:p text:style-name="Table_20_Contents">DANN R→M</text:p>
          </table:table-cell>
          <table:table-cell table:style-name="Table26.A1" office:value-type="string">
            <text:p text:style-name="Table_20_Contents">regular</text:p>
          </table:table-cell>
          <table:table-cell table:style-name="Table26.A1" office:value-type="string">
            <text:p text:style-name="Table_20_Contents">modified</text:p>
          </table:table-cell>
        </table:table-row>
        <table:table-row>
          <table:table-cell table:style-name="Table26.A1" office:value-type="string">
            <text:p text:style-name="Table_20_Contents">PAIR-Bridge R→M</text:p>
          </table:table-cell>
          <table:table-cell table:style-name="Table26.A1" office:value-type="string">
            <text:p text:style-name="Table_20_Contents">regular + paired bridge</text:p>
          </table:table-cell>
          <table:table-cell table:style-name="Table26.A1" office:value-type="string">
            <text:p text:style-name="Table_20_Contents">modified</text:p>
          </table:table-cell>
        </table:table-row>
        <table:table-row>
          <table:table-cell table:style-name="Table26.A1" office:value-type="string">
            <text:p text:style-name="Table_20_Contents">few-shot PAIR</text:p>
          </table:table-cell>
          <table:table-cell table:style-name="Table26.A1" office:value-type="string">
            <text:p text:style-name="Table_20_Contents">regular + k modified/person</text:p>
          </table:table-cell>
          <table:table-cell table:style-name="Table26.A1" office:value-type="string">
            <text:p text:style-name="Table_20_Contents">remaining modified</text:p>
          </table:table-cell>
        </table:table-row>
        <table:table-row>
          <table:table-cell table:style-name="Table26.A1" office:value-type="string">
            <text:p text:style-name="Table_20_Contents">ablation</text:p>
          </table:table-cell>
          <table:table-cell table:style-name="Table26.A1" office:value-type="string">
            <text:p text:style-name="Table_20_Contents">remove pair/domain/prototype</text:p>
          </table:table-cell>
          <table:table-cell table:style-name="Table26.A1" office:value-type="string">
            <text:p text:style-name="Table_20_Contents">modified test</text:p>
          </table:table-cell>
        </table:table-row>
      </table:table>
      <text:h text:style-name="Heading_20_3" text:outline-level="3">Required baselines</text:h>
      <text:p text:style-name="Text_20_body">CORAL, MMD, DANN, no-adaptation, fine-tuning, domain-specific BN, ArcFace encoder, PAIR-BridgeNet without pair alignment.</text:p>
      <text:h text:style-name="Heading_20_3" text:outline-level="3">Target journals</text:h>
      <text:list text:style-name="L42">
        <text:list-item>
          <text:p text:style-name="P89"><text:span text:style-name="Strong_20_Emphasis">Computer Networks</text:span> </text:p>
        </text:list-item>
        <text:list-item>
          <text:p text:style-name="P89"><text:span text:style-name="Strong_20_Emphasis">Ad Hoc Networks</text:span> </text:p>
        </text:list-item>
        <text:list-item>
          <text:p text:style-name="P89"><text:span text:style-name="Strong_20_Emphasis">IEEE Sensors Journal</text:span> </text:p>
        </text:list-item>
        <text:list-item>
          <text:p text:style-name="P88"><text:span text:style-name="Strong_20_Emphasis">IEEE Internet of Things Journal</text:span> </text:p>
        </text:list-item>
      </text:list>
      <text:p text:style-name="Horizontal_20_Line"/>
      <text:h text:style-name="Heading_20_1" text:outline-level="1">PART 7 — Detailed blueprints for top 5 architectures</text:h>
      <text:p text:style-name="Horizontal_20_Line"/>
      <text:h text:style-name="Heading_20_2" text:outline-level="2">Blueprint 1 — CID-GaitNet + CycleDIR</text:h>
      <text:h text:style-name="Heading_20_3" text:outline-level="3">Mathematical formulation</text:h>
      <text:p text:style-name="Text_20_body">Let:</text:p>
      <text:section text:style-name="Sect1" text:name="Section26">
        <text:p text:style-name="P1"><text:bookmark text:name="code-block-viewer Copy 25"/><text:span text:style-name="Source_20_Text">X ∈ R[B,T,S,L,C]</text:span></text:p>
        <text:p text:style-name="Preformatted_20_Text"><text:span text:style-name="Source_20_Text">y ∈ {1,...,25}</text:span></text:p>
        <text:p text:style-name="Preformatted_20_Text"><text:span text:style-name="Source_20_Text">d ∈ {0,1} <text:s text:c="4"/># direction</text:span></text:p>
        <text:p text:style-name="P3"><text:span text:style-name="Source_20_Text">c ∈ {0,1} <text:s text:c="4"/># condition: normal/bag</text:span></text:p>
      </text:section>
      <text:p text:style-name="Text_20_body">Encoder:</text:p>
      <text:section text:style-name="Sect1" text:name="Section27">
        <text:p text:style-name="P1"><text:bookmark text:name="code-block-viewer Copy 26"/><text:span text:style-name="Source_20_Text">h = Eθ(X)</text:span></text:p>
        <text:p text:style-name="Preformatted_20_Text"><text:span text:style-name="Source_20_Text">z_id <text:s text:c="2"/>= P_id(h)</text:span></text:p>
        <text:p text:style-name="Preformatted_20_Text"><text:span text:style-name="Source_20_Text">z_dir <text:s/>= P_dir(h)</text:span></text:p>
        <text:p text:style-name="P3"><text:span text:style-name="Source_20_Text">z_cond = P_cond(h)</text:span></text:p>
      </text:section>
      <text:p text:style-name="Text_20_body"><text:soft-page-break/>Identity prediction with ArcFace:</text:p>
      <text:section text:style-name="Sect1" text:name="Section28">
        <text:p text:style-name="P1"><text:bookmark text:name="code-block-viewer Copy 27"/><text:span text:style-name="Source_20_Text">logit_y = s · cos(θ_y + m)</text:span></text:p>
        <text:p text:style-name="Preformatted_20_Text"><text:span text:style-name="Source_20_Text">logit_j = s · cos(θ_j), j ≠ y</text:span></text:p>
        <text:p text:style-name="P3"><text:span text:style-name="Source_20_Text">L_arc = CE(logits, y)</text:span></text:p>
      </text:section>
      <text:p text:style-name="Text_20_body">Supervised contrastive identity loss:</text:p>
      <text:section text:style-name="Sect1" text:name="Section29">
        <text:p text:style-name="P1"><text:bookmark text:name="code-block-viewer Copy 28"/><text:span text:style-name="Source_20_Text">L_supcon = Σ_i -1/|P(i)| Σ_p∈P(i)</text:span></text:p>
        <text:p text:style-name="P3"><text:span text:style-name="Source_20_Text">log exp(sim(z_i,z_p)/τ) / Σ_a≠i exp(sim(z_i,z_a)/τ)</text:span></text:p>
      </text:section>
      <text:p text:style-name="Text_20_body">Orthogonality:</text:p>
      <text:section text:style-name="Sect1" text:name="Section30">
        <text:p text:style-name="P2"><text:bookmark text:name="code-block-viewer Copy 29"/><text:span text:style-name="Source_20_Text">L_orth = ||Z_idᵀ Z_dir||²_F + ||Z_idᵀ Z_cond||²_F + ||Z_dirᵀ Z_cond||²_F</text:span></text:p>
      </text:section>
      <text:p text:style-name="Text_20_body">Direction cycle:</text:p>
      <text:section text:style-name="Sect1" text:name="Section31">
        <text:p text:style-name="P1"><text:bookmark text:name="code-block-viewer Copy 30"/><text:span text:style-name="Source_20_Text">z_m = P_motion(h)</text:span></text:p>
        <text:p text:style-name="Preformatted_20_Text"><text:span text:style-name="Source_20_Text">z_m_R2L ≈ Q z_m_L2R</text:span></text:p>
        <text:p text:style-name="Preformatted_20_Text"><text:span text:style-name="Source_20_Text">Q² ≈ I</text:span></text:p>
        <text:p text:style-name="Preformatted_20_Text"><text:span text:style-name="Source_20_Text">L_cycle = ||z_m_j - Q z_m_i||²</text:span></text:p>
        <text:p text:style-name="P3"><text:span text:style-name="Source_20_Text">L_invol = ||Q² - I||²_F</text:span></text:p>
      </text:section>
      <text:p text:style-name="Text_20_body">Total:</text:p>
      <text:section text:style-name="Sect1" text:name="Section32">
        <text:p text:style-name="P1"><text:bookmark text:name="code-block-viewer Copy 31"/><text:span text:style-name="Source_20_Text">L = L_arc</text:span></text:p>
        <text:p text:style-name="Preformatted_20_Text"><text:span text:style-name="Source_20_Text"><text:s text:c="2"/>+ λ1 L_supcon</text:span></text:p>
        <text:p text:style-name="Preformatted_20_Text"><text:span text:style-name="Source_20_Text"><text:s text:c="2"/>+ λ2 CE(H_dir(z_dir), d)</text:span></text:p>
        <text:p text:style-name="Preformatted_20_Text"><text:span text:style-name="Source_20_Text"><text:s text:c="2"/>+ λ3 CE(H_cond(z_cond), c)</text:span></text:p>
        <text:p text:style-name="Preformatted_20_Text"><text:span text:style-name="Source_20_Text"><text:s text:c="2"/>+ λ4 L_adv_dir(z_id)</text:span></text:p>
        <text:p text:style-name="Preformatted_20_Text"><text:span text:style-name="Source_20_Text"><text:s text:c="2"/>+ λ5 L_adv_cond(z_id)</text:span></text:p>
        <text:p text:style-name="Preformatted_20_Text"><text:span text:style-name="Source_20_Text"><text:s text:c="2"/>+ λ6 L_orth</text:span></text:p>
        <text:p text:style-name="Preformatted_20_Text"><text:span text:style-name="Source_20_Text"><text:s text:c="2"/>+ λ7 L_cycle</text:span></text:p>
        <text:p text:style-name="P3"><text:span text:style-name="Source_20_Text"><text:s text:c="2"/>+ λ8 L_invol</text:span></text:p>
      </text:section>
      <text:h text:style-name="Heading_20_3" text:outline-level="3">Block diagram explanation</text:h>
      <text:section text:style-name="Sect1" text:name="Section33">
        <text:p text:style-name="P1"><text:bookmark text:name="code-block-viewer Copy 32"/><text:span text:style-name="Source_20_Text">CSI tensor</text:span></text:p>
        <text:p text:style-name="Preformatted_20_Text"><text:span text:style-name="Source_20_Text"><text:s text:c="2"/>↓</text:span></text:p>
        <text:p text:style-name="Preformatted_20_Text"><text:span text:style-name="Source_20_Text">CSI axis-aware convolutional stem</text:span></text:p>
        <text:p text:style-name="Preformatted_20_Text"><text:span text:style-name="Source_20_Text"><text:s text:c="2"/>↓</text:span></text:p>
        <text:p text:style-name="Preformatted_20_Text"><text:span text:style-name="Source_20_Text">temporal-subcarrier Transformer/Conformer encoder</text:span></text:p>
        <text:p text:style-name="Preformatted_20_Text"><text:span text:style-name="Source_20_Text"><text:s text:c="2"/>↓</text:span></text:p>
        <text:p text:style-name="Preformatted_20_Text"><text:span text:style-name="Source_20_Text">shared latent h</text:span></text:p>
        <text:p text:style-name="Preformatted_20_Text"><text:span text:style-name="Source_20_Text"><text:s text:c="2"/>├── identity branch z_id → ArcFace + SupCon</text:span></text:p>
        <text:p text:style-name="Preformatted_20_Text"><text:span text:style-name="Source_20_Text"><text:s text:c="2"/>├── direction branch z_dir → direction CE</text:span></text:p>
        <text:p text:style-name="Preformatted_20_Text"><text:span text:style-name="Source_20_Text"><text:s text:c="2"/>├── condition branch z_cond → bag CE</text:span></text:p>
        <text:p text:style-name="P3"><text:span text:style-name="Source_20_Text"><text:s text:c="2"/>└── motion branch z_m → CycleDIR direction operator</text:span></text:p>
      </text:section>
      <text:h text:style-name="Heading_20_3" text:outline-level="3">Input tensor shape</text:h>
      <text:section text:style-name="Sect1" text:name="Section34">
        <text:p text:style-name="P1"><text:bookmark text:name="code-block-viewer Copy 33"/><text:span text:style-name="Source_20_Text">[B, T, S, L, C]</text:span></text:p>
        <text:p text:style-name="Preformatted_20_Text"><text:span text:style-name="Source_20_Text">Example:</text:span></text:p>
        <text:p text:style-name="Preformatted_20_Text"><text:span text:style-name="Source_20_Text">B = 32</text:span></text:p>
        <text:p text:style-name="Preformatted_20_Text"><text:span text:style-name="Source_20_Text">T = 512 packets/window</text:span></text:p>
        <text:p text:style-name="Preformatted_20_Text"><text:span text:style-name="Source_20_Text">S = number of subcarriers</text:span></text:p>
        <text:p text:style-name="Preformatted_20_Text"><text:span text:style-name="Source_20_Text">L = antenna links/spatial streams</text:span></text:p>
        <text:p text:style-name="P3"><text:span text:style-name="Source_20_Text">C = 1 amplitude or 2 amplitude+phase</text:span></text:p>
      </text:section>
      <text:h text:style-name="Heading_20_3" text:outline-level="3">Output tensor shape</text:h>
      <text:section text:style-name="Sect1" text:name="Section35">
        <text:p text:style-name="P1"><text:bookmark text:name="code-block-viewer Copy 34"/><text:soft-page-break/><text:span text:style-name="Source_20_Text">z_id <text:s text:c="2"/>= [B, 256]</text:span></text:p>
        <text:p text:style-name="Preformatted_20_Text"><text:span text:style-name="Source_20_Text">z_dir <text:s/>= [B, 64]</text:span></text:p>
        <text:p text:style-name="Preformatted_20_Text"><text:span text:style-name="Source_20_Text">z_cond = [B, 64]</text:span></text:p>
        <text:p text:style-name="Preformatted_20_Text"><text:span text:style-name="Source_20_Text">identity_logits = [B, 25]</text:span></text:p>
        <text:p text:style-name="Preformatted_20_Text"><text:span text:style-name="Source_20_Text">direction_logits = [B, 2]</text:span></text:p>
        <text:p text:style-name="P3"><text:span text:style-name="Source_20_Text">condition_logits = [B, 2]</text:span></text:p>
      </text:section>
      <text:h text:style-name="Heading_20_3" text:outline-level="3">Layer-by-layer architecture</text:h>
      <table:table table:name="Table27" table:style-name="Table27">
        <table:table-column table:style-name="Table27.A"/>
        <table:table-column table:style-name="Table27.B"/>
        <table:table-header-rows>
          <table:table-row>
            <table:table-cell table:style-name="Table27.A1" office:value-type="string">
              <text:p text:style-name="Table_20_Heading">Block</text:p>
            </table:table-cell>
            <table:table-cell table:style-name="Table27.A1" office:value-type="string">
              <text:p text:style-name="Table_20_Heading">Layers</text:p>
            </table:table-cell>
          </table:table-row>
        </table:table-header-rows>
        <table:table-row>
          <table:table-cell table:style-name="Table27.A1" office:value-type="string">
            <text:p text:style-name="Table_20_Contents">Input normalization</text:p>
          </table:table-cell>
          <table:table-cell table:style-name="Table27.A1" office:value-type="string">
            <text:p text:style-name="Table_20_Contents">train-only z-score</text:p>
          </table:table-cell>
        </table:table-row>
        <table:table-row>
          <table:table-cell table:style-name="Table27.A1" office:value-type="string">
            <text:p text:style-name="Table_20_Contents">CSI stem</text:p>
          </table:table-cell>
          <table:table-cell table:style-name="Table27.A1" office:value-type="string">
            <text:p text:style-name="Table_20_Contents">Conv3D/Conv2D separable: <text:span text:style-name="Source_20_Text">(time, subcarrier, link)</text:span></text:p>
          </table:table-cell>
        </table:table-row>
        <table:table-row>
          <table:table-cell table:style-name="Table27.A1" office:value-type="string">
            <text:p text:style-name="Table_20_Contents">Patch embedding</text:p>
          </table:table-cell>
          <table:table-cell table:style-name="Table27.A1" office:value-type="string">
            <text:p text:style-name="Table_20_Contents">flatten local CSI patches to <text:span text:style-name="Source_20_Text">D=128</text:span></text:p>
          </table:table-cell>
        </table:table-row>
        <table:table-row>
          <table:table-cell table:style-name="Table27.A1" office:value-type="string">
            <text:p text:style-name="Table_20_Contents">Encoder</text:p>
          </table:table-cell>
          <table:table-cell table:style-name="Table27.A1" office:value-type="string">
            <text:p text:style-name="Table_20_Contents">4–6 Conformer/Transformer blocks</text:p>
          </table:table-cell>
        </table:table-row>
        <table:table-row>
          <table:table-cell table:style-name="Table27.A1" office:value-type="string">
            <text:p text:style-name="Table_20_Contents">Pooling</text:p>
          </table:table-cell>
          <table:table-cell table:style-name="Table27.A1" office:value-type="string">
            <text:p text:style-name="Table_20_Contents">attentive statistics pooling</text:p>
          </table:table-cell>
        </table:table-row>
        <table:table-row>
          <table:table-cell table:style-name="Table27.A1" office:value-type="string">
            <text:p text:style-name="Table_20_Contents">Projection heads</text:p>
          </table:table-cell>
          <table:table-cell table:style-name="Table27.A1" office:value-type="string">
            <text:p text:style-name="Table_20_Contents">MLPs for identity/direction/condition/motion</text:p>
          </table:table-cell>
        </table:table-row>
        <table:table-row>
          <table:table-cell table:style-name="Table27.A1" office:value-type="string">
            <text:p text:style-name="Table_20_Contents">Classifiers</text:p>
          </table:table-cell>
          <table:table-cell table:style-name="Table27.A1" office:value-type="string">
            <text:p text:style-name="Table_20_Contents">ArcFace identity, CE auxiliary heads</text:p>
          </table:table-cell>
        </table:table-row>
        <table:table-row>
          <table:table-cell table:style-name="Table27.A1" office:value-type="string">
            <text:p text:style-name="Table_20_Contents">Adversarial heads</text:p>
          </table:table-cell>
          <table:table-cell table:style-name="Table27.A1" office:value-type="string">
            <text:p text:style-name="Table_20_Contents">gradient reversal + direction/bag classifiers</text:p>
          </table:table-cell>
        </table:table-row>
        <table:table-row>
          <table:table-cell table:style-name="Table27.A1" office:value-type="string">
            <text:p text:style-name="Table_20_Contents">Cycle module</text:p>
          </table:table-cell>
          <table:table-cell table:style-name="Table27.A1" office:value-type="string">
            <text:p text:style-name="Table_20_Contents">learnable orthogonal-ish matrix Q</text:p>
          </table:table-cell>
        </table:table-row>
      </table:table>
      <text:h text:style-name="Heading_20_3" text:outline-level="3">Pseudocode</text:h>
      <text:section text:style-name="Sect1" text:name="Section36">
        <text:p text:style-name="P1"><text:bookmark text:name="code-block-viewer Copy 35"/><text:span text:style-name="Source_20_Text">x = preprocess_csi(batch)</text:span></text:p>
        <text:p text:style-name="Preformatted_20_Text"><text:span text:style-name="Source_20_Text">h_tokens = stem_and_patch_embed(x)</text:span></text:p>
        <text:p text:style-name="Preformatted_20_Text"><text:span text:style-name="Source_20_Text">h = encoder(h_tokens)</text:span></text:p>
        <text:p text:style-name="Preformatted_20_Text"><text:span text:style-name="Source_20_Text">h_pool = attentive_pool(h)</text:span></text:p>
        <text:p text:style-name="Preformatted_20_Text"><text:span text:style-name="Source_20_Text">z_id = id_projector(h_pool)</text:span></text:p>
        <text:p text:style-name="Preformatted_20_Text"><text:span text:style-name="Source_20_Text">z_dir = dir_projector(h_pool)</text:span></text:p>
        <text:p text:style-name="Preformatted_20_Text"><text:span text:style-name="Source_20_Text">z_cond = cond_projector(h_pool)</text:span></text:p>
        <text:p text:style-name="Preformatted_20_Text"><text:span text:style-name="Source_20_Text">z_motion = motion_projector(h_pool)</text:span></text:p>
        <text:p text:style-name="Preformatted_20_Text"><text:span text:style-name="Source_20_Text">id_logits = arcface(z_id, person_id)</text:span></text:p>
        <text:p text:style-name="Preformatted_20_Text"><text:span text:style-name="Source_20_Text">dir_logits = dir_head(z_dir)</text:span></text:p>
        <text:p text:style-name="Preformatted_20_Text"><text:span text:style-name="Source_20_Text">cond_logits = cond_head(z_cond)</text:span></text:p>
        <text:p text:style-name="Preformatted_20_Text"><text:span text:style-name="Source_20_Text">adv_dir_logits = dir_adv_head(grad_reverse(z_id))</text:span></text:p>
        <text:p text:style-name="Preformatted_20_Text"><text:span text:style-name="Source_20_Text">adv_cond_logits = cond_adv_head(grad_reverse(z_id))</text:span></text:p>
        <text:p text:style-name="P3"><text:span text:style-name="Source_20_Text">loss = arcface_loss + supcon_loss + aux_losses + adv_losses + orth_loss + cycle_loss</text:span></text:p>
      </text:section>
      <text:h text:style-name="Heading_20_3" text:outline-level="3">PyTorch-style module structure</text:h>
      <text:section text:style-name="Sect1" text:name="Section37">
        <text:p text:style-name="P1"><text:bookmark text:name="code-block-viewer Copy 36"/><text:span text:style-name="Source_20_Text">class CSIAxisStem(nn.Module): ...</text:span></text:p>
        <text:p text:style-name="Preformatted_20_Text"><text:span text:style-name="Source_20_Text">class CSIConformerBlock(nn.Module): ...</text:span></text:p>
        <text:p text:style-name="Preformatted_20_Text"><text:span text:style-name="Source_20_Text">class AttentiveStatsPool(nn.Module): ...</text:span></text:p>
        <text:p text:style-name="Preformatted_20_Text"><text:span text:style-name="Source_20_Text">class ProjectionHead(nn.Module): ...</text:span></text:p>
        <text:p text:style-name="Preformatted_20_Text"><text:span text:style-name="Source_20_Text">class ArcFaceHead(nn.Module): ...</text:span></text:p>
        <text:p text:style-name="Preformatted_20_Text"><text:span text:style-name="Source_20_Text">class GradientReverseLayer(torch.autograd.Function): ...</text:span></text:p>
        <text:p text:style-name="Preformatted_20_Text"><text:span text:style-name="Source_20_Text">class DirectionCycleOperator(nn.Module): ...</text:span></text:p>
        <text:p text:style-name="Preformatted_20_Text"><text:span text:style-name="Source_20_Text">class CIDGaitNet(nn.Module): ...</text:span></text:p>
        <text:p text:style-name="P3"><text:span text:style-name="Source_20_Text">class CIDGaitLoss(nn.Module): ...</text:span></text:p>
      </text:section>
      <text:h text:style-name="Heading_20_3" text:outline-level="3">Training loop overview</text:h>
      <text:section text:style-name="Sect1" text:name="Section38">
        <text:p text:style-name="P1"><text:bookmark text:name="code-block-viewer Copy 37"/><text:span text:style-name="Source_20_Text">for epoch:</text:span></text:p>
        <text:p text:style-name="Preformatted_20_Text"><text:span text:style-name="Source_20_Text"><text:s text:c="4"/>for batch:</text:span></text:p>
        <text:p text:style-name="Preformatted_20_Text"><text:span text:style-name="Source_20_Text"><text:s text:c="8"/>load CSI tensor and labels</text:span></text:p>
        <text:p text:style-name="Preformatted_20_Text"><text:span text:style-name="Source_20_Text"><text:s text:c="8"/>forward CIDGaitNet</text:span></text:p>
        <text:p text:style-name="Preformatted_20_Text"><text:span text:style-name="Source_20_Text"><text:s text:c="8"/>compute ArcFace/SupCon/aux/adversarial/orth/cycle losses</text:span></text:p>
        <text:p text:style-name="Preformatted_20_Text"><text:soft-page-break/><text:span text:style-name="Source_20_Text"><text:s text:c="8"/>backward</text:span></text:p>
        <text:p text:style-name="Preformatted_20_Text"><text:span text:style-name="Source_20_Text"><text:s text:c="8"/>gradient clipping</text:span></text:p>
        <text:p text:style-name="Preformatted_20_Text"><text:span text:style-name="Source_20_Text"><text:s text:c="8"/>optimizer step</text:span></text:p>
        <text:p text:style-name="Preformatted_20_Text"><text:span text:style-name="Source_20_Text"><text:s text:c="4"/>validate on grouped split</text:span></text:p>
        <text:p text:style-name="P3"><text:span text:style-name="Source_20_Text"><text:s text:c="4"/>save checkpoint by hard-split validation metric</text:span></text:p>
      </text:section>
      <text:h text:style-name="Heading_20_3" text:outline-level="3">Hyperparameters</text:h>
      <table:table table:name="Table28" table:style-name="Table28">
        <table:table-column table:style-name="Table28.A"/>
        <table:table-column table:style-name="Table28.B"/>
        <table:table-header-rows>
          <table:table-row>
            <table:table-cell table:style-name="Table28.A1" office:value-type="string">
              <text:p text:style-name="Table_20_Heading">Parameter</text:p>
            </table:table-cell>
            <table:table-cell table:style-name="Table28.A1" office:value-type="string">
              <text:p text:style-name="Table_20_Heading">Suggested value</text:p>
            </table:table-cell>
          </table:table-row>
        </table:table-header-rows>
        <table:table-row>
          <table:table-cell table:style-name="Table28.A1" office:value-type="string">
            <text:p text:style-name="Table_20_Contents">embedding dim</text:p>
          </table:table-cell>
          <table:table-cell table:style-name="Table28.A1" office:value-type="string">
            <text:p text:style-name="Table_20_Contents">128–256</text:p>
          </table:table-cell>
        </table:table-row>
        <table:table-row>
          <table:table-cell table:style-name="Table28.A1" office:value-type="string">
            <text:p text:style-name="Table_20_Contents">encoder depth</text:p>
          </table:table-cell>
          <table:table-cell table:style-name="Table28.A1" office:value-type="string">
            <text:p text:style-name="Table_20_Contents">4–6</text:p>
          </table:table-cell>
        </table:table-row>
        <table:table-row>
          <table:table-cell table:style-name="Table28.A1" office:value-type="string">
            <text:p text:style-name="Table_20_Contents">attention heads</text:p>
          </table:table-cell>
          <table:table-cell table:style-name="Table28.A1" office:value-type="string">
            <text:p text:style-name="Table_20_Contents">4–8</text:p>
          </table:table-cell>
        </table:table-row>
        <table:table-row>
          <table:table-cell table:style-name="Table28.A1" office:value-type="string">
            <text:p text:style-name="Table_20_Contents">dropout</text:p>
          </table:table-cell>
          <table:table-cell table:style-name="Table28.A1" office:value-type="string">
            <text:p text:style-name="Table_20_Contents">0.1–0.3</text:p>
          </table:table-cell>
        </table:table-row>
        <table:table-row>
          <table:table-cell table:style-name="Table28.A1" office:value-type="string">
            <text:p text:style-name="Table_20_Contents">ArcFace scale</text:p>
          </table:table-cell>
          <table:table-cell table:style-name="Table28.A1" office:value-type="string">
            <text:p text:style-name="Table_20_Contents">16–32</text:p>
          </table:table-cell>
        </table:table-row>
        <table:table-row>
          <table:table-cell table:style-name="Table28.A1" office:value-type="string">
            <text:p text:style-name="Table_20_Contents">ArcFace margin</text:p>
          </table:table-cell>
          <table:table-cell table:style-name="Table28.A1" office:value-type="string">
            <text:p text:style-name="Table_20_Contents">0.2–0.4</text:p>
          </table:table-cell>
        </table:table-row>
        <table:table-row>
          <table:table-cell table:style-name="Table28.A1" office:value-type="string">
            <text:p text:style-name="Table_20_Contents">SupCon temperature</text:p>
          </table:table-cell>
          <table:table-cell table:style-name="Table28.A1" office:value-type="string">
            <text:p text:style-name="Table_20_Contents">0.07–0.2</text:p>
          </table:table-cell>
        </table:table-row>
        <table:table-row>
          <table:table-cell table:style-name="Table28.A1" office:value-type="string">
            <text:p text:style-name="Table_20_Contents">batch size</text:p>
          </table:table-cell>
          <table:table-cell table:style-name="Table28.A1" office:value-type="string">
            <text:p text:style-name="Table_20_Contents">16–64</text:p>
          </table:table-cell>
        </table:table-row>
        <table:table-row>
          <table:table-cell table:style-name="Table28.A1" office:value-type="string">
            <text:p text:style-name="Table_20_Contents">optimizer</text:p>
          </table:table-cell>
          <table:table-cell table:style-name="Table28.A1" office:value-type="string">
            <text:p text:style-name="Table_20_Contents">AdamW</text:p>
          </table:table-cell>
        </table:table-row>
        <table:table-row>
          <table:table-cell table:style-name="Table28.A1" office:value-type="string">
            <text:p text:style-name="Table_20_Contents">learning rate</text:p>
          </table:table-cell>
          <table:table-cell table:style-name="Table28.A1" office:value-type="string">
            <text:p text:style-name="Table_20_Contents">1e-4 to 3e-4</text:p>
          </table:table-cell>
        </table:table-row>
        <table:table-row>
          <table:table-cell table:style-name="Table28.A1" office:value-type="string">
            <text:p text:style-name="Table_20_Contents">weight decay</text:p>
          </table:table-cell>
          <table:table-cell table:style-name="Table28.A1" office:value-type="string">
            <text:p text:style-name="Table_20_Contents">1e-4</text:p>
          </table:table-cell>
        </table:table-row>
        <table:table-row>
          <table:table-cell table:style-name="Table28.A1" office:value-type="string">
            <text:p text:style-name="Table_20_Contents">epochs</text:p>
          </table:table-cell>
          <table:table-cell table:style-name="Table28.A1" office:value-type="string">
            <text:p text:style-name="Table_20_Contents">100–200</text:p>
          </table:table-cell>
        </table:table-row>
        <table:table-row>
          <table:table-cell table:style-name="Table28.A1" office:value-type="string">
            <text:p text:style-name="Table_20_Contents">early stopping</text:p>
          </table:table-cell>
          <table:table-cell table:style-name="Table28.A1" office:value-type="string">
            <text:p text:style-name="Table_20_Contents">hard validation split</text:p>
          </table:table-cell>
        </table:table-row>
      </table:table>
      <text:h text:style-name="Heading_20_3" text:outline-level="3">Data augmentation</text:h>
      <text:p text:style-name="Text_20_body">Use only on training data:</text:p>
      <text:section text:style-name="Sect1" text:name="Section39">
        <text:p text:style-name="P1"><text:bookmark text:name="code-block-viewer Copy 38"/><text:span text:style-name="Source_20_Text">packet dropout</text:span></text:p>
        <text:p text:style-name="Preformatted_20_Text"><text:span text:style-name="Source_20_Text">subcarrier dropout</text:span></text:p>
        <text:p text:style-name="Preformatted_20_Text"><text:span text:style-name="Source_20_Text">mild amplitude scaling</text:span></text:p>
        <text:p text:style-name="Preformatted_20_Text"><text:span text:style-name="Source_20_Text">Gaussian jitter</text:span></text:p>
        <text:p text:style-name="Preformatted_20_Text"><text:span text:style-name="Source_20_Text">time crop</text:span></text:p>
        <text:p text:style-name="Preformatted_20_Text"><text:span text:style-name="Source_20_Text">frequency masking</text:span></text:p>
        <text:p text:style-name="Preformatted_20_Text"><text:span text:style-name="Source_20_Text">antenna-link dropout</text:span></text:p>
        <text:p text:style-name="P3"><text:span text:style-name="Source_20_Text">phase jitter after sanitization</text:span></text:p>
      </text:section>
      <text:p text:style-name="Text_20_body">Avoid aggressive time reversal unless used only in the direction-equivariance module and validated.</text:p>
      <text:h text:style-name="Heading_20_3" text:outline-level="3">Evaluation metrics</text:h>
      <text:section text:style-name="Sect1" text:name="Section40">
        <text:p text:style-name="P1"><text:bookmark text:name="code-block-viewer Copy 39"/><text:span text:style-name="Source_20_Text">accuracy</text:span></text:p>
        <text:p text:style-name="Preformatted_20_Text"><text:span text:style-name="Source_20_Text">macro-F1</text:span></text:p>
        <text:p text:style-name="Preformatted_20_Text"><text:span text:style-name="Source_20_Text">balanced accuracy</text:span></text:p>
        <text:p text:style-name="Preformatted_20_Text"><text:span text:style-name="Source_20_Text">per-person F1</text:span></text:p>
        <text:p text:style-name="Preformatted_20_Text"><text:span text:style-name="Source_20_Text">EER</text:span></text:p>
        <text:p text:style-name="Preformatted_20_Text"><text:span text:style-name="Source_20_Text">AUROC</text:span></text:p>
        <text:p text:style-name="Preformatted_20_Text"><text:span text:style-name="Source_20_Text">TAR@FAR</text:span></text:p>
        <text:p text:style-name="Preformatted_20_Text"><text:span text:style-name="Source_20_Text">confusion matrix</text:span></text:p>
        <text:p text:style-name="Preformatted_20_Text"><text:span text:style-name="Source_20_Text">mean ± std over seeds</text:span></text:p>
        <text:p text:style-name="Preformatted_20_Text"><text:span text:style-name="Source_20_Text">95% CI</text:span></text:p>
        <text:p text:style-name="Preformatted_20_Text"><text:span text:style-name="Source_20_Text">Wilcoxon or paired t-test</text:span></text:p>
        <text:p text:style-name="P3"><text:span text:style-name="Source_20_Text">parameters/FLOPs/latency</text:span></text:p>
      </text:section>
      <text:h text:style-name="Heading_20_3" text:outline-level="3"><text:soft-page-break/>Expected result table format</text:h>
      <table:table table:name="Table29" table:style-name="Table29">
        <table:table-column table:style-name="Table29.A"/>
        <table:table-column table:style-name="Table29.B"/>
        <table:table-column table:style-name="Table29.C"/>
        <table:table-column table:style-name="Table29.D" table:number-columns-repeated="2"/>
        <table:table-column table:style-name="Table29.F"/>
        <table:table-column table:style-name="Table29.G"/>
        <table:table-column table:style-name="Table29.H"/>
        <table:table-header-rows>
          <table:table-row>
            <table:table-cell table:style-name="Table29.A1" office:value-type="string">
              <text:p text:style-name="Table_20_Heading">Model</text:p>
            </table:table-cell>
            <table:table-cell table:style-name="Table29.A1" office:value-type="string">
              <text:p text:style-name="Table_20_Heading">Random</text:p>
            </table:table-cell>
            <table:table-cell table:style-name="Table29.A1" office:value-type="string">
              <text:p text:style-name="Table_20_Heading">Grouped</text:p>
            </table:table-cell>
            <table:table-cell table:style-name="Table29.A1" office:value-type="string">
              <text:p text:style-name="Table_20_Heading">L2R→R2L</text:p>
            </table:table-cell>
            <table:table-cell table:style-name="Table29.A1" office:value-type="string">
              <text:p text:style-name="Table_20_Heading">R2L→L2R</text:p>
            </table:table-cell>
            <table:table-cell table:style-name="Table29.A1" office:value-type="string">
              <text:p text:style-name="Table_20_Heading">Normal→Bag</text:p>
            </table:table-cell>
            <table:table-cell table:style-name="Table29.A1" office:value-type="string">
              <text:p text:style-name="Table_20_Heading">Hard split</text:p>
            </table:table-cell>
            <table:table-cell table:style-name="Table29.A1" office:value-type="string">
              <text:p text:style-name="Table_20_Heading">Params</text:p>
            </table:table-cell>
          </table:table-row>
        </table:table-header-rows>
      </table:table>
      <text:h text:style-name="Heading_20_3" text:outline-level="3">Ablation table format</text:h>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table-cell table:style-name="Table30.A1" office:value-type="string">
              <text:p text:style-name="Table_20_Heading">Variant</text:p>
            </table:table-cell>
            <table:table-cell table:style-name="Table30.A1" office:value-type="string">
              <text:p text:style-name="Table_20_Heading">L2R→R2L</text:p>
            </table:table-cell>
            <table:table-cell table:style-name="Table30.A1" office:value-type="string">
              <text:p text:style-name="Table_20_Heading">Normal→Bag</text:p>
            </table:table-cell>
            <table:table-cell table:style-name="Table30.A1" office:value-type="string">
              <text:p text:style-name="Table_20_Heading">Hard split</text:p>
            </table:table-cell>
            <table:table-cell table:style-name="Table30.A1" office:value-type="string">
              <text:p text:style-name="Table_20_Heading">Δ vs full</text:p>
            </table:table-cell>
          </table:table-row>
        </table:table-header-rows>
      </table:table>
      <text:h text:style-name="Heading_20_3" text:outline-level="3">Reviewer defense points</text:h>
      <text:list text:style-name="L43">
        <text:list-item>
          <text:p text:style-name="P91">Uses all dataset labels, not just person ID. </text:p>
        </text:list-item>
        <text:list-item>
          <text:p text:style-name="P91">Hard splits directly test robustness. </text:p>
        </text:list-item>
        <text:list-item>
          <text:p text:style-name="P91">ArcFace/SupCon gives biometric embedding. </text:p>
        </text:list-item>
        <text:list-item>
          <text:p text:style-name="P91">Direction is modeled structurally, not only classified. </text:p>
        </text:list-item>
        <text:list-item>
          <text:p text:style-name="P90">Nuisance information is explicitly separated. </text:p>
        </text:list-item>
      </text:list>
      <text:p text:style-name="Horizontal_20_Line"/>
      <text:h text:style-name="Heading_20_2" text:outline-level="2">Blueprint 2 — PAIR-BridgeNet</text:h>
      <text:h text:style-name="Heading_20_3" text:outline-level="3">Mathematical formulation</text:h>
      <text:p text:style-name="Text_20_body">For overlapping subject <text:span text:style-name="Source_20_Text">i</text:span>:</text:p>
      <text:section text:style-name="Sect1" text:name="Section41">
        <text:p text:style-name="P1"><text:bookmark text:name="code-block-viewer Copy 40"/><text:span text:style-name="Source_20_Text">X_i^R = regular setup CSI</text:span></text:p>
        <text:p text:style-name="P3"><text:span text:style-name="Source_20_Text">X_i^M = modified setup CSI</text:span></text:p>
      </text:section>
      <text:p text:style-name="Text_20_body">Embeddings:</text:p>
      <text:section text:style-name="Sect1" text:name="Section42">
        <text:p text:style-name="P1"><text:bookmark text:name="code-block-viewer Copy 41"/><text:span text:style-name="Source_20_Text">z_i^R = E_shared(E_R(X_i^R))</text:span></text:p>
        <text:p text:style-name="P3"><text:span text:style-name="Source_20_Text">z_i^M = E_shared(E_M(X_i^M))</text:span></text:p>
      </text:section>
      <text:p text:style-name="Text_20_body">Pair alignment:</text:p>
      <text:section text:style-name="Sect1" text:name="Section43">
        <text:p text:style-name="P2"><text:bookmark text:name="code-block-viewer Copy 42"/><text:span text:style-name="Source_20_Text">L_pair = ||z_i^R - z_i^M||²</text:span></text:p>
      </text:section>
      <text:p text:style-name="Text_20_body">Prototype alignment:</text:p>
      <text:section text:style-name="Sect1" text:name="Section44">
        <text:p text:style-name="P1"><text:bookmark text:name="code-block-viewer Copy 43"/><text:span text:style-name="Source_20_Text">p_y^R = mean(z^R | y)</text:span></text:p>
        <text:p text:style-name="Preformatted_20_Text"><text:span text:style-name="Source_20_Text">p_y^M = mean(z^M | y)</text:span></text:p>
        <text:p text:style-name="P3"><text:span text:style-name="Source_20_Text">L_proto = Σ_y ||p_y^R - p_y^M||²</text:span></text:p>
      </text:section>
      <text:p text:style-name="Text_20_body">Domain adversarial loss:</text:p>
      <text:section text:style-name="Sect1" text:name="Section45">
        <text:p text:style-name="P2"><text:bookmark text:name="code-block-viewer Copy 44"/><text:span text:style-name="Source_20_Text">L_domain = CE(D(GRL(z)), setup)</text:span></text:p>
      </text:section>
      <text:p text:style-name="Text_20_body">Total:</text:p>
      <text:section text:style-name="Sect1" text:name="Section46">
        <text:p text:style-name="P2"><text:bookmark text:name="code-block-viewer Copy 45"/><text:span text:style-name="Source_20_Text">L = L_arc + λ1 L_pair + λ2 L_proto + λ3 L_domain + λ4 L_mmd + λ5 L_supcon</text:span></text:p>
      </text:section>
      <text:h text:style-name="Heading_20_3" text:outline-level="3">Block diagram</text:h>
      <text:section text:style-name="Sect1" text:name="Section47">
        <text:p text:style-name="P1"><text:bookmark text:name="code-block-viewer Copy 46"/><text:span text:style-name="Source_20_Text">regular CSI → regular stem <text:s/>┐</text:span></text:p>
        <text:p text:style-name="Preformatted_20_Text"><text:span text:style-name="Source_20_Text"><text:s text:c="29"/>├→ shared encoder → embedding → ID head</text:span></text:p>
        <text:p text:style-name="Preformatted_20_Text"><text:span text:style-name="Source_20_Text">modified CSI → modified stem ┘ <text:s text:c="16"/>→ domain head</text:span></text:p>
        <text:p text:style-name="Preformatted_20_Text"><text:span text:style-name="Source_20_Text"><text:s text:c="48"/>→ prototype memory</text:span></text:p>
        <text:p text:style-name="P3"><text:span text:style-name="Source_20_Text"><text:s text:c="48"/>→ pair alignment</text:span></text:p>
      </text:section>
      <text:h text:style-name="Heading_20_3" text:outline-level="3"><text:soft-page-break/>Tensor shapes</text:h>
      <text:p text:style-name="Text_20_body">Input:</text:p>
      <text:section text:style-name="Sect1" text:name="Section48">
        <text:p text:style-name="P2"><text:bookmark text:name="code-block-viewer Copy 47"/><text:span text:style-name="Source_20_Text">X_R, X_M ∈ R[B,T,S,L,C]</text:span></text:p>
      </text:section>
      <text:p text:style-name="Text_20_body">Output:</text:p>
      <text:section text:style-name="Sect1" text:name="Section49">
        <text:p text:style-name="P1"><text:bookmark text:name="code-block-viewer Copy 48"/><text:span text:style-name="Source_20_Text">z ∈ R[B,256]</text:span></text:p>
        <text:p text:style-name="Preformatted_20_Text"><text:span text:style-name="Source_20_Text">id_logits ∈ R[B,5] for cross-setup subset</text:span></text:p>
        <text:p text:style-name="P3"><text:span text:style-name="Source_20_Text">domain_logits ∈ R[B,2]</text:span></text:p>
      </text:section>
      <text:h text:style-name="Heading_20_3" text:outline-level="3">Layer structure</text:h>
      <table:table table:name="Table31" table:style-name="Table31">
        <table:table-column table:style-name="Table31.A"/>
        <table:table-column table:style-name="Table31.B"/>
        <table:table-header-rows>
          <table:table-row>
            <table:table-cell table:style-name="Table31.A1" office:value-type="string">
              <text:p text:style-name="Table_20_Heading">Component</text:p>
            </table:table-cell>
            <table:table-cell table:style-name="Table31.A1" office:value-type="string">
              <text:p text:style-name="Table_20_Heading">Details</text:p>
            </table:table-cell>
          </table:table-row>
        </table:table-header-rows>
        <table:table-row>
          <table:table-cell table:style-name="Table31.A1" office:value-type="string">
            <text:p text:style-name="Table_20_Contents">Regular stem</text:p>
          </table:table-cell>
          <table:table-cell table:style-name="Table31.A1" office:value-type="string">
            <text:p text:style-name="Table_20_Contents">small Conv block</text:p>
          </table:table-cell>
        </table:table-row>
        <table:table-row>
          <table:table-cell table:style-name="Table31.A1" office:value-type="string">
            <text:p text:style-name="Table_20_Contents">Modified stem</text:p>
          </table:table-cell>
          <table:table-cell table:style-name="Table31.A1" office:value-type="string">
            <text:p text:style-name="Table_20_Contents">separate Conv block</text:p>
          </table:table-cell>
        </table:table-row>
        <table:table-row>
          <table:table-cell table:style-name="Table31.A1" office:value-type="string">
            <text:p text:style-name="Table_20_Contents">Shared encoder</text:p>
          </table:table-cell>
          <table:table-cell table:style-name="Table31.A1" office:value-type="string">
            <text:p text:style-name="Table_20_Contents">TCN/Conformer/Transformer</text:p>
          </table:table-cell>
        </table:table-row>
        <table:table-row>
          <table:table-cell table:style-name="Table31.A1" office:value-type="string">
            <text:p text:style-name="Table_20_Contents">Prototype memory</text:p>
          </table:table-cell>
          <table:table-cell table:style-name="Table31.A1" office:value-type="string">
            <text:p text:style-name="Table_20_Contents">class prototypes for 5 overlap subjects</text:p>
          </table:table-cell>
        </table:table-row>
        <table:table-row>
          <table:table-cell table:style-name="Table31.A1" office:value-type="string">
            <text:p text:style-name="Table_20_Contents">Domain head</text:p>
          </table:table-cell>
          <table:table-cell table:style-name="Table31.A1" office:value-type="string">
            <text:p text:style-name="Table_20_Contents">gradient reversal classifier</text:p>
          </table:table-cell>
        </table:table-row>
        <table:table-row>
          <table:table-cell table:style-name="Table31.A1" office:value-type="string">
            <text:p text:style-name="Table_20_Contents">Pair adapter</text:p>
          </table:table-cell>
          <table:table-cell table:style-name="Table31.A1" office:value-type="string">
            <text:p text:style-name="Table_20_Contents">optional linear residual adapter R→M, M→R</text:p>
          </table:table-cell>
        </table:table-row>
      </table:table>
      <text:h text:style-name="Heading_20_3" text:outline-level="3">Pseudocode</text:h>
      <text:section text:style-name="Sect1" text:name="Section50">
        <text:p text:style-name="P1"><text:bookmark text:name="code-block-viewer Copy 49"/><text:span text:style-name="Source_20_Text">z_r = model.encode_regular(x_regular)</text:span></text:p>
        <text:p text:style-name="Preformatted_20_Text"><text:span text:style-name="Source_20_Text">z_m = model.encode_modified(x_modified)</text:span></text:p>
        <text:p text:style-name="Preformatted_20_Text"><text:span text:style-name="Source_20_Text">id_logits_r = arcface(z_r, y)</text:span></text:p>
        <text:p text:style-name="Preformatted_20_Text"><text:span text:style-name="Source_20_Text">id_logits_m = arcface(z_m, y)</text:span></text:p>
        <text:p text:style-name="Preformatted_20_Text"><text:span text:style-name="Source_20_Text">domain_logits = domain_head(grad_reverse(torch.cat([z_r, z_m])))</text:span></text:p>
        <text:p text:style-name="P3"><text:span text:style-name="Source_20_Text">loss = id_loss + pair_loss(z_r, z_m) + proto_loss + domain_loss + mmd_loss</text:span></text:p>
      </text:section>
      <text:h text:style-name="Heading_20_3" text:outline-level="3">PyTorch-style modules</text:h>
      <text:section text:style-name="Sect1" text:name="Section51">
        <text:p text:style-name="P1"><text:bookmark text:name="code-block-viewer Copy 50"/><text:span text:style-name="Source_20_Text">class SetupSpecificStem(nn.Module): ...</text:span></text:p>
        <text:p text:style-name="Preformatted_20_Text"><text:span text:style-name="Source_20_Text">class SharedCSIEncoder(nn.Module): ...</text:span></text:p>
        <text:p text:style-name="Preformatted_20_Text"><text:span text:style-name="Source_20_Text">class PrototypeMemory(nn.Module): ...</text:span></text:p>
        <text:p text:style-name="Preformatted_20_Text"><text:span text:style-name="Source_20_Text">class MMDLoss(nn.Module): ...</text:span></text:p>
        <text:p text:style-name="Preformatted_20_Text"><text:span text:style-name="Source_20_Text">class CORALLoss(nn.Module): ...</text:span></text:p>
        <text:p text:style-name="Preformatted_20_Text"><text:span text:style-name="Source_20_Text">class PairBridgeNet(nn.Module): ...</text:span></text:p>
        <text:p text:style-name="P3"><text:span text:style-name="Source_20_Text">class PairBridgeLoss(nn.Module): ...</text:span></text:p>
      </text:section>
      <text:h text:style-name="Heading_20_3" text:outline-level="3">Hyperparameters</text:h>
      <table:table table:name="Table32" table:style-name="Table32">
        <table:table-column table:style-name="Table32.A"/>
        <table:table-column table:style-name="Table32.B"/>
        <table:table-header-rows>
          <table:table-row>
            <table:table-cell table:style-name="Table32.A1" office:value-type="string">
              <text:p text:style-name="Table_20_Heading">Parameter</text:p>
            </table:table-cell>
            <table:table-cell table:style-name="Table32.A1" office:value-type="string">
              <text:p text:style-name="Table_20_Heading">Value</text:p>
            </table:table-cell>
          </table:table-row>
        </table:table-header-rows>
        <table:table-row>
          <table:table-cell table:style-name="Table32.A1" office:value-type="string">
            <text:p text:style-name="Table_20_Contents">embedding</text:p>
          </table:table-cell>
          <table:table-cell table:style-name="Table32.A1" office:value-type="string">
            <text:p text:style-name="Table_20_Contents">128–256</text:p>
          </table:table-cell>
        </table:table-row>
        <table:table-row>
          <table:table-cell table:style-name="Table32.A1" office:value-type="string">
            <text:p text:style-name="Table_20_Contents">pair loss weight</text:p>
          </table:table-cell>
          <table:table-cell table:style-name="Table32.A1" office:value-type="string">
            <text:p text:style-name="Table_20_Contents">0.1–1.0</text:p>
          </table:table-cell>
        </table:table-row>
        <table:table-row>
          <table:table-cell table:style-name="Table32.A1" office:value-type="string">
            <text:p text:style-name="Table_20_Contents">MMD/CORAL weight</text:p>
          </table:table-cell>
          <table:table-cell table:style-name="Table32.A1" office:value-type="string">
            <text:p text:style-name="Table_20_Contents">0.01–0.2</text:p>
          </table:table-cell>
        </table:table-row>
        <table:table-row>
          <table:table-cell table:style-name="Table32.A1" office:value-type="string">
            <text:p text:style-name="Table_20_Contents">domain loss weight</text:p>
          </table:table-cell>
          <table:table-cell table:style-name="Table32.A1" office:value-type="string">
            <text:p text:style-name="Table_20_Contents">ramp from 0 to 1</text:p>
          </table:table-cell>
        </table:table-row>
        <table:table-row>
          <table:table-cell table:style-name="Table32.A1" office:value-type="string">
            <text:p text:style-name="Table_20_Contents">target few-shot k</text:p>
          </table:table-cell>
          <table:table-cell table:style-name="Table32.A1" office:value-type="string">
            <text:p text:style-name="Table_20_Contents">1, 5, 10, 20</text:p>
          </table:table-cell>
        </table:table-row>
        <table:table-row>
          <table:table-cell table:style-name="Table32.A1" office:value-type="string">
            <text:p text:style-name="Table_20_Contents">source pretraining</text:p>
          </table:table-cell>
          <table:table-cell table:style-name="Table32.A1" office:value-type="string">
            <text:p text:style-name="Table_20_Contents">25 regular subjects</text:p>
          </table:table-cell>
        </table:table-row>
      </table:table>
      <text:h text:style-name="Heading_20_3" text:outline-level="3">Reviewer defense</text:h>
      <text:list text:style-name="L44">
        <text:list-item>
          <text:p text:style-name="P93">Domain shift is physically meaningful. </text:p>
        </text:list-item>
        <text:list-item>
          <text:p text:style-name="P93">Same-subject pairing is unique and exploited. </text:p>
        </text:list-item>
        <text:list-item>
          <text:p text:style-name="P93"><text:soft-page-break/>Claims are limited to cross-configuration adaptation. </text:p>
        </text:list-item>
        <text:list-item>
          <text:p text:style-name="P92">Baselines include standard DA methods. </text:p>
        </text:list-item>
      </text:list>
      <text:p text:style-name="Horizontal_20_Line"/>
      <text:h text:style-name="Heading_20_2" text:outline-level="2">Blueprint 3 — M2CSI-MAE</text:h>
      <text:h text:style-name="Heading_20_3" text:outline-level="3">Mathematical formulation</text:h>
      <text:p text:style-name="Text_20_body">Masking:</text:p>
      <text:section text:style-name="Sect1" text:name="Section52">
        <text:p text:style-name="P1"><text:bookmark text:name="code-block-viewer Copy 51"/><text:span text:style-name="Source_20_Text">M ∈ {0,1}^{T×S×L×C}</text:span></text:p>
        <text:p text:style-name="Preformatted_20_Text"><text:span text:style-name="Source_20_Text">X_visible = X ⊙ M</text:span></text:p>
        <text:p text:style-name="P3"><text:span text:style-name="Source_20_Text">X_masked <text:s/>= X ⊙ (1-M)</text:span></text:p>
      </text:section>
      <text:p text:style-name="Text_20_body">Reconstruction:</text:p>
      <text:section text:style-name="Sect1" text:name="Section53">
        <text:p text:style-name="P1"><text:bookmark text:name="code-block-viewer Copy 52"/><text:span text:style-name="Source_20_Text">X_hat = D(E(X_visible), M)</text:span></text:p>
        <text:p text:style-name="P3"><text:span text:style-name="Source_20_Text">L_rec = ||(X_hat - X) ⊙ (1-M)||₁</text:span></text:p>
      </text:section>
      <text:p text:style-name="Text_20_body">Optional phase derivative:</text:p>
      <text:section text:style-name="Sect1" text:name="Section54">
        <text:p text:style-name="P2"><text:bookmark text:name="code-block-viewer Copy 53"/><text:span text:style-name="Source_20_Text">L_phase = ||Δφ_hat - Δφ||₁</text:span></text:p>
      </text:section>
      <text:p text:style-name="Text_20_body">Fine-tuning:</text:p>
      <text:section text:style-name="Sect1" text:name="Section55">
        <text:p text:style-name="P2"><text:bookmark text:name="code-block-viewer Copy 54"/><text:span text:style-name="Source_20_Text">L_total = L_arc + λ L_supcon</text:span></text:p>
      </text:section>
      <text:h text:style-name="Heading_20_3" text:outline-level="3">Block diagram</text:h>
      <text:section text:style-name="Sect1" text:name="Section56">
        <text:p text:style-name="P1"><text:bookmark text:name="code-block-viewer Copy 55"/><text:span text:style-name="Source_20_Text">CSI tensor</text:span></text:p>
        <text:p text:style-name="Preformatted_20_Text"><text:span text:style-name="Source_20_Text">→ structured mask</text:span></text:p>
        <text:p text:style-name="Preformatted_20_Text"><text:span text:style-name="Source_20_Text">→ visible patch encoder</text:span></text:p>
        <text:p text:style-name="Preformatted_20_Text"><text:span text:style-name="Source_20_Text">→ reconstruction decoder</text:span></text:p>
        <text:p text:style-name="Preformatted_20_Text"><text:span text:style-name="Source_20_Text">→ pretraining</text:span></text:p>
        <text:p text:style-name="Preformatted_20_Text"><text:span text:style-name="Source_20_Text">then:</text:span></text:p>
        <text:p text:style-name="Preformatted_20_Text"><text:span text:style-name="Source_20_Text">encoder</text:span></text:p>
        <text:p text:style-name="P3"><text:span text:style-name="Source_20_Text">→ ArcFace/SupCon identity head</text:span></text:p>
      </text:section>
      <text:h text:style-name="Heading_20_3" text:outline-level="3">Input/output</text:h>
      <text:section text:style-name="Sect1" text:name="Section57">
        <text:p text:style-name="P1"><text:bookmark text:name="code-block-viewer Copy 56"/><text:span text:style-name="Source_20_Text">Input: <text:s/>[B,T,S,L,C]</text:span></text:p>
        <text:p text:style-name="Preformatted_20_Text"><text:span text:style-name="Source_20_Text">Output pretrain: reconstructed [B,T,S,L,C]</text:span></text:p>
        <text:p text:style-name="P3"><text:span text:style-name="Source_20_Text">Output finetune: identity logits [B,25], embedding [B,256]</text:span></text:p>
      </text:section>
      <text:h text:style-name="Heading_20_3" text:outline-level="3">Layer structure</text:h>
      <table:table table:name="Table33" table:style-name="Table33">
        <table:table-column table:style-name="Table33.A"/>
        <table:table-column table:style-name="Table33.B"/>
        <table:table-header-rows>
          <table:table-row>
            <table:table-cell table:style-name="Table33.A1" office:value-type="string">
              <text:p text:style-name="Table_20_Heading">Block</text:p>
            </table:table-cell>
            <table:table-cell table:style-name="Table33.A1" office:value-type="string">
              <text:p text:style-name="Table_20_Heading">Details</text:p>
            </table:table-cell>
          </table:table-row>
        </table:table-header-rows>
        <table:table-row>
          <table:table-cell table:style-name="Table33.A1" office:value-type="string">
            <text:p text:style-name="Table_20_Contents">Patch embedding</text:p>
          </table:table-cell>
          <table:table-cell table:style-name="Table33.A1" office:value-type="string">
            <text:p text:style-name="Table_20_Contents">time × subcarrier × link patches</text:p>
          </table:table-cell>
        </table:table-row>
        <table:table-row>
          <table:table-cell table:style-name="Table33.A1" office:value-type="string">
            <text:p text:style-name="Table_20_Contents">Encoder</text:p>
          </table:table-cell>
          <table:table-cell table:style-name="Table33.A1" office:value-type="string">
            <text:p text:style-name="Table_20_Contents">4–8 Transformer blocks</text:p>
          </table:table-cell>
        </table:table-row>
        <table:table-row>
          <table:table-cell table:style-name="Table33.A1" office:value-type="string">
            <text:p text:style-name="Table_20_Contents">Decoder</text:p>
          </table:table-cell>
          <table:table-cell table:style-name="Table33.A1" office:value-type="string">
            <text:p text:style-name="Table_20_Contents">2–4 lightweight Transformer blocks</text:p>
          </table:table-cell>
        </table:table-row>
        <table:table-row>
          <table:table-cell table:style-name="Table33.A1" office:value-type="string">
            <text:p text:style-name="Table_20_Contents">Reconstruction heads</text:p>
          </table:table-cell>
          <table:table-cell table:style-name="Table33.A1" office:value-type="string">
            <text:p text:style-name="Table_20_Contents">amplitude, phase, derivative</text:p>
          </table:table-cell>
        </table:table-row>
        <table:table-row>
          <table:table-cell table:style-name="Table33.A1" office:value-type="string">
            <text:p text:style-name="Table_20_Contents">Fine-tune head</text:p>
          </table:table-cell>
          <table:table-cell table:style-name="Table33.A1" office:value-type="string">
            <text:p text:style-name="Table_20_Contents">ArcFace</text:p>
          </table:table-cell>
        </table:table-row>
      </table:table>
      <text:h text:style-name="Heading_20_3" text:outline-level="3">Pseudocode</text:h>
      <text:section text:style-name="Sect1" text:name="Section58">
        <text:p text:style-name="P1"><text:bookmark text:name="code-block-viewer Copy 57"/><text:soft-page-break/><text:span text:style-name="Source_20_Text">mask = structured_csi_mask(x)</text:span></text:p>
        <text:p text:style-name="Preformatted_20_Text"><text:span text:style-name="Source_20_Text">visible = x * mask</text:span></text:p>
        <text:p text:style-name="Preformatted_20_Text"><text:span text:style-name="Source_20_Text">latent = encoder(patch_embed(visible, mask))</text:span></text:p>
        <text:p text:style-name="Preformatted_20_Text"><text:span text:style-name="Source_20_Text">x_hat = decoder(latent, mask)</text:span></text:p>
        <text:p text:style-name="Preformatted_20_Text"><text:span text:style-name="Source_20_Text">pretrain_loss = reconstruction_loss(x_hat, x, mask)</text:span></text:p>
        <text:p text:style-name="Preformatted_20_Text"><text:span text:style-name="Source_20_Text"># fine-tune</text:span></text:p>
        <text:p text:style-name="Preformatted_20_Text"><text:span text:style-name="Source_20_Text">z = encoder_no_decoder(x)</text:span></text:p>
        <text:p text:style-name="P3"><text:span text:style-name="Source_20_Text">loss = arcface_loss(z, y) + supcon_loss(z, y)</text:span></text:p>
      </text:section>
      <text:h text:style-name="Heading_20_3" text:outline-level="3">PyTorch modules</text:h>
      <text:section text:style-name="Sect1" text:name="Section59">
        <text:p text:style-name="P1"><text:bookmark text:name="code-block-viewer Copy 58"/><text:span text:style-name="Source_20_Text">class StructuredCSIMasker(nn.Module): ...</text:span></text:p>
        <text:p text:style-name="Preformatted_20_Text"><text:span text:style-name="Source_20_Text">class CSIPatchEmbed(nn.Module): ...</text:span></text:p>
        <text:p text:style-name="Preformatted_20_Text"><text:span text:style-name="Source_20_Text">class MaskedCSIEncoder(nn.Module): ...</text:span></text:p>
        <text:p text:style-name="Preformatted_20_Text"><text:span text:style-name="Source_20_Text">class CSIDecoder(nn.Module): ...</text:span></text:p>
        <text:p text:style-name="Preformatted_20_Text"><text:span text:style-name="Source_20_Text">class M2CSIMAE(nn.Module): ...</text:span></text:p>
        <text:p text:style-name="P3"><text:span text:style-name="Source_20_Text">class MAEPretrainLoss(nn.Module): ...</text:span></text:p>
      </text:section>
      <text:h text:style-name="Heading_20_3" text:outline-level="3">Reviewer defense</text:h>
      <text:list text:style-name="L45">
        <text:list-item>
          <text:p text:style-name="P95">Uses unlabeled CSI efficiently. </text:p>
        </text:list-item>
        <text:list-item>
          <text:p text:style-name="P95">Masking follows CSI physical axes. </text:p>
        </text:list-item>
        <text:list-item>
          <text:p text:style-name="P95">Few-shot evaluation proves value. </text:p>
        </text:list-item>
        <text:list-item>
          <text:p text:style-name="P94">Not presented as an LLM gimmick. </text:p>
        </text:list-item>
      </text:list>
      <text:p text:style-name="Horizontal_20_Line"/>
      <text:h text:style-name="Heading_20_2" text:outline-level="2">Blueprint 4 — Fresnel-HyperGait</text:h>
      <text:h text:style-name="Heading_20_3" text:outline-level="3">Mathematical formulation</text:h>
      <text:p text:style-name="Text_20_body">Construct hypergraph:</text:p>
      <text:section text:style-name="Sect1" text:name="Section60">
        <text:p text:style-name="P1"><text:bookmark text:name="code-block-viewer Copy 59"/><text:span text:style-name="Source_20_Text">G = (V, E)</text:span></text:p>
        <text:p text:style-name="P3"><text:span text:style-name="Source_20_Text">v = token(t, s, l)</text:span></text:p>
      </text:section>
      <text:p text:style-name="Text_20_body">Hyperedges:</text:p>
      <text:section text:style-name="Sect1" text:name="Section61">
        <text:p text:style-name="P1"><text:bookmark text:name="code-block-viewer Copy 60"/><text:span text:style-name="Source_20_Text">E_time: same time patch</text:span></text:p>
        <text:p text:style-name="Preformatted_20_Text"><text:span text:style-name="Source_20_Text">E_subcarrier: neighboring subcarrier bands</text:span></text:p>
        <text:p text:style-name="Preformatted_20_Text"><text:span text:style-name="Source_20_Text">E_link: same antenna link</text:span></text:p>
        <text:p text:style-name="P3"><text:span text:style-name="Source_20_Text">E_setup: setup-specific spatial grouping</text:span></text:p>
      </text:section>
      <text:p text:style-name="Text_20_body">Hypergraph attention:</text:p>
      <text:section text:style-name="Sect1" text:name="Section62">
        <text:p text:style-name="P2"><text:bookmark text:name="code-block-viewer Copy 61"/><text:span text:style-name="Source_20_Text">h_v' = Σ_e∋v α_{v,e} W_e aggregate({h_u | u∈e})</text:span></text:p>
      </text:section>
      <text:p text:style-name="Text_20_body">Loss:</text:p>
      <text:section text:style-name="Sect1" text:name="Section63">
        <text:p text:style-name="P2"><text:bookmark text:name="code-block-viewer Copy 62"/><text:span text:style-name="Source_20_Text">L = L_arc + λ1 L_supcon + λ2 L_graph_smooth + λ3 L_domain</text:span></text:p>
      </text:section>
      <text:h text:style-name="Heading_20_3" text:outline-level="3">Block diagram</text:h>
      <text:section text:style-name="Sect1" text:name="Section64">
        <text:p text:style-name="P1"><text:bookmark text:name="code-block-viewer Copy 63"/><text:span text:style-name="Source_20_Text">CSI tensor</text:span></text:p>
        <text:p text:style-name="Preformatted_20_Text"><text:span text:style-name="Source_20_Text">→ patch tokens</text:span></text:p>
        <text:p text:style-name="Preformatted_20_Text"><text:span text:style-name="Source_20_Text">→ hypergraph construction</text:span></text:p>
        <text:p text:style-name="Preformatted_20_Text"><text:span text:style-name="Source_20_Text">→ hypergraph attention</text:span></text:p>
        <text:p text:style-name="Preformatted_20_Text"><text:span text:style-name="Source_20_Text">→ temporal pooling</text:span></text:p>
        <text:p text:style-name="P3"><text:soft-page-break/><text:span text:style-name="Source_20_Text">→ identity / condition / setup heads</text:span></text:p>
      </text:section>
      <text:h text:style-name="Heading_20_3" text:outline-level="3">Tensor shapes</text:h>
      <text:section text:style-name="Sect1" text:name="Section65">
        <text:p text:style-name="P1"><text:bookmark text:name="code-block-viewer Copy 64"/><text:span text:style-name="Source_20_Text">Input: [B,T,S,L,C]</text:span></text:p>
        <text:p text:style-name="Preformatted_20_Text"><text:span text:style-name="Source_20_Text">Tokens: [B,N,D], N = T_p × S_p × L</text:span></text:p>
        <text:p text:style-name="P3"><text:span text:style-name="Source_20_Text">Output embedding: [B,256]</text:span></text:p>
      </text:section>
      <text:h text:style-name="Heading_20_3" text:outline-level="3">PyTorch modules</text:h>
      <text:section text:style-name="Sect1" text:name="Section66">
        <text:p text:style-name="P1"><text:bookmark text:name="code-block-viewer Copy 65"/><text:span text:style-name="Source_20_Text">class CSIHypergraphBuilder(nn.Module): ...</text:span></text:p>
        <text:p text:style-name="Preformatted_20_Text"><text:span text:style-name="Source_20_Text">class HypergraphAttentionLayer(nn.Module): ...</text:span></text:p>
        <text:p text:style-name="Preformatted_20_Text"><text:span text:style-name="Source_20_Text">class FresnelHyperGaitEncoder(nn.Module): ...</text:span></text:p>
        <text:p text:style-name="Preformatted_20_Text"><text:span text:style-name="Source_20_Text">class HypergraphReadout(nn.Module): ...</text:span></text:p>
        <text:p text:style-name="P3"><text:span text:style-name="Source_20_Text">class FresnelHyperGait(nn.Module): ...</text:span></text:p>
      </text:section>
      <text:h text:style-name="Heading_20_3" text:outline-level="3">Reviewer defense</text:h>
      <text:list text:style-name="L46">
        <text:list-item>
          <text:p text:style-name="P97">CSI is modeled as RF structure, not image. </text:p>
        </text:list-item>
        <text:list-item>
          <text:p text:style-name="P97">Antenna-spread configuration is represented explicitly. </text:p>
        </text:list-item>
        <text:list-item>
          <text:p text:style-name="P96">Hyperedge ablations show which RF relations matter. </text:p>
        </text:list-item>
      </text:list>
      <text:p text:style-name="Horizontal_20_Line"/>
      <text:h text:style-name="Heading_20_2" text:outline-level="2">Blueprint 5 — ProtoRouter-Gait</text:h>
      <text:h text:style-name="Heading_20_3" text:outline-level="3">Mathematical formulation</text:h>
      <text:p text:style-name="Text_20_body">Prototype:</text:p>
      <text:section text:style-name="Sect1" text:name="Section67">
        <text:p text:style-name="P2"><text:bookmark text:name="code-block-viewer Copy 66"/><text:span text:style-name="Source_20_Text">p_y = mean({z_i | y_i = y})</text:span></text:p>
      </text:section>
      <text:p text:style-name="Text_20_body">Condition-adapted prototype:</text:p>
      <text:section text:style-name="Sect1" text:name="Section68">
        <text:p text:style-name="P2"><text:bookmark text:name="code-block-viewer Copy 67"/><text:span text:style-name="Source_20_Text">p_y^{d,c,s} = A_{d,c,s}(p_y)</text:span></text:p>
      </text:section>
      <text:p text:style-name="Text_20_body">Query classification:</text:p>
      <text:section text:style-name="Sect1" text:name="Section69">
        <text:p text:style-name="P2"><text:bookmark text:name="code-block-viewer Copy 68"/><text:span text:style-name="Source_20_Text">P(y|x) = softmax(-dist(z_x, p_y^{d,c,s}))</text:span></text:p>
      </text:section>
      <text:p text:style-name="Text_20_body">Open-set score:</text:p>
      <text:section text:style-name="Sect1" text:name="Section70">
        <text:p text:style-name="P1"><text:bookmark text:name="code-block-viewer Copy 69"/><text:span text:style-name="Source_20_Text">score(x) = max_y cos(z_x, p_y)</text:span></text:p>
        <text:p text:style-name="P3"><text:span text:style-name="Source_20_Text">unknown if score &lt; τ</text:span></text:p>
      </text:section>
      <text:p text:style-name="Text_20_body">Loss:</text:p>
      <text:section text:style-name="Sect1" text:name="Section71">
        <text:p text:style-name="P2"><text:bookmark text:name="code-block-viewer Copy 70"/><text:span text:style-name="Source_20_Text">L = L_proto + λ1 L_triplet + λ2 L_arc + λ3 L_open</text:span></text:p>
      </text:section>
      <text:h text:style-name="Heading_20_3" text:outline-level="3">Pipeline</text:h>
      <text:section text:style-name="Sect1" text:name="Section72">
        <text:p text:style-name="P1"><text:bookmark text:name="code-block-viewer Copy 71"/><text:span text:style-name="Source_20_Text">support CSI samples</text:span></text:p>
        <text:p text:style-name="Preformatted_20_Text"><text:span text:style-name="Source_20_Text">→ encoder</text:span></text:p>
        <text:p text:style-name="Preformatted_20_Text"><text:span text:style-name="Source_20_Text">→ identity prototypes</text:span></text:p>
        <text:p text:style-name="Preformatted_20_Text"><text:span text:style-name="Source_20_Text">→ direction/bag/setup adapters</text:span></text:p>
        <text:p text:style-name="Preformatted_20_Text"><text:span text:style-name="Source_20_Text">→ query classification</text:span></text:p>
        <text:p text:style-name="P3"><text:span text:style-name="Source_20_Text">→ open-set threshold</text:span></text:p>
      </text:section>
      <text:h text:style-name="Heading_20_3" text:outline-level="3"><text:soft-page-break/>Tensor shapes</text:h>
      <text:section text:style-name="Sect1" text:name="Section73">
        <text:p text:style-name="P1"><text:bookmark text:name="code-block-viewer Copy 72"/><text:span text:style-name="Source_20_Text">Support: [N_way,K,T,S,L,C]</text:span></text:p>
        <text:p text:style-name="Preformatted_20_Text"><text:span text:style-name="Source_20_Text">Query: [Q,T,S,L,C]</text:span></text:p>
        <text:p text:style-name="P3"><text:span text:style-name="Source_20_Text">Embedding: [N_way,K,256], [Q,256]</text:span></text:p>
      </text:section>
      <text:h text:style-name="Heading_20_3" text:outline-level="3">PyTorch modules</text:h>
      <text:section text:style-name="Sect1" text:name="Section74">
        <text:p text:style-name="P1"><text:bookmark text:name="code-block-viewer Copy 73"/><text:span text:style-name="Source_20_Text">class EpisodicSampler: ...</text:span></text:p>
        <text:p text:style-name="Preformatted_20_Text"><text:span text:style-name="Source_20_Text">class CSIEmbeddingEncoder(nn.Module): ...</text:span></text:p>
        <text:p text:style-name="Preformatted_20_Text"><text:span text:style-name="Source_20_Text">class ConditionPrototypeAdapter(nn.Module): ...</text:span></text:p>
        <text:p text:style-name="Preformatted_20_Text"><text:span text:style-name="Source_20_Text">class ProtoRouterClassifier(nn.Module): ...</text:span></text:p>
        <text:p text:style-name="P3"><text:span text:style-name="Source_20_Text">class OpenSetThresholdCalibrator: ...</text:span></text:p>
      </text:section>
      <text:h text:style-name="Heading_20_3" text:outline-level="3">Reviewer defense</text:h>
      <text:list text:style-name="L47">
        <text:list-item>
          <text:p text:style-name="P99">Realistic biometric enrollment. </text:p>
        </text:list-item>
        <text:list-item>
          <text:p text:style-name="P99">Directly evaluates 5/10/20-shot recognition. </text:p>
        </text:list-item>
        <text:list-item>
          <text:p text:style-name="P98">Better than closed-set-only classification. </text:p>
        </text:list-item>
      </text:list>
      <text:p text:style-name="Horizontal_20_Line"/>
      <text:h text:style-name="Heading_20_1" text:outline-level="1">PART 8 — Novelty and publishability scoring</text:h>
      <text:p text:style-name="Text_20_body">Scores are reviewer-style estimates, not guarantees.</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column table:style-name="Table34.I"/>
        <table:table-column table:style-name="Table34.J"/>
        <table:table-header-rows>
          <table:table-row>
            <table:table-cell table:style-name="Table34.A1" office:value-type="string">
              <text:p text:style-name="Table_20_Heading">Rank</text:p>
            </table:table-cell>
            <table:table-cell table:style-name="Table34.A1" office:value-type="string">
              <text:p text:style-name="Table_20_Heading">Architecture</text:p>
            </table:table-cell>
            <table:table-cell table:style-name="Table34.A1" office:value-type="string">
              <text:p text:style-name="Table_20_Heading">Type</text:p>
            </table:table-cell>
            <table:table-cell table:style-name="Table34.A1" office:value-type="string">
              <text:p text:style-name="Table_20_Heading">Novelty</text:p>
            </table:table-cell>
            <table:table-cell table:style-name="Table34.A1" office:value-type="string">
              <text:p text:style-name="Table_20_Heading">Depth</text:p>
            </table:table-cell>
            <table:table-cell table:style-name="Table34.A1" office:value-type="string">
              <text:p text:style-name="Table_20_Heading">Dataset fit</text:p>
            </table:table-cell>
            <table:table-cell table:style-name="Table34.A1" office:value-type="string">
              <text:p text:style-name="Table_20_Heading">Feasibility</text:p>
            </table:table-cell>
            <table:table-cell table:style-name="Table34.A1" office:value-type="string">
              <text:p text:style-name="Table_20_Heading">Risk</text:p>
            </table:table-cell>
            <table:table-cell table:style-name="Table34.A1" office:value-type="string">
              <text:p text:style-name="Table_20_Heading">Q1 publishability</text:p>
            </table:table-cell>
            <table:table-cell table:style-name="Table34.A1" office:value-type="string">
              <text:p text:style-name="Table_20_Heading">Verdict</text:p>
            </table:table-cell>
          </table:table-row>
        </table:table-header-rows>
        <table:table-row>
          <table:table-cell table:style-name="Table34.A1" office:value-type="string">
            <text:p text:style-name="Table_20_Contents">1</text:p>
          </table:table-cell>
          <table:table-cell table:style-name="Table34.A1" office:value-type="string">
            <text:p text:style-name="Table_20_Contents"><text:span text:style-name="Strong_20_Emphasis">CID-GaitNet + CycleDIR</text:span></text:p>
          </table:table-cell>
          <table:table-cell table:style-name="Table34.A1" office:value-type="string">
            <text:p text:style-name="Table_20_Contents">New</text:p>
          </table:table-cell>
          <table:table-cell table:style-name="Table34.A1" office:value-type="string">
            <text:p text:style-name="Table_20_Contents">9</text:p>
          </table:table-cell>
          <table:table-cell table:style-name="Table34.A1" office:value-type="string">
            <text:p text:style-name="Table_20_Contents">9</text:p>
          </table:table-cell>
          <table:table-cell table:style-name="Table34.A1" office:value-type="string">
            <text:p text:style-name="Table_20_Contents">10</text:p>
          </table:table-cell>
          <table:table-cell table:style-name="Table34.A1" office:value-type="string">
            <text:p text:style-name="Table_20_Contents">8</text:p>
          </table:table-cell>
          <table:table-cell table:style-name="Table34.A1" office:value-type="string">
            <text:p text:style-name="Table_20_Contents">4</text:p>
          </table:table-cell>
          <table:table-cell table:style-name="Table34.A1" office:value-type="string">
            <text:p text:style-name="Table_20_Contents">9</text:p>
          </table:table-cell>
          <table:table-cell table:style-name="Table34.A1" office:value-type="string">
            <text:p text:style-name="Table_20_Contents">Implement first</text:p>
          </table:table-cell>
        </table:table-row>
        <table:table-row>
          <table:table-cell table:style-name="Table34.A1" office:value-type="string">
            <text:p text:style-name="Table_20_Contents">2</text:p>
          </table:table-cell>
          <table:table-cell table:style-name="Table34.A1" office:value-type="string">
            <text:p text:style-name="Table_20_Contents"><text:span text:style-name="Strong_20_Emphasis">PAIR-BridgeNet</text:span></text:p>
          </table:table-cell>
          <table:table-cell table:style-name="Table34.A1" office:value-type="string">
            <text:p text:style-name="Table_20_Contents">New</text:p>
          </table:table-cell>
          <table:table-cell table:style-name="Table34.A1" office:value-type="string">
            <text:p text:style-name="Table_20_Contents">9</text:p>
          </table:table-cell>
          <table:table-cell table:style-name="Table34.A1" office:value-type="string">
            <text:p text:style-name="Table_20_Contents">9</text:p>
          </table:table-cell>
          <table:table-cell table:style-name="Table34.A1" office:value-type="string">
            <text:p text:style-name="Table_20_Contents">7</text:p>
          </table:table-cell>
          <table:table-cell table:style-name="Table34.A1" office:value-type="string">
            <text:p text:style-name="Table_20_Contents">7</text:p>
          </table:table-cell>
          <table:table-cell table:style-name="Table34.A1" office:value-type="string">
            <text:p text:style-name="Table_20_Contents">7</text:p>
          </table:table-cell>
          <table:table-cell table:style-name="Table34.A1" office:value-type="string">
            <text:p text:style-name="Table_20_Contents">8</text:p>
          </table:table-cell>
          <table:table-cell table:style-name="Table34.A1" office:value-type="string">
            <text:p text:style-name="Table_20_Contents">Best Paper 2, data-limited</text:p>
          </table:table-cell>
        </table:table-row>
        <table:table-row>
          <table:table-cell table:style-name="Table34.A1" office:value-type="string">
            <text:p text:style-name="Table_20_Contents">3</text:p>
          </table:table-cell>
          <table:table-cell table:style-name="Table34.A1" office:value-type="string">
            <text:p text:style-name="Table_20_Contents"><text:span text:style-name="Strong_20_Emphasis">M2CSI-MAE</text:span></text:p>
          </table:table-cell>
          <table:table-cell table:style-name="Table34.A1" office:value-type="string">
            <text:p text:style-name="Table_20_Contents">New/modified SSL</text:p>
          </table:table-cell>
          <table:table-cell table:style-name="Table34.A1" office:value-type="string">
            <text:p text:style-name="Table_20_Contents">8</text:p>
          </table:table-cell>
          <table:table-cell table:style-name="Table34.A1" office:value-type="string">
            <text:p text:style-name="Table_20_Contents">9</text:p>
          </table:table-cell>
          <table:table-cell table:style-name="Table34.A1" office:value-type="string">
            <text:p text:style-name="Table_20_Contents">9</text:p>
          </table:table-cell>
          <table:table-cell table:style-name="Table34.A1" office:value-type="string">
            <text:p text:style-name="Table_20_Contents">8</text:p>
          </table:table-cell>
          <table:table-cell table:style-name="Table34.A1" office:value-type="string">
            <text:p text:style-name="Table_20_Contents">5</text:p>
          </table:table-cell>
          <table:table-cell table:style-name="Table34.A1" office:value-type="string">
            <text:p text:style-name="Table_20_Contents">8.5</text:p>
          </table:table-cell>
          <table:table-cell table:style-name="Table34.A1" office:value-type="string">
            <text:p text:style-name="Table_20_Contents">Strong if few-shot gains appear</text:p>
          </table:table-cell>
        </table:table-row>
        <table:table-row>
          <table:table-cell table:style-name="Table34.A1" office:value-type="string">
            <text:p text:style-name="Table_20_Contents">4</text:p>
          </table:table-cell>
          <table:table-cell table:style-name="Table34.A1" office:value-type="string">
            <text:p text:style-name="Table_20_Contents"><text:span text:style-name="Strong_20_Emphasis">ProtoRouter-Gait</text:span></text:p>
          </table:table-cell>
          <table:table-cell table:style-name="Table34.A1" office:value-type="string">
            <text:p text:style-name="Table_20_Contents">New</text:p>
          </table:table-cell>
          <table:table-cell table:style-name="Table34.A1" office:value-type="string">
            <text:p text:style-name="Table_20_Contents">8</text:p>
          </table:table-cell>
          <table:table-cell table:style-name="Table34.A1" office:value-type="string">
            <text:p text:style-name="Table_20_Contents">8</text:p>
          </table:table-cell>
          <table:table-cell table:style-name="Table34.A1" office:value-type="string">
            <text:p text:style-name="Table_20_Contents">9</text:p>
          </table:table-cell>
          <table:table-cell table:style-name="Table34.A1" office:value-type="string">
            <text:p text:style-name="Table_20_Contents">8</text:p>
          </table:table-cell>
          <table:table-cell table:style-name="Table34.A1" office:value-type="string">
            <text:p text:style-name="Table_20_Contents">5</text:p>
          </table:table-cell>
          <table:table-cell table:style-name="Table34.A1" office:value-type="string">
            <text:p text:style-name="Table_20_Contents">8</text:p>
          </table:table-cell>
          <table:table-cell table:style-name="Table34.A1" office:value-type="string">
            <text:p text:style-name="Table_20_Contents">Strong biometric framing</text:p>
          </table:table-cell>
        </table:table-row>
        <table:table-row>
          <table:table-cell table:style-name="Table34.A1" office:value-type="string">
            <text:p text:style-name="Table_20_Contents">5</text:p>
          </table:table-cell>
          <table:table-cell table:style-name="Table34.A1" office:value-type="string">
            <text:p text:style-name="Table_20_Contents"><text:span text:style-name="Strong_20_Emphasis">Fresnel-HyperGait</text:span></text:p>
          </table:table-cell>
          <table:table-cell table:style-name="Table34.A1" office:value-type="string">
            <text:p text:style-name="Table_20_Contents">New</text:p>
          </table:table-cell>
          <table:table-cell table:style-name="Table34.A1" office:value-type="string">
            <text:p text:style-name="Table_20_Contents">9</text:p>
          </table:table-cell>
          <table:table-cell table:style-name="Table34.A1" office:value-type="string">
            <text:p text:style-name="Table_20_Contents">9</text:p>
          </table:table-cell>
          <table:table-cell table:style-name="Table34.A1" office:value-type="string">
            <text:p text:style-name="Table_20_Contents">7</text:p>
          </table:table-cell>
          <table:table-cell table:style-name="Table34.A1" office:value-type="string">
            <text:p text:style-name="Table_20_Contents">6</text:p>
          </table:table-cell>
          <table:table-cell table:style-name="Table34.A1" office:value-type="string">
            <text:p text:style-name="Table_20_Contents">8</text:p>
          </table:table-cell>
          <table:table-cell table:style-name="Table34.A1" office:value-type="string">
            <text:p text:style-name="Table_20_Contents">7.5</text:p>
          </table:table-cell>
          <table:table-cell table:style-name="Table34.A1" office:value-type="string">
            <text:p text:style-name="Table_20_Contents">Novel but harder</text:p>
          </table:table-cell>
        </table:table-row>
        <table:table-row>
          <table:table-cell table:style-name="Table34.A1" office:value-type="string">
            <text:p text:style-name="Table_20_Contents">6</text:p>
          </table:table-cell>
          <table:table-cell table:style-name="Table34.A1" office:value-type="string">
            <text:p text:style-name="Table_20_Contents"><text:span text:style-name="Strong_20_Emphasis">CSI-Conformer-X</text:span></text:p>
          </table:table-cell>
          <table:table-cell table:style-name="Table34.A1" office:value-type="string">
            <text:p text:style-name="Table_20_Contents">Modified</text:p>
          </table:table-cell>
          <table:table-cell table:style-name="Table34.A1" office:value-type="string">
            <text:p text:style-name="Table_20_Contents">7</text:p>
          </table:table-cell>
          <table:table-cell table:style-name="Table34.A1" office:value-type="string">
            <text:p text:style-name="Table_20_Contents">8</text:p>
          </table:table-cell>
          <table:table-cell table:style-name="Table34.A1" office:value-type="string">
            <text:p text:style-name="Table_20_Contents">9</text:p>
          </table:table-cell>
          <table:table-cell table:style-name="Table34.A1" office:value-type="string">
            <text:p text:style-name="Table_20_Contents">8</text:p>
          </table:table-cell>
          <table:table-cell table:style-name="Table34.A1" office:value-type="string">
            <text:p text:style-name="Table_20_Contents">4</text:p>
          </table:table-cell>
          <table:table-cell table:style-name="Table34.A1" office:value-type="string">
            <text:p text:style-name="Table_20_Contents">7.5</text:p>
          </table:table-cell>
          <table:table-cell table:style-name="Table34.A1" office:value-type="string">
            <text:p text:style-name="Table_20_Contents">Strong backbone</text:p>
          </table:table-cell>
        </table:table-row>
        <table:table-row>
          <table:table-cell table:style-name="Table34.A1" office:value-type="string">
            <text:p text:style-name="Table_20_Contents">7</text:p>
          </table:table-cell>
          <table:table-cell table:style-name="Table34.A1" office:value-type="string">
            <text:p text:style-name="Table_20_Contents"><text:span text:style-name="Strong_20_Emphasis">Hard-Covariate Triplet GaitNet</text:span></text:p>
          </table:table-cell>
          <table:table-cell table:style-name="Table34.A1" office:value-type="string">
            <text:p text:style-name="Table_20_Contents">Modified</text:p>
          </table:table-cell>
          <table:table-cell table:style-name="Table34.A1" office:value-type="string">
            <text:p text:style-name="Table_20_Contents">7</text:p>
          </table:table-cell>
          <table:table-cell table:style-name="Table34.A1" office:value-type="string">
            <text:p text:style-name="Table_20_Contents">8</text:p>
          </table:table-cell>
          <table:table-cell table:style-name="Table34.A1" office:value-type="string">
            <text:p text:style-name="Table_20_Contents">10</text:p>
          </table:table-cell>
          <table:table-cell table:style-name="Table34.A1" office:value-type="string">
            <text:p text:style-name="Table_20_Contents">8</text:p>
          </table:table-cell>
          <table:table-cell table:style-name="Table34.A1" office:value-type="string">
            <text:p text:style-name="Table_20_Contents">4</text:p>
          </table:table-cell>
          <table:table-cell table:style-name="Table34.A1" office:value-type="string">
            <text:p text:style-name="Table_20_Contents">7.5</text:p>
          </table:table-cell>
          <table:table-cell table:style-name="Table34.A1" office:value-type="string">
            <text:p text:style-name="Table_20_Contents">Good open-set model</text:p>
          </table:table-cell>
        </table:table-row>
        <table:table-row>
          <table:table-cell table:style-name="Table34.A1" office:value-type="string">
            <text:p text:style-name="Table_20_Contents">8</text:p>
          </table:table-cell>
          <table:table-cell table:style-name="Table34.A1" office:value-type="string">
            <text:p text:style-name="Table_20_Contents"><text:span text:style-name="Strong_20_Emphasis">Multi-Condition SupCon CSI</text:span></text:p>
          </table:table-cell>
          <table:table-cell table:style-name="Table34.A1" office:value-type="string">
            <text:p text:style-name="Table_20_Contents">Modified</text:p>
          </table:table-cell>
          <table:table-cell table:style-name="Table34.A1" office:value-type="string">
            <text:p text:style-name="Table_20_Contents">7</text:p>
          </table:table-cell>
          <table:table-cell table:style-name="Table34.A1" office:value-type="string">
            <text:p text:style-name="Table_20_Contents">8</text:p>
          </table:table-cell>
          <table:table-cell table:style-name="Table34.A1" office:value-type="string">
            <text:p text:style-name="Table_20_Contents">10</text:p>
          </table:table-cell>
          <table:table-cell table:style-name="Table34.A1" office:value-type="string">
            <text:p text:style-name="Table_20_Contents">9</text:p>
          </table:table-cell>
          <table:table-cell table:style-name="Table34.A1" office:value-type="string">
            <text:p text:style-name="Table_20_Contents">3</text:p>
          </table:table-cell>
          <table:table-cell table:style-name="Table34.A1" office:value-type="string">
            <text:p text:style-name="Table_20_Contents">7.5</text:p>
          </table:table-cell>
          <table:table-cell table:style-name="Table34.A1" office:value-type="string">
            <text:p text:style-name="Table_20_Contents">Excellent practical choice</text:p>
          </table:table-cell>
        </table:table-row>
        <table:table-row>
          <table:table-cell table:style-name="Table34.A1" office:value-type="string">
            <text:p text:style-name="Table_20_Contents">9</text:p>
          </table:table-cell>
          <table:table-cell table:style-name="Table34.A1" office:value-type="string">
            <text:p text:style-name="Table_20_Contents"><text:span text:style-name="Strong_20_Emphasis">CSI-CausalGait</text:span></text:p>
          </table:table-cell>
          <table:table-cell table:style-name="Table34.A1" office:value-type="string">
            <text:p text:style-name="Table_20_Contents">New</text:p>
          </table:table-cell>
          <table:table-cell table:style-name="Table34.A1" office:value-type="string">
            <text:p text:style-name="Table_20_Contents">9</text:p>
          </table:table-cell>
          <table:table-cell table:style-name="Table34.A1" office:value-type="string">
            <text:p text:style-name="Table_20_Contents">9</text:p>
          </table:table-cell>
          <table:table-cell table:style-name="Table34.A1" office:value-type="string">
            <text:p text:style-name="Table_20_Contents">8</text:p>
          </table:table-cell>
          <table:table-cell table:style-name="Table34.A1" office:value-type="string">
            <text:p text:style-name="Table_20_Contents">6</text:p>
          </table:table-cell>
          <table:table-cell table:style-name="Table34.A1" office:value-type="string">
            <text:p text:style-name="Table_20_Contents">8</text:p>
          </table:table-cell>
          <table:table-cell table:style-name="Table34.A1" office:value-type="string">
            <text:p text:style-name="Table_20_Contents">7</text:p>
          </table:table-cell>
          <table:table-cell table:style-name="Table34.A1" office:value-type="string">
            <text:p text:style-name="Table_20_Contents">Strong but risky</text:p>
          </table:table-cell>
        </table:table-row>
        <table:table-row>
          <table:table-cell table:style-name="Table34.A1" office:value-type="string">
            <text:p text:style-name="Table_20_Contents">10</text:p>
          </table:table-cell>
          <table:table-cell table:style-name="Table34.A1" office:value-type="string">
            <text:p text:style-name="Table_20_Contents"><text:span text:style-name="Strong_20_Emphasis">Aperture-MoE</text:span></text:p>
          </table:table-cell>
          <table:table-cell table:style-name="Table34.A1" office:value-type="string">
            <text:p text:style-name="Table_20_Contents">New</text:p>
          </table:table-cell>
          <table:table-cell table:style-name="Table34.A1" office:value-type="string">
            <text:p text:style-name="Table_20_Contents">8</text:p>
          </table:table-cell>
          <table:table-cell table:style-name="Table34.A1" office:value-type="string">
            <text:p text:style-name="Table_20_Contents">8</text:p>
          </table:table-cell>
          <table:table-cell table:style-name="Table34.A1" office:value-type="string">
            <text:p text:style-name="Table_20_Contents">6</text:p>
          </table:table-cell>
          <table:table-cell table:style-name="Table34.A1" office:value-type="string">
            <text:p text:style-name="Table_20_Contents">7</text:p>
          </table:table-cell>
          <table:table-cell table:style-name="Table34.A1" office:value-type="string">
            <text:p text:style-name="Table_20_Contents">7</text:p>
          </table:table-cell>
          <table:table-cell table:style-name="Table34.A1" office:value-type="string">
            <text:p text:style-name="Table_20_Contents">7</text:p>
          </table:table-cell>
          <table:table-cell table:style-name="Table34.A1" office:value-type="string">
            <text:p text:style-name="Table_20_Contents">Save for Paper 2</text:p>
          </table:table-cell>
        </table:table-row>
        <text:soft-page-break/>
        <table:table-row>
          <table:table-cell table:style-name="Table34.A1" office:value-type="string">
            <text:p text:style-name="Table_20_Contents">11</text:p>
          </table:table-cell>
          <table:table-cell table:style-name="Table34.A1" office:value-type="string">
            <text:p text:style-name="Table_20_Contents"><text:span text:style-name="Strong_20_Emphasis">PatchTST-CSI</text:span></text:p>
          </table:table-cell>
          <table:table-cell table:style-name="Table34.A1" office:value-type="string">
            <text:p text:style-name="Table_20_Contents">Modified</text:p>
          </table:table-cell>
          <table:table-cell table:style-name="Table34.A1" office:value-type="string">
            <text:p text:style-name="Table_20_Contents">6</text:p>
          </table:table-cell>
          <table:table-cell table:style-name="Table34.A1" office:value-type="string">
            <text:p text:style-name="Table_20_Contents">7</text:p>
          </table:table-cell>
          <table:table-cell table:style-name="Table34.A1" office:value-type="string">
            <text:p text:style-name="Table_20_Contents">8</text:p>
          </table:table-cell>
          <table:table-cell table:style-name="Table34.A1" office:value-type="string">
            <text:p text:style-name="Table_20_Contents">8</text:p>
          </table:table-cell>
          <table:table-cell table:style-name="Table34.A1" office:value-type="string">
            <text:p text:style-name="Table_20_Contents">4</text:p>
          </table:table-cell>
          <table:table-cell table:style-name="Table34.A1" office:value-type="string">
            <text:p text:style-name="Table_20_Contents">6.5</text:p>
          </table:table-cell>
          <table:table-cell table:style-name="Table34.A1" office:value-type="string">
            <text:p text:style-name="Table_20_Contents">Good baseline-plus</text:p>
          </table:table-cell>
        </table:table-row>
        <table:table-row>
          <table:table-cell table:style-name="Table34.A1" office:value-type="string">
            <text:p text:style-name="Table_20_Contents">12</text:p>
          </table:table-cell>
          <table:table-cell table:style-name="Table34.A1" office:value-type="string">
            <text:p text:style-name="Table_20_Contents"><text:span text:style-name="Strong_20_Emphasis">Antenna-Subcarrier GaitGNN</text:span></text:p>
          </table:table-cell>
          <table:table-cell table:style-name="Table34.A1" office:value-type="string">
            <text:p text:style-name="Table_20_Contents">Modified</text:p>
          </table:table-cell>
          <table:table-cell table:style-name="Table34.A1" office:value-type="string">
            <text:p text:style-name="Table_20_Contents">8</text:p>
          </table:table-cell>
          <table:table-cell table:style-name="Table34.A1" office:value-type="string">
            <text:p text:style-name="Table_20_Contents">8</text:p>
          </table:table-cell>
          <table:table-cell table:style-name="Table34.A1" office:value-type="string">
            <text:p text:style-name="Table_20_Contents">7</text:p>
          </table:table-cell>
          <table:table-cell table:style-name="Table34.A1" office:value-type="string">
            <text:p text:style-name="Table_20_Contents">6</text:p>
          </table:table-cell>
          <table:table-cell table:style-name="Table34.A1" office:value-type="string">
            <text:p text:style-name="Table_20_Contents">7</text:p>
          </table:table-cell>
          <table:table-cell table:style-name="Table34.A1" office:value-type="string">
            <text:p text:style-name="Table_20_Contents">6.5</text:p>
          </table:table-cell>
          <table:table-cell table:style-name="Table34.A1" office:value-type="string">
            <text:p text:style-name="Table_20_Contents">Needs metadata</text:p>
          </table:table-cell>
        </table:table-row>
        <table:table-row>
          <table:table-cell table:style-name="Table34.A1" office:value-type="string">
            <text:p text:style-name="Table_20_Contents">13</text:p>
          </table:table-cell>
          <table:table-cell table:style-name="Table34.A1" office:value-type="string">
            <text:p text:style-name="Table_20_Contents"><text:span text:style-name="Strong_20_Emphasis">Condition-Aware CSI-MAE</text:span></text:p>
          </table:table-cell>
          <table:table-cell table:style-name="Table34.A1" office:value-type="string">
            <text:p text:style-name="Table_20_Contents">Modified</text:p>
          </table:table-cell>
          <table:table-cell table:style-name="Table34.A1" office:value-type="string">
            <text:p text:style-name="Table_20_Contents">7</text:p>
          </table:table-cell>
          <table:table-cell table:style-name="Table34.A1" office:value-type="string">
            <text:p text:style-name="Table_20_Contents">8</text:p>
          </table:table-cell>
          <table:table-cell table:style-name="Table34.A1" office:value-type="string">
            <text:p text:style-name="Table_20_Contents">9</text:p>
          </table:table-cell>
          <table:table-cell table:style-name="Table34.A1" office:value-type="string">
            <text:p text:style-name="Table_20_Contents">8</text:p>
          </table:table-cell>
          <table:table-cell table:style-name="Table34.A1" office:value-type="string">
            <text:p text:style-name="Table_20_Contents">5</text:p>
          </table:table-cell>
          <table:table-cell table:style-name="Table34.A1" office:value-type="string">
            <text:p text:style-name="Table_20_Contents">7.5</text:p>
          </table:table-cell>
          <table:table-cell table:style-name="Table34.A1" office:value-type="string">
            <text:p text:style-name="Table_20_Contents">Close to M2CSI-MAE</text:p>
          </table:table-cell>
        </table:table-row>
        <table:table-row>
          <table:table-cell table:style-name="Table34.A1" office:value-type="string">
            <text:p text:style-name="Table_20_Contents">14</text:p>
          </table:table-cell>
          <table:table-cell table:style-name="Table34.A1" office:value-type="string">
            <text:p text:style-name="Table_20_Contents"><text:span text:style-name="Strong_20_Emphasis">Direction-Equivariant TCN</text:span></text:p>
          </table:table-cell>
          <table:table-cell table:style-name="Table34.A1" office:value-type="string">
            <text:p text:style-name="Table_20_Contents">Modified</text:p>
          </table:table-cell>
          <table:table-cell table:style-name="Table34.A1" office:value-type="string">
            <text:p text:style-name="Table_20_Contents">7</text:p>
          </table:table-cell>
          <table:table-cell table:style-name="Table34.A1" office:value-type="string">
            <text:p text:style-name="Table_20_Contents">7</text:p>
          </table:table-cell>
          <table:table-cell table:style-name="Table34.A1" office:value-type="string">
            <text:p text:style-name="Table_20_Contents">10</text:p>
          </table:table-cell>
          <table:table-cell table:style-name="Table34.A1" office:value-type="string">
            <text:p text:style-name="Table_20_Contents">8</text:p>
          </table:table-cell>
          <table:table-cell table:style-name="Table34.A1" office:value-type="string">
            <text:p text:style-name="Table_20_Contents">4</text:p>
          </table:table-cell>
          <table:table-cell table:style-name="Table34.A1" office:value-type="string">
            <text:p text:style-name="Table_20_Contents">7</text:p>
          </table:table-cell>
          <table:table-cell table:style-name="Table34.A1" office:value-type="string">
            <text:p text:style-name="Table_20_Contents">Good ablation/backbone</text:p>
          </table:table-cell>
        </table:table-row>
        <table:table-row>
          <table:table-cell table:style-name="Table34.A1" office:value-type="string">
            <text:p text:style-name="Table_20_Contents">15</text:p>
          </table:table-cell>
          <table:table-cell table:style-name="Table34.A1" office:value-type="string">
            <text:p text:style-name="Table_20_Contents"><text:span text:style-name="Strong_20_Emphasis">Covariate-Paired Siamese CSI-Net</text:span></text:p>
          </table:table-cell>
          <table:table-cell table:style-name="Table34.A1" office:value-type="string">
            <text:p text:style-name="Table_20_Contents">Modified</text:p>
          </table:table-cell>
          <table:table-cell table:style-name="Table34.A1" office:value-type="string">
            <text:p text:style-name="Table_20_Contents">6</text:p>
          </table:table-cell>
          <table:table-cell table:style-name="Table34.A1" office:value-type="string">
            <text:p text:style-name="Table_20_Contents">7</text:p>
          </table:table-cell>
          <table:table-cell table:style-name="Table34.A1" office:value-type="string">
            <text:p text:style-name="Table_20_Contents">9</text:p>
          </table:table-cell>
          <table:table-cell table:style-name="Table34.A1" office:value-type="string">
            <text:p text:style-name="Table_20_Contents">8</text:p>
          </table:table-cell>
          <table:table-cell table:style-name="Table34.A1" office:value-type="string">
            <text:p text:style-name="Table_20_Contents">4</text:p>
          </table:table-cell>
          <table:table-cell table:style-name="Table34.A1" office:value-type="string">
            <text:p text:style-name="Table_20_Contents">6.5</text:p>
          </table:table-cell>
          <table:table-cell table:style-name="Table34.A1" office:value-type="string">
            <text:p text:style-name="Table_20_Contents">Good verification baseline</text:p>
          </table:table-cell>
        </table:table-row>
        <table:table-row>
          <table:table-cell table:style-name="Table34.A1" office:value-type="string">
            <text:p text:style-name="Table_20_Contents">16</text:p>
          </table:table-cell>
          <table:table-cell table:style-name="Table34.A1" office:value-type="string">
            <text:p text:style-name="Table_20_Contents"><text:span text:style-name="Strong_20_Emphasis">CSI Tubelet ViT</text:span></text:p>
          </table:table-cell>
          <table:table-cell table:style-name="Table34.A1" office:value-type="string">
            <text:p text:style-name="Table_20_Contents">Modified</text:p>
          </table:table-cell>
          <table:table-cell table:style-name="Table34.A1" office:value-type="string">
            <text:p text:style-name="Table_20_Contents">6</text:p>
          </table:table-cell>
          <table:table-cell table:style-name="Table34.A1" office:value-type="string">
            <text:p text:style-name="Table_20_Contents">7</text:p>
          </table:table-cell>
          <table:table-cell table:style-name="Table34.A1" office:value-type="string">
            <text:p text:style-name="Table_20_Contents">8</text:p>
          </table:table-cell>
          <table:table-cell table:style-name="Table34.A1" office:value-type="string">
            <text:p text:style-name="Table_20_Contents">7</text:p>
          </table:table-cell>
          <table:table-cell table:style-name="Table34.A1" office:value-type="string">
            <text:p text:style-name="Table_20_Contents">5</text:p>
          </table:table-cell>
          <table:table-cell table:style-name="Table34.A1" office:value-type="string">
            <text:p text:style-name="Table_20_Contents">6</text:p>
          </table:table-cell>
          <table:table-cell table:style-name="Table34.A1" office:value-type="string">
            <text:p text:style-name="Table_20_Contents">Needs more than tokenization</text:p>
          </table:table-cell>
        </table:table-row>
        <table:table-row>
          <table:table-cell table:style-name="Table34.A1" office:value-type="string">
            <text:p text:style-name="Table_20_Contents">17</text:p>
          </table:table-cell>
          <table:table-cell table:style-name="Table34.A1" office:value-type="string">
            <text:p text:style-name="Table_20_Contents"><text:span text:style-name="Strong_20_Emphasis">Subcarrier-Separable CSI-ResCNN</text:span></text:p>
          </table:table-cell>
          <table:table-cell table:style-name="Table34.A1" office:value-type="string">
            <text:p text:style-name="Table_20_Contents">Modified</text:p>
          </table:table-cell>
          <table:table-cell table:style-name="Table34.A1" office:value-type="string">
            <text:p text:style-name="Table_20_Contents">5</text:p>
          </table:table-cell>
          <table:table-cell table:style-name="Table34.A1" office:value-type="string">
            <text:p text:style-name="Table_20_Contents">6</text:p>
          </table:table-cell>
          <table:table-cell table:style-name="Table34.A1" office:value-type="string">
            <text:p text:style-name="Table_20_Contents">9</text:p>
          </table:table-cell>
          <table:table-cell table:style-name="Table34.A1" office:value-type="string">
            <text:p text:style-name="Table_20_Contents">9</text:p>
          </table:table-cell>
          <table:table-cell table:style-name="Table34.A1" office:value-type="string">
            <text:p text:style-name="Table_20_Contents">3</text:p>
          </table:table-cell>
          <table:table-cell table:style-name="Table34.A1" office:value-type="string">
            <text:p text:style-name="Table_20_Contents">6</text:p>
          </table:table-cell>
          <table:table-cell table:style-name="Table34.A1" office:value-type="string">
            <text:p text:style-name="Table_20_Contents">Strong baseline, not main novelty</text:p>
          </table:table-cell>
        </table:table-row>
        <table:table-row>
          <table:table-cell table:style-name="Table34.A1" office:value-type="string">
            <text:p text:style-name="Table_20_Contents">18</text:p>
          </table:table-cell>
          <table:table-cell table:style-name="Table34.A1" office:value-type="string">
            <text:p text:style-name="Table_20_Contents"><text:span text:style-name="Strong_20_Emphasis">GaitCycle ConvGRU</text:span></text:p>
          </table:table-cell>
          <table:table-cell table:style-name="Table34.A1" office:value-type="string">
            <text:p text:style-name="Table_20_Contents">Modified</text:p>
          </table:table-cell>
          <table:table-cell table:style-name="Table34.A1" office:value-type="string">
            <text:p text:style-name="Table_20_Contents">5</text:p>
          </table:table-cell>
          <table:table-cell table:style-name="Table34.A1" office:value-type="string">
            <text:p text:style-name="Table_20_Contents">6</text:p>
          </table:table-cell>
          <table:table-cell table:style-name="Table34.A1" office:value-type="string">
            <text:p text:style-name="Table_20_Contents">9</text:p>
          </table:table-cell>
          <table:table-cell table:style-name="Table34.A1" office:value-type="string">
            <text:p text:style-name="Table_20_Contents">8</text:p>
          </table:table-cell>
          <table:table-cell table:style-name="Table34.A1" office:value-type="string">
            <text:p text:style-name="Table_20_Contents">3</text:p>
          </table:table-cell>
          <table:table-cell table:style-name="Table34.A1" office:value-type="string">
            <text:p text:style-name="Table_20_Contents">5.5</text:p>
          </table:table-cell>
          <table:table-cell table:style-name="Table34.A1" office:value-type="string">
            <text:p text:style-name="Table_20_Contents">Baseline-level</text:p>
          </table:table-cell>
        </table:table-row>
        <table:table-row>
          <table:table-cell table:style-name="Table34.A1" office:value-type="string">
            <text:p text:style-name="Table_20_Contents">19</text:p>
          </table:table-cell>
          <table:table-cell table:style-name="Table34.A1" office:value-type="string">
            <text:p text:style-name="Table_20_Contents"><text:span text:style-name="Strong_20_Emphasis">Multi-Scale CSI-InceptionNet</text:span></text:p>
          </table:table-cell>
          <table:table-cell table:style-name="Table34.A1" office:value-type="string">
            <text:p text:style-name="Table_20_Contents">Modified</text:p>
          </table:table-cell>
          <table:table-cell table:style-name="Table34.A1" office:value-type="string">
            <text:p text:style-name="Table_20_Contents">5</text:p>
          </table:table-cell>
          <table:table-cell table:style-name="Table34.A1" office:value-type="string">
            <text:p text:style-name="Table_20_Contents">6</text:p>
          </table:table-cell>
          <table:table-cell table:style-name="Table34.A1" office:value-type="string">
            <text:p text:style-name="Table_20_Contents">8</text:p>
          </table:table-cell>
          <table:table-cell table:style-name="Table34.A1" office:value-type="string">
            <text:p text:style-name="Table_20_Contents">9</text:p>
          </table:table-cell>
          <table:table-cell table:style-name="Table34.A1" office:value-type="string">
            <text:p text:style-name="Table_20_Contents">3</text:p>
          </table:table-cell>
          <table:table-cell table:style-name="Table34.A1" office:value-type="string">
            <text:p text:style-name="Table_20_Contents">5.5</text:p>
          </table:table-cell>
          <table:table-cell table:style-name="Table34.A1" office:value-type="string">
            <text:p text:style-name="Table_20_Contents">Good baseline</text:p>
          </table:table-cell>
        </table:table-row>
        <table:table-row>
          <table:table-cell table:style-name="Table34.A1" office:value-type="string">
            <text:p text:style-name="Table_20_Contents">20</text:p>
          </table:table-cell>
          <table:table-cell table:style-name="Table34.A1" office:value-type="string">
            <text:p text:style-name="Table_20_Contents"><text:span text:style-name="Strong_20_Emphasis">Shifted CSI-Window Transformer</text:span></text:p>
          </table:table-cell>
          <table:table-cell table:style-name="Table34.A1" office:value-type="string">
            <text:p text:style-name="Table_20_Contents">Modified</text:p>
          </table:table-cell>
          <table:table-cell table:style-name="Table34.A1" office:value-type="string">
            <text:p text:style-name="Table_20_Contents">6</text:p>
          </table:table-cell>
          <table:table-cell table:style-name="Table34.A1" office:value-type="string">
            <text:p text:style-name="Table_20_Contents">7</text:p>
          </table:table-cell>
          <table:table-cell table:style-name="Table34.A1" office:value-type="string">
            <text:p text:style-name="Table_20_Contents">7</text:p>
          </table:table-cell>
          <table:table-cell table:style-name="Table34.A1" office:value-type="string">
            <text:p text:style-name="Table_20_Contents">6</text:p>
          </table:table-cell>
          <table:table-cell table:style-name="Table34.A1" office:value-type="string">
            <text:p text:style-name="Table_20_Contents">6</text:p>
          </table:table-cell>
          <table:table-cell table:style-name="Table34.A1" office:value-type="string">
            <text:p text:style-name="Table_20_Contents">5.5</text:p>
          </table:table-cell>
          <table:table-cell table:style-name="Table34.A1" office:value-type="string">
            <text:p text:style-name="Table_20_Contents">Risk of looking like Swin copy</text:p>
          </table:table-cell>
        </table:table-row>
        <table:table-row>
          <table:table-cell table:style-name="Table34.A1" office:value-type="string">
            <text:p text:style-name="Table_20_Contents">21</text:p>
          </table:table-cell>
          <table:table-cell table:style-name="Table34.A1" office:value-type="string">
            <text:p text:style-name="Table_20_Contents"><text:span text:style-name="Strong_20_Emphasis">EdgeCSI-GaitLite</text:span></text:p>
          </table:table-cell>
          <table:table-cell table:style-name="Table34.A1" office:value-type="string">
            <text:p text:style-name="Table_20_Contents">Modified</text:p>
          </table:table-cell>
          <table:table-cell table:style-name="Table34.A1" office:value-type="string">
            <text:p text:style-name="Table_20_Contents">5</text:p>
          </table:table-cell>
          <table:table-cell table:style-name="Table34.A1" office:value-type="string">
            <text:p text:style-name="Table_20_Contents">6</text:p>
          </table:table-cell>
          <table:table-cell table:style-name="Table34.A1" office:value-type="string">
            <text:p text:style-name="Table_20_Contents">8</text:p>
          </table:table-cell>
          <table:table-cell table:style-name="Table34.A1" office:value-type="string">
            <text:p text:style-name="Table_20_Contents">9</text:p>
          </table:table-cell>
          <table:table-cell table:style-name="Table34.A1" office:value-type="string">
            <text:p text:style-name="Table_20_Contents">3</text:p>
          </table:table-cell>
          <table:table-cell table:style-name="Table34.A1" office:value-type="string">
            <text:p text:style-name="Table_20_Contents">5.5</text:p>
          </table:table-cell>
          <table:table-cell table:style-name="Table34.A1" office:value-type="string">
            <text:p text:style-name="Table_20_Contents">Good secondary contribution</text:p>
          </table:table-cell>
        </table:table-row>
        <table:table-row>
          <table:table-cell table:style-name="Table34.A1" office:value-type="string">
            <text:p text:style-name="Table_20_Contents">22</text:p>
          </table:table-cell>
          <table:table-cell table:style-name="Table34.A1" office:value-type="string">
            <text:p text:style-name="Table_20_Contents"><text:span text:style-name="Strong_20_Emphasis">CSI-GPT-Predictor</text:span></text:p>
          </table:table-cell>
          <table:table-cell table:style-name="Table34.A1" office:value-type="string">
            <text:p text:style-name="Table_20_Contents">LLM-inspired</text:p>
          </table:table-cell>
          <table:table-cell table:style-name="Table34.A1" office:value-type="string">
            <text:p text:style-name="Table_20_Contents">6</text:p>
          </table:table-cell>
          <table:table-cell table:style-name="Table34.A1" office:value-type="string">
            <text:p text:style-name="Table_20_Contents">7</text:p>
          </table:table-cell>
          <table:table-cell table:style-name="Table34.A1" office:value-type="string">
            <text:p text:style-name="Table_20_Contents">7</text:p>
          </table:table-cell>
          <table:table-cell table:style-name="Table34.A1" office:value-type="string">
            <text:p text:style-name="Table_20_Contents">6</text:p>
          </table:table-cell>
          <table:table-cell table:style-name="Table34.A1" office:value-type="string">
            <text:p text:style-name="Table_20_Contents">7</text:p>
          </table:table-cell>
          <table:table-cell table:style-name="Table34.A1" office:value-type="string">
            <text:p text:style-name="Table_20_Contents">5.5</text:p>
          </table:table-cell>
          <table:table-cell table:style-name="Table34.A1" office:value-type="string">
            <text:p text:style-name="Table_20_Contents">Use only as SSL auxiliary</text:p>
          </table:table-cell>
        </table:table-row>
        <table:table-row>
          <table:table-cell table:style-name="Table34.A1" office:value-type="string">
            <text:p text:style-name="Table_20_Contents">23</text:p>
          </table:table-cell>
          <table:table-cell table:style-name="Table34.A1" office:value-type="string">
            <text:p text:style-name="Table_20_Contents"><text:span text:style-name="Strong_20_Emphasis">CSI Codebook Transformer</text:span></text:p>
          </table:table-cell>
          <table:table-cell table:style-name="Table34.A1" office:value-type="string">
            <text:p text:style-name="Table_20_Contents">LLM-inspired</text:p>
          </table:table-cell>
          <table:table-cell table:style-name="Table34.A1" office:value-type="string">
            <text:p text:style-name="Table_20_Contents">7</text:p>
          </table:table-cell>
          <table:table-cell table:style-name="Table34.A1" office:value-type="string">
            <text:p text:style-name="Table_20_Contents">8</text:p>
          </table:table-cell>
          <table:table-cell table:style-name="Table34.A1" office:value-type="string">
            <text:p text:style-name="Table_20_Contents">7</text:p>
          </table:table-cell>
          <table:table-cell table:style-name="Table34.A1" office:value-type="string">
            <text:p text:style-name="Table_20_Contents">5</text:p>
          </table:table-cell>
          <table:table-cell table:style-name="Table34.A1" office:value-type="string">
            <text:p text:style-name="Table_20_Contents">8</text:p>
          </table:table-cell>
          <table:table-cell table:style-name="Table34.A1" office:value-type="string">
            <text:p text:style-name="Table_20_Contents">5.5</text:p>
          </table:table-cell>
          <table:table-cell table:style-name="Table34.A1" office:value-type="string">
            <text:p text:style-name="Table_20_Contents">Interesting but risky</text:p>
          </table:table-cell>
        </table:table-row>
        <table:table-row>
          <table:table-cell table:style-name="Table34.A1" office:value-type="string">
            <text:p text:style-name="Table_20_Contents">24</text:p>
          </table:table-cell>
          <table:table-cell table:style-name="Table34.A1" office:value-type="string">
            <text:p text:style-name="Table_20_Contents"><text:span text:style-name="Strong_20_Emphasis">Pure LLM CSI classifier</text:span></text:p>
          </table:table-cell>
          <table:table-cell table:style-name="Table34.A1" office:value-type="string">
            <text:p text:style-name="Table_20_Contents">LLM</text:p>
          </table:table-cell>
          <table:table-cell table:style-name="Table34.A1" office:value-type="string">
            <text:p text:style-name="Table_20_Contents">2</text:p>
          </table:table-cell>
          <table:table-cell table:style-name="Table34.A1" office:value-type="string">
            <text:p text:style-name="Table_20_Contents">2</text:p>
          </table:table-cell>
          <table:table-cell table:style-name="Table34.A1" office:value-type="string">
            <text:p text:style-name="Table_20_Contents">2</text:p>
          </table:table-cell>
          <table:table-cell table:style-name="Table34.A1" office:value-type="string">
            <text:p text:style-name="Table_20_Contents">4</text:p>
          </table:table-cell>
          <table:table-cell table:style-name="Table34.A1" office:value-type="string">
            <text:p text:style-name="Table_20_Contents">10</text:p>
          </table:table-cell>
          <table:table-cell table:style-name="Table34.A1" office:value-type="string">
            <text:p text:style-name="Table_20_Contents">1</text:p>
          </table:table-cell>
          <table:table-cell table:style-name="Table34.A1" office:value-type="string">
            <text:p text:style-name="Table_20_Contents">Avoid</text:p>
          </table:table-cell>
        </table:table-row>
      </table:table>
      <text:h text:style-name="Heading_20_2" text:outline-level="2">Too weak</text:h>
      <text:list text:style-name="L48">
        <text:list-item>
          <text:p text:style-name="P101">Plain CNN-LSTM. </text:p>
        </text:list-item>
        <text:list-item>
          <text:p text:style-name="P101">Plain Transformer. </text:p>
        </text:list-item>
        <text:list-item>
          <text:p text:style-name="P101">Plain ViT on spectrogram. </text:p>
        </text:list-item>
        <text:list-item>
          <text:p text:style-name="P101">Simple attention CNN. </text:p>
        </text:list-item>
        <text:list-item>
          <text:p text:style-name="P100">Softmax-only classifier. </text:p>
        </text:list-item>
      </text:list>
      <text:h text:style-name="Heading_20_2" text:outline-level="2">Too risky</text:h>
      <text:list text:style-name="L49">
        <text:list-item>
          <text:p text:style-name="P103">Pure LLM classifier. </text:p>
        </text:list-item>
        <text:list-item>
          <text:p text:style-name="P103">Large MoE with only 500 modified samples. </text:p>
        </text:list-item>
        <text:list-item>
          <text:p text:style-name="P103"><text:soft-page-break/>Strong causal claims without careful protocol. </text:p>
        </text:list-item>
        <text:list-item>
          <text:p text:style-name="P102">Diffusion/GAN counterfactual generation as the main novelty. </text:p>
        </text:list-item>
      </text:list>
      <text:h text:style-name="Heading_20_2" text:outline-level="2">Publishable but need more data</text:h>
      <text:list text:style-name="L50">
        <text:list-item>
          <text:p text:style-name="P105">Aperture-MoE. </text:p>
        </text:list-item>
        <text:list-item>
          <text:p text:style-name="P105">Fresnel-HyperGait. </text:p>
        </text:list-item>
        <text:list-item>
          <text:p text:style-name="P105">PAIR-BridgeNet as a standalone antenna-configuration paper. </text:p>
        </text:list-item>
        <text:list-item>
          <text:p text:style-name="P104">Cross-setup open-set biometric authentication. </text:p>
        </text:list-item>
      </text:list>
      <text:h text:style-name="Heading_20_2" text:outline-level="2">Realistic with current data</text:h>
      <text:list text:style-name="L51">
        <text:list-item>
          <text:p text:style-name="P107">CID-GaitNet + CycleDIR. </text:p>
        </text:list-item>
        <text:list-item>
          <text:p text:style-name="P107">M2CSI-MAE. </text:p>
        </text:list-item>
        <text:list-item>
          <text:p text:style-name="P107">Multi-Condition SupCon CSI. </text:p>
        </text:list-item>
        <text:list-item>
          <text:p text:style-name="P107">ProtoRouter-Gait. </text:p>
        </text:list-item>
        <text:list-item>
          <text:p text:style-name="P107">Hard-Covariate Triplet GaitNet. </text:p>
        </text:list-item>
        <text:list-item>
          <text:p text:style-name="P106">CSI-Conformer-X. </text:p>
        </text:list-item>
      </text:list>
      <text:p text:style-name="Horizontal_20_Line"/>
      <text:h text:style-name="Heading_20_1" text:outline-level="1">PART 9 — Mandatory experimental protocol for selected best architecture</text:h>
      <text:p text:style-name="Text_20_body">Selected model:</text:p>
      <text:p text:style-name="Text_20_body"><text:span text:style-name="Strong_20_Emphasis">CID-GaitNet + CycleDIR</text:span></text:p>
      <text:h text:style-name="Heading_20_2" text:outline-level="2">9.1 Subject identification</text:h>
      <text:section text:style-name="Sect1" text:name="Section75">
        <text:p text:style-name="P1"><text:bookmark text:name="code-block-viewer Copy 74"/><text:span text:style-name="Source_20_Text">Task: 25-class closed-set person ID</text:span></text:p>
        <text:p text:style-name="Preformatted_20_Text"><text:span text:style-name="Source_20_Text">Data: regular-router setup</text:span></text:p>
        <text:p text:style-name="Preformatted_20_Text"><text:span text:style-name="Source_20_Text">Split: grouped sample split, not only random split</text:span></text:p>
        <text:p text:style-name="P3"><text:span text:style-name="Source_20_Text">Metrics: accuracy, macro-F1, balanced accuracy, per-person F1</text:span></text:p>
      </text:section>
      <text:h text:style-name="Heading_20_2" text:outline-level="2">9.2 Direction robustness</text:h>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Protocol</text:p>
            </table:table-cell>
            <table:table-cell table:style-name="Table35.A1" office:value-type="string">
              <text:p text:style-name="Table_20_Heading">Train</text:p>
            </table:table-cell>
            <table:table-cell table:style-name="Table35.A1" office:value-type="string">
              <text:p text:style-name="Table_20_Heading">Test</text:p>
            </table:table-cell>
          </table:table-row>
        </table:table-header-rows>
        <table:table-row>
          <table:table-cell table:style-name="Table35.A1" office:value-type="string">
            <text:p text:style-name="Table_20_Contents">D1</text:p>
          </table:table-cell>
          <table:table-cell table:style-name="Table35.A1" office:value-type="string">
            <text:p text:style-name="Table_20_Contents">L2R samples</text:p>
          </table:table-cell>
          <table:table-cell table:style-name="Table35.A1" office:value-type="string">
            <text:p text:style-name="Table_20_Contents">R2L samples</text:p>
          </table:table-cell>
        </table:table-row>
        <table:table-row>
          <table:table-cell table:style-name="Table35.A1" office:value-type="string">
            <text:p text:style-name="Table_20_Contents">D2</text:p>
          </table:table-cell>
          <table:table-cell table:style-name="Table35.A1" office:value-type="string">
            <text:p text:style-name="Table_20_Contents">R2L samples</text:p>
          </table:table-cell>
          <table:table-cell table:style-name="Table35.A1" office:value-type="string">
            <text:p text:style-name="Table_20_Contents">L2R samples</text:p>
          </table:table-cell>
        </table:table-row>
      </table:table>
      <text:p text:style-name="Text_20_body">Report performance drop relative to mixed-direction training.</text:p>
      <text:h text:style-name="Heading_20_2" text:outline-level="2">9.3 Bag robustness</text:h>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Table_20_Heading">Protocol</text:p>
            </table:table-cell>
            <table:table-cell table:style-name="Table36.A1" office:value-type="string">
              <text:p text:style-name="Table_20_Heading">Train</text:p>
            </table:table-cell>
            <table:table-cell table:style-name="Table36.A1" office:value-type="string">
              <text:p text:style-name="Table_20_Heading">Test</text:p>
            </table:table-cell>
          </table:table-row>
        </table:table-header-rows>
        <table:table-row>
          <table:table-cell table:style-name="Table36.A1" office:value-type="string">
            <text:p text:style-name="Table_20_Contents">B1</text:p>
          </table:table-cell>
          <table:table-cell table:style-name="Table36.A1" office:value-type="string">
            <text:p text:style-name="Table_20_Contents">samples 1–80 normal</text:p>
          </table:table-cell>
          <table:table-cell table:style-name="Table36.A1" office:value-type="string">
            <text:p text:style-name="Table_20_Contents">samples 81–100 bag</text:p>
          </table:table-cell>
        </table:table-row>
        <table:table-row>
          <table:table-cell table:style-name="Table36.A1" office:value-type="string">
            <text:p text:style-name="Table_20_Contents">B2</text:p>
          </table:table-cell>
          <table:table-cell table:style-name="Table36.A1" office:value-type="string">
            <text:p text:style-name="Table_20_Contents">normal L2R</text:p>
          </table:table-cell>
          <table:table-cell table:style-name="Table36.A1" office:value-type="string">
            <text:p text:style-name="Table_20_Contents">bag R2L</text:p>
          </table:table-cell>
        </table:table-row>
        <text:soft-page-break/>
        <table:table-row>
          <table:table-cell table:style-name="Table36.A1" office:value-type="string">
            <text:p text:style-name="Table_20_Contents">B3</text:p>
          </table:table-cell>
          <table:table-cell table:style-name="Table36.A1" office:value-type="string">
            <text:p text:style-name="Table_20_Contents">normal R2L</text:p>
          </table:table-cell>
          <table:table-cell table:style-name="Table36.A1" office:value-type="string">
            <text:p text:style-name="Table_20_Contents">bag L2R</text:p>
          </table:table-cell>
        </table:table-row>
      </table:table>
      <text:h text:style-name="Heading_20_2" text:outline-level="2">9.4 Multi-condition recognition</text:h>
      <text:p text:style-name="Text_20_body">Multi-task outputs:</text:p>
      <text:section text:style-name="Sect1" text:name="Section76">
        <text:p text:style-name="P1"><text:bookmark text:name="code-block-viewer Copy 75"/><text:span text:style-name="Source_20_Text">person_id: 25 classes</text:span></text:p>
        <text:p text:style-name="Preformatted_20_Text"><text:span text:style-name="Source_20_Text">direction: 2 classes</text:span></text:p>
        <text:p text:style-name="P3"><text:span text:style-name="Source_20_Text">condition: 2 classes</text:span></text:p>
      </text:section>
      <text:p text:style-name="Text_20_body">Report:</text:p>
      <text:section text:style-name="Sect1" text:name="Section77">
        <text:p text:style-name="P1"><text:bookmark text:name="code-block-viewer Copy 76"/><text:span text:style-name="Source_20_Text">ID accuracy</text:span></text:p>
        <text:p text:style-name="Preformatted_20_Text"><text:span text:style-name="Source_20_Text">direction accuracy</text:span></text:p>
        <text:p text:style-name="Preformatted_20_Text"><text:span text:style-name="Source_20_Text">bag accuracy</text:span></text:p>
        <text:p text:style-name="P3"><text:span text:style-name="Source_20_Text">macro-F1 for all tasks</text:span></text:p>
      </text:section>
      <text:h text:style-name="Heading_20_2" text:outline-level="2">9.5 Cross-setup transfer</text:h>
      <text:p text:style-name="Text_20_body">Use the 5 overlapping subjects:</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Protocol</text:p>
            </table:table-cell>
            <table:table-cell table:style-name="Table37.A1" office:value-type="string">
              <text:p text:style-name="Table_20_Heading">Train</text:p>
            </table:table-cell>
            <table:table-cell table:style-name="Table37.A1" office:value-type="string">
              <text:p text:style-name="Table_20_Heading">Test</text:p>
            </table:table-cell>
          </table:table-row>
        </table:table-header-rows>
        <table:table-row>
          <table:table-cell table:style-name="Table37.A1" office:value-type="string">
            <text:p text:style-name="Table_20_Contents">R→M</text:p>
          </table:table-cell>
          <table:table-cell table:style-name="Table37.A1" office:value-type="string">
            <text:p text:style-name="Table_20_Contents">regular 5 subjects</text:p>
          </table:table-cell>
          <table:table-cell table:style-name="Table37.A1" office:value-type="string">
            <text:p text:style-name="Table_20_Contents">modified 5 subjects</text:p>
          </table:table-cell>
        </table:table-row>
        <table:table-row>
          <table:table-cell table:style-name="Table37.A1" office:value-type="string">
            <text:p text:style-name="Table_20_Contents">M→R</text:p>
          </table:table-cell>
          <table:table-cell table:style-name="Table37.A1" office:value-type="string">
            <text:p text:style-name="Table_20_Contents">modified 5 subjects</text:p>
          </table:table-cell>
          <table:table-cell table:style-name="Table37.A1" office:value-type="string">
            <text:p text:style-name="Table_20_Contents">regular 5 subjects</text:p>
          </table:table-cell>
        </table:table-row>
        <table:table-row>
          <table:table-cell table:style-name="Table37.A1" office:value-type="string">
            <text:p text:style-name="Table_20_Contents">R→M few-shot</text:p>
          </table:table-cell>
          <table:table-cell table:style-name="Table37.A1" office:value-type="string">
            <text:p text:style-name="Table_20_Contents">regular + k modified/person</text:p>
          </table:table-cell>
          <table:table-cell table:style-name="Table37.A1" office:value-type="string">
            <text:p text:style-name="Table_20_Contents">remaining modified</text:p>
          </table:table-cell>
        </table:table-row>
        <table:table-row>
          <table:table-cell table:style-name="Table37.A1" office:value-type="string">
            <text:p text:style-name="Table_20_Contents">M→R few-shot</text:p>
          </table:table-cell>
          <table:table-cell table:style-name="Table37.A1" office:value-type="string">
            <text:p text:style-name="Table_20_Contents">modified + k regular/person</text:p>
          </table:table-cell>
          <table:table-cell table:style-name="Table37.A1" office:value-type="string">
            <text:p text:style-name="Table_20_Contents">remaining regular</text:p>
          </table:table-cell>
        </table:table-row>
      </table:table>
      <text:h text:style-name="Heading_20_2" text:outline-level="2">9.6 Few-shot recognition</text:h>
      <text:p text:style-name="Text_20_body">For 25 regular subjects:</text:p>
      <text:section text:style-name="Sect1" text:name="Section78">
        <text:p text:style-name="P1"><text:bookmark text:name="code-block-viewer Copy 77"/><text:span text:style-name="Source_20_Text">5-shot/person</text:span></text:p>
        <text:p text:style-name="Preformatted_20_Text"><text:span text:style-name="Source_20_Text">10-shot/person</text:span></text:p>
        <text:p text:style-name="P3"><text:span text:style-name="Source_20_Text">20-shot/person</text:span></text:p>
      </text:section>
      <text:p text:style-name="Text_20_body">Use remaining samples as queries. Report mean ± std over 20 episodic runs.</text:p>
      <text:h text:style-name="Heading_20_2" text:outline-level="2">9.7 Open-set recognition</text:h>
      <text:p text:style-name="Text_20_body">Example:</text:p>
      <text:section text:style-name="Sect1" text:name="Section79">
        <text:p text:style-name="P1"><text:bookmark text:name="code-block-viewer Copy 78"/><text:span text:style-name="Source_20_Text">Known identities: 20 participants</text:span></text:p>
        <text:p text:style-name="Preformatted_20_Text"><text:span text:style-name="Source_20_Text">Unknown identities: 5 participants</text:span></text:p>
        <text:p text:style-name="Preformatted_20_Text"><text:span text:style-name="Source_20_Text">Enrollment: 5/10/20 samples per known person</text:span></text:p>
        <text:p text:style-name="Preformatted_20_Text"><text:span text:style-name="Source_20_Text">Query: remaining known + all unknown</text:span></text:p>
        <text:p text:style-name="P3"><text:span text:style-name="Source_20_Text">Metrics: EER, AUROC, TAR@FAR=1%, TAR@FAR=5%</text:span></text:p>
      </text:section>
      <text:h text:style-name="Heading_20_2" text:outline-level="2">9.8 Self-supervised pretraining</text:h>
      <text:p text:style-name="Text_20_body">Optional but valuable:</text:p>
      <text:section text:style-name="Sect1" text:name="Section80">
        <text:p text:style-name="P1"><text:bookmark text:name="code-block-viewer Copy 79"/><text:span text:style-name="Source_20_Text">Pretrain M2CSI-MAE on all regular + modified CSI without labels</text:span></text:p>
        <text:p text:style-name="Preformatted_20_Text"><text:span text:style-name="Source_20_Text">Fine-tune CID-GaitNet on labeled regular data</text:span></text:p>
        <text:p text:style-name="P3"><text:span text:style-name="Source_20_Text">Compare with training from scratch</text:span></text:p>
      </text:section>
      <text:h text:style-name="Heading_20_2" text:outline-level="2"><text:soft-page-break/>9.9 Statistical testing</text:h>
      <text:p text:style-name="Text_20_body">For every major result:</text:p>
      <text:section text:style-name="Sect1" text:name="Section81">
        <text:p text:style-name="P1"><text:bookmark text:name="code-block-viewer Copy 80"/><text:span text:style-name="Source_20_Text">5 or 10 random seeds</text:span></text:p>
        <text:p text:style-name="Preformatted_20_Text"><text:span text:style-name="Source_20_Text">mean ± standard deviation</text:span></text:p>
        <text:p text:style-name="Preformatted_20_Text"><text:span text:style-name="Source_20_Text">95% confidence interval</text:span></text:p>
        <text:p text:style-name="Preformatted_20_Text"><text:span text:style-name="Source_20_Text">paired t-test or Wilcoxon signed-rank test</text:span></text:p>
        <text:p text:style-name="Preformatted_20_Text"><text:span text:style-name="Source_20_Text">McNemar test for paired classifier comparison</text:span></text:p>
        <text:p text:style-name="P3"><text:span text:style-name="Source_20_Text">effect size</text:span></text:p>
      </text:section>
      <text:h text:style-name="Heading_20_2" text:outline-level="2">9.10 Complexity</text:h>
      <text:p text:style-name="Text_20_body">Report:</text:p>
      <text:section text:style-name="Sect1" text:name="Section82">
        <text:p text:style-name="P1"><text:bookmark text:name="code-block-viewer Copy 81"/><text:span text:style-name="Source_20_Text">parameter count</text:span></text:p>
        <text:p text:style-name="Preformatted_20_Text"><text:span text:style-name="Source_20_Text">FLOPs</text:span></text:p>
        <text:p text:style-name="Preformatted_20_Text"><text:span text:style-name="Source_20_Text">inference latency per sample</text:span></text:p>
        <text:p text:style-name="Preformatted_20_Text"><text:span text:style-name="Source_20_Text">GPU/CPU memory</text:span></text:p>
        <text:p text:style-name="Preformatted_20_Text"><text:span text:style-name="Source_20_Text">window length sensitivity</text:span></text:p>
        <text:p text:style-name="P3"><text:span text:style-name="Source_20_Text">subcarrier reduction sensitivity</text:span></text:p>
      </text:section>
      <text:p text:style-name="Horizontal_20_Line"/>
      <text:h text:style-name="Heading_20_1" text:outline-level="1">PART 10 — Final recommendations</text:h>
      <text:h text:style-name="Heading_20_2" text:outline-level="2">10.1 Top 10 architecture ideas</text:h>
      <text:list text:style-name="L52">
        <text:list-item>
          <text:p text:style-name="P109"><text:span text:style-name="Strong_20_Emphasis">CID-GaitNet + CycleDIR</text:span> </text:p>
        </text:list-item>
        <text:list-item>
          <text:p text:style-name="P109"><text:span text:style-name="Strong_20_Emphasis">PAIR-BridgeNet</text:span> </text:p>
        </text:list-item>
        <text:list-item>
          <text:p text:style-name="P109"><text:span text:style-name="Strong_20_Emphasis">M2CSI-MAE</text:span> </text:p>
        </text:list-item>
        <text:list-item>
          <text:p text:style-name="P109"><text:span text:style-name="Strong_20_Emphasis">ProtoRouter-Gait</text:span> </text:p>
        </text:list-item>
        <text:list-item>
          <text:p text:style-name="P109"><text:span text:style-name="Strong_20_Emphasis">Fresnel-HyperGait</text:span> </text:p>
        </text:list-item>
        <text:list-item>
          <text:p text:style-name="P109"><text:span text:style-name="Strong_20_Emphasis">CSI-Conformer-X</text:span> </text:p>
        </text:list-item>
        <text:list-item>
          <text:p text:style-name="P109"><text:span text:style-name="Strong_20_Emphasis">Hard-Covariate Triplet GaitNet</text:span> </text:p>
        </text:list-item>
        <text:list-item>
          <text:p text:style-name="P109"><text:span text:style-name="Strong_20_Emphasis">Multi-Condition SupCon CSI</text:span> </text:p>
        </text:list-item>
        <text:list-item>
          <text:p text:style-name="P109"><text:span text:style-name="Strong_20_Emphasis">CSI-CausalGait</text:span> </text:p>
        </text:list-item>
        <text:list-item>
          <text:p text:style-name="P108"><text:span text:style-name="Strong_20_Emphasis">Aperture-MoE</text:span> </text:p>
        </text:list-item>
      </text:list>
      <text:h text:style-name="Heading_20_2" text:outline-level="2">10.2 Best 3 completely new architectures</text:h>
      <text:list text:style-name="L53">
        <text:list-item>
          <text:p text:style-name="P111"><text:span text:style-name="Strong_20_Emphasis">CID-GaitNet + CycleDIR</text:span> — best for Paper 1. </text:p>
        </text:list-item>
        <text:list-item>
          <text:p text:style-name="P111"><text:span text:style-name="Strong_20_Emphasis">PAIR-BridgeNet</text:span> — best for Paper 2. </text:p>
        </text:list-item>
        <text:list-item>
          <text:p text:style-name="P110"><text:span text:style-name="Strong_20_Emphasis">Fresnel-HyperGait</text:span> — highest novelty, but harder and more metadata-dependent. </text:p>
        </text:list-item>
      </text:list>
      <text:h text:style-name="Heading_20_2" text:outline-level="2">10.3 Best 3 modified architectures</text:h>
      <text:list text:style-name="L54">
        <text:list-item>
          <text:p text:style-name="P113"><text:span text:style-name="Strong_20_Emphasis">CSI-Conformer-X</text:span> </text:p>
        </text:list-item>
        <text:list-item>
          <text:p text:style-name="P113"><text:span text:style-name="Strong_20_Emphasis">Condition-Aware CSI-MAE</text:span> </text:p>
        </text:list-item>
        <text:list-item>
          <text:p text:style-name="P112"><text:span text:style-name="Strong_20_Emphasis">Hard-Covariate Triplet GaitNet</text:span> </text:p>
        </text:list-item>
      </text:list>
      <text:h text:style-name="Heading_20_2" text:outline-level="2"><text:soft-page-break/>10.4 Best 2 LLM-inspired but scientifically safe architectures</text:h>
      <text:list text:style-name="L55">
        <text:list-item>
          <text:p text:style-name="P115"><text:span text:style-name="Strong_20_Emphasis">M2CSI-MAE / CSI-BERT-MAE</text:span> </text:p>
        </text:list-item>
        <text:list-item>
          <text:p text:style-name="P114"><text:span text:style-name="Strong_20_Emphasis">CSI-GPT-Predictor used only for self-supervised future-patch prediction</text:span> </text:p>
        </text:list-item>
      </text:list>
      <text:p text:style-name="Text_20_body">Do not call these “LLM models” in the title. Call them <text:span text:style-name="Strong_20_Emphasis">masked CSI modeling</text:span>, <text:span text:style-name="Strong_20_Emphasis">autoregressive CSI pretraining</text:span>, or <text:span text:style-name="Strong_20_Emphasis">self-supervised RF sequence modeling</text:span>.</text:p>
      <text:h text:style-name="Heading_20_2" text:outline-level="2">10.5 Final Paper 1 architecture</text:h>
      <text:p text:style-name="Text_20_body"><text:span text:style-name="Strong_20_Emphasis">CID-GaitNet + CycleDIR</text:span></text:p>
      <text:p text:style-name="Text_20_body">Paper title:</text:p>
      <text:p text:style-name="Text_20_body"><text:span text:style-name="Strong_20_Emphasis">“Condition-Invariant and Direction-Equivariant Representation Learning for WiFi CSI Gait Biometrics”</text:span></text:p>
      <text:h text:style-name="Heading_20_2" text:outline-level="2">10.6 Final Paper 2 architecture</text:h>
      <text:p text:style-name="Text_20_body"><text:span text:style-name="Strong_20_Emphasis">PAIR-BridgeNet</text:span></text:p>
      <text:p text:style-name="Text_20_body">Paper title:</text:p>
      <text:p text:style-name="Text_20_body"><text:span text:style-name="Strong_20_Emphasis">“Paired Cross-Configuration Domain Adaptation for WiFi CSI Gait Recognition Between Compact and Antenna-Spread Router Setups”</text:span></text:p>
      <text:h text:style-name="Heading_20_2" text:outline-level="2">10.7 Complete implementation order</text:h>
      <text:list text:style-name="L56">
        <text:list-item>
          <text:p text:style-name="P117">Build metadata table and leakage-safe split files. </text:p>
        </text:list-item>
        <text:list-item>
          <text:p text:style-name="P117">Implement amplitude-only preprocessing. </text:p>
        </text:list-item>
        <text:list-item>
          <text:p text:style-name="P117">Implement classical ML baselines. </text:p>
        </text:list-item>
        <text:list-item>
          <text:p text:style-name="P117">Implement CNN, CNN-GRU, TCN, vanilla Transformer. </text:p>
        </text:list-item>
        <text:list-item>
          <text:p text:style-name="P117">Implement ArcFace encoder. </text:p>
        </text:list-item>
        <text:list-item>
          <text:p text:style-name="P117">Implement SupCon identity encoder. </text:p>
        </text:list-item>
        <text:list-item>
          <text:p text:style-name="P117">Implement CID-GaitNet without CycleDIR. </text:p>
        </text:list-item>
        <text:list-item>
          <text:p text:style-name="P117">Add adversarial direction/bag removal. </text:p>
        </text:list-item>
        <text:list-item>
          <text:p text:style-name="P117">Add CycleDIR operator. </text:p>
        </text:list-item>
        <text:list-item>
          <text:p text:style-name="P117">Add phase branch only after amplitude pipeline is stable. </text:p>
        </text:list-item>
        <text:list-item>
          <text:p text:style-name="P117">Implement few-shot/open-set evaluation. </text:p>
        </text:list-item>
        <text:list-item>
          <text:p text:style-name="P117">Implement PAIR-BridgeNet for regular↔modified transfer. </text:p>
        </text:list-item>
        <text:list-item>
          <text:p text:style-name="P116">Add M2CSI-MAE pretraining if time allows. </text:p>
        </text:list-item>
      </text:list>
      <text:h text:style-name="Heading_20_2" text:outline-level="2">10.8 Exact first experiment to run</text:h>
      <text:p text:style-name="Text_20_body">Run this first:</text:p>
      <text:section text:style-name="Sect1" text:name="Section83">
        <text:p text:style-name="P1"><text:bookmark text:name="code-block-viewer Copy 82"/><text:span text:style-name="Source_20_Text">Amplitude-only 25-person regular-router closed-set ID</text:span></text:p>
        <text:p text:style-name="Preformatted_20_Text"><text:span text:style-name="Source_20_Text">Models:</text:span></text:p>
        <text:p text:style-name="Preformatted_20_Text"><text:span text:style-name="Source_20_Text">1. SVM on statistical/PCA features</text:span></text:p>
        <text:p text:style-name="Preformatted_20_Text"><text:span text:style-name="Source_20_Text">2. 1D CNN</text:span></text:p>
        <text:p text:style-name="Preformatted_20_Text"><text:span text:style-name="Source_20_Text">3. TCN</text:span></text:p>
        <text:p text:style-name="Preformatted_20_Text"><text:span text:style-name="Source_20_Text">4. ArcFace CSI encoder</text:span></text:p>
        <text:p text:style-name="Preformatted_20_Text"><text:soft-page-break/><text:span text:style-name="Source_20_Text">Splits:</text:span></text:p>
        <text:p text:style-name="Preformatted_20_Text"><text:span text:style-name="Source_20_Text">1. grouped sample split</text:span></text:p>
        <text:p text:style-name="Preformatted_20_Text"><text:span text:style-name="Source_20_Text">2. L2R→R2L</text:span></text:p>
        <text:p text:style-name="P3"><text:span text:style-name="Source_20_Text">3. normal→bag</text:span></text:p>
      </text:section>
      <text:p text:style-name="Text_20_body">This tells you whether the dataset has strong identity signal under hard conditions before building complex models.</text:p>
      <text:h text:style-name="Heading_20_2" text:outline-level="2">10.9 Exact baselines you must implement</text:h>
      <text:p text:style-name="Text_20_body">Minimum baseline list:</text:p>
      <text:section text:style-name="Sect1" text:name="Section84">
        <text:p text:style-name="P1"><text:bookmark text:name="code-block-viewer Copy 83"/><text:span text:style-name="Source_20_Text">SVM</text:span></text:p>
        <text:p text:style-name="Preformatted_20_Text"><text:span text:style-name="Source_20_Text">Random Forest or XGBoost</text:span></text:p>
        <text:p text:style-name="Preformatted_20_Text"><text:span text:style-name="Source_20_Text">1D CNN</text:span></text:p>
        <text:p text:style-name="Preformatted_20_Text"><text:span text:style-name="Source_20_Text">2D CNN on CSI image/spectrogram</text:span></text:p>
        <text:p text:style-name="Preformatted_20_Text"><text:span text:style-name="Source_20_Text">CNN-GRU or CNN-BiGRU</text:span></text:p>
        <text:p text:style-name="Preformatted_20_Text"><text:span text:style-name="Source_20_Text">TCN</text:span></text:p>
        <text:p text:style-name="Preformatted_20_Text"><text:span text:style-name="Source_20_Text">vanilla Transformer</text:span></text:p>
        <text:p text:style-name="Preformatted_20_Text"><text:span text:style-name="Source_20_Text">CSI-Conformer baseline</text:span></text:p>
        <text:p text:style-name="Preformatted_20_Text"><text:span text:style-name="Source_20_Text">ArcFace encoder</text:span></text:p>
        <text:p text:style-name="Preformatted_20_Text"><text:span text:style-name="Source_20_Text">SupCon encoder</text:span></text:p>
        <text:p text:style-name="Preformatted_20_Text"><text:span text:style-name="Source_20_Text">DANN/CORAL/MMD for cross-setup</text:span></text:p>
        <text:p text:style-name="P3"><text:span text:style-name="Source_20_Text">ProtoNet/Siamese/Triplet for few-shot/open-set</text:span></text:p>
      </text:section>
      <text:h text:style-name="Heading_20_2" text:outline-level="2">10.10 Exact ablations you must include</text:h>
      <text:p text:style-name="Text_20_body">For CID-GaitNet:</text:p>
      <text:section text:style-name="Sect1" text:name="Section85">
        <text:p text:style-name="P1"><text:bookmark text:name="code-block-viewer Copy 84"/><text:span text:style-name="Source_20_Text">Full model</text:span></text:p>
        <text:p text:style-name="Preformatted_20_Text"><text:span text:style-name="Source_20_Text">minus direction head</text:span></text:p>
        <text:p text:style-name="Preformatted_20_Text"><text:span text:style-name="Source_20_Text">minus bag head</text:span></text:p>
        <text:p text:style-name="Preformatted_20_Text"><text:span text:style-name="Source_20_Text">minus adversarial nuisance heads</text:span></text:p>
        <text:p text:style-name="Preformatted_20_Text"><text:span text:style-name="Source_20_Text">minus orthogonality loss</text:span></text:p>
        <text:p text:style-name="Preformatted_20_Text"><text:span text:style-name="Source_20_Text">minus supervised contrastive loss</text:span></text:p>
        <text:p text:style-name="Preformatted_20_Text"><text:span text:style-name="Source_20_Text">minus ArcFace, CE only</text:span></text:p>
        <text:p text:style-name="Preformatted_20_Text"><text:span text:style-name="Source_20_Text">minus CycleDIR</text:span></text:p>
        <text:p text:style-name="Preformatted_20_Text"><text:span text:style-name="Source_20_Text">amplitude only</text:span></text:p>
        <text:p text:style-name="Preformatted_20_Text"><text:span text:style-name="Source_20_Text">phase only</text:span></text:p>
        <text:p text:style-name="Preformatted_20_Text"><text:span text:style-name="Source_20_Text">amplitude + phase</text:span></text:p>
        <text:p text:style-name="Preformatted_20_Text"><text:span text:style-name="Source_20_Text">no augmentation</text:span></text:p>
        <text:p text:style-name="P3"><text:span text:style-name="Source_20_Text">no hard positive mining</text:span></text:p>
      </text:section>
      <text:p text:style-name="Text_20_body">For PAIR-BridgeNet:</text:p>
      <text:section text:style-name="Sect1" text:name="Section86">
        <text:p text:style-name="P1"><text:bookmark text:name="code-block-viewer Copy 85"/><text:span text:style-name="Source_20_Text">Full model</text:span></text:p>
        <text:p text:style-name="Preformatted_20_Text"><text:span text:style-name="Source_20_Text">minus pair alignment</text:span></text:p>
        <text:p text:style-name="Preformatted_20_Text"><text:span text:style-name="Source_20_Text">minus domain adversarial loss</text:span></text:p>
        <text:p text:style-name="Preformatted_20_Text"><text:span text:style-name="Source_20_Text">minus MMD/CORAL</text:span></text:p>
        <text:p text:style-name="Preformatted_20_Text"><text:span text:style-name="Source_20_Text">minus prototype memory</text:span></text:p>
        <text:p text:style-name="Preformatted_20_Text"><text:span text:style-name="Source_20_Text">minus setup-specific stems</text:span></text:p>
        <text:p text:style-name="Preformatted_20_Text"><text:span text:style-name="Source_20_Text">regular-only pretraining vs no pretraining</text:span></text:p>
        <text:p text:style-name="P3"><text:span text:style-name="Source_20_Text">few-shot k = 1,5,10,20</text:span></text:p>
      </text:section>
      <text:p text:style-name="Horizontal_20_Line"/>
      <text:h text:style-name="Heading_20_1" text:outline-level="1"><text:soft-page-break/>Complete PyTorch implementation plan for the best architecture</text:h>
      <text:p text:style-name="Text_20_body">Best architecture:</text:p>
      <text:p text:style-name="Text_20_body"><text:span text:style-name="Strong_20_Emphasis">CID-GaitNet + CycleDIR</text:span></text:p>
      <text:h text:style-name="Heading_20_2" text:outline-level="2">A. Project structure</text:h>
      <text:section text:style-name="Sect1" text:name="Section87">
        <text:p text:style-name="P1"><text:bookmark text:name="code-block-viewer Copy 86"/><text:span text:style-name="Source_20_Text">csi_gait/</text:span></text:p>
        <text:p text:style-name="Preformatted_20_Text"><text:span text:style-name="Source_20_Text"><text:s text:c="2"/>configs/</text:span></text:p>
        <text:p text:style-name="Preformatted_20_Text"><text:span text:style-name="Source_20_Text"><text:s text:c="4"/>cid_gaitnet.yaml</text:span></text:p>
        <text:p text:style-name="Preformatted_20_Text"><text:span text:style-name="Source_20_Text"><text:s text:c="4"/>baselines.yaml</text:span></text:p>
        <text:p text:style-name="Preformatted_20_Text"><text:span text:style-name="Source_20_Text"><text:s text:c="4"/>pair_bridge.yaml</text:span></text:p>
        <text:p text:style-name="Preformatted_20_Text"><text:span text:style-name="Source_20_Text"><text:s text:c="2"/>data/</text:span></text:p>
        <text:p text:style-name="Preformatted_20_Text"><text:span text:style-name="Source_20_Text"><text:s text:c="4"/>raw/</text:span></text:p>
        <text:p text:style-name="Preformatted_20_Text"><text:span text:style-name="Source_20_Text"><text:s text:c="4"/>processed/</text:span></text:p>
        <text:p text:style-name="Preformatted_20_Text"><text:span text:style-name="Source_20_Text"><text:s text:c="4"/>splits/</text:span></text:p>
        <text:p text:style-name="Preformatted_20_Text"><text:span text:style-name="Source_20_Text"><text:s text:c="4"/>metadata_master.csv</text:span></text:p>
        <text:p text:style-name="Preformatted_20_Text"><text:span text:style-name="Source_20_Text"><text:s text:c="2"/>csi/</text:span></text:p>
        <text:p text:style-name="Preformatted_20_Text"><text:span text:style-name="Source_20_Text"><text:s text:c="4"/>readers/</text:span></text:p>
        <text:p text:style-name="Preformatted_20_Text"><text:span text:style-name="Source_20_Text"><text:s text:c="6"/>picoscenes_reader.py</text:span></text:p>
        <text:p text:style-name="Preformatted_20_Text"><text:span text:style-name="Source_20_Text"><text:s text:c="4"/>preprocessing/</text:span></text:p>
        <text:p text:style-name="Preformatted_20_Text"><text:span text:style-name="Source_20_Text"><text:s text:c="6"/>amplitude.py</text:span></text:p>
        <text:p text:style-name="Preformatted_20_Text"><text:span text:style-name="Source_20_Text"><text:s text:c="6"/>phase_sanitization.py</text:span></text:p>
        <text:p text:style-name="Preformatted_20_Text"><text:span text:style-name="Source_20_Text"><text:s text:c="6"/>filters.py</text:span></text:p>
        <text:p text:style-name="Preformatted_20_Text"><text:span text:style-name="Source_20_Text"><text:s text:c="6"/>windowing.py</text:span></text:p>
        <text:p text:style-name="Preformatted_20_Text"><text:span text:style-name="Source_20_Text"><text:s text:c="6"/>normalization.py</text:span></text:p>
        <text:p text:style-name="Preformatted_20_Text"><text:span text:style-name="Source_20_Text"><text:s text:c="2"/>datasets/</text:span></text:p>
        <text:p text:style-name="Preformatted_20_Text"><text:span text:style-name="Source_20_Text"><text:s text:c="4"/>csi_dataset.py</text:span></text:p>
        <text:p text:style-name="Preformatted_20_Text"><text:span text:style-name="Source_20_Text"><text:s text:c="4"/>episodic_dataset.py</text:span></text:p>
        <text:p text:style-name="Preformatted_20_Text"><text:span text:style-name="Source_20_Text"><text:s text:c="4"/>split_protocols.py</text:span></text:p>
        <text:p text:style-name="Preformatted_20_Text"><text:span text:style-name="Source_20_Text"><text:s text:c="2"/>models/</text:span></text:p>
        <text:p text:style-name="Preformatted_20_Text"><text:span text:style-name="Source_20_Text"><text:s text:c="4"/>stems.py</text:span></text:p>
        <text:p text:style-name="Preformatted_20_Text"><text:span text:style-name="Source_20_Text"><text:s text:c="4"/>encoders.py</text:span></text:p>
        <text:p text:style-name="Preformatted_20_Text"><text:span text:style-name="Source_20_Text"><text:s text:c="4"/>pooling.py</text:span></text:p>
        <text:p text:style-name="Preformatted_20_Text"><text:span text:style-name="Source_20_Text"><text:s text:c="4"/>heads.py</text:span></text:p>
        <text:p text:style-name="Preformatted_20_Text"><text:span text:style-name="Source_20_Text"><text:s text:c="4"/>losses.py</text:span></text:p>
        <text:p text:style-name="Preformatted_20_Text"><text:span text:style-name="Source_20_Text"><text:s text:c="4"/>cid_gaitnet.py</text:span></text:p>
        <text:p text:style-name="Preformatted_20_Text"><text:span text:style-name="Source_20_Text"><text:s text:c="4"/>pair_bridge_net.py</text:span></text:p>
        <text:p text:style-name="Preformatted_20_Text"><text:span text:style-name="Source_20_Text"><text:s text:c="4"/>mae.py</text:span></text:p>
        <text:p text:style-name="Preformatted_20_Text"><text:span text:style-name="Source_20_Text"><text:s text:c="2"/>train/</text:span></text:p>
        <text:p text:style-name="Preformatted_20_Text"><text:span text:style-name="Source_20_Text"><text:s text:c="4"/>train_cid.py</text:span></text:p>
        <text:p text:style-name="Preformatted_20_Text"><text:span text:style-name="Source_20_Text"><text:s text:c="4"/>train_baselines.py</text:span></text:p>
        <text:p text:style-name="Preformatted_20_Text"><text:span text:style-name="Source_20_Text"><text:s text:c="4"/>train_mae.py</text:span></text:p>
        <text:p text:style-name="Preformatted_20_Text"><text:span text:style-name="Source_20_Text"><text:s text:c="4"/>train_pair_bridge.py</text:span></text:p>
        <text:p text:style-name="Preformatted_20_Text"><text:span text:style-name="Source_20_Text"><text:s text:c="2"/>eval/</text:span></text:p>
        <text:p text:style-name="Preformatted_20_Text"><text:span text:style-name="Source_20_Text"><text:s text:c="4"/>evaluate_closed_set.py</text:span></text:p>
        <text:p text:style-name="Preformatted_20_Text"><text:span text:style-name="Source_20_Text"><text:s text:c="4"/>evaluate_cross_direction.py</text:span></text:p>
        <text:p text:style-name="Preformatted_20_Text"><text:span text:style-name="Source_20_Text"><text:s text:c="4"/>evaluate_cross_bag.py</text:span></text:p>
        <text:p text:style-name="Preformatted_20_Text"><text:span text:style-name="Source_20_Text"><text:s text:c="4"/>evaluate_fewshot.py</text:span></text:p>
        <text:p text:style-name="Preformatted_20_Text"><text:span text:style-name="Source_20_Text"><text:s text:c="4"/>evaluate_openset.py</text:span></text:p>
        <text:p text:style-name="Preformatted_20_Text"><text:span text:style-name="Source_20_Text"><text:s text:c="4"/>evaluate_cross_setup.py</text:span></text:p>
        <text:p text:style-name="Preformatted_20_Text"><text:span text:style-name="Source_20_Text"><text:s text:c="2"/>logs/</text:span></text:p>
        <text:p text:style-name="Preformatted_20_Text"><text:span text:style-name="Source_20_Text"><text:s text:c="4"/>tensorboard/</text:span></text:p>
        <text:p text:style-name="Preformatted_20_Text"><text:span text:style-name="Source_20_Text"><text:s text:c="4"/>wandb/</text:span></text:p>
        <text:p text:style-name="Preformatted_20_Text"><text:span text:style-name="Source_20_Text"><text:s text:c="4"/>csv/</text:span></text:p>
        <text:p text:style-name="Preformatted_20_Text"><text:span text:style-name="Source_20_Text"><text:s text:c="2"/>results/</text:span></text:p>
        <text:p text:style-name="Preformatted_20_Text"><text:span text:style-name="Source_20_Text"><text:s text:c="4"/>tables/</text:span></text:p>
        <text:p text:style-name="Preformatted_20_Text"><text:span text:style-name="Source_20_Text"><text:s text:c="4"/>figures/</text:span></text:p>
        <text:p text:style-name="P3"><text:soft-page-break/><text:span text:style-name="Source_20_Text"><text:s text:c="4"/>checkpoints/</text:span></text:p>
      </text:section>
      <text:h text:style-name="Heading_20_2" text:outline-level="2">B. Dataset output</text:h>
      <text:p text:style-name="Text_20_body">Each <text:span text:style-name="Source_20_Text">__getitem__</text:span> should return:</text:p>
      <text:section text:style-name="Sect1" text:name="Section88">
        <text:p text:style-name="P1"><text:bookmark text:name="code-block-viewer Copy 87"/><text:span text:style-name="Source_20_Text">{</text:span></text:p>
        <text:p text:style-name="Preformatted_20_Text"><text:span text:style-name="Source_20_Text"><text:s text:c="4"/>"x": Tensor[T, S, L, C],</text:span></text:p>
        <text:p text:style-name="Preformatted_20_Text"><text:span text:style-name="Source_20_Text"><text:s text:c="4"/>"person_id": LongTensor[],</text:span></text:p>
        <text:p text:style-name="Preformatted_20_Text"><text:span text:style-name="Source_20_Text"><text:s text:c="4"/>"direction": LongTensor[], <text:s text:c="2"/># 0=L2R, 1=R2L</text:span></text:p>
        <text:p text:style-name="Preformatted_20_Text"><text:span text:style-name="Source_20_Text"><text:s text:c="4"/>"condition": LongTensor[], <text:s text:c="2"/># 0=normal, 1=bag</text:span></text:p>
        <text:p text:style-name="Preformatted_20_Text"><text:span text:style-name="Source_20_Text"><text:s text:c="4"/>"setup": LongTensor[], <text:s text:c="6"/># 0=regular, 1=modified</text:span></text:p>
        <text:p text:style-name="Preformatted_20_Text"><text:span text:style-name="Source_20_Text"><text:s text:c="4"/>"sample_id": int,</text:span></text:p>
        <text:p text:style-name="Preformatted_20_Text"><text:span text:style-name="Source_20_Text"><text:s text:c="4"/>"participant_id": str</text:span></text:p>
        <text:p text:style-name="P3"><text:span text:style-name="Source_20_Text">}</text:span></text:p>
      </text:section>
      <text:p text:style-name="Text_20_body">Batch shape:</text:p>
      <text:section text:style-name="Sect1" text:name="Section89">
        <text:p text:style-name="P1"><text:bookmark text:name="code-block-viewer Copy 88"/><text:span text:style-name="Source_20_Text">x: [B, T, S, L, C]</text:span></text:p>
        <text:p text:style-name="Preformatted_20_Text"><text:span text:style-name="Source_20_Text">person_id: [B]</text:span></text:p>
        <text:p text:style-name="Preformatted_20_Text"><text:span text:style-name="Source_20_Text">direction: [B]</text:span></text:p>
        <text:p text:style-name="Preformatted_20_Text"><text:span text:style-name="Source_20_Text">condition: [B]</text:span></text:p>
        <text:p text:style-name="P3"><text:span text:style-name="Source_20_Text">setup: [B]</text:span></text:p>
      </text:section>
      <text:h text:style-name="Heading_20_2" text:outline-level="2">C. Main modules</text:h>
      <text:section text:style-name="Sect1" text:name="Section90">
        <text:p text:style-name="P1"><text:bookmark text:name="code-block-viewer Copy 89"/><text:span text:style-name="Source_20_Text">class CSIAxisStem(nn.Module):</text:span></text:p>
        <text:p text:style-name="Preformatted_20_Text"><text:span text:style-name="Source_20_Text"><text:s text:c="4"/>"""</text:span></text:p>
        <text:p text:style-name="Preformatted_20_Text"><text:span text:style-name="Source_20_Text"><text:s text:c="4"/>Input: <text:s/>[B, T, S, L, C]</text:span></text:p>
        <text:p text:style-name="Preformatted_20_Text"><text:span text:style-name="Source_20_Text"><text:s text:c="4"/>Output: [B, N, D]</text:span></text:p>
        <text:p text:style-name="P3"><text:span text:style-name="Source_20_Text"><text:s text:c="4"/>"""</text:span></text:p>
      </text:section>
      <text:p text:style-name="Text_20_body">Suggested operations:</text:p>
      <text:section text:style-name="Sect1" text:name="Section91">
        <text:p text:style-name="P1"><text:bookmark text:name="code-block-viewer Copy 90"/><text:span text:style-name="Source_20_Text">permute to [B, C, T, S, L]</text:span></text:p>
        <text:p text:style-name="Preformatted_20_Text"><text:span text:style-name="Source_20_Text">Conv3D(C → 32, kernel=(7,3,1))</text:span></text:p>
        <text:p text:style-name="Preformatted_20_Text"><text:span text:style-name="Source_20_Text">BatchNorm / GroupNorm</text:span></text:p>
        <text:p text:style-name="Preformatted_20_Text"><text:span text:style-name="Source_20_Text">GELU</text:span></text:p>
        <text:p text:style-name="Preformatted_20_Text"><text:span text:style-name="Source_20_Text">Conv3D depthwise over time/subcarrier</text:span></text:p>
        <text:p text:style-name="Preformatted_20_Text"><text:span text:style-name="Source_20_Text">1×1×1 projection to D</text:span></text:p>
        <text:p text:style-name="P3"><text:span text:style-name="Source_20_Text">patch flatten to tokens</text:span></text:p>
      </text:section>
      <text:section text:style-name="Sect1" text:name="Section92">
        <text:p text:style-name="P1"><text:bookmark text:name="code-block-viewer Copy 91"/><text:span text:style-name="Source_20_Text">class CSIConformerEncoder(nn.Module):</text:span></text:p>
        <text:p text:style-name="Preformatted_20_Text"><text:span text:style-name="Source_20_Text"><text:s text:c="4"/>"""</text:span></text:p>
        <text:p text:style-name="Preformatted_20_Text"><text:span text:style-name="Source_20_Text"><text:s text:c="4"/>Input: <text:s/>[B, N, D]</text:span></text:p>
        <text:p text:style-name="Preformatted_20_Text"><text:span text:style-name="Source_20_Text"><text:s text:c="4"/>Output: [B, N, D]</text:span></text:p>
        <text:p text:style-name="P3"><text:span text:style-name="Source_20_Text"><text:s text:c="4"/>"""</text:span></text:p>
      </text:section>
      <text:p text:style-name="Text_20_body">Each block:</text:p>
      <text:section text:style-name="Sect1" text:name="Section93">
        <text:p text:style-name="P1"><text:bookmark text:name="code-block-viewer Copy 92"/><text:span text:style-name="Source_20_Text">LayerNorm</text:span></text:p>
        <text:p text:style-name="Preformatted_20_Text"><text:span text:style-name="Source_20_Text">Multi-head self-attention</text:span></text:p>
        <text:p text:style-name="Preformatted_20_Text"><text:span text:style-name="Source_20_Text">residual</text:span></text:p>
        <text:p text:style-name="Preformatted_20_Text"><text:span text:style-name="Source_20_Text">LayerNorm</text:span></text:p>
        <text:p text:style-name="Preformatted_20_Text"><text:span text:style-name="Source_20_Text">depthwise temporal convolution module</text:span></text:p>
        <text:p text:style-name="Preformatted_20_Text"><text:span text:style-name="Source_20_Text">residual</text:span></text:p>
        <text:p text:style-name="Preformatted_20_Text"><text:span text:style-name="Source_20_Text">Feed-forward network</text:span></text:p>
        <text:p text:style-name="P3"><text:span text:style-name="Source_20_Text">residual</text:span></text:p>
      </text:section>
      <text:section text:style-name="Sect1" text:name="Section94">
        <text:p text:style-name="P1"><text:bookmark text:name="code-block-viewer Copy 93"/><text:soft-page-break/><text:span text:style-name="Source_20_Text">class AttentiveStatsPool(nn.Module):</text:span></text:p>
        <text:p text:style-name="Preformatted_20_Text"><text:span text:style-name="Source_20_Text"><text:s text:c="4"/>"""</text:span></text:p>
        <text:p text:style-name="Preformatted_20_Text"><text:span text:style-name="Source_20_Text"><text:s text:c="4"/>Input: <text:s/>[B, N, D]</text:span></text:p>
        <text:p text:style-name="Preformatted_20_Text"><text:span text:style-name="Source_20_Text"><text:s text:c="4"/>Output: [B, 2D] <text:s/># weighted mean + weighted std</text:span></text:p>
        <text:p text:style-name="P3"><text:span text:style-name="Source_20_Text"><text:s text:c="4"/>"""</text:span></text:p>
      </text:section>
      <text:section text:style-name="Sect1" text:name="Section95">
        <text:p text:style-name="P1"><text:bookmark text:name="code-block-viewer Copy 94"/><text:span text:style-name="Source_20_Text">class ProjectionHead(nn.Module):</text:span></text:p>
        <text:p text:style-name="Preformatted_20_Text"><text:span text:style-name="Source_20_Text"><text:s text:c="4"/>"""</text:span></text:p>
        <text:p text:style-name="Preformatted_20_Text"><text:span text:style-name="Source_20_Text"><text:s text:c="4"/>MLP: input_dim → hidden_dim → output_dim</text:span></text:p>
        <text:p text:style-name="P3"><text:span text:style-name="Source_20_Text"><text:s text:c="4"/>"""</text:span></text:p>
      </text:section>
      <text:section text:style-name="Sect1" text:name="Section96">
        <text:p text:style-name="P1"><text:bookmark text:name="code-block-viewer Copy 95"/><text:span text:style-name="Source_20_Text">class ArcFaceHead(nn.Module):</text:span></text:p>
        <text:p text:style-name="Preformatted_20_Text"><text:span text:style-name="Source_20_Text"><text:s text:c="4"/>"""</text:span></text:p>
        <text:p text:style-name="Preformatted_20_Text"><text:span text:style-name="Source_20_Text"><text:s text:c="4"/>Input: embedding [B, E], labels [B]</text:span></text:p>
        <text:p text:style-name="Preformatted_20_Text"><text:span text:style-name="Source_20_Text"><text:s text:c="4"/>Output: logits [B, num_classes]</text:span></text:p>
        <text:p text:style-name="P3"><text:span text:style-name="Source_20_Text"><text:s text:c="4"/>"""</text:span></text:p>
      </text:section>
      <text:section text:style-name="Sect1" text:name="Section97">
        <text:p text:style-name="P1"><text:bookmark text:name="code-block-viewer Copy 96"/><text:span text:style-name="Source_20_Text">class GradientReverseLayer(Function):</text:span></text:p>
        <text:p text:style-name="Preformatted_20_Text"><text:span text:style-name="Source_20_Text"><text:s text:c="4"/>"""</text:span></text:p>
        <text:p text:style-name="Preformatted_20_Text"><text:span text:style-name="Source_20_Text"><text:s text:c="4"/>Used for adversarial direction/condition classifiers.</text:span></text:p>
        <text:p text:style-name="P3"><text:span text:style-name="Source_20_Text"><text:s text:c="4"/>"""</text:span></text:p>
      </text:section>
      <text:section text:style-name="Sect1" text:name="Section98">
        <text:p text:style-name="P1"><text:bookmark text:name="code-block-viewer Copy 97"/><text:span text:style-name="Source_20_Text">class DirectionCycleOperator(nn.Module):</text:span></text:p>
        <text:p text:style-name="Preformatted_20_Text"><text:span text:style-name="Source_20_Text"><text:s text:c="4"/>"""</text:span></text:p>
        <text:p text:style-name="Preformatted_20_Text"><text:span text:style-name="Source_20_Text"><text:s text:c="4"/>Learn Q ∈ R[E_m × E_m]</text:span></text:p>
        <text:p text:style-name="Preformatted_20_Text"><text:span text:style-name="Source_20_Text"><text:s text:c="4"/>Enforces Q² ≈ I.</text:span></text:p>
        <text:p text:style-name="P3"><text:span text:style-name="Source_20_Text"><text:s text:c="4"/>"""</text:span></text:p>
      </text:section>
      <text:section text:style-name="Sect1" text:name="Section99">
        <text:p text:style-name="P1"><text:bookmark text:name="code-block-viewer Copy 98"/><text:span text:style-name="Source_20_Text">class CIDGaitNet(nn.Module):</text:span></text:p>
        <text:p text:style-name="Preformatted_20_Text"><text:span text:style-name="Source_20_Text"><text:s text:c="4"/>def __init__(</text:span></text:p>
        <text:p text:style-name="Preformatted_20_Text"><text:span text:style-name="Source_20_Text"><text:s text:c="8"/>self,</text:span></text:p>
        <text:p text:style-name="Preformatted_20_Text"><text:span text:style-name="Source_20_Text"><text:s text:c="8"/>num_identities=25,</text:span></text:p>
        <text:p text:style-name="Preformatted_20_Text"><text:span text:style-name="Source_20_Text"><text:s text:c="8"/>input_modalities=1,</text:span></text:p>
        <text:p text:style-name="Preformatted_20_Text"><text:span text:style-name="Source_20_Text"><text:s text:c="8"/>embed_dim=128,</text:span></text:p>
        <text:p text:style-name="Preformatted_20_Text"><text:span text:style-name="Source_20_Text"><text:s text:c="8"/>id_dim=256,</text:span></text:p>
        <text:p text:style-name="Preformatted_20_Text"><text:span text:style-name="Source_20_Text"><text:s text:c="8"/>nuisance_dim=64,</text:span></text:p>
        <text:p text:style-name="Preformatted_20_Text"><text:span text:style-name="Source_20_Text"><text:s text:c="8"/>motion_dim=128,</text:span></text:p>
        <text:p text:style-name="Preformatted_20_Text"><text:span text:style-name="Source_20_Text"><text:s text:c="8"/>depth=4,</text:span></text:p>
        <text:p text:style-name="Preformatted_20_Text"><text:span text:style-name="Source_20_Text"><text:s text:c="8"/>heads=4,</text:span></text:p>
        <text:p text:style-name="Preformatted_20_Text"><text:span text:style-name="Source_20_Text"><text:s text:c="4"/>):</text:span></text:p>
        <text:p text:style-name="P3"><text:span text:style-name="Source_20_Text"><text:s text:c="8"/>...</text:span></text:p>
      </text:section>
      <text:p text:style-name="Text_20_body">Forward output:</text:p>
      <text:section text:style-name="Sect1" text:name="Section100">
        <text:p text:style-name="P1"><text:bookmark text:name="code-block-viewer Copy 99"/><text:span text:style-name="Source_20_Text">{</text:span></text:p>
        <text:p text:style-name="Preformatted_20_Text"><text:span text:style-name="Source_20_Text"><text:s text:c="4"/>"z_id": z_id, <text:s text:c="24"/># [B,256]</text:span></text:p>
        <text:p text:style-name="Preformatted_20_Text"><text:span text:style-name="Source_20_Text"><text:s text:c="4"/>"z_dir": z_dir, <text:s text:c="22"/># [B,64]</text:span></text:p>
        <text:p text:style-name="Preformatted_20_Text"><text:span text:style-name="Source_20_Text"><text:s text:c="4"/>"z_cond": z_cond, <text:s text:c="20"/># [B,64]</text:span></text:p>
        <text:p text:style-name="Preformatted_20_Text"><text:span text:style-name="Source_20_Text"><text:s text:c="4"/>"z_motion": z_motion, <text:s text:c="16"/># [B,128]</text:span></text:p>
        <text:p text:style-name="Preformatted_20_Text"><text:span text:style-name="Source_20_Text"><text:s text:c="4"/>"id_logits": id_logits, <text:s text:c="14"/># [B,25]</text:span></text:p>
        <text:p text:style-name="Preformatted_20_Text"><text:span text:style-name="Source_20_Text"><text:s text:c="4"/>"dir_logits": dir_logits, <text:s text:c="12"/># [B,2]</text:span></text:p>
        <text:p text:style-name="Preformatted_20_Text"><text:span text:style-name="Source_20_Text"><text:s text:c="4"/>"cond_logits": cond_logits, <text:s text:c="10"/># [B,2]</text:span></text:p>
        <text:p text:style-name="Preformatted_20_Text"><text:span text:style-name="Source_20_Text"><text:s text:c="4"/>"adv_dir_logits": adv_dir_logits, <text:s text:c="4"/># [B,2]</text:span></text:p>
        <text:p text:style-name="Preformatted_20_Text"><text:span text:style-name="Source_20_Text"><text:s text:c="4"/>"adv_cond_logits": adv_cond_logits, <text:s text:c="2"/># [B,2]</text:span></text:p>
        <text:p text:style-name="P3"><text:span text:style-name="Source_20_Text">}</text:span></text:p>
      </text:section>
      <text:h text:style-name="Heading_20_2" text:outline-level="2">D. Loss functions</text:h>
      <text:section text:style-name="Sect1" text:name="Section101">
        <text:p text:style-name="P1"><text:bookmark text:name="code-block-viewer Copy 100"/><text:span text:style-name="Source_20_Text">class CIDGaitLoss(nn.Module):</text:span></text:p>
        <text:p text:style-name="Preformatted_20_Text"><text:span text:style-name="Source_20_Text"><text:s text:c="4"/>def forward(outputs, labels, pair_indices=None):</text:span></text:p>
        <text:p text:style-name="Preformatted_20_Text"><text:span text:style-name="Source_20_Text"><text:s text:c="8"/>L_id = arcface_ce(outputs["id_logits"], person_id)</text:span></text:p>
        <text:p text:style-name="Preformatted_20_Text"><text:soft-page-break/><text:span text:style-name="Source_20_Text"><text:s text:c="8"/>L_supcon = supervised_contrastive(outputs["z_id"], person_id)</text:span></text:p>
        <text:p text:style-name="Preformatted_20_Text"><text:span text:style-name="Source_20_Text"><text:s text:c="8"/>L_dir = ce(outputs["dir_logits"], direction)</text:span></text:p>
        <text:p text:style-name="Preformatted_20_Text"><text:span text:style-name="Source_20_Text"><text:s text:c="8"/>L_cond = ce(outputs["cond_logits"], condition)</text:span></text:p>
        <text:p text:style-name="Preformatted_20_Text"><text:span text:style-name="Source_20_Text"><text:s text:c="8"/>L_adv_dir = ce(outputs["adv_dir_logits"], direction)</text:span></text:p>
        <text:p text:style-name="Preformatted_20_Text"><text:span text:style-name="Source_20_Text"><text:s text:c="8"/>L_adv_cond = ce(outputs["adv_cond_logits"], condition)</text:span></text:p>
        <text:p text:style-name="Preformatted_20_Text"><text:span text:style-name="Source_20_Text"><text:s text:c="8"/>L_orth = orthogonality(outputs["z_id"], outputs["z_dir"], outputs["z_cond"])</text:span></text:p>
        <text:p text:style-name="Preformatted_20_Text"><text:span text:style-name="Source_20_Text"><text:s text:c="8"/>L_cycle = direction_cycle_loss(outputs["z_motion"], direction, person_id, condition)</text:span></text:p>
        <text:p text:style-name="Preformatted_20_Text"><text:span text:style-name="Source_20_Text"><text:s text:c="8"/>L_invol = ||Q @ Q - I||_F^2</text:span></text:p>
        <text:p text:style-name="P3"><text:span text:style-name="Source_20_Text"><text:s text:c="8"/>return weighted_sum(...)</text:span></text:p>
      </text:section>
      <text:p text:style-name="Text_20_body">Recommended weights:</text:p>
      <text:section text:style-name="Sect1" text:name="Section102">
        <text:p text:style-name="P1"><text:bookmark text:name="code-block-viewer Copy 101"/><text:span text:style-name="Source_20_Text">loss:</text:span></text:p>
        <text:p text:style-name="Preformatted_20_Text"><text:span text:style-name="Source_20_Text"><text:s text:c="2"/>arcface: 1.0</text:span></text:p>
        <text:p text:style-name="Preformatted_20_Text"><text:span text:style-name="Source_20_Text"><text:s text:c="2"/>supcon: 0.2</text:span></text:p>
        <text:p text:style-name="Preformatted_20_Text"><text:span text:style-name="Source_20_Text"><text:s text:c="2"/>direction_ce: 0.2</text:span></text:p>
        <text:p text:style-name="Preformatted_20_Text"><text:span text:style-name="Source_20_Text"><text:s text:c="2"/>condition_ce: 0.2</text:span></text:p>
        <text:p text:style-name="Preformatted_20_Text"><text:span text:style-name="Source_20_Text"><text:s text:c="2"/>adversarial_direction: 0.1</text:span></text:p>
        <text:p text:style-name="Preformatted_20_Text"><text:span text:style-name="Source_20_Text"><text:s text:c="2"/>adversarial_condition: 0.1</text:span></text:p>
        <text:p text:style-name="Preformatted_20_Text"><text:span text:style-name="Source_20_Text"><text:s text:c="2"/>orthogonality: 0.05</text:span></text:p>
        <text:p text:style-name="Preformatted_20_Text"><text:span text:style-name="Source_20_Text"><text:s text:c="2"/>cycle: 0.1</text:span></text:p>
        <text:p text:style-name="P3"><text:span text:style-name="Source_20_Text"><text:s text:c="2"/>involution: 0.01</text:span></text:p>
      </text:section>
      <text:h text:style-name="Heading_20_2" text:outline-level="2">E. Training schedule</text:h>
      <text:section text:style-name="Sect1" text:name="Section103">
        <text:p text:style-name="P1"><text:bookmark text:name="code-block-viewer Copy 102"/><text:span text:style-name="Source_20_Text">optimizer: AdamW</text:span></text:p>
        <text:p text:style-name="Preformatted_20_Text"><text:span text:style-name="Source_20_Text">lr: 0.0003</text:span></text:p>
        <text:p text:style-name="Preformatted_20_Text"><text:span text:style-name="Source_20_Text">weight_decay: 0.0001</text:span></text:p>
        <text:p text:style-name="Preformatted_20_Text"><text:span text:style-name="Source_20_Text">batch_size: 32</text:span></text:p>
        <text:p text:style-name="Preformatted_20_Text"><text:span text:style-name="Source_20_Text">epochs: 150</text:span></text:p>
        <text:p text:style-name="Preformatted_20_Text"><text:span text:style-name="Source_20_Text">warmup_epochs: 10</text:span></text:p>
        <text:p text:style-name="Preformatted_20_Text"><text:span text:style-name="Source_20_Text">scheduler: cosine</text:span></text:p>
        <text:p text:style-name="Preformatted_20_Text"><text:span text:style-name="Source_20_Text">gradient_clip: 1.0</text:span></text:p>
        <text:p text:style-name="Preformatted_20_Text"><text:span text:style-name="Source_20_Text">dropout: 0.2</text:span></text:p>
        <text:p text:style-name="Preformatted_20_Text"><text:span text:style-name="Source_20_Text">early_stopping_metric: hard_split_macro_f1</text:span></text:p>
        <text:p text:style-name="P3"><text:span text:style-name="Source_20_Text">seeds: [1, 2, 3, 4, 5]</text:span></text:p>
      </text:section>
      <text:p text:style-name="Text_20_body">Training stages:</text:p>
      <text:section text:style-name="Sect1" text:name="Section104">
        <text:p text:style-name="P1"><text:bookmark text:name="code-block-viewer Copy 103"/><text:span text:style-name="Source_20_Text">Stage 1: train ArcFace encoder only</text:span></text:p>
        <text:p text:style-name="Preformatted_20_Text"><text:span text:style-name="Source_20_Text">Stage 2: add direction and bag auxiliary heads</text:span></text:p>
        <text:p text:style-name="Preformatted_20_Text"><text:span text:style-name="Source_20_Text">Stage 3: add adversarial nuisance heads</text:span></text:p>
        <text:p text:style-name="Preformatted_20_Text"><text:span text:style-name="Source_20_Text">Stage 4: add CycleDIR loss</text:span></text:p>
        <text:p text:style-name="P3"><text:span text:style-name="Source_20_Text">Stage 5: optional amplitude+phase fusion</text:span></text:p>
      </text:section>
      <text:h text:style-name="Heading_20_2" text:outline-level="2">F. Experiment logging</text:h>
      <text:p text:style-name="Text_20_body">Log every run with:</text:p>
      <text:section text:style-name="Sect1" text:name="Section105">
        <text:p text:style-name="P1"><text:bookmark text:name="code-block-viewer Copy 104"/><text:span text:style-name="Source_20_Text">run_id</text:span></text:p>
        <text:p text:style-name="Preformatted_20_Text"><text:span text:style-name="Source_20_Text">git_commit</text:span></text:p>
        <text:p text:style-name="Preformatted_20_Text"><text:span text:style-name="Source_20_Text">config_hash</text:span></text:p>
        <text:p text:style-name="Preformatted_20_Text"><text:span text:style-name="Source_20_Text">seed</text:span></text:p>
        <text:p text:style-name="Preformatted_20_Text"><text:span text:style-name="Source_20_Text">split_name</text:span></text:p>
        <text:p text:style-name="Preformatted_20_Text"><text:span text:style-name="Source_20_Text">model_name</text:span></text:p>
        <text:p text:style-name="Preformatted_20_Text"><text:span text:style-name="Source_20_Text">input_type</text:span></text:p>
        <text:p text:style-name="Preformatted_20_Text"><text:span text:style-name="Source_20_Text">window_length</text:span></text:p>
        <text:p text:style-name="Preformatted_20_Text"><text:span text:style-name="Source_20_Text">normalization_method</text:span></text:p>
        <text:p text:style-name="Preformatted_20_Text"><text:soft-page-break/><text:span text:style-name="Source_20_Text">accuracy</text:span></text:p>
        <text:p text:style-name="Preformatted_20_Text"><text:span text:style-name="Source_20_Text">macro_f1</text:span></text:p>
        <text:p text:style-name="Preformatted_20_Text"><text:span text:style-name="Source_20_Text">balanced_accuracy</text:span></text:p>
        <text:p text:style-name="Preformatted_20_Text"><text:span text:style-name="Source_20_Text">eer</text:span></text:p>
        <text:p text:style-name="Preformatted_20_Text"><text:span text:style-name="Source_20_Text">auroc</text:span></text:p>
        <text:p text:style-name="Preformatted_20_Text"><text:span text:style-name="Source_20_Text">params</text:span></text:p>
        <text:p text:style-name="Preformatted_20_Text"><text:span text:style-name="Source_20_Text">flops</text:span></text:p>
        <text:p text:style-name="Preformatted_20_Text"><text:span text:style-name="Source_20_Text">latency_ms</text:span></text:p>
        <text:p text:style-name="Preformatted_20_Text"><text:span text:style-name="Source_20_Text">best_epoch</text:span></text:p>
        <text:p text:style-name="Preformatted_20_Text"><text:span text:style-name="Source_20_Text">confusion_matrix_path</text:span></text:p>
        <text:p text:style-name="Preformatted_20_Text"><text:span text:style-name="Source_20_Text">embedding_umap_path</text:span></text:p>
        <text:p text:style-name="P3"><text:span text:style-name="Source_20_Text">checkpoint_path</text:span></text:p>
      </text:section>
      <text:p text:style-name="Text_20_body">Use:</text:p>
      <text:section text:style-name="Sect1" text:name="Section106">
        <text:p text:style-name="P1"><text:bookmark text:name="code-block-viewer Copy 105"/><text:span text:style-name="Source_20_Text">TensorBoard or Weights &amp; Biases</text:span></text:p>
        <text:p text:style-name="Preformatted_20_Text"><text:span text:style-name="Source_20_Text">CSV summary for paper tables</text:span></text:p>
        <text:p text:style-name="P3"><text:span text:style-name="Source_20_Text">JSON config for reproducibility</text:span></text:p>
      </text:section>
      <text:h text:style-name="Heading_20_2" text:outline-level="2">G. First implementation milestone</text:h>
      <text:p text:style-name="Text_20_body">The first working milestone should be:</text:p>
      <text:section text:style-name="Sect1" text:name="Section107">
        <text:p text:style-name="P1"><text:bookmark text:name="code-block-viewer Copy 106"/><text:span text:style-name="Source_20_Text">CID-GaitNet without CycleDIR</text:span></text:p>
        <text:p text:style-name="Preformatted_20_Text"><text:span text:style-name="Source_20_Text">amplitude-only</text:span></text:p>
        <text:p text:style-name="Preformatted_20_Text"><text:span text:style-name="Source_20_Text">25-person regular setup</text:span></text:p>
        <text:p text:style-name="P3"><text:span text:style-name="Source_20_Text">grouped split + L2R→R2L + normal→bag</text:span></text:p>
      </text:section>
      <text:p text:style-name="Text_20_body">Do not add phase, MAE, domain adaptation, or modified-router experiments until this milestone is stable.</text:p>
      <text:p text:style-name="Horizontal_20_Line"/>
      <text:h text:style-name="Heading_20_1" text:outline-level="1">Final Q1 publication strategy</text:h>
      <text:list text:style-name="L57">
        <text:list-item>
          <text:p text:style-name="P119"><text:span text:style-name="Strong_20_Emphasis">Paper 1 first:</text:span> CID-GaitNet + CycleDIR on the 25-person regular-router dataset. </text:p>
        </text:list-item>
        <text:list-item>
          <text:p text:style-name="P119"><text:span text:style-name="Strong_20_Emphasis">Main claim:</text:span> robust CSI gait biometrics under direction and carrying-condition shifts. </text:p>
        </text:list-item>
        <text:list-item>
          <text:p text:style-name="P119"><text:span text:style-name="Strong_20_Emphasis">Do not rely on random accuracy.</text:span> Make cross-direction and normal→bag the main story. </text:p>
        </text:list-item>
        <text:list-item>
          <text:p text:style-name="P119"><text:span text:style-name="Strong_20_Emphasis">Paper 2 second:</text:span> PAIR-BridgeNet for regular↔modified router adaptation. </text:p>
        </text:list-item>
        <text:list-item>
          <text:p text:style-name="P119"><text:span text:style-name="Strong_20_Emphasis">Frame modified setup carefully:</text:span> paired pilot cross-configuration domain shift, not universal antenna-array superiority. </text:p>
        </text:list-item>
        <text:list-item>
          <text:p text:style-name="P119"><text:span text:style-name="Strong_20_Emphasis">Collect more modified-router subjects if possible.</text:span> Increasing from 5 to 15–25 would greatly strengthen Paper 2. </text:p>
        </text:list-item>
        <text:list-item>
          <text:p text:style-name="P119"><text:span text:style-name="Strong_20_Emphasis">Release split files and metadata.</text:span> This directly addresses leakage and reproducibility criticism. </text:p>
        </text:list-item>
        <text:list-item>
          <text:p text:style-name="P119"><text:span text:style-name="Strong_20_Emphasis">Use LLM-inspired methods only as masked/autoregressive CSI pretraining.</text:span> Do not market the paper as LLM-based CSI recognition. </text:p>
        </text:list-item>
        <text:list-item>
          <text:p text:style-name="P118"><text:span text:style-name="Strong_20_Emphasis">Your strongest publishable story:</text:span> not “high CSI classification accuracy,” but <text:span text:style-name="Strong_20_Emphasis">architecture-level robust representation learning that explains and reduces failures caused by direction, bag carrying, and router-configuration shift.</text:span> </text:p>
        </text:list-item>
      </text:list>
      <text:section text:style-name="Sect2" text:name="_r_csv_">
        <text:p text:style-name="P79">now create me a docx and pdf including all in this chat. use proper mathematical/scientific annotaions in docx and pdf. take your time but don't make any mistake</text:p>
      </text:section>
      <text:p text:style-name="Text_20_body"><text:soft-page-break/>I’ll compile the prior dataset analysis and architecture recommendations into a polished research report, then export DOCX and PDF versions with equations, tables, headings, and references.</text:p>
      <text:p text:style-name="Text_20_body">I’ll use a DOCX-first workflow, then convert and render-check the PDF so both files remain consistent and layout defects are caught.</text:p>
      <text:p text:style-name="Text_20_body">Done. I created both files with the full consolidated Q1 research report, including the dataset analysis, architecture recommendations, mathematical notation, equations, tables, blueprints, experiment protocols, reviewer-style scoring, and PyTorch implementation plan based on this chat and your uploaded dataset descriptions. </text:p>
      <text:p text:style-name="Text_20_body">Download them her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46:23.102619710</meta:creation-date>
    <dc:date>2026-05-13T09:47:28.181392611</dc:date>
    <meta:editing-duration>PT1M5S</meta:editing-duration>
    <meta:editing-cycles>1</meta:editing-cycles>
    <meta:generator>LibreOffice/24.2.7.2$Linux_X86_64 LibreOffice_project/420$Build-2</meta:generator>
    <meta:document-statistic meta:table-count="37" meta:image-count="0" meta:object-count="0" meta:page-count="76" meta:paragraph-count="3206" meta:word-count="17045" meta:character-count="125010" meta:non-whitespace-character-count="109529"/>
  </office:meta>
</office:document-meta>
</file>